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3.86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17.74mm"/>
    </style:style>
    <style:style style:name="co5" style:family="table-column">
      <style:table-column-properties fo:break-before="auto" style:column-width="12.7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93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ters 5 ants" table:style-name="ta1">
        <table:shapes>
          <draw:frame draw:z-index="0" draw:style-name="gr1" draw:text-style-name="P1" svg:width="159.79mm" svg:height="122.7mm" svg:x="127.76mm" svg:y="3.73mm">
            <loext:p draw:notify-on-update-of-ranges="'iters 5 ants'.B2:'iters 5 ants'.B101 'iters 5 ants'.B2:'iters 5 ants'.B101 'iters 5 ants'.E1:'iters 5 ants'.E1 'iters 5 ants'.E2:'iters 5 ants'.E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79mm" svg:height="122.72mm" svg:x="128.89mm" svg:y="133.35mm">
            <loext:p draw:notify-on-update-of-ranges="'iters 5 ants'.B2:'iters 5 ants'.B101 'iters 5 ants'.B2:'iters 5 ants'.B101 'iters 5 ants'.E1:'iters 5 ants'.E1 'iters 5 ants'.F2:'iters 5 ants'.F1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79mm" svg:height="122.72mm" svg:x="308.17mm" svg:y="7.44mm">
            <loext:p draw:notify-on-update-of-ranges="'iters 5 ants'.B2:'iters 5 ants'.B101 'iters 5 ants'.B2:'iters 5 ants'.B101 'iters 5 ants'.E1:'iters 5 ants'.E1 'iters 5 ants'.C2:'iters 5 ants'.C1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 Ants</text:p>
          </table:table-cell>
          <table:table-cell office:value-type="string" calcext:value-type="string">
            <text:p>N Iters</text:p>
          </table:table-cell>
          <table:table-cell office:value-type="string" calcext:value-type="string">
            <text:p>Exec T</text:p>
          </table:table-cell>
          <table:table-cell office:value-type="string" calcext:value-type="string">
            <text:p>Best f</text:p>
          </table:table-cell>
          <table:table-cell office:value-type="string" calcext:value-type="string">
            <text:p>Mean f</text:p>
          </table:table-cell>
          <table:table-cell office:value-type="string" calcext:value-type="string">
            <text:p>Sigma f</text:p>
          </table:table-cell>
          <table:table-cell office:value-type="string" calcext:value-type="string">
            <text:p>N Te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1671" calcext:value-type="float">
            <text:p>0,1167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31.4124" calcext:value-type="float">
            <text:p>31,4124</text:p>
          </table:table-cell>
          <table:table-cell office:value-type="float" office:value="1.83989" calcext:value-type="float">
            <text:p>1,839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11828" calcext:value-type="float">
            <text:p>0,11828</text:p>
          </table:table-cell>
          <table:table-cell office:value-type="float" office:value="27.8973" calcext:value-type="float">
            <text:p>27,8973</text:p>
          </table:table-cell>
          <table:table-cell office:value-type="float" office:value="30.9572" calcext:value-type="float">
            <text:p>30,9572</text:p>
          </table:table-cell>
          <table:table-cell office:value-type="float" office:value="1.37101" calcext:value-type="float">
            <text:p>1,37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12239" calcext:value-type="float">
            <text:p>0,1223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30.106" calcext:value-type="float">
            <text:p>30,106</text:p>
          </table:table-cell>
          <table:table-cell office:value-type="float" office:value="1.27397" calcext:value-type="float">
            <text:p>1,273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2775" calcext:value-type="float">
            <text:p>0,1277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9214" calcext:value-type="float">
            <text:p>29,9214</text:p>
          </table:table-cell>
          <table:table-cell office:value-type="float" office:value="1.13649" calcext:value-type="float">
            <text:p>1,136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1322" calcext:value-type="float">
            <text:p>0,132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8629" calcext:value-type="float">
            <text:p>29,8629</text:p>
          </table:table-cell>
          <table:table-cell office:value-type="float" office:value="1.02908" calcext:value-type="float">
            <text:p>1,029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13673" calcext:value-type="float">
            <text:p>0,1367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5641" calcext:value-type="float">
            <text:p>29,5641</text:p>
          </table:table-cell>
          <table:table-cell office:value-type="float" office:value="0.976056" calcext:value-type="float">
            <text:p>0,9760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14148" calcext:value-type="float">
            <text:p>0,1414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4315" calcext:value-type="float">
            <text:p>29,4315</text:p>
          </table:table-cell>
          <table:table-cell office:value-type="float" office:value="0.934852" calcext:value-type="float">
            <text:p>0,9348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14334" calcext:value-type="float">
            <text:p>0,1433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1782" calcext:value-type="float">
            <text:p>29,1782</text:p>
          </table:table-cell>
          <table:table-cell office:value-type="float" office:value="0.841853" calcext:value-type="float">
            <text:p>0,8418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14516" calcext:value-type="float">
            <text:p>0,1451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1115" calcext:value-type="float">
            <text:p>29,1115</text:p>
          </table:table-cell>
          <table:table-cell office:value-type="float" office:value="0.889739" calcext:value-type="float">
            <text:p>0,8897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14819" calcext:value-type="float">
            <text:p>0,1481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3158" calcext:value-type="float">
            <text:p>29,3158</text:p>
          </table:table-cell>
          <table:table-cell office:value-type="float" office:value="0.899993" calcext:value-type="float">
            <text:p>0,8999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15014" calcext:value-type="float">
            <text:p>0,1501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0483" calcext:value-type="float">
            <text:p>29,0483</text:p>
          </table:table-cell>
          <table:table-cell office:value-type="float" office:value="0.870391" calcext:value-type="float">
            <text:p>0,8703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1578" calcext:value-type="float">
            <text:p>0,157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0798" calcext:value-type="float">
            <text:p>29,0798</text:p>
          </table:table-cell>
          <table:table-cell office:value-type="float" office:value="0.760321" calcext:value-type="float">
            <text:p>0,7603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17638" calcext:value-type="float">
            <text:p>0,1763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0738" calcext:value-type="float">
            <text:p>29,0738</text:p>
          </table:table-cell>
          <table:table-cell office:value-type="float" office:value="0.85028" calcext:value-type="float">
            <text:p>0,850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17411" calcext:value-type="float">
            <text:p>0,1741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9381" calcext:value-type="float">
            <text:p>28,9381</text:p>
          </table:table-cell>
          <table:table-cell office:value-type="float" office:value="0.811577" calcext:value-type="float">
            <text:p>0,8115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18872" calcext:value-type="float">
            <text:p>0,1887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9613" calcext:value-type="float">
            <text:p>28,9613</text:p>
          </table:table-cell>
          <table:table-cell office:value-type="float" office:value="0.715705" calcext:value-type="float">
            <text:p>0,7157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20223" calcext:value-type="float">
            <text:p>0,2022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8098" calcext:value-type="float">
            <text:p>28,8098</text:p>
          </table:table-cell>
          <table:table-cell office:value-type="float" office:value="0.777992" calcext:value-type="float">
            <text:p>0,7779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22002" calcext:value-type="float">
            <text:p>0,2200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897" calcext:value-type="float">
            <text:p>28,897</text:p>
          </table:table-cell>
          <table:table-cell office:value-type="float" office:value="0.761663" calcext:value-type="float">
            <text:p>0,7616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21868" calcext:value-type="float">
            <text:p>0,2186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6804" calcext:value-type="float">
            <text:p>28,6804</text:p>
          </table:table-cell>
          <table:table-cell office:value-type="float" office:value="0.681854" calcext:value-type="float">
            <text:p>0,6818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23397" calcext:value-type="float">
            <text:p>0,2339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7043" calcext:value-type="float">
            <text:p>28,7043</text:p>
          </table:table-cell>
          <table:table-cell office:value-type="float" office:value="0.772782" calcext:value-type="float">
            <text:p>0,7727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24147" calcext:value-type="float">
            <text:p>0,2414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874" calcext:value-type="float">
            <text:p>28,874</text:p>
          </table:table-cell>
          <table:table-cell office:value-type="float" office:value="0.68144" calcext:value-type="float">
            <text:p>0,681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.25217" calcext:value-type="float">
            <text:p>0,2521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8274" calcext:value-type="float">
            <text:p>28,8274</text:p>
          </table:table-cell>
          <table:table-cell office:value-type="float" office:value="0.732551" calcext:value-type="float">
            <text:p>0,7325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.2525" calcext:value-type="float">
            <text:p>0,252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5678" calcext:value-type="float">
            <text:p>28,5678</text:p>
          </table:table-cell>
          <table:table-cell office:value-type="float" office:value="0.678143" calcext:value-type="float">
            <text:p>0,6781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26966" calcext:value-type="float">
            <text:p>0,2696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7227" calcext:value-type="float">
            <text:p>28,7227</text:p>
          </table:table-cell>
          <table:table-cell office:value-type="float" office:value="0.689905" calcext:value-type="float">
            <text:p>0,6899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.28283" calcext:value-type="float">
            <text:p>0,2828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5658" calcext:value-type="float">
            <text:p>28,5658</text:p>
          </table:table-cell>
          <table:table-cell office:value-type="float" office:value="0.730758" calcext:value-type="float">
            <text:p>0,7307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.28755" calcext:value-type="float">
            <text:p>0,2875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7021" calcext:value-type="float">
            <text:p>28,7021</text:p>
          </table:table-cell>
          <table:table-cell office:value-type="float" office:value="0.725755" calcext:value-type="float">
            <text:p>0,7257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.29238" calcext:value-type="float">
            <text:p>0,2923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6694" calcext:value-type="float">
            <text:p>28,6694</text:p>
          </table:table-cell>
          <table:table-cell office:value-type="float" office:value="0.612769" calcext:value-type="float">
            <text:p>0,6127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.30373" calcext:value-type="float">
            <text:p>0,3037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5729" calcext:value-type="float">
            <text:p>28,5729</text:p>
          </table:table-cell>
          <table:table-cell office:value-type="float" office:value="0.661709" calcext:value-type="float">
            <text:p>0,6617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.32048" calcext:value-type="float">
            <text:p>0,3204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3953" calcext:value-type="float">
            <text:p>28,3953</text:p>
          </table:table-cell>
          <table:table-cell office:value-type="float" office:value="0.637374" calcext:value-type="float">
            <text:p>0,6373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.32285" calcext:value-type="float">
            <text:p>0,3228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4756" calcext:value-type="float">
            <text:p>28,4756</text:p>
          </table:table-cell>
          <table:table-cell office:value-type="float" office:value="0.643956" calcext:value-type="float">
            <text:p>0,6439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33451" calcext:value-type="float">
            <text:p>0,3345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4851" calcext:value-type="float">
            <text:p>28,4851</text:p>
          </table:table-cell>
          <table:table-cell office:value-type="float" office:value="0.687547" calcext:value-type="float">
            <text:p>0,6875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.34353" calcext:value-type="float">
            <text:p>0,3435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4865" calcext:value-type="float">
            <text:p>28,4865</text:p>
          </table:table-cell>
          <table:table-cell office:value-type="float" office:value="0.624307" calcext:value-type="float">
            <text:p>0,6243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35017" calcext:value-type="float">
            <text:p>0,3501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3931" calcext:value-type="float">
            <text:p>28,3931</text:p>
          </table:table-cell>
          <table:table-cell office:value-type="float" office:value="0.678492" calcext:value-type="float">
            <text:p>0,6784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.35819" calcext:value-type="float">
            <text:p>0,3581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4087" calcext:value-type="float">
            <text:p>28,4087</text:p>
          </table:table-cell>
          <table:table-cell office:value-type="float" office:value="0.626326" calcext:value-type="float">
            <text:p>0,6263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0.36717" calcext:value-type="float">
            <text:p>0,3671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3435" calcext:value-type="float">
            <text:p>28,3435</text:p>
          </table:table-cell>
          <table:table-cell office:value-type="float" office:value="0.649097" calcext:value-type="float">
            <text:p>0,6490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.37544" calcext:value-type="float">
            <text:p>0,3754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973" calcext:value-type="float">
            <text:p>28,2973</text:p>
          </table:table-cell>
          <table:table-cell office:value-type="float" office:value="0.645137" calcext:value-type="float">
            <text:p>0,6451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0.38292" calcext:value-type="float">
            <text:p>0,3829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4488" calcext:value-type="float">
            <text:p>28,4488</text:p>
          </table:table-cell>
          <table:table-cell office:value-type="float" office:value="0.643683" calcext:value-type="float">
            <text:p>0,6436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.39654" calcext:value-type="float">
            <text:p>0,3965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3039" calcext:value-type="float">
            <text:p>28,3039</text:p>
          </table:table-cell>
          <table:table-cell office:value-type="float" office:value="0.660294" calcext:value-type="float">
            <text:p>0,6602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0196" calcext:value-type="float">
            <text:p>0,4019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3325" calcext:value-type="float">
            <text:p>28,3325</text:p>
          </table:table-cell>
          <table:table-cell office:value-type="float" office:value="0.655352" calcext:value-type="float">
            <text:p>0,6553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0.41022" calcext:value-type="float">
            <text:p>0,4102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3888" calcext:value-type="float">
            <text:p>28,3888</text:p>
          </table:table-cell>
          <table:table-cell office:value-type="float" office:value="0.621897" calcext:value-type="float">
            <text:p>0,6218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42257" calcext:value-type="float">
            <text:p>0,4225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3232" calcext:value-type="float">
            <text:p>28,3232</text:p>
          </table:table-cell>
          <table:table-cell office:value-type="float" office:value="0.60629" calcext:value-type="float">
            <text:p>0,606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0.42584" calcext:value-type="float">
            <text:p>0,4258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784" calcext:value-type="float">
            <text:p>28,2784</text:p>
          </table:table-cell>
          <table:table-cell office:value-type="float" office:value="0.61127" calcext:value-type="float">
            <text:p>0,611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.44051" calcext:value-type="float">
            <text:p>0,4405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922" calcext:value-type="float">
            <text:p>28,2922</text:p>
          </table:table-cell>
          <table:table-cell office:value-type="float" office:value="0.637811" calcext:value-type="float">
            <text:p>0,6378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0.45018" calcext:value-type="float">
            <text:p>0,4501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78" calcext:value-type="float">
            <text:p>28,278</text:p>
          </table:table-cell>
          <table:table-cell office:value-type="float" office:value="0.593049" calcext:value-type="float">
            <text:p>0,5930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45418" calcext:value-type="float">
            <text:p>0,4541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588" calcext:value-type="float">
            <text:p>28,2588</text:p>
          </table:table-cell>
          <table:table-cell office:value-type="float" office:value="0.567063" calcext:value-type="float">
            <text:p>0,5670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0.46844" calcext:value-type="float">
            <text:p>0,4684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835" calcext:value-type="float">
            <text:p>28,2835</text:p>
          </table:table-cell>
          <table:table-cell office:value-type="float" office:value="0.556663" calcext:value-type="float">
            <text:p>0,5566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47545" calcext:value-type="float">
            <text:p>0,4754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155" calcext:value-type="float">
            <text:p>28,2155</text:p>
          </table:table-cell>
          <table:table-cell office:value-type="float" office:value="0.585434" calcext:value-type="float">
            <text:p>0,5854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0.48275" calcext:value-type="float">
            <text:p>0,4827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684" calcext:value-type="float">
            <text:p>28,2684</text:p>
          </table:table-cell>
          <table:table-cell office:value-type="float" office:value="0.584854" calcext:value-type="float">
            <text:p>0,5848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49082" calcext:value-type="float">
            <text:p>0,4908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1293" calcext:value-type="float">
            <text:p>28,1293</text:p>
          </table:table-cell>
          <table:table-cell office:value-type="float" office:value="0.507424" calcext:value-type="float">
            <text:p>0,5074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0.50189" calcext:value-type="float">
            <text:p>0,5018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363" calcext:value-type="float">
            <text:p>28,2363</text:p>
          </table:table-cell>
          <table:table-cell office:value-type="float" office:value="0.615448" calcext:value-type="float">
            <text:p>0,6154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51628" calcext:value-type="float">
            <text:p>0,5162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477" calcext:value-type="float">
            <text:p>28,2477</text:p>
          </table:table-cell>
          <table:table-cell office:value-type="float" office:value="0.581386" calcext:value-type="float">
            <text:p>0,5813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0.51532" calcext:value-type="float">
            <text:p>0,5153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1467" calcext:value-type="float">
            <text:p>28,1467</text:p>
          </table:table-cell>
          <table:table-cell office:value-type="float" office:value="0.540987" calcext:value-type="float">
            <text:p>0,5409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0.53084" calcext:value-type="float">
            <text:p>0,5308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1759" calcext:value-type="float">
            <text:p>28,1759</text:p>
          </table:table-cell>
          <table:table-cell office:value-type="float" office:value="0.512485" calcext:value-type="float">
            <text:p>0,5124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0.53532" calcext:value-type="float">
            <text:p>0,5353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1756" calcext:value-type="float">
            <text:p>28,1756</text:p>
          </table:table-cell>
          <table:table-cell office:value-type="float" office:value="0.579375" calcext:value-type="float">
            <text:p>0,5793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0.54237" calcext:value-type="float">
            <text:p>0,5423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1931" calcext:value-type="float">
            <text:p>28,1931</text:p>
          </table:table-cell>
          <table:table-cell office:value-type="float" office:value="0.581126" calcext:value-type="float">
            <text:p>0,5811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0.55325" calcext:value-type="float">
            <text:p>0,5532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1344" calcext:value-type="float">
            <text:p>28,1344</text:p>
          </table:table-cell>
          <table:table-cell office:value-type="float" office:value="0.559945" calcext:value-type="float">
            <text:p>0,5599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0.56709" calcext:value-type="float">
            <text:p>0,5670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757" calcext:value-type="float">
            <text:p>28,2757</text:p>
          </table:table-cell>
          <table:table-cell office:value-type="float" office:value="0.577475" calcext:value-type="float">
            <text:p>0,5774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.56938" calcext:value-type="float">
            <text:p>0,5693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025" calcext:value-type="float">
            <text:p>28,2025</text:p>
          </table:table-cell>
          <table:table-cell office:value-type="float" office:value="0.530292" calcext:value-type="float">
            <text:p>0,5302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0.58017" calcext:value-type="float">
            <text:p>0,5801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1001" calcext:value-type="float">
            <text:p>28,1001</text:p>
          </table:table-cell>
          <table:table-cell office:value-type="float" office:value="0.531856" calcext:value-type="float">
            <text:p>0,5318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0.58429" calcext:value-type="float">
            <text:p>0,5842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695" calcext:value-type="float">
            <text:p>28,0695</text:p>
          </table:table-cell>
          <table:table-cell office:value-type="float" office:value="0.513872" calcext:value-type="float">
            <text:p>0,5138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5938" calcext:value-type="float">
            <text:p>0,593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94" calcext:value-type="float">
            <text:p>28,094</text:p>
          </table:table-cell>
          <table:table-cell office:value-type="float" office:value="0.552053" calcext:value-type="float">
            <text:p>0,5520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0.60521" calcext:value-type="float">
            <text:p>0,6052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1089" calcext:value-type="float">
            <text:p>28,1089</text:p>
          </table:table-cell>
          <table:table-cell office:value-type="float" office:value="0.480489" calcext:value-type="float">
            <text:p>0,4804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0.61952" calcext:value-type="float">
            <text:p>0,6195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435" calcext:value-type="float">
            <text:p>28,0435</text:p>
          </table:table-cell>
          <table:table-cell office:value-type="float" office:value="0.459942" calcext:value-type="float">
            <text:p>0,4599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0.6222" calcext:value-type="float">
            <text:p>0,622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901" calcext:value-type="float">
            <text:p>28,0901</text:p>
          </table:table-cell>
          <table:table-cell office:value-type="float" office:value="0.521324" calcext:value-type="float">
            <text:p>0,5213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0.63365" calcext:value-type="float">
            <text:p>0,6336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882" calcext:value-type="float">
            <text:p>28,0882</text:p>
          </table:table-cell>
          <table:table-cell office:value-type="float" office:value="0.543821" calcext:value-type="float">
            <text:p>0,5438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.63758" calcext:value-type="float">
            <text:p>0,6375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236" calcext:value-type="float">
            <text:p>28,0236</text:p>
          </table:table-cell>
          <table:table-cell office:value-type="float" office:value="0.573297" calcext:value-type="float">
            <text:p>0,5732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0.65358" calcext:value-type="float">
            <text:p>0,6535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1204" calcext:value-type="float">
            <text:p>28,1204</text:p>
          </table:table-cell>
          <table:table-cell office:value-type="float" office:value="0.513278" calcext:value-type="float">
            <text:p>0,5132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0.6596" calcext:value-type="float">
            <text:p>0,659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854" calcext:value-type="float">
            <text:p>28,0854</text:p>
          </table:table-cell>
          <table:table-cell office:value-type="float" office:value="0.508645" calcext:value-type="float">
            <text:p>0,5086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0.68323" calcext:value-type="float">
            <text:p>0,6832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719" calcext:value-type="float">
            <text:p>28,0719</text:p>
          </table:table-cell>
          <table:table-cell office:value-type="float" office:value="0.528672" calcext:value-type="float">
            <text:p>0,5286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0.67398" calcext:value-type="float">
            <text:p>0,6739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308" calcext:value-type="float">
            <text:p>28,0308</text:p>
          </table:table-cell>
          <table:table-cell office:value-type="float" office:value="0.514704" calcext:value-type="float">
            <text:p>0,5147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68691" calcext:value-type="float">
            <text:p>0,6869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873" calcext:value-type="float">
            <text:p>28,0873</text:p>
          </table:table-cell>
          <table:table-cell office:value-type="float" office:value="0.482114" calcext:value-type="float">
            <text:p>0,4821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0.69894" calcext:value-type="float">
            <text:p>0,6989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578" calcext:value-type="float">
            <text:p>27,9578</text:p>
          </table:table-cell>
          <table:table-cell office:value-type="float" office:value="0.478519" calcext:value-type="float">
            <text:p>0,4785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0.71117" calcext:value-type="float">
            <text:p>0,7111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719" calcext:value-type="float">
            <text:p>27,9719</text:p>
          </table:table-cell>
          <table:table-cell office:value-type="float" office:value="0.503339" calcext:value-type="float">
            <text:p>0,5033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0.71551" calcext:value-type="float">
            <text:p>0,7155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1322" calcext:value-type="float">
            <text:p>28,1322</text:p>
          </table:table-cell>
          <table:table-cell office:value-type="float" office:value="0.514236" calcext:value-type="float">
            <text:p>0,5142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0.71993" calcext:value-type="float">
            <text:p>0,7199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811" calcext:value-type="float">
            <text:p>27,9811</text:p>
          </table:table-cell>
          <table:table-cell office:value-type="float" office:value="0.480692" calcext:value-type="float">
            <text:p>0,4806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72629" calcext:value-type="float">
            <text:p>0,7262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311" calcext:value-type="float">
            <text:p>28,0311</text:p>
          </table:table-cell>
          <table:table-cell office:value-type="float" office:value="0.50558" calcext:value-type="float">
            <text:p>0,505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0.74192" calcext:value-type="float">
            <text:p>0,7419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487" calcext:value-type="float">
            <text:p>27,9487</text:p>
          </table:table-cell>
          <table:table-cell office:value-type="float" office:value="0.470948" calcext:value-type="float">
            <text:p>0,4709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0.7452" calcext:value-type="float">
            <text:p>0,745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48" calcext:value-type="float">
            <text:p>27,948</text:p>
          </table:table-cell>
          <table:table-cell office:value-type="float" office:value="0.459152" calcext:value-type="float">
            <text:p>0,4591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0.75868" calcext:value-type="float">
            <text:p>0,7586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234" calcext:value-type="float">
            <text:p>27,9234</text:p>
          </table:table-cell>
          <table:table-cell office:value-type="float" office:value="0.453983" calcext:value-type="float">
            <text:p>0,4539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0.76087" calcext:value-type="float">
            <text:p>0,7608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443" calcext:value-type="float">
            <text:p>27,9443</text:p>
          </table:table-cell>
          <table:table-cell office:value-type="float" office:value="0.497204" calcext:value-type="float">
            <text:p>0,4972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77318" calcext:value-type="float">
            <text:p>0,7731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166" calcext:value-type="float">
            <text:p>28,0166</text:p>
          </table:table-cell>
          <table:table-cell office:value-type="float" office:value="0.536595" calcext:value-type="float">
            <text:p>0,5365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0.78183" calcext:value-type="float">
            <text:p>0,7818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204" calcext:value-type="float">
            <text:p>27,9204</text:p>
          </table:table-cell>
          <table:table-cell office:value-type="float" office:value="0.46479" calcext:value-type="float">
            <text:p>0,464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0.79275" calcext:value-type="float">
            <text:p>0,7927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951" calcext:value-type="float">
            <text:p>27,8951</text:p>
          </table:table-cell>
          <table:table-cell office:value-type="float" office:value="0.441848" calcext:value-type="float">
            <text:p>0,4418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0.79999" calcext:value-type="float">
            <text:p>0,7999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831" calcext:value-type="float">
            <text:p>27,8831</text:p>
          </table:table-cell>
          <table:table-cell office:value-type="float" office:value="0.46116" calcext:value-type="float">
            <text:p>0,461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0.80739" calcext:value-type="float">
            <text:p>0,8073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269" calcext:value-type="float">
            <text:p>27,9269</text:p>
          </table:table-cell>
          <table:table-cell office:value-type="float" office:value="0.490297" calcext:value-type="float">
            <text:p>0,4902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.81444" calcext:value-type="float">
            <text:p>0,8144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185" calcext:value-type="float">
            <text:p>27,9185</text:p>
          </table:table-cell>
          <table:table-cell office:value-type="float" office:value="0.44395" calcext:value-type="float">
            <text:p>0,443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0.8231" calcext:value-type="float">
            <text:p>0,823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03" calcext:value-type="float">
            <text:p>27,903</text:p>
          </table:table-cell>
          <table:table-cell office:value-type="float" office:value="0.446168" calcext:value-type="float">
            <text:p>0,4461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0.83402" calcext:value-type="float">
            <text:p>0,8340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814" calcext:value-type="float">
            <text:p>27,8814</text:p>
          </table:table-cell>
          <table:table-cell office:value-type="float" office:value="0.451341" calcext:value-type="float">
            <text:p>0,4513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0.84348" calcext:value-type="float">
            <text:p>0,8434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213" calcext:value-type="float">
            <text:p>27,9213</text:p>
          </table:table-cell>
          <table:table-cell office:value-type="float" office:value="0.448264" calcext:value-type="float">
            <text:p>0,4482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0.84967" calcext:value-type="float">
            <text:p>0,8496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706" calcext:value-type="float">
            <text:p>27,9706</text:p>
          </table:table-cell>
          <table:table-cell office:value-type="float" office:value="0.457594" calcext:value-type="float">
            <text:p>0,4575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86141" calcext:value-type="float">
            <text:p>0,8614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612" calcext:value-type="float">
            <text:p>27,8612</text:p>
          </table:table-cell>
          <table:table-cell office:value-type="float" office:value="0.407628" calcext:value-type="float">
            <text:p>0,4076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0.86512" calcext:value-type="float">
            <text:p>0,8651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263" calcext:value-type="float">
            <text:p>27,9263</text:p>
          </table:table-cell>
          <table:table-cell office:value-type="float" office:value="0.459008" calcext:value-type="float">
            <text:p>0,4590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0.87942" calcext:value-type="float">
            <text:p>0,8794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779" calcext:value-type="float">
            <text:p>27,8779</text:p>
          </table:table-cell>
          <table:table-cell office:value-type="float" office:value="0.41181" calcext:value-type="float">
            <text:p>0,411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0.8812" calcext:value-type="float">
            <text:p>0,881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049" calcext:value-type="float">
            <text:p>27,9049</text:p>
          </table:table-cell>
          <table:table-cell office:value-type="float" office:value="0.412926" calcext:value-type="float">
            <text:p>0,4129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0.89361" calcext:value-type="float">
            <text:p>0,8936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866" calcext:value-type="float">
            <text:p>27,8866</text:p>
          </table:table-cell>
          <table:table-cell office:value-type="float" office:value="0.413075" calcext:value-type="float">
            <text:p>0,4130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.91878" calcext:value-type="float">
            <text:p>0,9187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031" calcext:value-type="float">
            <text:p>28,0031</text:p>
          </table:table-cell>
          <table:table-cell office:value-type="float" office:value="0.481639" calcext:value-type="float">
            <text:p>0,4816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0.9133" calcext:value-type="float">
            <text:p>0,913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349" calcext:value-type="float">
            <text:p>27,8349</text:p>
          </table:table-cell>
          <table:table-cell office:value-type="float" office:value="0.416225" calcext:value-type="float">
            <text:p>0,4162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0.92118" calcext:value-type="float">
            <text:p>0,9211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874" calcext:value-type="float">
            <text:p>27,8874</text:p>
          </table:table-cell>
          <table:table-cell office:value-type="float" office:value="0.426768" calcext:value-type="float">
            <text:p>0,4267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0.93208" calcext:value-type="float">
            <text:p>0,9320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891" calcext:value-type="float">
            <text:p>27,7891</text:p>
          </table:table-cell>
          <table:table-cell office:value-type="float" office:value="0.376952" calcext:value-type="float">
            <text:p>0,3769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0.93785" calcext:value-type="float">
            <text:p>0,9378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072" calcext:value-type="float">
            <text:p>27,8072</text:p>
          </table:table-cell>
          <table:table-cell office:value-type="float" office:value="0.362987" calcext:value-type="float">
            <text:p>0,3629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95271" calcext:value-type="float">
            <text:p>0,9527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849" calcext:value-type="float">
            <text:p>27,8849</text:p>
          </table:table-cell>
          <table:table-cell office:value-type="float" office:value="0.443722" calcext:value-type="float">
            <text:p>0,443722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iters 18 ants" table:style-name="ta1">
        <table:shapes>
          <draw:frame draw:z-index="0" draw:style-name="gr1" draw:text-style-name="P1" svg:width="159.79mm" svg:height="122.7mm" svg:x="180.91mm" svg:y="9.82mm">
            <loext:p draw:notify-on-update-of-ranges="'iters 5 ants'.B2:'iters 5 ants'.B101 'iters 18 ants'.B2:'iters 18 ants'.B101 'iters 18 ants'.E2:'iters 18 ants'.E10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79mm" svg:height="122.72mm" svg:x="180.63mm" svg:y="144.5mm">
            <loext:p draw:notify-on-update-of-ranges="'iters 5 ants'.B2:'iters 5 ants'.B101 'iters 5 ants'.B2:'iters 5 ants'.B101 'iters 18 ants'.C2:'iters 18 ants'.C10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79mm" svg:height="122.72mm" svg:x="349.55mm" svg:y="25.76mm">
            <loext:p draw:notify-on-update-of-ranges="'iters 18 ants'.B2:'iters 18 ants'.B101 'iters 18 ants'.B2:'iters 18 ants'.B101 'iters 18 ants'.F2:'iters 18 ants'.F10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N Ants</text:p>
          </table:table-cell>
          <table:table-cell office:value-type="string" calcext:value-type="string">
            <text:p>N Iters</text:p>
          </table:table-cell>
          <table:table-cell office:value-type="string" calcext:value-type="string">
            <text:p>Exec T</text:p>
          </table:table-cell>
          <table:table-cell office:value-type="string" calcext:value-type="string">
            <text:p>Best f</text:p>
          </table:table-cell>
          <table:table-cell office:value-type="string" calcext:value-type="string">
            <text:p>Mean f</text:p>
          </table:table-cell>
          <table:table-cell office:value-type="string" calcext:value-type="string">
            <text:p>Sigma f</text:p>
          </table:table-cell>
          <table:table-cell office:value-type="string" calcext:value-type="string">
            <text:p>N Tes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14293" calcext:value-type="float">
            <text:p>0,1429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30.0432" calcext:value-type="float">
            <text:p>30,0432</text:p>
          </table:table-cell>
          <table:table-cell office:value-type="float" office:value="1.08119" calcext:value-type="float">
            <text:p>1,081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.16926" calcext:value-type="float">
            <text:p>0,16926</text:p>
          </table:table-cell>
          <table:table-cell office:value-type="float" office:value="27.7166" calcext:value-type="float">
            <text:p>27,7166</text:p>
          </table:table-cell>
          <table:table-cell office:value-type="float" office:value="29.456" calcext:value-type="float">
            <text:p>29,456</text:p>
          </table:table-cell>
          <table:table-cell office:value-type="float" office:value="0.849229" calcext:value-type="float">
            <text:p>0,8492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.19988" calcext:value-type="float">
            <text:p>0,1998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016" calcext:value-type="float">
            <text:p>29,016</text:p>
          </table:table-cell>
          <table:table-cell office:value-type="float" office:value="0.794402" calcext:value-type="float">
            <text:p>0,7944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.22657" calcext:value-type="float">
            <text:p>0,2265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8711" calcext:value-type="float">
            <text:p>28,8711</text:p>
          </table:table-cell>
          <table:table-cell office:value-type="float" office:value="0.755144" calcext:value-type="float">
            <text:p>0,7551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21368" calcext:value-type="float">
            <text:p>0,2136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8075" calcext:value-type="float">
            <text:p>28,8075</text:p>
          </table:table-cell>
          <table:table-cell office:value-type="float" office:value="0.734932" calcext:value-type="float">
            <text:p>0,7349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.25376" calcext:value-type="float">
            <text:p>0,2537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6699" calcext:value-type="float">
            <text:p>28,6699</text:p>
          </table:table-cell>
          <table:table-cell office:value-type="float" office:value="0.666623" calcext:value-type="float">
            <text:p>0,6666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.27445" calcext:value-type="float">
            <text:p>0,2744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5431" calcext:value-type="float">
            <text:p>28,5431</text:p>
          </table:table-cell>
          <table:table-cell office:value-type="float" office:value="0.634628" calcext:value-type="float">
            <text:p>0,6346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.30516" calcext:value-type="float">
            <text:p>0,3051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4486" calcext:value-type="float">
            <text:p>28,4486</text:p>
          </table:table-cell>
          <table:table-cell office:value-type="float" office:value="0.620136" calcext:value-type="float">
            <text:p>0,6201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.34285" calcext:value-type="float">
            <text:p>0,3428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3521" calcext:value-type="float">
            <text:p>28,3521</text:p>
          </table:table-cell>
          <table:table-cell office:value-type="float" office:value="0.610274" calcext:value-type="float">
            <text:p>0,6102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.37506" calcext:value-type="float">
            <text:p>0,3750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3885" calcext:value-type="float">
            <text:p>28,3885</text:p>
          </table:table-cell>
          <table:table-cell office:value-type="float" office:value="0.585093" calcext:value-type="float">
            <text:p>0,5850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.4057" calcext:value-type="float">
            <text:p>0,405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415" calcext:value-type="float">
            <text:p>28,2415</text:p>
          </table:table-cell>
          <table:table-cell office:value-type="float" office:value="0.623609" calcext:value-type="float">
            <text:p>0,6236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.4343" calcext:value-type="float">
            <text:p>0,434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381" calcext:value-type="float">
            <text:p>28,381</text:p>
          </table:table-cell>
          <table:table-cell office:value-type="float" office:value="0.592906" calcext:value-type="float">
            <text:p>0,5929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0.46785" calcext:value-type="float">
            <text:p>0,4678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224" calcext:value-type="float">
            <text:p>28,2224</text:p>
          </table:table-cell>
          <table:table-cell office:value-type="float" office:value="0.573324" calcext:value-type="float">
            <text:p>0,5733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.49427" calcext:value-type="float">
            <text:p>0,4942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215" calcext:value-type="float">
            <text:p>28,2215</text:p>
          </table:table-cell>
          <table:table-cell office:value-type="float" office:value="0.518185" calcext:value-type="float">
            <text:p>0,5181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.52804" calcext:value-type="float">
            <text:p>0,5280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1401" calcext:value-type="float">
            <text:p>28,1401</text:p>
          </table:table-cell>
          <table:table-cell office:value-type="float" office:value="0.546219" calcext:value-type="float">
            <text:p>0,5462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.56052" calcext:value-type="float">
            <text:p>0,5605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418" calcext:value-type="float">
            <text:p>28,0418</text:p>
          </table:table-cell>
          <table:table-cell office:value-type="float" office:value="0.508018" calcext:value-type="float">
            <text:p>0,5080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.59039" calcext:value-type="float">
            <text:p>0,5903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991" calcext:value-type="float">
            <text:p>27,9991</text:p>
          </table:table-cell>
          <table:table-cell office:value-type="float" office:value="0.470814" calcext:value-type="float">
            <text:p>0,4708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0.61542" calcext:value-type="float">
            <text:p>0,6154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847" calcext:value-type="float">
            <text:p>28,0847</text:p>
          </table:table-cell>
          <table:table-cell office:value-type="float" office:value="0.486806" calcext:value-type="float">
            <text:p>0,4868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.65457" calcext:value-type="float">
            <text:p>0,6545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917" calcext:value-type="float">
            <text:p>27,9917</text:p>
          </table:table-cell>
          <table:table-cell office:value-type="float" office:value="0.474757" calcext:value-type="float">
            <text:p>0,4747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68259" calcext:value-type="float">
            <text:p>0,6825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715" calcext:value-type="float">
            <text:p>28,0715</text:p>
          </table:table-cell>
          <table:table-cell office:value-type="float" office:value="0.497748" calcext:value-type="float">
            <text:p>0,4977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0.71525" calcext:value-type="float">
            <text:p>0,7152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112" calcext:value-type="float">
            <text:p>27,9112</text:p>
          </table:table-cell>
          <table:table-cell office:value-type="float" office:value="0.421973" calcext:value-type="float">
            <text:p>0,4219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0.73622" calcext:value-type="float">
            <text:p>0,7362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614" calcext:value-type="float">
            <text:p>27,9614</text:p>
          </table:table-cell>
          <table:table-cell office:value-type="float" office:value="0.463899" calcext:value-type="float">
            <text:p>0,4638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0.76549" calcext:value-type="float">
            <text:p>0,7654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961" calcext:value-type="float">
            <text:p>27,9961</text:p>
          </table:table-cell>
          <table:table-cell office:value-type="float" office:value="0.438877" calcext:value-type="float">
            <text:p>0,4388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.7976" calcext:value-type="float">
            <text:p>0,797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725" calcext:value-type="float">
            <text:p>27,8725</text:p>
          </table:table-cell>
          <table:table-cell office:value-type="float" office:value="0.411013" calcext:value-type="float">
            <text:p>0,4110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.83355" calcext:value-type="float">
            <text:p>0,8335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575" calcext:value-type="float">
            <text:p>27,8575</text:p>
          </table:table-cell>
          <table:table-cell office:value-type="float" office:value="0.382692" calcext:value-type="float">
            <text:p>0,3826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.8598" calcext:value-type="float">
            <text:p>0,859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163" calcext:value-type="float">
            <text:p>27,8163</text:p>
          </table:table-cell>
          <table:table-cell office:value-type="float" office:value="0.38565" calcext:value-type="float">
            <text:p>0,385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.889" calcext:value-type="float">
            <text:p>0,88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213" calcext:value-type="float">
            <text:p>27,8213</text:p>
          </table:table-cell>
          <table:table-cell office:value-type="float" office:value="0.370342" calcext:value-type="float">
            <text:p>0,3703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.92285" calcext:value-type="float">
            <text:p>0,9228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977" calcext:value-type="float">
            <text:p>27,7977</text:p>
          </table:table-cell>
          <table:table-cell office:value-type="float" office:value="0.338513" calcext:value-type="float">
            <text:p>0,3385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0.95184" calcext:value-type="float">
            <text:p>0,9518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597" calcext:value-type="float">
            <text:p>27,7597</text:p>
          </table:table-cell>
          <table:table-cell office:value-type="float" office:value="0.323451" calcext:value-type="float">
            <text:p>0,3234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.97785" calcext:value-type="float">
            <text:p>0,9778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642" calcext:value-type="float">
            <text:p>27,8642</text:p>
          </table:table-cell>
          <table:table-cell office:value-type="float" office:value="0.368693" calcext:value-type="float">
            <text:p>0,3686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.01665" calcext:value-type="float">
            <text:p>1,0166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044" calcext:value-type="float">
            <text:p>27,8044</text:p>
          </table:table-cell>
          <table:table-cell office:value-type="float" office:value="0.352372" calcext:value-type="float">
            <text:p>0,3523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.04361" calcext:value-type="float">
            <text:p>1,0436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762" calcext:value-type="float">
            <text:p>27,7762</text:p>
          </table:table-cell>
          <table:table-cell office:value-type="float" office:value="0.347306" calcext:value-type="float">
            <text:p>0,3473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.07554" calcext:value-type="float">
            <text:p>1,0755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692" calcext:value-type="float">
            <text:p>27,7692</text:p>
          </table:table-cell>
          <table:table-cell office:value-type="float" office:value="0.320147" calcext:value-type="float">
            <text:p>0,3201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.10896" calcext:value-type="float">
            <text:p>1,1089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207" calcext:value-type="float">
            <text:p>27,7207</text:p>
          </table:table-cell>
          <table:table-cell office:value-type="float" office:value="0.336211" calcext:value-type="float">
            <text:p>0,3362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.13923" calcext:value-type="float">
            <text:p>1,1392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638" calcext:value-type="float">
            <text:p>27,7638</text:p>
          </table:table-cell>
          <table:table-cell office:value-type="float" office:value="0.303054" calcext:value-type="float">
            <text:p>0,3030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.16791" calcext:value-type="float">
            <text:p>1,1679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237" calcext:value-type="float">
            <text:p>27,7237</text:p>
          </table:table-cell>
          <table:table-cell office:value-type="float" office:value="0.294704" calcext:value-type="float">
            <text:p>0,2947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.20069" calcext:value-type="float">
            <text:p>1,2006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492" calcext:value-type="float">
            <text:p>27,8492</text:p>
          </table:table-cell>
          <table:table-cell office:value-type="float" office:value="0.39577" calcext:value-type="float">
            <text:p>0,395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.23086" calcext:value-type="float">
            <text:p>1,2308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605" calcext:value-type="float">
            <text:p>27,7605</text:p>
          </table:table-cell>
          <table:table-cell office:value-type="float" office:value="0.317276" calcext:value-type="float">
            <text:p>0,3172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.26276" calcext:value-type="float">
            <text:p>1,2627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921" calcext:value-type="float">
            <text:p>27,7921</text:p>
          </table:table-cell>
          <table:table-cell office:value-type="float" office:value="0.366716" calcext:value-type="float">
            <text:p>0,3667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.3031" calcext:value-type="float">
            <text:p>1,303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927" calcext:value-type="float">
            <text:p>27,7927</text:p>
          </table:table-cell>
          <table:table-cell office:value-type="float" office:value="0.36276" calcext:value-type="float">
            <text:p>0,362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.32248" calcext:value-type="float">
            <text:p>1,3224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392" calcext:value-type="float">
            <text:p>27,7392</text:p>
          </table:table-cell>
          <table:table-cell office:value-type="float" office:value="0.265147" calcext:value-type="float">
            <text:p>0,2651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.36085" calcext:value-type="float">
            <text:p>1,3608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271" calcext:value-type="float">
            <text:p>27,7271</text:p>
          </table:table-cell>
          <table:table-cell office:value-type="float" office:value="0.329589" calcext:value-type="float">
            <text:p>0,3295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.39001" calcext:value-type="float">
            <text:p>1,3900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214" calcext:value-type="float">
            <text:p>27,7214</text:p>
          </table:table-cell>
          <table:table-cell office:value-type="float" office:value="0.29721" calcext:value-type="float">
            <text:p>0,297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.41789" calcext:value-type="float">
            <text:p>1,4178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248" calcext:value-type="float">
            <text:p>27,7248</text:p>
          </table:table-cell>
          <table:table-cell office:value-type="float" office:value="0.295027" calcext:value-type="float">
            <text:p>0,2950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.4337" calcext:value-type="float">
            <text:p>1,433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349" calcext:value-type="float">
            <text:p>27,7349</text:p>
          </table:table-cell>
          <table:table-cell office:value-type="float" office:value="0.317544" calcext:value-type="float">
            <text:p>0,3175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1.46462" calcext:value-type="float">
            <text:p>1,4646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521" calcext:value-type="float">
            <text:p>27,6521</text:p>
          </table:table-cell>
          <table:table-cell office:value-type="float" office:value="0.234484" calcext:value-type="float">
            <text:p>0,2344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1.50008" calcext:value-type="float">
            <text:p>1,5000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071" calcext:value-type="float">
            <text:p>27,7071</text:p>
          </table:table-cell>
          <table:table-cell office:value-type="float" office:value="0.255079" calcext:value-type="float">
            <text:p>0,2550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.53319" calcext:value-type="float">
            <text:p>1,5331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142" calcext:value-type="float">
            <text:p>27,7142</text:p>
          </table:table-cell>
          <table:table-cell office:value-type="float" office:value="0.289485" calcext:value-type="float">
            <text:p>0,2894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1.55444" calcext:value-type="float">
            <text:p>1,5544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707" calcext:value-type="float">
            <text:p>27,6707</text:p>
          </table:table-cell>
          <table:table-cell office:value-type="float" office:value="0.228395" calcext:value-type="float">
            <text:p>0,2283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.59402" calcext:value-type="float">
            <text:p>1,5940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517" calcext:value-type="float">
            <text:p>27,6517</text:p>
          </table:table-cell>
          <table:table-cell office:value-type="float" office:value="0.218073" calcext:value-type="float">
            <text:p>0,2180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.62392" calcext:value-type="float">
            <text:p>1,6239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838" calcext:value-type="float">
            <text:p>27,6838</text:p>
          </table:table-cell>
          <table:table-cell office:value-type="float" office:value="0.264181" calcext:value-type="float">
            <text:p>0,2641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.65898" calcext:value-type="float">
            <text:p>1,6589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39" calcext:value-type="float">
            <text:p>27,639</text:p>
          </table:table-cell>
          <table:table-cell office:value-type="float" office:value="0.224133" calcext:value-type="float">
            <text:p>0,2241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1.69442" calcext:value-type="float">
            <text:p>1,6944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986" calcext:value-type="float">
            <text:p>27,6986</text:p>
          </table:table-cell>
          <table:table-cell office:value-type="float" office:value="0.261934" calcext:value-type="float">
            <text:p>0,2619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.71737" calcext:value-type="float">
            <text:p>1,7173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119" calcext:value-type="float">
            <text:p>27,6119</text:p>
          </table:table-cell>
          <table:table-cell office:value-type="float" office:value="0.172253" calcext:value-type="float">
            <text:p>0,1722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1.7469" calcext:value-type="float">
            <text:p>1,746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911" calcext:value-type="float">
            <text:p>27,6911</text:p>
          </table:table-cell>
          <table:table-cell office:value-type="float" office:value="0.255603" calcext:value-type="float">
            <text:p>0,2556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.78448" calcext:value-type="float">
            <text:p>1,7844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429" calcext:value-type="float">
            <text:p>27,6429</text:p>
          </table:table-cell>
          <table:table-cell office:value-type="float" office:value="0.190659" calcext:value-type="float">
            <text:p>0,1906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.79743" calcext:value-type="float">
            <text:p>1,7974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327" calcext:value-type="float">
            <text:p>27,6327</text:p>
          </table:table-cell>
          <table:table-cell office:value-type="float" office:value="0.179533" calcext:value-type="float">
            <text:p>0,1795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.84737" calcext:value-type="float">
            <text:p>1,8473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275" calcext:value-type="float">
            <text:p>27,6275</text:p>
          </table:table-cell>
          <table:table-cell office:value-type="float" office:value="0.205557" calcext:value-type="float">
            <text:p>0,2055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.88179" calcext:value-type="float">
            <text:p>1,8817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447" calcext:value-type="float">
            <text:p>27,6447</text:p>
          </table:table-cell>
          <table:table-cell office:value-type="float" office:value="0.201646" calcext:value-type="float">
            <text:p>0,2016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.89482" calcext:value-type="float">
            <text:p>1,8948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231" calcext:value-type="float">
            <text:p>27,6231</text:p>
          </table:table-cell>
          <table:table-cell office:value-type="float" office:value="0.216053" calcext:value-type="float">
            <text:p>0,2160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1.92568" calcext:value-type="float">
            <text:p>1,9256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637" calcext:value-type="float">
            <text:p>27,6637</text:p>
          </table:table-cell>
          <table:table-cell office:value-type="float" office:value="0.253199" calcext:value-type="float">
            <text:p>0,2531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1.95262" calcext:value-type="float">
            <text:p>1,9526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974" calcext:value-type="float">
            <text:p>27,5974</text:p>
          </table:table-cell>
          <table:table-cell office:value-type="float" office:value="0.188166" calcext:value-type="float">
            <text:p>0,1881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.97558" calcext:value-type="float">
            <text:p>1,9755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357" calcext:value-type="float">
            <text:p>27,6357</text:p>
          </table:table-cell>
          <table:table-cell office:value-type="float" office:value="0.216615" calcext:value-type="float">
            <text:p>0,2166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2.03336" calcext:value-type="float">
            <text:p>2,0333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291" calcext:value-type="float">
            <text:p>27,6291</text:p>
          </table:table-cell>
          <table:table-cell office:value-type="float" office:value="0.199136" calcext:value-type="float">
            <text:p>0,1991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.04326" calcext:value-type="float">
            <text:p>2,0432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325" calcext:value-type="float">
            <text:p>27,6325</text:p>
          </table:table-cell>
          <table:table-cell office:value-type="float" office:value="0.192164" calcext:value-type="float">
            <text:p>0,1921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2.0738" calcext:value-type="float">
            <text:p>2,073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779" calcext:value-type="float">
            <text:p>27,5779</text:p>
          </table:table-cell>
          <table:table-cell office:value-type="float" office:value="0.142244" calcext:value-type="float">
            <text:p>0,1422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2.10772" calcext:value-type="float">
            <text:p>2,1077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866" calcext:value-type="float">
            <text:p>27,5866</text:p>
          </table:table-cell>
          <table:table-cell office:value-type="float" office:value="0.163691" calcext:value-type="float">
            <text:p>0,1636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2.13686" calcext:value-type="float">
            <text:p>2,1368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986" calcext:value-type="float">
            <text:p>27,5986</text:p>
          </table:table-cell>
          <table:table-cell office:value-type="float" office:value="0.15927" calcext:value-type="float">
            <text:p>0,159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2.16364" calcext:value-type="float">
            <text:p>2,1636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357" calcext:value-type="float">
            <text:p>27,6357</text:p>
          </table:table-cell>
          <table:table-cell office:value-type="float" office:value="0.194629" calcext:value-type="float">
            <text:p>0,1946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2.20406" calcext:value-type="float">
            <text:p>2,2040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076" calcext:value-type="float">
            <text:p>27,6076</text:p>
          </table:table-cell>
          <table:table-cell office:value-type="float" office:value="0.170718" calcext:value-type="float">
            <text:p>0,1707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2.23681" calcext:value-type="float">
            <text:p>2,2368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023" calcext:value-type="float">
            <text:p>27,6023</text:p>
          </table:table-cell>
          <table:table-cell office:value-type="float" office:value="0.161648" calcext:value-type="float">
            <text:p>0,1616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2.26862" calcext:value-type="float">
            <text:p>2,2686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157" calcext:value-type="float">
            <text:p>27,6157</text:p>
          </table:table-cell>
          <table:table-cell office:value-type="float" office:value="0.192204" calcext:value-type="float">
            <text:p>0,1922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2.30259" calcext:value-type="float">
            <text:p>2,3025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871" calcext:value-type="float">
            <text:p>27,5871</text:p>
          </table:table-cell>
          <table:table-cell office:value-type="float" office:value="0.143447" calcext:value-type="float">
            <text:p>0,1434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2.32953" calcext:value-type="float">
            <text:p>2,3295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242" calcext:value-type="float">
            <text:p>27,6242</text:p>
          </table:table-cell>
          <table:table-cell office:value-type="float" office:value="0.19014" calcext:value-type="float">
            <text:p>0,190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2.35284" calcext:value-type="float">
            <text:p>2,3528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836" calcext:value-type="float">
            <text:p>27,5836</text:p>
          </table:table-cell>
          <table:table-cell office:value-type="float" office:value="0.143259" calcext:value-type="float">
            <text:p>0,1432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2.38916" calcext:value-type="float">
            <text:p>2,3891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563" calcext:value-type="float">
            <text:p>27,5563</text:p>
          </table:table-cell>
          <table:table-cell office:value-type="float" office:value="0.103496" calcext:value-type="float">
            <text:p>0,1034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2.41536" calcext:value-type="float">
            <text:p>2,4153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019" calcext:value-type="float">
            <text:p>27,6019</text:p>
          </table:table-cell>
          <table:table-cell office:value-type="float" office:value="0.163093" calcext:value-type="float">
            <text:p>0,1630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2.45858" calcext:value-type="float">
            <text:p>2,4585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217" calcext:value-type="float">
            <text:p>27,6217</text:p>
          </table:table-cell>
          <table:table-cell office:value-type="float" office:value="0.211148" calcext:value-type="float">
            <text:p>0,2111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2.47855" calcext:value-type="float">
            <text:p>2,4785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975" calcext:value-type="float">
            <text:p>27,5975</text:p>
          </table:table-cell>
          <table:table-cell office:value-type="float" office:value="0.196687" calcext:value-type="float">
            <text:p>0,1966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2.50898" calcext:value-type="float">
            <text:p>2,5089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587" calcext:value-type="float">
            <text:p>27,5587</text:p>
          </table:table-cell>
          <table:table-cell office:value-type="float" office:value="0.107465" calcext:value-type="float">
            <text:p>0,1074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2.53663" calcext:value-type="float">
            <text:p>2,5366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135" calcext:value-type="float">
            <text:p>27,6135</text:p>
          </table:table-cell>
          <table:table-cell office:value-type="float" office:value="0.193201" calcext:value-type="float">
            <text:p>0,1932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2.55865" calcext:value-type="float">
            <text:p>2,5586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795" calcext:value-type="float">
            <text:p>27,5795</text:p>
          </table:table-cell>
          <table:table-cell office:value-type="float" office:value="0.143014" calcext:value-type="float">
            <text:p>0,1430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2.59276" calcext:value-type="float">
            <text:p>2,5927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914" calcext:value-type="float">
            <text:p>27,5914</text:p>
          </table:table-cell>
          <table:table-cell office:value-type="float" office:value="0.141805" calcext:value-type="float">
            <text:p>0,141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2.61824" calcext:value-type="float">
            <text:p>2,6182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855" calcext:value-type="float">
            <text:p>27,5855</text:p>
          </table:table-cell>
          <table:table-cell office:value-type="float" office:value="0.160598" calcext:value-type="float">
            <text:p>0,1605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2.65059" calcext:value-type="float">
            <text:p>2,6505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749" calcext:value-type="float">
            <text:p>27,5749</text:p>
          </table:table-cell>
          <table:table-cell office:value-type="float" office:value="0.124244" calcext:value-type="float">
            <text:p>0,1242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2.68251" calcext:value-type="float">
            <text:p>2,6825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462" calcext:value-type="float">
            <text:p>27,5462</text:p>
          </table:table-cell>
          <table:table-cell office:value-type="float" office:value="0.0837166" calcext:value-type="float">
            <text:p>0,08371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2.71145" calcext:value-type="float">
            <text:p>2,7114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695" calcext:value-type="float">
            <text:p>27,5695</text:p>
          </table:table-cell>
          <table:table-cell office:value-type="float" office:value="0.137954" calcext:value-type="float">
            <text:p>0,1379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2.74647" calcext:value-type="float">
            <text:p>2,7464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721" calcext:value-type="float">
            <text:p>27,5721</text:p>
          </table:table-cell>
          <table:table-cell office:value-type="float" office:value="0.12897" calcext:value-type="float">
            <text:p>0,128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2.77478" calcext:value-type="float">
            <text:p>2,7747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925" calcext:value-type="float">
            <text:p>27,5925</text:p>
          </table:table-cell>
          <table:table-cell office:value-type="float" office:value="0.167542" calcext:value-type="float">
            <text:p>0,1675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2.81157" calcext:value-type="float">
            <text:p>2,8115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975" calcext:value-type="float">
            <text:p>27,5975</text:p>
          </table:table-cell>
          <table:table-cell office:value-type="float" office:value="0.153657" calcext:value-type="float">
            <text:p>0,1536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2.84086" calcext:value-type="float">
            <text:p>2,8408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601" calcext:value-type="float">
            <text:p>27,5601</text:p>
          </table:table-cell>
          <table:table-cell office:value-type="float" office:value="0.107057" calcext:value-type="float">
            <text:p>0,1070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2.86552" calcext:value-type="float">
            <text:p>2,8655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533" calcext:value-type="float">
            <text:p>27,5533</text:p>
          </table:table-cell>
          <table:table-cell office:value-type="float" office:value="0.104907" calcext:value-type="float">
            <text:p>0,1049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2.89896" calcext:value-type="float">
            <text:p>2,8989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744" calcext:value-type="float">
            <text:p>27,5744</text:p>
          </table:table-cell>
          <table:table-cell office:value-type="float" office:value="0.126351" calcext:value-type="float">
            <text:p>0,1263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2.91616" calcext:value-type="float">
            <text:p>2,9161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556" calcext:value-type="float">
            <text:p>27,5556</text:p>
          </table:table-cell>
          <table:table-cell office:value-type="float" office:value="0.106854" calcext:value-type="float">
            <text:p>0,1068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2.95734" calcext:value-type="float">
            <text:p>2,9573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663" calcext:value-type="float">
            <text:p>27,5663</text:p>
          </table:table-cell>
          <table:table-cell office:value-type="float" office:value="0.134219" calcext:value-type="float">
            <text:p>0,1342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2.9959" calcext:value-type="float">
            <text:p>2,995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632" calcext:value-type="float">
            <text:p>27,5632</text:p>
          </table:table-cell>
          <table:table-cell office:value-type="float" office:value="0.123718" calcext:value-type="float">
            <text:p>0,1237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3.0315" calcext:value-type="float">
            <text:p>3,031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603" calcext:value-type="float">
            <text:p>27,5603</text:p>
          </table:table-cell>
          <table:table-cell office:value-type="float" office:value="0.119174" calcext:value-type="float">
            <text:p>0,1191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3.04085" calcext:value-type="float">
            <text:p>3,0408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72" calcext:value-type="float">
            <text:p>27,572</text:p>
          </table:table-cell>
          <table:table-cell office:value-type="float" office:value="0.13133" calcext:value-type="float">
            <text:p>0,131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3.07646" calcext:value-type="float">
            <text:p>3,0764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659" calcext:value-type="float">
            <text:p>27,5659</text:p>
          </table:table-cell>
          <table:table-cell office:value-type="float" office:value="0.141654" calcext:value-type="float">
            <text:p>0,1416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3.10289" calcext:value-type="float">
            <text:p>3,1028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706" calcext:value-type="float">
            <text:p>27,5706</text:p>
          </table:table-cell>
          <table:table-cell office:value-type="float" office:value="0.13122" calcext:value-type="float">
            <text:p>0,13122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ants 5 iters" table:style-name="ta1">
        <table:shapes>
          <draw:frame draw:z-index="0" draw:style-name="gr1" draw:text-style-name="P1" svg:width="159.79mm" svg:height="122.7mm" svg:x="178.56mm" svg:y="4.25mm">
            <loext:p draw:notify-on-update-of-ranges="'iters 5 ants'.A2:'iters 5 ants'.A101 'ants 5 iters'.A1:'ants 5 iters'.A70 'ants 5 iters'.E1:'ants 5 iters'.E1 'ants 5 iters'.E1:'ants 5 iters'.E7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9.79mm" svg:height="122.72mm" svg:x="178.85mm" svg:y="132.81mm">
            <loext:p draw:notify-on-update-of-ranges="'iters 5 ants'.B2:'iters 5 ants'.B101 'ants 5 iters'.A1:'ants 5 iters'.A70 'iters 5 ants'.E1:'iters 5 ants'.E1 'ants 5 iters'.F1:'ants 5 iters'.F7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9.79mm" svg:height="122.72mm" svg:x="357.01mm" svg:y="3.72mm">
            <loext:p draw:notify-on-update-of-ranges="'ants 5 iters'.A1:'ants 5 iters'.A70 'ants 5 iters'.A1:'ants 5 iters'.A70 'iters 5 ants'.E1:'iters 5 ants'.E1 'ants 5 iters'.C1:'ants 5 iters'.C69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N Ants</text:p>
          </table:table-cell>
          <table:table-cell office:value-type="string" calcext:value-type="string">
            <text:p>N Iters</text:p>
          </table:table-cell>
          <table:table-cell office:value-type="string" calcext:value-type="string">
            <text:p>Exec T</text:p>
          </table:table-cell>
          <table:table-cell office:value-type="string" calcext:value-type="string">
            <text:p>Best f</text:p>
          </table:table-cell>
          <table:table-cell office:value-type="string" calcext:value-type="string">
            <text:p>Mean f</text:p>
          </table:table-cell>
          <table:table-cell office:value-type="string" calcext:value-type="string">
            <text:p>Sigma f</text:p>
          </table:table-cell>
          <table:table-cell office:value-type="string" calcext:value-type="string">
            <text:p>N T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444" calcext:value-type="float">
            <text:p>0,0544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33.1341" calcext:value-type="float">
            <text:p>33,1341</text:p>
          </table:table-cell>
          <table:table-cell office:value-type="float" office:value="1.79263" calcext:value-type="float">
            <text:p>1,792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6395" calcext:value-type="float">
            <text:p>0,06395</text:p>
          </table:table-cell>
          <table:table-cell office:value-type="float" office:value="28.094" calcext:value-type="float">
            <text:p>28,094</text:p>
          </table:table-cell>
          <table:table-cell office:value-type="float" office:value="30.9402" calcext:value-type="float">
            <text:p>30,9402</text:p>
          </table:table-cell>
          <table:table-cell office:value-type="float" office:value="1.43461" calcext:value-type="float">
            <text:p>1,434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7579" calcext:value-type="float">
            <text:p>0,0757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30.5059" calcext:value-type="float">
            <text:p>30,5059</text:p>
          </table:table-cell>
          <table:table-cell office:value-type="float" office:value="1.2781" calcext:value-type="float">
            <text:p>1,27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7917" calcext:value-type="float">
            <text:p>0,0791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9356" calcext:value-type="float">
            <text:p>29,9356</text:p>
          </table:table-cell>
          <table:table-cell office:value-type="float" office:value="1.15646" calcext:value-type="float">
            <text:p>1,156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8982" calcext:value-type="float">
            <text:p>0,0898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8452" calcext:value-type="float">
            <text:p>29,8452</text:p>
          </table:table-cell>
          <table:table-cell office:value-type="float" office:value="1.0838" calcext:value-type="float">
            <text:p>1,08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9686" calcext:value-type="float">
            <text:p>0,0968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6114" calcext:value-type="float">
            <text:p>29,6114</text:p>
          </table:table-cell>
          <table:table-cell office:value-type="float" office:value="0.938581" calcext:value-type="float">
            <text:p>0,9385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11188" calcext:value-type="float">
            <text:p>0,1118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4521" calcext:value-type="float">
            <text:p>29,4521</text:p>
          </table:table-cell>
          <table:table-cell office:value-type="float" office:value="1.00802" calcext:value-type="float">
            <text:p>1,008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12427" calcext:value-type="float">
            <text:p>0,1242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1874" calcext:value-type="float">
            <text:p>29,1874</text:p>
          </table:table-cell>
          <table:table-cell office:value-type="float" office:value="0.918136" calcext:value-type="float">
            <text:p>0,9181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12318" calcext:value-type="float">
            <text:p>0,1231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3327" calcext:value-type="float">
            <text:p>29,3327</text:p>
          </table:table-cell>
          <table:table-cell office:value-type="float" office:value="0.830451" calcext:value-type="float">
            <text:p>0,8304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14392" calcext:value-type="float">
            <text:p>0,1439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0654" calcext:value-type="float">
            <text:p>29,0654</text:p>
          </table:table-cell>
          <table:table-cell office:value-type="float" office:value="0.952912" calcext:value-type="float">
            <text:p>0,9529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15071" calcext:value-type="float">
            <text:p>0,1507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0537" calcext:value-type="float">
            <text:p>29,0537</text:p>
          </table:table-cell>
          <table:table-cell office:value-type="float" office:value="0.843701" calcext:value-type="float">
            <text:p>0,8437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15606" calcext:value-type="float">
            <text:p>0,1560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9577" calcext:value-type="float">
            <text:p>28,9577</text:p>
          </table:table-cell>
          <table:table-cell office:value-type="float" office:value="0.868501" calcext:value-type="float">
            <text:p>0,8685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16307" calcext:value-type="float">
            <text:p>0,1630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9269" calcext:value-type="float">
            <text:p>28,9269</text:p>
          </table:table-cell>
          <table:table-cell office:value-type="float" office:value="0.776598" calcext:value-type="float">
            <text:p>0,7765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18641" calcext:value-type="float">
            <text:p>0,1864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9864" calcext:value-type="float">
            <text:p>28,9864</text:p>
          </table:table-cell>
          <table:table-cell office:value-type="float" office:value="0.72244" calcext:value-type="float">
            <text:p>0,722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17967" calcext:value-type="float">
            <text:p>0,1796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8653" calcext:value-type="float">
            <text:p>28,8653</text:p>
          </table:table-cell>
          <table:table-cell office:value-type="float" office:value="0.790106" calcext:value-type="float">
            <text:p>0,7901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2004" calcext:value-type="float">
            <text:p>0,200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8379" calcext:value-type="float">
            <text:p>28,8379</text:p>
          </table:table-cell>
          <table:table-cell office:value-type="float" office:value="0.711647" calcext:value-type="float">
            <text:p>0,7116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19802" calcext:value-type="float">
            <text:p>0,1980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8543" calcext:value-type="float">
            <text:p>28,8543</text:p>
          </table:table-cell>
          <table:table-cell office:value-type="float" office:value="0.742377" calcext:value-type="float">
            <text:p>0,7423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21674" calcext:value-type="float">
            <text:p>0,2167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6521" calcext:value-type="float">
            <text:p>28,6521</text:p>
          </table:table-cell>
          <table:table-cell office:value-type="float" office:value="0.752519" calcext:value-type="float">
            <text:p>0,7525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21135" calcext:value-type="float">
            <text:p>0,2113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6452" calcext:value-type="float">
            <text:p>28,6452</text:p>
          </table:table-cell>
          <table:table-cell office:value-type="float" office:value="0.712802" calcext:value-type="float">
            <text:p>0,7128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3432" calcext:value-type="float">
            <text:p>0,2343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6937" calcext:value-type="float">
            <text:p>28,6937</text:p>
          </table:table-cell>
          <table:table-cell office:value-type="float" office:value="0.676257" calcext:value-type="float">
            <text:p>0,6762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41047" calcext:value-type="float">
            <text:p>0,4104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744" calcext:value-type="float">
            <text:p>28,2744</text:p>
          </table:table-cell>
          <table:table-cell office:value-type="float" office:value="0.589037" calcext:value-type="float">
            <text:p>0,5890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.57848" calcext:value-type="float">
            <text:p>0,5784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317" calcext:value-type="float">
            <text:p>28,0317</text:p>
          </table:table-cell>
          <table:table-cell office:value-type="float" office:value="0.489548" calcext:value-type="float">
            <text:p>0,4895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74448" calcext:value-type="float">
            <text:p>0,7444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822" calcext:value-type="float">
            <text:p>27,8822</text:p>
          </table:table-cell>
          <table:table-cell office:value-type="float" office:value="0.441518" calcext:value-type="float">
            <text:p>0,4415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91132" calcext:value-type="float">
            <text:p>0,9113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901" calcext:value-type="float">
            <text:p>27,8901</text:p>
          </table:table-cell>
          <table:table-cell office:value-type="float" office:value="0.413654" calcext:value-type="float">
            <text:p>0,4136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1.08171" calcext:value-type="float">
            <text:p>1,0817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8138" calcext:value-type="float">
            <text:p>27,8138</text:p>
          </table:table-cell>
          <table:table-cell office:value-type="float" office:value="0.358353" calcext:value-type="float">
            <text:p>0,3583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.26362" calcext:value-type="float">
            <text:p>1,2636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815" calcext:value-type="float">
            <text:p>27,7815</text:p>
          </table:table-cell>
          <table:table-cell office:value-type="float" office:value="0.333033" calcext:value-type="float">
            <text:p>0,3330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1.42065" calcext:value-type="float">
            <text:p>1,4206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662" calcext:value-type="float">
            <text:p>27,7662</text:p>
          </table:table-cell>
          <table:table-cell office:value-type="float" office:value="0.348484" calcext:value-type="float">
            <text:p>0,3484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1.60118" calcext:value-type="float">
            <text:p>1,6011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626" calcext:value-type="float">
            <text:p>27,6626</text:p>
          </table:table-cell>
          <table:table-cell office:value-type="float" office:value="0.240118" calcext:value-type="float">
            <text:p>0,2401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.74581" calcext:value-type="float">
            <text:p>1,7458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405" calcext:value-type="float">
            <text:p>27,6405</text:p>
          </table:table-cell>
          <table:table-cell office:value-type="float" office:value="0.229164" calcext:value-type="float">
            <text:p>0,2291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1.91146" calcext:value-type="float">
            <text:p>1,9114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985" calcext:value-type="float">
            <text:p>27,5985</text:p>
          </table:table-cell>
          <table:table-cell office:value-type="float" office:value="0.133649" calcext:value-type="float">
            <text:p>0,1336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2.07068" calcext:value-type="float">
            <text:p>2,0706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068" calcext:value-type="float">
            <text:p>27,6068</text:p>
          </table:table-cell>
          <table:table-cell office:value-type="float" office:value="0.162211" calcext:value-type="float">
            <text:p>0,1622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office:value-type="float" office:value="2.24745" calcext:value-type="float">
            <text:p>2,2474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112" calcext:value-type="float">
            <text:p>27,6112</text:p>
          </table:table-cell>
          <table:table-cell office:value-type="float" office:value="0.161585" calcext:value-type="float">
            <text:p>0,1615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float" office:value="2.42301" calcext:value-type="float">
            <text:p>2,4230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335" calcext:value-type="float">
            <text:p>27,6335</text:p>
          </table:table-cell>
          <table:table-cell office:value-type="float" office:value="0.225436" calcext:value-type="float">
            <text:p>0,2254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2.56754" calcext:value-type="float">
            <text:p>2,5675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065" calcext:value-type="float">
            <text:p>27,6065</text:p>
          </table:table-cell>
          <table:table-cell office:value-type="float" office:value="0.189962" calcext:value-type="float">
            <text:p>0,1899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2.74922" calcext:value-type="float">
            <text:p>2,7492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688" calcext:value-type="float">
            <text:p>27,5688</text:p>
          </table:table-cell>
          <table:table-cell office:value-type="float" office:value="0.128071" calcext:value-type="float">
            <text:p>0,1280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2.90679" calcext:value-type="float">
            <text:p>2,9067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523" calcext:value-type="float">
            <text:p>27,5523</text:p>
          </table:table-cell>
          <table:table-cell office:value-type="float" office:value="0.103195" calcext:value-type="float">
            <text:p>0,1031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 office:value-type="float" office:value="3.06882" calcext:value-type="float">
            <text:p>3,0688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44" calcext:value-type="float">
            <text:p>27,544</text:p>
          </table:table-cell>
          <table:table-cell office:value-type="float" office:value="0.0890236" calcext:value-type="float">
            <text:p>0,089023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5" calcext:value-type="float">
            <text:p>5</text:p>
          </table:table-cell>
          <table:table-cell office:value-type="float" office:value="3.25719" calcext:value-type="float">
            <text:p>3,2571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67" calcext:value-type="float">
            <text:p>27,567</text:p>
          </table:table-cell>
          <table:table-cell office:value-type="float" office:value="0.133663" calcext:value-type="float">
            <text:p>0,1336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3.40558" calcext:value-type="float">
            <text:p>3,4055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665" calcext:value-type="float">
            <text:p>27,5665</text:p>
          </table:table-cell>
          <table:table-cell office:value-type="float" office:value="0.137365" calcext:value-type="float">
            <text:p>0,1373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" calcext:value-type="float">
            <text:p>5</text:p>
          </table:table-cell>
          <table:table-cell office:value-type="float" office:value="3.58359" calcext:value-type="float">
            <text:p>3,5835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274" calcext:value-type="float">
            <text:p>27,5274</text:p>
          </table:table-cell>
          <table:table-cell office:value-type="float" office:value="0.0480434" calcext:value-type="float">
            <text:p>0,04804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  <table:table-cell office:value-type="float" office:value="3.75807" calcext:value-type="float">
            <text:p>3,7580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359" calcext:value-type="float">
            <text:p>27,5359</text:p>
          </table:table-cell>
          <table:table-cell office:value-type="float" office:value="0.0902371" calcext:value-type="float">
            <text:p>0,09023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" calcext:value-type="float">
            <text:p>5</text:p>
          </table:table-cell>
          <table:table-cell office:value-type="float" office:value="3.90292" calcext:value-type="float">
            <text:p>3,9029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346" calcext:value-type="float">
            <text:p>27,5346</text:p>
          </table:table-cell>
          <table:table-cell office:value-type="float" office:value="0.0683169" calcext:value-type="float">
            <text:p>0,06831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office:value-type="float" office:value="4.06125" calcext:value-type="float">
            <text:p>4,0612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25" calcext:value-type="float">
            <text:p>27,525</text:p>
          </table:table-cell>
          <table:table-cell office:value-type="float" office:value="0.057119" calcext:value-type="float">
            <text:p>0,0571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4.24" calcext:value-type="float">
            <text:p>4,2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326" calcext:value-type="float">
            <text:p>27,5326</text:p>
          </table:table-cell>
          <table:table-cell office:value-type="float" office:value="0.0755231" calcext:value-type="float">
            <text:p>0,07552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" calcext:value-type="float">
            <text:p>5</text:p>
          </table:table-cell>
          <table:table-cell office:value-type="float" office:value="4.40594" calcext:value-type="float">
            <text:p>4,4059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426" calcext:value-type="float">
            <text:p>27,5426</text:p>
          </table:table-cell>
          <table:table-cell office:value-type="float" office:value="0.0769799" calcext:value-type="float">
            <text:p>0,07697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" calcext:value-type="float">
            <text:p>5</text:p>
          </table:table-cell>
          <table:table-cell office:value-type="float" office:value="4.56292" calcext:value-type="float">
            <text:p>4,5629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304" calcext:value-type="float">
            <text:p>27,5304</text:p>
          </table:table-cell>
          <table:table-cell office:value-type="float" office:value="0.0681927" calcext:value-type="float">
            <text:p>0,06819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4.70934" calcext:value-type="float">
            <text:p>4,7093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254" calcext:value-type="float">
            <text:p>27,5254</text:p>
          </table:table-cell>
          <table:table-cell office:value-type="float" office:value="0.0440901" calcext:value-type="float">
            <text:p>0,04409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" calcext:value-type="float">
            <text:p>5</text:p>
          </table:table-cell>
          <table:table-cell office:value-type="float" office:value="4.92201" calcext:value-type="float">
            <text:p>4,9220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295" calcext:value-type="float">
            <text:p>27,5295</text:p>
          </table:table-cell>
          <table:table-cell office:value-type="float" office:value="0.0516161" calcext:value-type="float">
            <text:p>0,05161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5.07857" calcext:value-type="float">
            <text:p>5,0785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94" calcext:value-type="float">
            <text:p>27,5194</text:p>
          </table:table-cell>
          <table:table-cell office:value-type="float" office:value="0.0283219" calcext:value-type="float">
            <text:p>0,02832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" calcext:value-type="float">
            <text:p>5</text:p>
          </table:table-cell>
          <table:table-cell office:value-type="float" office:value="5.23644" calcext:value-type="float">
            <text:p>5,2364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267" calcext:value-type="float">
            <text:p>27,5267</text:p>
          </table:table-cell>
          <table:table-cell office:value-type="float" office:value="0.0703795" calcext:value-type="float">
            <text:p>0,07037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 office:value-type="float" office:value="5.39459" calcext:value-type="float">
            <text:p>5,3945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89" calcext:value-type="float">
            <text:p>27,5189</text:p>
          </table:table-cell>
          <table:table-cell office:value-type="float" office:value="0.0357732" calcext:value-type="float">
            <text:p>0,03577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" calcext:value-type="float">
            <text:p>5</text:p>
          </table:table-cell>
          <table:table-cell office:value-type="float" office:value="5.5545" calcext:value-type="float">
            <text:p>5,554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29" calcext:value-type="float">
            <text:p>27,529</text:p>
          </table:table-cell>
          <table:table-cell office:value-type="float" office:value="0.0561331" calcext:value-type="float">
            <text:p>0,05613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" calcext:value-type="float">
            <text:p>5</text:p>
          </table:table-cell>
          <table:table-cell office:value-type="float" office:value="5.71319" calcext:value-type="float">
            <text:p>5,7131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214" calcext:value-type="float">
            <text:p>27,5214</text:p>
          </table:table-cell>
          <table:table-cell office:value-type="float" office:value="0.0345097" calcext:value-type="float">
            <text:p>0,03450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" calcext:value-type="float">
            <text:p>5</text:p>
          </table:table-cell>
          <table:table-cell office:value-type="float" office:value="5.86229" calcext:value-type="float">
            <text:p>5,8622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74" calcext:value-type="float">
            <text:p>27,5174</text:p>
          </table:table-cell>
          <table:table-cell office:value-type="float" office:value="0.0201285" calcext:value-type="float">
            <text:p>0,02012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office:value-type="float" office:value="6.04627" calcext:value-type="float">
            <text:p>6,04627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1226" calcext:value-type="float">
            <text:p>4,21226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" calcext:value-type="float">
            <text:p>5</text:p>
          </table:table-cell>
          <table:table-cell office:value-type="float" office:value="6.23765" calcext:value-type="float">
            <text:p>6,23765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4347" calcext:value-type="float">
            <text:p>4,24347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" calcext:value-type="float">
            <text:p>5</text:p>
          </table:table-cell>
          <table:table-cell office:value-type="float" office:value="6.37274" calcext:value-type="float">
            <text:p>6,3727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25" calcext:value-type="float">
            <text:p>27,525</text:p>
          </table:table-cell>
          <table:table-cell office:value-type="float" office:value="0.0492646" calcext:value-type="float">
            <text:p>0,04926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" calcext:value-type="float">
            <text:p>5</text:p>
          </table:table-cell>
          <table:table-cell office:value-type="float" office:value="6.54863" calcext:value-type="float">
            <text:p>6,5486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74" calcext:value-type="float">
            <text:p>27,5174</text:p>
          </table:table-cell>
          <table:table-cell office:value-type="float" office:value="0.0201285" calcext:value-type="float">
            <text:p>0,02012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6.69116" calcext:value-type="float">
            <text:p>6,6911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74" calcext:value-type="float">
            <text:p>27,5174</text:p>
          </table:table-cell>
          <table:table-cell office:value-type="float" office:value="0.0201285" calcext:value-type="float">
            <text:p>0,02012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5" calcext:value-type="float">
            <text:p>5</text:p>
          </table:table-cell>
          <table:table-cell office:value-type="float" office:value="6.87743" calcext:value-type="float">
            <text:p>6,87743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3656" calcext:value-type="float">
            <text:p>4,23656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5" calcext:value-type="float">
            <text:p>5</text:p>
          </table:table-cell>
          <table:table-cell office:value-type="float" office:value="7.01742" calcext:value-type="float">
            <text:p>7,0174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74" calcext:value-type="float">
            <text:p>27,5174</text:p>
          </table:table-cell>
          <table:table-cell office:value-type="float" office:value="0.0201285" calcext:value-type="float">
            <text:p>0,02012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5" calcext:value-type="float">
            <text:p>5</text:p>
          </table:table-cell>
          <table:table-cell office:value-type="float" office:value="7.21009" calcext:value-type="float">
            <text:p>7,21009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4002" calcext:value-type="float">
            <text:p>4,24002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5" calcext:value-type="float">
            <text:p>5</text:p>
          </table:table-cell>
          <table:table-cell office:value-type="float" office:value="7.36169" calcext:value-type="float">
            <text:p>7,3616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94" calcext:value-type="float">
            <text:p>27,5194</text:p>
          </table:table-cell>
          <table:table-cell office:value-type="float" office:value="0.0283219" calcext:value-type="float">
            <text:p>0,02832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7.50034" calcext:value-type="float">
            <text:p>7,50034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4347" calcext:value-type="float">
            <text:p>4,24347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" calcext:value-type="float">
            <text:p>5</text:p>
          </table:table-cell>
          <table:table-cell office:value-type="float" office:value="7.69955" calcext:value-type="float">
            <text:p>7,69955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5038" calcext:value-type="float">
            <text:p>4,25038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5" calcext:value-type="float">
            <text:p>5</text:p>
          </table:table-cell>
          <table:table-cell office:value-type="float" office:value="7.79225" calcext:value-type="float">
            <text:p>7,79225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4002" calcext:value-type="float">
            <text:p>4,24002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" calcext:value-type="float">
            <text:p>5</text:p>
          </table:table-cell>
          <table:table-cell office:value-type="float" office:value="8.03654" calcext:value-type="float">
            <text:p>8,0365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94" calcext:value-type="float">
            <text:p>27,5194</text:p>
          </table:table-cell>
          <table:table-cell office:value-type="float" office:value="0.0283219" calcext:value-type="float">
            <text:p>0,02832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" calcext:value-type="float">
            <text:p>5</text:p>
          </table:table-cell>
          <table:table-cell office:value-type="float" office:value="8.11631" calcext:value-type="float">
            <text:p>8,11631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5038" calcext:value-type="float">
            <text:p>4,25038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8.28855" calcext:value-type="float">
            <text:p>8,2885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74" calcext:value-type="float">
            <text:p>27,5174</text:p>
          </table:table-cell>
          <table:table-cell office:value-type="float" office:value="0.0201285" calcext:value-type="float">
            <text:p>0,0201285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ants 10 iters" table:style-name="ta1">
        <table:shapes>
          <draw:frame draw:z-index="0" draw:style-name="gr1" draw:text-style-name="P1" svg:width="159.79mm" svg:height="122.7mm" svg:x="203.1mm" svg:y="5.06mm">
            <loext:p draw:notify-on-update-of-ranges="'ants 10 iters'.E1:'ants 10 iters'.E70 'ants 5 iters'.A1:'ants 5 iters'.A70 'ants 5 iters'.E1:'ants 5 iters'.E70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159.79mm" svg:height="122.72mm" svg:x="203.39mm" svg:y="133.62mm">
            <loext:p draw:notify-on-update-of-ranges="'iters 5 ants'.B2:'iters 5 ants'.B101 'ants 5 iters'.A1:'ants 5 iters'.A70 'ants 10 iters'.F1:'ants 10 iters'.F7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159.79mm" svg:height="122.72mm" svg:x="375.14mm" svg:y="15.42mm">
            <loext:p draw:notify-on-update-of-ranges="'ants 5 iters'.C1:'ants 5 iters'.C70 'ants 5 iters'.A1:'ants 5 iters'.A70 'ants 10 iters'.C1:'ants 10 iters'.C69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N Ants</text:p>
          </table:table-cell>
          <table:table-cell office:value-type="string" calcext:value-type="string">
            <text:p>N Iters</text:p>
          </table:table-cell>
          <table:table-cell office:value-type="string" calcext:value-type="string">
            <text:p>Exec T</text:p>
          </table:table-cell>
          <table:table-cell office:value-type="string" calcext:value-type="string">
            <text:p>Best f</text:p>
          </table:table-cell>
          <table:table-cell office:value-type="string" calcext:value-type="string">
            <text:p>Mean f</text:p>
          </table:table-cell>
          <table:table-cell office:value-type="string" calcext:value-type="string">
            <text:p>Sigma f</text:p>
          </table:table-cell>
          <table:table-cell office:value-type="string" calcext:value-type="string">
            <text:p>N T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6529" calcext:value-type="float">
            <text:p>0,06529</text:p>
          </table:table-cell>
          <table:table-cell office:value-type="float" office:value="28.4853" calcext:value-type="float">
            <text:p>28,4853</text:p>
          </table:table-cell>
          <table:table-cell office:value-type="float" office:value="31.6031" calcext:value-type="float">
            <text:p>31,6031</text:p>
          </table:table-cell>
          <table:table-cell office:value-type="float" office:value="1.68641" calcext:value-type="float">
            <text:p>1,686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8311" calcext:value-type="float">
            <text:p>0,0831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30.2297" calcext:value-type="float">
            <text:p>30,2297</text:p>
          </table:table-cell>
          <table:table-cell office:value-type="float" office:value="1.16866" calcext:value-type="float">
            <text:p>1,168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0722" calcext:value-type="float">
            <text:p>0,1072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5993" calcext:value-type="float">
            <text:p>29,5993</text:p>
          </table:table-cell>
          <table:table-cell office:value-type="float" office:value="0.932507" calcext:value-type="float">
            <text:p>0,9325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12268" calcext:value-type="float">
            <text:p>0,1226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5506" calcext:value-type="float">
            <text:p>29,5506</text:p>
          </table:table-cell>
          <table:table-cell office:value-type="float" office:value="0.803841" calcext:value-type="float">
            <text:p>0,8038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14545" calcext:value-type="float">
            <text:p>0,1454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1765" calcext:value-type="float">
            <text:p>29,1765</text:p>
          </table:table-cell>
          <table:table-cell office:value-type="float" office:value="0.854841" calcext:value-type="float">
            <text:p>0,8548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16031" calcext:value-type="float">
            <text:p>0,1603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098" calcext:value-type="float">
            <text:p>29,098</text:p>
          </table:table-cell>
          <table:table-cell office:value-type="float" office:value="0.756379" calcext:value-type="float">
            <text:p>0,7563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18489" calcext:value-type="float">
            <text:p>0,1848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9327" calcext:value-type="float">
            <text:p>28,9327</text:p>
          </table:table-cell>
          <table:table-cell office:value-type="float" office:value="0.733375" calcext:value-type="float">
            <text:p>0,7333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20112" calcext:value-type="float">
            <text:p>0,2011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8947" calcext:value-type="float">
            <text:p>28,8947</text:p>
          </table:table-cell>
          <table:table-cell office:value-type="float" office:value="0.707495" calcext:value-type="float">
            <text:p>0,7074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21919" calcext:value-type="float">
            <text:p>0,2191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7803" calcext:value-type="float">
            <text:p>28,7803</text:p>
          </table:table-cell>
          <table:table-cell office:value-type="float" office:value="0.677964" calcext:value-type="float">
            <text:p>0,6779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24151" calcext:value-type="float">
            <text:p>0,2415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6308" calcext:value-type="float">
            <text:p>28,6308</text:p>
          </table:table-cell>
          <table:table-cell office:value-type="float" office:value="0.643434" calcext:value-type="float">
            <text:p>0,6434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2549" calcext:value-type="float">
            <text:p>0,254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6681" calcext:value-type="float">
            <text:p>28,6681</text:p>
          </table:table-cell>
          <table:table-cell office:value-type="float" office:value="0.676616" calcext:value-type="float">
            <text:p>0,6766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26935" calcext:value-type="float">
            <text:p>0,2693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5522" calcext:value-type="float">
            <text:p>28,5522</text:p>
          </table:table-cell>
          <table:table-cell office:value-type="float" office:value="0.646111" calcext:value-type="float">
            <text:p>0,6461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28897" calcext:value-type="float">
            <text:p>0,2889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5387" calcext:value-type="float">
            <text:p>28,5387</text:p>
          </table:table-cell>
          <table:table-cell office:value-type="float" office:value="0.696533" calcext:value-type="float">
            <text:p>0,6965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30585" calcext:value-type="float">
            <text:p>0,3058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4901" calcext:value-type="float">
            <text:p>28,4901</text:p>
          </table:table-cell>
          <table:table-cell office:value-type="float" office:value="0.714163" calcext:value-type="float">
            <text:p>0,7141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32141" calcext:value-type="float">
            <text:p>0,3214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5197" calcext:value-type="float">
            <text:p>28,5197</text:p>
          </table:table-cell>
          <table:table-cell office:value-type="float" office:value="0.627342" calcext:value-type="float">
            <text:p>0,6273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33455" calcext:value-type="float">
            <text:p>0,3345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4888" calcext:value-type="float">
            <text:p>28,4888</text:p>
          </table:table-cell>
          <table:table-cell office:value-type="float" office:value="0.621218" calcext:value-type="float">
            <text:p>0,6212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36434" calcext:value-type="float">
            <text:p>0,3643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3252" calcext:value-type="float">
            <text:p>28,3252</text:p>
          </table:table-cell>
          <table:table-cell office:value-type="float" office:value="0.575957" calcext:value-type="float">
            <text:p>0,5759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.37326" calcext:value-type="float">
            <text:p>0,3732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802" calcext:value-type="float">
            <text:p>28,2802</text:p>
          </table:table-cell>
          <table:table-cell office:value-type="float" office:value="0.591345" calcext:value-type="float">
            <text:p>0,5913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.38997" calcext:value-type="float">
            <text:p>0,3899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3524" calcext:value-type="float">
            <text:p>28,3524</text:p>
          </table:table-cell>
          <table:table-cell office:value-type="float" office:value="0.621032" calcext:value-type="float">
            <text:p>0,6210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40586" calcext:value-type="float">
            <text:p>0,4058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3343" calcext:value-type="float">
            <text:p>28,3343</text:p>
          </table:table-cell>
          <table:table-cell office:value-type="float" office:value="0.620855" calcext:value-type="float">
            <text:p>0,6208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75133" calcext:value-type="float">
            <text:p>0,7513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924" calcext:value-type="float">
            <text:p>27,924</text:p>
          </table:table-cell>
          <table:table-cell office:value-type="float" office:value="0.453771" calcext:value-type="float">
            <text:p>0,4537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.07803" calcext:value-type="float">
            <text:p>1,0780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512" calcext:value-type="float">
            <text:p>27,7512</text:p>
          </table:table-cell>
          <table:table-cell office:value-type="float" office:value="0.314663" calcext:value-type="float">
            <text:p>0,3146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.41391" calcext:value-type="float">
            <text:p>1,4139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183" calcext:value-type="float">
            <text:p>27,7183</text:p>
          </table:table-cell>
          <table:table-cell office:value-type="float" office:value="0.258201" calcext:value-type="float">
            <text:p>0,2582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.75268" calcext:value-type="float">
            <text:p>1,7526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425" calcext:value-type="float">
            <text:p>27,6425</text:p>
          </table:table-cell>
          <table:table-cell office:value-type="float" office:value="0.209595" calcext:value-type="float">
            <text:p>0,2095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2.06978" calcext:value-type="float">
            <text:p>2,0697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232" calcext:value-type="float">
            <text:p>27,6232</text:p>
          </table:table-cell>
          <table:table-cell office:value-type="float" office:value="0.185836" calcext:value-type="float">
            <text:p>0,1858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2.39549" calcext:value-type="float">
            <text:p>2,3954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809" calcext:value-type="float">
            <text:p>27,5809</text:p>
          </table:table-cell>
          <table:table-cell office:value-type="float" office:value="0.131743" calcext:value-type="float">
            <text:p>0,1317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.73982" calcext:value-type="float">
            <text:p>2,7398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863" calcext:value-type="float">
            <text:p>27,5863</text:p>
          </table:table-cell>
          <table:table-cell office:value-type="float" office:value="0.157165" calcext:value-type="float">
            <text:p>0,1571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3.07525" calcext:value-type="float">
            <text:p>3,0752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731" calcext:value-type="float">
            <text:p>27,5731</text:p>
          </table:table-cell>
          <table:table-cell office:value-type="float" office:value="0.127997" calcext:value-type="float">
            <text:p>0,1279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.40861" calcext:value-type="float">
            <text:p>3,4086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538" calcext:value-type="float">
            <text:p>27,5538</text:p>
          </table:table-cell>
          <table:table-cell office:value-type="float" office:value="0.102454" calcext:value-type="float">
            <text:p>0,1024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3.74021" calcext:value-type="float">
            <text:p>3,7402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482" calcext:value-type="float">
            <text:p>27,5482</text:p>
          </table:table-cell>
          <table:table-cell office:value-type="float" office:value="0.098103" calcext:value-type="float">
            <text:p>0,098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4.05952" calcext:value-type="float">
            <text:p>4,0595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364" calcext:value-type="float">
            <text:p>27,5364</text:p>
          </table:table-cell>
          <table:table-cell office:value-type="float" office:value="0.0787088" calcext:value-type="float">
            <text:p>0,07870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office:value-type="float" office:value="4.39448" calcext:value-type="float">
            <text:p>4,3944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494" calcext:value-type="float">
            <text:p>27,5494</text:p>
          </table:table-cell>
          <table:table-cell office:value-type="float" office:value="0.106755" calcext:value-type="float">
            <text:p>0,1067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office:value-type="float" office:value="4.70927" calcext:value-type="float">
            <text:p>4,7092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33" calcext:value-type="float">
            <text:p>27,533</text:p>
          </table:table-cell>
          <table:table-cell office:value-type="float" office:value="0.0619848" calcext:value-type="float">
            <text:p>0,06198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5.03966" calcext:value-type="float">
            <text:p>5,0396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214" calcext:value-type="float">
            <text:p>27,5214</text:p>
          </table:table-cell>
          <table:table-cell office:value-type="float" office:value="0.0345097" calcext:value-type="float">
            <text:p>0,03450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5.39206" calcext:value-type="float">
            <text:p>5,3920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252" calcext:value-type="float">
            <text:p>27,5252</text:p>
          </table:table-cell>
          <table:table-cell office:value-type="float" office:value="0.0510226" calcext:value-type="float">
            <text:p>0,05102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" calcext:value-type="float">
            <text:p>10</text:p>
          </table:table-cell>
          <table:table-cell office:value-type="float" office:value="5.68174" calcext:value-type="float">
            <text:p>5,6817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94" calcext:value-type="float">
            <text:p>27,5194</text:p>
          </table:table-cell>
          <table:table-cell office:value-type="float" office:value="0.0283219" calcext:value-type="float">
            <text:p>0,02832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  <table:table-cell office:value-type="float" office:value="6.02664" calcext:value-type="float">
            <text:p>6,0266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94" calcext:value-type="float">
            <text:p>27,5194</text:p>
          </table:table-cell>
          <table:table-cell office:value-type="float" office:value="0.0283219" calcext:value-type="float">
            <text:p>0,02832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" calcext:value-type="float">
            <text:p>10</text:p>
          </table:table-cell>
          <table:table-cell office:value-type="float" office:value="6.34902" calcext:value-type="float">
            <text:p>6,3490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74" calcext:value-type="float">
            <text:p>27,5174</text:p>
          </table:table-cell>
          <table:table-cell office:value-type="float" office:value="0.0201285" calcext:value-type="float">
            <text:p>0,02012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.68285" calcext:value-type="float">
            <text:p>6,6828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94" calcext:value-type="float">
            <text:p>27,5194</text:p>
          </table:table-cell>
          <table:table-cell office:value-type="float" office:value="0.0283219" calcext:value-type="float">
            <text:p>0,02832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office:value-type="float" office:value="7.00626" calcext:value-type="float">
            <text:p>7,0062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74" calcext:value-type="float">
            <text:p>27,5174</text:p>
          </table:table-cell>
          <table:table-cell office:value-type="float" office:value="0.0201285" calcext:value-type="float">
            <text:p>0,02012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" calcext:value-type="float">
            <text:p>10</text:p>
          </table:table-cell>
          <table:table-cell office:value-type="float" office:value="7.3388" calcext:value-type="float">
            <text:p>7,3388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5038" calcext:value-type="float">
            <text:p>4,25038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" calcext:value-type="float">
            <text:p>10</text:p>
          </table:table-cell>
          <table:table-cell office:value-type="float" office:value="7.65131" calcext:value-type="float">
            <text:p>7,6513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74" calcext:value-type="float">
            <text:p>27,5174</text:p>
          </table:table-cell>
          <table:table-cell office:value-type="float" office:value="0.0201285" calcext:value-type="float">
            <text:p>0,02012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office:value-type="float" office:value="7.99525" calcext:value-type="float">
            <text:p>7,99525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4693" calcext:value-type="float">
            <text:p>4,24693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8.32393" calcext:value-type="float">
            <text:p>8,32393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5727" calcext:value-type="float">
            <text:p>4,25727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" calcext:value-type="float">
            <text:p>10</text:p>
          </table:table-cell>
          <table:table-cell office:value-type="float" office:value="8.66149" calcext:value-type="float">
            <text:p>8,6614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74" calcext:value-type="float">
            <text:p>27,5174</text:p>
          </table:table-cell>
          <table:table-cell office:value-type="float" office:value="0.0201285" calcext:value-type="float">
            <text:p>0,02012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" calcext:value-type="float">
            <text:p>10</text:p>
          </table:table-cell>
          <table:table-cell office:value-type="float" office:value="8.94832" calcext:value-type="float">
            <text:p>8,94832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102" calcext:value-type="float">
            <text:p>4,27102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0" calcext:value-type="float">
            <text:p>10</text:p>
          </table:table-cell>
          <table:table-cell office:value-type="float" office:value="9.28493" calcext:value-type="float">
            <text:p>9,28493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5727" calcext:value-type="float">
            <text:p>4,25727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" calcext:value-type="float">
            <text:p>10</text:p>
          </table:table-cell>
          <table:table-cell office:value-type="float" office:value="9.65372" calcext:value-type="float">
            <text:p>9,65372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6071" calcext:value-type="float">
            <text:p>4,26071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9.95972" calcext:value-type="float">
            <text:p>9,95972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6071" calcext:value-type="float">
            <text:p>4,26071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0" calcext:value-type="float">
            <text:p>10</text:p>
          </table:table-cell>
          <table:table-cell office:value-type="float" office:value="10.2319" calcext:value-type="float">
            <text:p>10,2319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6071" calcext:value-type="float">
            <text:p>4,26071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office:value-type="float" office:value="10.5578" calcext:value-type="float">
            <text:p>10,5578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4002" calcext:value-type="float">
            <text:p>4,24002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" calcext:value-type="float">
            <text:p>10</text:p>
          </table:table-cell>
          <table:table-cell office:value-type="float" office:value="10.9136" calcext:value-type="float">
            <text:p>10,9136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102" calcext:value-type="float">
            <text:p>4,27102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office:value-type="float" office:value="11.2719" calcext:value-type="float">
            <text:p>11,2719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6071" calcext:value-type="float">
            <text:p>4,26071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office:value-type="float" office:value="11.584" calcext:value-type="float">
            <text:p>11,584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5727" calcext:value-type="float">
            <text:p>4,25727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0" calcext:value-type="float">
            <text:p>10</text:p>
          </table:table-cell>
          <table:table-cell office:value-type="float" office:value="11.8976" calcext:value-type="float">
            <text:p>11,8976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102" calcext:value-type="float">
            <text:p>4,27102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0" calcext:value-type="float">
            <text:p>10</text:p>
          </table:table-cell>
          <table:table-cell office:value-type="float" office:value="12.2536" calcext:value-type="float">
            <text:p>12,2536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8131" calcext:value-type="float">
            <text:p>4,28131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0" calcext:value-type="float">
            <text:p>10</text:p>
          </table:table-cell>
          <table:table-cell office:value-type="float" office:value="12.5619" calcext:value-type="float">
            <text:p>12,5619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102" calcext:value-type="float">
            <text:p>4,27102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0" calcext:value-type="float">
            <text:p>10</text:p>
          </table:table-cell>
          <table:table-cell office:value-type="float" office:value="12.886" calcext:value-type="float">
            <text:p>12,886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8131" calcext:value-type="float">
            <text:p>4,28131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float" office:value="13.1702" calcext:value-type="float">
            <text:p>13,1702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446" calcext:value-type="float">
            <text:p>4,27446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0" calcext:value-type="float">
            <text:p>10</text:p>
          </table:table-cell>
          <table:table-cell office:value-type="float" office:value="13.5556" calcext:value-type="float">
            <text:p>13,5556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6759" calcext:value-type="float">
            <text:p>4,26759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office:value-type="float" office:value="13.8789" calcext:value-type="float">
            <text:p>13,8789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446" calcext:value-type="float">
            <text:p>4,27446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0" calcext:value-type="float">
            <text:p>10</text:p>
          </table:table-cell>
          <table:table-cell office:value-type="float" office:value="14.2439" calcext:value-type="float">
            <text:p>14,2439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788" calcext:value-type="float">
            <text:p>4,27788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0" calcext:value-type="float">
            <text:p>10</text:p>
          </table:table-cell>
          <table:table-cell office:value-type="float" office:value="14.5329" calcext:value-type="float">
            <text:p>14,5329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102" calcext:value-type="float">
            <text:p>4,27102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14.8692" calcext:value-type="float">
            <text:p>14,8692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788" calcext:value-type="float">
            <text:p>4,27788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0" calcext:value-type="float">
            <text:p>10</text:p>
          </table:table-cell>
          <table:table-cell office:value-type="float" office:value="15.1508" calcext:value-type="float">
            <text:p>15,1508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788" calcext:value-type="float">
            <text:p>4,27788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0" calcext:value-type="float">
            <text:p>10</text:p>
          </table:table-cell>
          <table:table-cell office:value-type="float" office:value="15.4745" calcext:value-type="float">
            <text:p>15,4745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102" calcext:value-type="float">
            <text:p>4,27102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" calcext:value-type="float">
            <text:p>10</text:p>
          </table:table-cell>
          <table:table-cell office:value-type="float" office:value="15.8169" calcext:value-type="float">
            <text:p>15,8169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8473" calcext:value-type="float">
            <text:p>4,28473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0" calcext:value-type="float">
            <text:p>10</text:p>
          </table:table-cell>
          <table:table-cell office:value-type="float" office:value="16.263" calcext:value-type="float">
            <text:p>16,263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8131" calcext:value-type="float">
            <text:p>4,28131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6.5709" calcext:value-type="float">
            <text:p>16,5709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788" calcext:value-type="float">
            <text:p>4,27788E-14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1-1000 iters 10 ants " table:style-name="ta1">
        <table:shapes>
          <draw:frame draw:z-index="0" draw:style-name="gr1" draw:text-style-name="P1" svg:width="159.79mm" svg:height="122.7mm" svg:x="226.07mm" svg:y="0mm">
            <loext:p draw:notify-on-update-of-ranges="'1-1000 iters 10 ants '.F1:'1-1000 iters 10 ants '.F70 '1-1000 iters 10 ants '.C1:'1-1000 iters 10 ants '.C70 '1-1000 iters 10 ants '.F1:'1-1000 iters 10 ants '.F70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59.79mm" svg:height="122.72mm" svg:x="225.79mm" svg:y="134.68mm">
            <loext:p draw:notify-on-update-of-ranges="'1-1000 iters 10 ants '.C1:'1-1000 iters 10 ants '.C70 '1-1000 iters 10 ants '.C1:'1-1000 iters 10 ants '.C70 '1-1000 iters 10 ants '.D1:'1-1000 iters 10 ants '.D7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159.79mm" svg:height="122.72mm" svg:x="387.67mm" svg:y="0.89mm">
            <loext:p draw:notify-on-update-of-ranges="'1-1000 iters 10 ants '.C1:'1-1000 iters 10 ants '.C70 '1-1000 iters 10 ants '.C1:'1-1000 iters 10 ants '.C70 '1-1000 iters 10 ants '.G1:'1-1000 iters 10 ants '.G7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P. Size</text:p>
          </table:table-cell>
          <table:table-cell office:value-type="string" calcext:value-type="string">
            <text:p>N Ants</text:p>
          </table:table-cell>
          <table:table-cell office:value-type="string" calcext:value-type="string">
            <text:p>N Iters</text:p>
          </table:table-cell>
          <table:table-cell office:value-type="string" calcext:value-type="string">
            <text:p>Exec T</text:p>
          </table:table-cell>
          <table:table-cell office:value-type="string" calcext:value-type="string">
            <text:p>Best f</text:p>
          </table:table-cell>
          <table:table-cell office:value-type="string" calcext:value-type="string">
            <text:p>Mean f</text:p>
          </table:table-cell>
          <table:table-cell office:value-type="string" calcext:value-type="string">
            <text:p>Sigma f</text:p>
          </table:table-cell>
          <table:table-cell office:value-type="string" calcext:value-type="string">
            <text:p>N Tes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62" calcext:value-type="float">
            <text:p>0,16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30.813" calcext:value-type="float">
            <text:p>30,813</text:p>
          </table:table-cell>
          <table:table-cell office:value-type="float" office:value="1.43276" calcext:value-type="float">
            <text:p>1,432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17373" calcext:value-type="float">
            <text:p>0,1737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7997" calcext:value-type="float">
            <text:p>29,7997</text:p>
          </table:table-cell>
          <table:table-cell office:value-type="float" office:value="1.10549" calcext:value-type="float">
            <text:p>1,105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18534" calcext:value-type="float">
            <text:p>0,1853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4465" calcext:value-type="float">
            <text:p>29,4465</text:p>
          </table:table-cell>
          <table:table-cell office:value-type="float" office:value="0.960352" calcext:value-type="float">
            <text:p>0,9603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19447" calcext:value-type="float">
            <text:p>0,1944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2487" calcext:value-type="float">
            <text:p>29,2487</text:p>
          </table:table-cell>
          <table:table-cell office:value-type="float" office:value="0.986184" calcext:value-type="float">
            <text:p>0,9861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20374" calcext:value-type="float">
            <text:p>0,2037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1559" calcext:value-type="float">
            <text:p>29,1559</text:p>
          </table:table-cell>
          <table:table-cell office:value-type="float" office:value="0.784828" calcext:value-type="float">
            <text:p>0,7848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20892" calcext:value-type="float">
            <text:p>0,2089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9.1092" calcext:value-type="float">
            <text:p>29,1092</text:p>
          </table:table-cell>
          <table:table-cell office:value-type="float" office:value="0.758883" calcext:value-type="float">
            <text:p>0,7588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21029" calcext:value-type="float">
            <text:p>0,2102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9906" calcext:value-type="float">
            <text:p>28,9906</text:p>
          </table:table-cell>
          <table:table-cell office:value-type="float" office:value="0.769889" calcext:value-type="float">
            <text:p>0,7698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20218" calcext:value-type="float">
            <text:p>0,2021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7736" calcext:value-type="float">
            <text:p>28,7736</text:p>
          </table:table-cell>
          <table:table-cell office:value-type="float" office:value="0.732683" calcext:value-type="float">
            <text:p>0,7326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21333" calcext:value-type="float">
            <text:p>0,2133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7618" calcext:value-type="float">
            <text:p>28,7618</text:p>
          </table:table-cell>
          <table:table-cell office:value-type="float" office:value="0.747255" calcext:value-type="float">
            <text:p>0,7472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23271" calcext:value-type="float">
            <text:p>0,2327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564" calcext:value-type="float">
            <text:p>28,564</text:p>
          </table:table-cell>
          <table:table-cell office:value-type="float" office:value="0.643875" calcext:value-type="float">
            <text:p>0,6438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25314" calcext:value-type="float">
            <text:p>0,2531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5525" calcext:value-type="float">
            <text:p>28,5525</text:p>
          </table:table-cell>
          <table:table-cell office:value-type="float" office:value="0.706795" calcext:value-type="float">
            <text:p>0,7067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27267" calcext:value-type="float">
            <text:p>0,2726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6153" calcext:value-type="float">
            <text:p>28,6153</text:p>
          </table:table-cell>
          <table:table-cell office:value-type="float" office:value="0.68965" calcext:value-type="float">
            <text:p>0,689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28852" calcext:value-type="float">
            <text:p>0,2885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5479" calcext:value-type="float">
            <text:p>28,5479</text:p>
          </table:table-cell>
          <table:table-cell office:value-type="float" office:value="0.639076" calcext:value-type="float">
            <text:p>0,6390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30617" calcext:value-type="float">
            <text:p>0,3061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4737" calcext:value-type="float">
            <text:p>28,4737</text:p>
          </table:table-cell>
          <table:table-cell office:value-type="float" office:value="0.68701" calcext:value-type="float">
            <text:p>0,687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32298" calcext:value-type="float">
            <text:p>0,32298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4313" calcext:value-type="float">
            <text:p>28,4313</text:p>
          </table:table-cell>
          <table:table-cell office:value-type="float" office:value="0.672591" calcext:value-type="float">
            <text:p>0,6725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34355" calcext:value-type="float">
            <text:p>0,3435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4417" calcext:value-type="float">
            <text:p>28,4417</text:p>
          </table:table-cell>
          <table:table-cell office:value-type="float" office:value="0.629323" calcext:value-type="float">
            <text:p>0,6293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35937" calcext:value-type="float">
            <text:p>0,3593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4436" calcext:value-type="float">
            <text:p>28,4436</text:p>
          </table:table-cell>
          <table:table-cell office:value-type="float" office:value="0.63684" calcext:value-type="float">
            <text:p>0,636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37512" calcext:value-type="float">
            <text:p>0,3751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4348" calcext:value-type="float">
            <text:p>28,4348</text:p>
          </table:table-cell>
          <table:table-cell office:value-type="float" office:value="0.638291" calcext:value-type="float">
            <text:p>0,6382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.39683" calcext:value-type="float">
            <text:p>0,3968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2588" calcext:value-type="float">
            <text:p>28,2588</text:p>
          </table:table-cell>
          <table:table-cell office:value-type="float" office:value="0.602049" calcext:value-type="float">
            <text:p>0,6020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40851" calcext:value-type="float">
            <text:p>0,4085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1381" calcext:value-type="float">
            <text:p>28,1381</text:p>
          </table:table-cell>
          <table:table-cell office:value-type="float" office:value="0.585548" calcext:value-type="float">
            <text:p>0,5855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75039" calcext:value-type="float">
            <text:p>0,7503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8.081" calcext:value-type="float">
            <text:p>28,081</text:p>
          </table:table-cell>
          <table:table-cell office:value-type="float" office:value="0.448836" calcext:value-type="float">
            <text:p>0,4488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.09254" calcext:value-type="float">
            <text:p>1,09254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7916" calcext:value-type="float">
            <text:p>27,7916</text:p>
          </table:table-cell>
          <table:table-cell office:value-type="float" office:value="0.346173" calcext:value-type="float">
            <text:p>0,3461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.43136" calcext:value-type="float">
            <text:p>1,4313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95" calcext:value-type="float">
            <text:p>27,695</text:p>
          </table:table-cell>
          <table:table-cell office:value-type="float" office:value="0.298988" calcext:value-type="float">
            <text:p>0,2989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76457" calcext:value-type="float">
            <text:p>1,7645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844" calcext:value-type="float">
            <text:p>27,6844</text:p>
          </table:table-cell>
          <table:table-cell office:value-type="float" office:value="0.26063" calcext:value-type="float">
            <text:p>0,260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2.10403" calcext:value-type="float">
            <text:p>2,1040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6199" calcext:value-type="float">
            <text:p>27,6199</text:p>
          </table:table-cell>
          <table:table-cell office:value-type="float" office:value="0.185129" calcext:value-type="float">
            <text:p>0,1851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2.44333" calcext:value-type="float">
            <text:p>2,4433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619" calcext:value-type="float">
            <text:p>27,5619</text:p>
          </table:table-cell>
          <table:table-cell office:value-type="float" office:value="0.121631" calcext:value-type="float">
            <text:p>0,1216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2.79329" calcext:value-type="float">
            <text:p>2,7932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596" calcext:value-type="float">
            <text:p>27,5596</text:p>
          </table:table-cell>
          <table:table-cell office:value-type="float" office:value="0.119633" calcext:value-type="float">
            <text:p>0,1196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3.12392" calcext:value-type="float">
            <text:p>3,1239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883" calcext:value-type="float">
            <text:p>27,5883</text:p>
          </table:table-cell>
          <table:table-cell office:value-type="float" office:value="0.182946" calcext:value-type="float">
            <text:p>0,1829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3.46209" calcext:value-type="float">
            <text:p>3,4620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38" calcext:value-type="float">
            <text:p>27,538</text:p>
          </table:table-cell>
          <table:table-cell office:value-type="float" office:value="0.0804525" calcext:value-type="float">
            <text:p>0,08045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3.80672" calcext:value-type="float">
            <text:p>3,8067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27" calcext:value-type="float">
            <text:p>27,527</text:p>
          </table:table-cell>
          <table:table-cell office:value-type="float" office:value="0.0651746" calcext:value-type="float">
            <text:p>0,06517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4.14046" calcext:value-type="float">
            <text:p>4,1404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344" calcext:value-type="float">
            <text:p>27,5344</text:p>
          </table:table-cell>
          <table:table-cell office:value-type="float" office:value="0.0765973" calcext:value-type="float">
            <text:p>0,07659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4.48407" calcext:value-type="float">
            <text:p>4,4840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426" calcext:value-type="float">
            <text:p>27,5426</text:p>
          </table:table-cell>
          <table:table-cell office:value-type="float" office:value="0.0854255" calcext:value-type="float">
            <text:p>0,08542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 office:value-type="float" office:value="4.77142" calcext:value-type="float">
            <text:p>4,7714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268" calcext:value-type="float">
            <text:p>27,5268</text:p>
          </table:table-cell>
          <table:table-cell office:value-type="float" office:value="0.0631612" calcext:value-type="float">
            <text:p>0,06316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5.14302" calcext:value-type="float">
            <text:p>5,14302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74" calcext:value-type="float">
            <text:p>27,5174</text:p>
          </table:table-cell>
          <table:table-cell office:value-type="float" office:value="0.0201285" calcext:value-type="float">
            <text:p>0,02012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5.45565" calcext:value-type="float">
            <text:p>5,4556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23" calcext:value-type="float">
            <text:p>27,523</text:p>
          </table:table-cell>
          <table:table-cell office:value-type="float" office:value="0.0453074" calcext:value-type="float">
            <text:p>0,04530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  <table:table-cell office:value-type="float" office:value="5.81973" calcext:value-type="float">
            <text:p>5,81973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268" calcext:value-type="float">
            <text:p>27,5268</text:p>
          </table:table-cell>
          <table:table-cell office:value-type="float" office:value="0.0587629" calcext:value-type="float">
            <text:p>0,05876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6.12227" calcext:value-type="float">
            <text:p>6,12227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232" calcext:value-type="float">
            <text:p>27,5232</text:p>
          </table:table-cell>
          <table:table-cell office:value-type="float" office:value="0.0472234" calcext:value-type="float">
            <text:p>0,04722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80" calcext:value-type="float">
            <text:p>380</text:p>
          </table:table-cell>
          <table:table-cell office:value-type="float" office:value="6.45999" calcext:value-type="float">
            <text:p>6,45999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3656" calcext:value-type="float">
            <text:p>4,23656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6.85745" calcext:value-type="float">
            <text:p>6,8574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74" calcext:value-type="float">
            <text:p>27,5174</text:p>
          </table:table-cell>
          <table:table-cell office:value-type="float" office:value="0.0201285" calcext:value-type="float">
            <text:p>0,02012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20" calcext:value-type="float">
            <text:p>420</text:p>
          </table:table-cell>
          <table:table-cell office:value-type="float" office:value="7.14575" calcext:value-type="float">
            <text:p>7,14575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74" calcext:value-type="float">
            <text:p>27,5174</text:p>
          </table:table-cell>
          <table:table-cell office:value-type="float" office:value="0.0201285" calcext:value-type="float">
            <text:p>0,02012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office:value-type="float" office:value="7.44826" calcext:value-type="float">
            <text:p>7,4482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74" calcext:value-type="float">
            <text:p>27,5174</text:p>
          </table:table-cell>
          <table:table-cell office:value-type="float" office:value="0.0201285" calcext:value-type="float">
            <text:p>0,02012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60" calcext:value-type="float">
            <text:p>460</text:p>
          </table:table-cell>
          <table:table-cell office:value-type="float" office:value="7.80969" calcext:value-type="float">
            <text:p>7,80969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94" calcext:value-type="float">
            <text:p>27,5194</text:p>
          </table:table-cell>
          <table:table-cell office:value-type="float" office:value="0.0283219" calcext:value-type="float">
            <text:p>0,02832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float" office:value="8.14522" calcext:value-type="float">
            <text:p>8,14522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4347" calcext:value-type="float">
            <text:p>4,24347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8.45661" calcext:value-type="float">
            <text:p>8,45661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74" calcext:value-type="float">
            <text:p>27,5174</text:p>
          </table:table-cell>
          <table:table-cell office:value-type="float" office:value="0.0201285" calcext:value-type="float">
            <text:p>0,02012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office:value-type="float" office:value="8.79396" calcext:value-type="float">
            <text:p>8,79396</text:p>
          </table:table-cell>
          <table:table-cell office:value-type="float" office:value="27.5154" calcext:value-type="float">
            <text:p>27,5154</text:p>
          </table:table-cell>
          <table:table-cell office:value-type="float" office:value="27.5174" calcext:value-type="float">
            <text:p>27,5174</text:p>
          </table:table-cell>
          <table:table-cell office:value-type="float" office:value="0.0201285" calcext:value-type="float">
            <text:p>0,02012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40" calcext:value-type="float">
            <text:p>540</text:p>
          </table:table-cell>
          <table:table-cell office:value-type="float" office:value="9.13171" calcext:value-type="float">
            <text:p>9,13171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6759" calcext:value-type="float">
            <text:p>4,26759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60" calcext:value-type="float">
            <text:p>560</text:p>
          </table:table-cell>
          <table:table-cell office:value-type="float" office:value="9.47138" calcext:value-type="float">
            <text:p>9,47138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102" calcext:value-type="float">
            <text:p>4,27102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80" calcext:value-type="float">
            <text:p>580</text:p>
          </table:table-cell>
          <table:table-cell office:value-type="float" office:value="9.78555" calcext:value-type="float">
            <text:p>9,78555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4693" calcext:value-type="float">
            <text:p>4,24693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float" office:value="10.1183" calcext:value-type="float">
            <text:p>10,1183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446" calcext:value-type="float">
            <text:p>4,27446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20" calcext:value-type="float">
            <text:p>620</text:p>
          </table:table-cell>
          <table:table-cell office:value-type="float" office:value="10.4484" calcext:value-type="float">
            <text:p>10,4484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6759" calcext:value-type="float">
            <text:p>4,26759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10.7758" calcext:value-type="float">
            <text:p>10,7758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446" calcext:value-type="float">
            <text:p>4,27446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60" calcext:value-type="float">
            <text:p>660</text:p>
          </table:table-cell>
          <table:table-cell office:value-type="float" office:value="11.1063" calcext:value-type="float">
            <text:p>11,1063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788" calcext:value-type="float">
            <text:p>4,27788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80" calcext:value-type="float">
            <text:p>680</text:p>
          </table:table-cell>
          <table:table-cell office:value-type="float" office:value="11.4805" calcext:value-type="float">
            <text:p>11,4805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446" calcext:value-type="float">
            <text:p>4,27446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float" office:value="11.8144" calcext:value-type="float">
            <text:p>11,8144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8131" calcext:value-type="float">
            <text:p>4,28131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20" calcext:value-type="float">
            <text:p>720</text:p>
          </table:table-cell>
          <table:table-cell office:value-type="float" office:value="12.0981" calcext:value-type="float">
            <text:p>12,0981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446" calcext:value-type="float">
            <text:p>4,27446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40" calcext:value-type="float">
            <text:p>740</text:p>
          </table:table-cell>
          <table:table-cell office:value-type="float" office:value="12.4953" calcext:value-type="float">
            <text:p>12,4953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446" calcext:value-type="float">
            <text:p>4,27446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60" calcext:value-type="float">
            <text:p>760</text:p>
          </table:table-cell>
          <table:table-cell office:value-type="float" office:value="12.7609" calcext:value-type="float">
            <text:p>12,7609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788" calcext:value-type="float">
            <text:p>4,27788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80" calcext:value-type="float">
            <text:p>780</text:p>
          </table:table-cell>
          <table:table-cell office:value-type="float" office:value="13.0939" calcext:value-type="float">
            <text:p>13,0939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8131" calcext:value-type="float">
            <text:p>4,28131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float" office:value="13.4321" calcext:value-type="float">
            <text:p>13,4321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8131" calcext:value-type="float">
            <text:p>4,28131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20" calcext:value-type="float">
            <text:p>820</text:p>
          </table:table-cell>
          <table:table-cell office:value-type="float" office:value="13.8381" calcext:value-type="float">
            <text:p>13,8381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788" calcext:value-type="float">
            <text:p>4,27788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40" calcext:value-type="float">
            <text:p>840</text:p>
          </table:table-cell>
          <table:table-cell office:value-type="float" office:value="14.0394" calcext:value-type="float">
            <text:p>14,0394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8473" calcext:value-type="float">
            <text:p>4,28473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60" calcext:value-type="float">
            <text:p>860</text:p>
          </table:table-cell>
          <table:table-cell office:value-type="float" office:value="14.475" calcext:value-type="float">
            <text:p>14,475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788" calcext:value-type="float">
            <text:p>4,27788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80" calcext:value-type="float">
            <text:p>880</text:p>
          </table:table-cell>
          <table:table-cell office:value-type="float" office:value="14.7806" calcext:value-type="float">
            <text:p>14,7806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8131" calcext:value-type="float">
            <text:p>4,28131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float" office:value="15.0813" calcext:value-type="float">
            <text:p>15,0813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7446" calcext:value-type="float">
            <text:p>4,27446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20" calcext:value-type="float">
            <text:p>920</text:p>
          </table:table-cell>
          <table:table-cell office:value-type="float" office:value="15.6146" calcext:value-type="float">
            <text:p>15,6146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8131" calcext:value-type="float">
            <text:p>4,28131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40" calcext:value-type="float">
            <text:p>940</text:p>
          </table:table-cell>
          <table:table-cell office:value-type="float" office:value="15.7679" calcext:value-type="float">
            <text:p>15,7679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8131" calcext:value-type="float">
            <text:p>4,28131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60" calcext:value-type="float">
            <text:p>960</text:p>
          </table:table-cell>
          <table:table-cell office:value-type="float" office:value="16.1318" calcext:value-type="float">
            <text:p>16,1318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8131" calcext:value-type="float">
            <text:p>4,28131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80" calcext:value-type="float">
            <text:p>980</text:p>
          </table:table-cell>
          <table:table-cell office:value-type="float" office:value="16.4719" calcext:value-type="float">
            <text:p>16,4719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8131" calcext:value-type="float">
            <text:p>4,28131E-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6.8238" calcext:value-type="float">
            <text:p>16,8238</text:p>
          </table:table-cell>
          <table:table-cell table:number-columns-repeated="2" office:value-type="float" office:value="27.5154" calcext:value-type="float">
            <text:p>27,5154</text:p>
          </table:table-cell>
          <table:table-cell office:value-type="float" office:value="0.0000000000000428473" calcext:value-type="float">
            <text:p>4,28473E-14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cities2 iters" table:style-name="ta1">
        <table:shapes>
          <draw:frame draw:z-index="0" draw:style-name="gr1" draw:text-style-name="P1" svg:width="159.79mm" svg:height="122.7mm" svg:x="226.07mm" svg:y="31.61mm">
            <loext:p draw:notify-on-update-of-ranges="'1-1000 iters 10 ants '.F1:'1-1000 iters 10 ants '.F70 '1-1000 iters 10 ants '.C1:'1-1000 iters 10 ants '.C70 'cities2 iters'.F1:'cities2 iters'.F70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159.79mm" svg:height="122.72mm" svg:x="387.67mm" svg:y="32.5mm">
            <loext:p draw:notify-on-update-of-ranges="'1-1000 iters 10 ants '.C1:'1-1000 iters 10 ants '.C70 '1-1000 iters 10 ants '.C1:'1-1000 iters 10 ants '.C70 'cities2 iters'.G1:'cities2 iters'.G70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P. Size</text:p>
          </table:table-cell>
          <table:table-cell office:value-type="string" calcext:value-type="string">
            <text:p>N Ants</text:p>
          </table:table-cell>
          <table:table-cell office:value-type="string" calcext:value-type="string">
            <text:p>N Iters</text:p>
          </table:table-cell>
          <table:table-cell office:value-type="string" calcext:value-type="string">
            <text:p>Exec T</text:p>
          </table:table-cell>
          <table:table-cell office:value-type="string" calcext:value-type="string">
            <text:p>Best f</text:p>
          </table:table-cell>
          <table:table-cell office:value-type="string" calcext:value-type="string">
            <text:p>Mean f</text:p>
          </table:table-cell>
          <table:table-cell office:value-type="string" calcext:value-type="string">
            <text:p>Sigma f</text:p>
          </table:table-cell>
          <table:table-cell office:value-type="string" calcext:value-type="string">
            <text:p>N Tes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61859" calcext:value-type="float">
            <text:p>0,61859</text:p>
          </table:table-cell>
          <table:table-cell office:value-type="float" office:value="3.12264" calcext:value-type="float">
            <text:p>3,12264</text:p>
          </table:table-cell>
          <table:table-cell office:value-type="float" office:value="3.42937" calcext:value-type="float">
            <text:p>3,42937</text:p>
          </table:table-cell>
          <table:table-cell office:value-type="float" office:value="0.149786" calcext:value-type="float">
            <text:p>0,1497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5667" calcext:value-type="float">
            <text:p>0,5667</text:p>
          </table:table-cell>
          <table:table-cell office:value-type="float" office:value="3.12115" calcext:value-type="float">
            <text:p>3,12115</text:p>
          </table:table-cell>
          <table:table-cell office:value-type="float" office:value="3.34999" calcext:value-type="float">
            <text:p>3,34999</text:p>
          </table:table-cell>
          <table:table-cell office:value-type="float" office:value="0.110854" calcext:value-type="float">
            <text:p>0,1108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53221" calcext:value-type="float">
            <text:p>0,53221</text:p>
          </table:table-cell>
          <table:table-cell office:value-type="float" office:value="3.00589" calcext:value-type="float">
            <text:p>3,00589</text:p>
          </table:table-cell>
          <table:table-cell office:value-type="float" office:value="3.31302" calcext:value-type="float">
            <text:p>3,31302</text:p>
          </table:table-cell>
          <table:table-cell office:value-type="float" office:value="0.103897" calcext:value-type="float">
            <text:p>0,1038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56906" calcext:value-type="float">
            <text:p>0,56906</text:p>
          </table:table-cell>
          <table:table-cell office:value-type="float" office:value="2.92433" calcext:value-type="float">
            <text:p>2,92433</text:p>
          </table:table-cell>
          <table:table-cell office:value-type="float" office:value="3.27619" calcext:value-type="float">
            <text:p>3,27619</text:p>
          </table:table-cell>
          <table:table-cell office:value-type="float" office:value="0.117086" calcext:value-type="float">
            <text:p>0,1170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66394" calcext:value-type="float">
            <text:p>0,66394</text:p>
          </table:table-cell>
          <table:table-cell office:value-type="float" office:value="3.02929" calcext:value-type="float">
            <text:p>3,02929</text:p>
          </table:table-cell>
          <table:table-cell office:value-type="float" office:value="3.27207" calcext:value-type="float">
            <text:p>3,27207</text:p>
          </table:table-cell>
          <table:table-cell office:value-type="float" office:value="0.0951345" calcext:value-type="float">
            <text:p>0,09513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76171" calcext:value-type="float">
            <text:p>0,76171</text:p>
          </table:table-cell>
          <table:table-cell office:value-type="float" office:value="2.90249" calcext:value-type="float">
            <text:p>2,90249</text:p>
          </table:table-cell>
          <table:table-cell office:value-type="float" office:value="3.23849" calcext:value-type="float">
            <text:p>3,23849</text:p>
          </table:table-cell>
          <table:table-cell office:value-type="float" office:value="0.108946" calcext:value-type="float">
            <text:p>0,1089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84702" calcext:value-type="float">
            <text:p>0,84702</text:p>
          </table:table-cell>
          <table:table-cell office:value-type="float" office:value="2.93102" calcext:value-type="float">
            <text:p>2,93102</text:p>
          </table:table-cell>
          <table:table-cell office:value-type="float" office:value="3.22716" calcext:value-type="float">
            <text:p>3,22716</text:p>
          </table:table-cell>
          <table:table-cell office:value-type="float" office:value="0.107274" calcext:value-type="float">
            <text:p>0,1072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94828" calcext:value-type="float">
            <text:p>0,94828</text:p>
          </table:table-cell>
          <table:table-cell office:value-type="float" office:value="2.96329" calcext:value-type="float">
            <text:p>2,96329</text:p>
          </table:table-cell>
          <table:table-cell office:value-type="float" office:value="3.22161" calcext:value-type="float">
            <text:p>3,22161</text:p>
          </table:table-cell>
          <table:table-cell office:value-type="float" office:value="0.0971815" calcext:value-type="float">
            <text:p>0,09718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03877" calcext:value-type="float">
            <text:p>1,03877</text:p>
          </table:table-cell>
          <table:table-cell office:value-type="float" office:value="2.9516" calcext:value-type="float">
            <text:p>2,9516</text:p>
          </table:table-cell>
          <table:table-cell office:value-type="float" office:value="3.23919" calcext:value-type="float">
            <text:p>3,23919</text:p>
          </table:table-cell>
          <table:table-cell office:value-type="float" office:value="0.0820176" calcext:value-type="float">
            <text:p>0,08201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13049" calcext:value-type="float">
            <text:p>1,13049</text:p>
          </table:table-cell>
          <table:table-cell office:value-type="float" office:value="2.98568" calcext:value-type="float">
            <text:p>2,98568</text:p>
          </table:table-cell>
          <table:table-cell office:value-type="float" office:value="3.20201" calcext:value-type="float">
            <text:p>3,20201</text:p>
          </table:table-cell>
          <table:table-cell office:value-type="float" office:value="0.0914526" calcext:value-type="float">
            <text:p>0,09145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.22538" calcext:value-type="float">
            <text:p>1,22538</text:p>
          </table:table-cell>
          <table:table-cell office:value-type="float" office:value="2.90388" calcext:value-type="float">
            <text:p>2,90388</text:p>
          </table:table-cell>
          <table:table-cell office:value-type="float" office:value="3.19754" calcext:value-type="float">
            <text:p>3,19754</text:p>
          </table:table-cell>
          <table:table-cell office:value-type="float" office:value="0.0967983" calcext:value-type="float">
            <text:p>0,09679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30691" calcext:value-type="float">
            <text:p>1,30691</text:p>
          </table:table-cell>
          <table:table-cell office:value-type="float" office:value="2.98568" calcext:value-type="float">
            <text:p>2,98568</text:p>
          </table:table-cell>
          <table:table-cell office:value-type="float" office:value="3.19601" calcext:value-type="float">
            <text:p>3,19601</text:p>
          </table:table-cell>
          <table:table-cell office:value-type="float" office:value="0.0860681" calcext:value-type="float">
            <text:p>0,08606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41373" calcext:value-type="float">
            <text:p>1,41373</text:p>
          </table:table-cell>
          <table:table-cell office:value-type="float" office:value="2.98571" calcext:value-type="float">
            <text:p>2,98571</text:p>
          </table:table-cell>
          <table:table-cell office:value-type="float" office:value="3.19323" calcext:value-type="float">
            <text:p>3,19323</text:p>
          </table:table-cell>
          <table:table-cell office:value-type="float" office:value="0.0875968" calcext:value-type="float">
            <text:p>0,08759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50534" calcext:value-type="float">
            <text:p>1,50534</text:p>
          </table:table-cell>
          <table:table-cell office:value-type="float" office:value="2.91889" calcext:value-type="float">
            <text:p>2,91889</text:p>
          </table:table-cell>
          <table:table-cell office:value-type="float" office:value="3.18928" calcext:value-type="float">
            <text:p>3,18928</text:p>
          </table:table-cell>
          <table:table-cell office:value-type="float" office:value="0.0851264" calcext:value-type="float">
            <text:p>0,08512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58753" calcext:value-type="float">
            <text:p>1,58753</text:p>
          </table:table-cell>
          <table:table-cell office:value-type="float" office:value="2.96425" calcext:value-type="float">
            <text:p>2,96425</text:p>
          </table:table-cell>
          <table:table-cell office:value-type="float" office:value="3.19254" calcext:value-type="float">
            <text:p>3,19254</text:p>
          </table:table-cell>
          <table:table-cell office:value-type="float" office:value="0.0831699" calcext:value-type="float">
            <text:p>0,08316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68736" calcext:value-type="float">
            <text:p>1,68736</text:p>
          </table:table-cell>
          <table:table-cell office:value-type="float" office:value="2.94291" calcext:value-type="float">
            <text:p>2,94291</text:p>
          </table:table-cell>
          <table:table-cell office:value-type="float" office:value="3.16803" calcext:value-type="float">
            <text:p>3,16803</text:p>
          </table:table-cell>
          <table:table-cell office:value-type="float" office:value="0.0862987" calcext:value-type="float">
            <text:p>0,08629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785" calcext:value-type="float">
            <text:p>1,785</text:p>
          </table:table-cell>
          <table:table-cell office:value-type="float" office:value="2.94234" calcext:value-type="float">
            <text:p>2,94234</text:p>
          </table:table-cell>
          <table:table-cell office:value-type="float" office:value="3.16513" calcext:value-type="float">
            <text:p>3,16513</text:p>
          </table:table-cell>
          <table:table-cell office:value-type="float" office:value="0.0777322" calcext:value-type="float">
            <text:p>0,07773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.87237" calcext:value-type="float">
            <text:p>1,87237</text:p>
          </table:table-cell>
          <table:table-cell office:value-type="float" office:value="2.9445" calcext:value-type="float">
            <text:p>2,9445</text:p>
          </table:table-cell>
          <table:table-cell office:value-type="float" office:value="3.1624" calcext:value-type="float">
            <text:p>3,1624</text:p>
          </table:table-cell>
          <table:table-cell office:value-type="float" office:value="0.08348" calcext:value-type="float">
            <text:p>0,083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.95935" calcext:value-type="float">
            <text:p>1,95935</text:p>
          </table:table-cell>
          <table:table-cell office:value-type="float" office:value="2.97176" calcext:value-type="float">
            <text:p>2,97176</text:p>
          </table:table-cell>
          <table:table-cell office:value-type="float" office:value="3.15204" calcext:value-type="float">
            <text:p>3,15204</text:p>
          </table:table-cell>
          <table:table-cell office:value-type="float" office:value="0.0808253" calcext:value-type="float">
            <text:p>0,08082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.0486" calcext:value-type="float">
            <text:p>2,0486</text:p>
          </table:table-cell>
          <table:table-cell office:value-type="float" office:value="2.92215" calcext:value-type="float">
            <text:p>2,92215</text:p>
          </table:table-cell>
          <table:table-cell office:value-type="float" office:value="3.15444" calcext:value-type="float">
            <text:p>3,15444</text:p>
          </table:table-cell>
          <table:table-cell office:value-type="float" office:value="0.0839153" calcext:value-type="float">
            <text:p>0,08391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.88073" calcext:value-type="float">
            <text:p>3,88073</text:p>
          </table:table-cell>
          <table:table-cell office:value-type="float" office:value="2.91928" calcext:value-type="float">
            <text:p>2,91928</text:p>
          </table:table-cell>
          <table:table-cell office:value-type="float" office:value="3.11642" calcext:value-type="float">
            <text:p>3,11642</text:p>
          </table:table-cell>
          <table:table-cell office:value-type="float" office:value="0.080299" calcext:value-type="float">
            <text:p>0,0802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.73018" calcext:value-type="float">
            <text:p>5,73018</text:p>
          </table:table-cell>
          <table:table-cell office:value-type="float" office:value="2.92647" calcext:value-type="float">
            <text:p>2,92647</text:p>
          </table:table-cell>
          <table:table-cell office:value-type="float" office:value="3.07661" calcext:value-type="float">
            <text:p>3,07661</text:p>
          </table:table-cell>
          <table:table-cell office:value-type="float" office:value="0.0694144" calcext:value-type="float">
            <text:p>0,06941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7.53105" calcext:value-type="float">
            <text:p>7,53105</text:p>
          </table:table-cell>
          <table:table-cell office:value-type="float" office:value="2.8552" calcext:value-type="float">
            <text:p>2,8552</text:p>
          </table:table-cell>
          <table:table-cell office:value-type="float" office:value="3.06911" calcext:value-type="float">
            <text:p>3,06911</text:p>
          </table:table-cell>
          <table:table-cell office:value-type="float" office:value="0.0688496" calcext:value-type="float">
            <text:p>0,06884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.35981" calcext:value-type="float">
            <text:p>9,35981</text:p>
          </table:table-cell>
          <table:table-cell office:value-type="float" office:value="2.87183" calcext:value-type="float">
            <text:p>2,87183</text:p>
          </table:table-cell>
          <table:table-cell office:value-type="float" office:value="3.05666" calcext:value-type="float">
            <text:p>3,05666</text:p>
          </table:table-cell>
          <table:table-cell office:value-type="float" office:value="0.0609907" calcext:value-type="float">
            <text:p>0,06099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1.1946" calcext:value-type="float">
            <text:p>11,1946</text:p>
          </table:table-cell>
          <table:table-cell office:value-type="float" office:value="2.89474" calcext:value-type="float">
            <text:p>2,89474</text:p>
          </table:table-cell>
          <table:table-cell office:value-type="float" office:value="3.04327" calcext:value-type="float">
            <text:p>3,04327</text:p>
          </table:table-cell>
          <table:table-cell office:value-type="float" office:value="0.0657468" calcext:value-type="float">
            <text:p>0,06574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3.0111" calcext:value-type="float">
            <text:p>13,0111</text:p>
          </table:table-cell>
          <table:table-cell office:value-type="float" office:value="2.87668" calcext:value-type="float">
            <text:p>2,87668</text:p>
          </table:table-cell>
          <table:table-cell office:value-type="float" office:value="3.03525" calcext:value-type="float">
            <text:p>3,03525</text:p>
          </table:table-cell>
          <table:table-cell office:value-type="float" office:value="0.058604" calcext:value-type="float">
            <text:p>0,0586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4.8363" calcext:value-type="float">
            <text:p>14,8363</text:p>
          </table:table-cell>
          <table:table-cell office:value-type="float" office:value="2.86146" calcext:value-type="float">
            <text:p>2,86146</text:p>
          </table:table-cell>
          <table:table-cell office:value-type="float" office:value="3.02725" calcext:value-type="float">
            <text:p>3,02725</text:p>
          </table:table-cell>
          <table:table-cell office:value-type="float" office:value="0.0623151" calcext:value-type="float">
            <text:p>0,06231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6.695" calcext:value-type="float">
            <text:p>16,695</text:p>
          </table:table-cell>
          <table:table-cell office:value-type="float" office:value="2.86003" calcext:value-type="float">
            <text:p>2,86003</text:p>
          </table:table-cell>
          <table:table-cell office:value-type="float" office:value="3.03133" calcext:value-type="float">
            <text:p>3,03133</text:p>
          </table:table-cell>
          <table:table-cell office:value-type="float" office:value="0.0529552" calcext:value-type="float">
            <text:p>0,05295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8.5221" calcext:value-type="float">
            <text:p>18,5221</text:p>
          </table:table-cell>
          <table:table-cell office:value-type="float" office:value="2.88642" calcext:value-type="float">
            <text:p>2,88642</text:p>
          </table:table-cell>
          <table:table-cell office:value-type="float" office:value="3.01453" calcext:value-type="float">
            <text:p>3,01453</text:p>
          </table:table-cell>
          <table:table-cell office:value-type="float" office:value="0.0592879" calcext:value-type="float">
            <text:p>0,05928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20.3355" calcext:value-type="float">
            <text:p>20,3355</text:p>
          </table:table-cell>
          <table:table-cell office:value-type="float" office:value="2.84531" calcext:value-type="float">
            <text:p>2,84531</text:p>
          </table:table-cell>
          <table:table-cell office:value-type="float" office:value="3.0268" calcext:value-type="float">
            <text:p>3,0268</text:p>
          </table:table-cell>
          <table:table-cell office:value-type="float" office:value="0.0542757" calcext:value-type="float">
            <text:p>0,05427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22.1252" calcext:value-type="float">
            <text:p>22,1252</text:p>
          </table:table-cell>
          <table:table-cell office:value-type="float" office:value="2.80999" calcext:value-type="float">
            <text:p>2,80999</text:p>
          </table:table-cell>
          <table:table-cell office:value-type="float" office:value="3.0129" calcext:value-type="float">
            <text:p>3,0129</text:p>
          </table:table-cell>
          <table:table-cell office:value-type="float" office:value="0.0585263" calcext:value-type="float">
            <text:p>0,05852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24.0097" calcext:value-type="float">
            <text:p>24,0097</text:p>
          </table:table-cell>
          <table:table-cell office:value-type="float" office:value="2.85802" calcext:value-type="float">
            <text:p>2,85802</text:p>
          </table:table-cell>
          <table:table-cell office:value-type="float" office:value="3.01116" calcext:value-type="float">
            <text:p>3,01116</text:p>
          </table:table-cell>
          <table:table-cell office:value-type="float" office:value="0.0565239" calcext:value-type="float">
            <text:p>0,05652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 office:value-type="float" office:value="25.7998" calcext:value-type="float">
            <text:p>25,7998</text:p>
          </table:table-cell>
          <table:table-cell office:value-type="float" office:value="2.815" calcext:value-type="float">
            <text:p>2,815</text:p>
          </table:table-cell>
          <table:table-cell office:value-type="float" office:value="3.00135" calcext:value-type="float">
            <text:p>3,00135</text:p>
          </table:table-cell>
          <table:table-cell office:value-type="float" office:value="0.0539298" calcext:value-type="float">
            <text:p>0,05392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27.9904" calcext:value-type="float">
            <text:p>27,9904</text:p>
          </table:table-cell>
          <table:table-cell office:value-type="float" office:value="2.85161" calcext:value-type="float">
            <text:p>2,85161</text:p>
          </table:table-cell>
          <table:table-cell office:value-type="float" office:value="2.99876" calcext:value-type="float">
            <text:p>2,99876</text:p>
          </table:table-cell>
          <table:table-cell office:value-type="float" office:value="0.0461975" calcext:value-type="float">
            <text:p>0,04619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29.2792" calcext:value-type="float">
            <text:p>29,2792</text:p>
          </table:table-cell>
          <table:table-cell office:value-type="float" office:value="2.85299" calcext:value-type="float">
            <text:p>2,85299</text:p>
          </table:table-cell>
          <table:table-cell office:value-type="float" office:value="3.00876" calcext:value-type="float">
            <text:p>3,00876</text:p>
          </table:table-cell>
          <table:table-cell office:value-type="float" office:value="0.0498356" calcext:value-type="float">
            <text:p>0,04983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  <table:table-cell office:value-type="float" office:value="31.1753" calcext:value-type="float">
            <text:p>31,1753</text:p>
          </table:table-cell>
          <table:table-cell office:value-type="float" office:value="2.85457" calcext:value-type="float">
            <text:p>2,85457</text:p>
          </table:table-cell>
          <table:table-cell office:value-type="float" office:value="3.00172" calcext:value-type="float">
            <text:p>3,00172</text:p>
          </table:table-cell>
          <table:table-cell office:value-type="float" office:value="0.0415164" calcext:value-type="float">
            <text:p>0,04151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33.1774" calcext:value-type="float">
            <text:p>33,1774</text:p>
          </table:table-cell>
          <table:table-cell office:value-type="float" office:value="2.79504" calcext:value-type="float">
            <text:p>2,79504</text:p>
          </table:table-cell>
          <table:table-cell office:value-type="float" office:value="2.99302" calcext:value-type="float">
            <text:p>2,99302</text:p>
          </table:table-cell>
          <table:table-cell office:value-type="float" office:value="0.0572565" calcext:value-type="float">
            <text:p>0,05725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380" calcext:value-type="float">
            <text:p>380</text:p>
          </table:table-cell>
          <table:table-cell office:value-type="float" office:value="34.7331" calcext:value-type="float">
            <text:p>34,7331</text:p>
          </table:table-cell>
          <table:table-cell office:value-type="float" office:value="2.87511" calcext:value-type="float">
            <text:p>2,87511</text:p>
          </table:table-cell>
          <table:table-cell office:value-type="float" office:value="2.99118" calcext:value-type="float">
            <text:p>2,99118</text:p>
          </table:table-cell>
          <table:table-cell office:value-type="float" office:value="0.0495392" calcext:value-type="float">
            <text:p>0,04953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36.7365" calcext:value-type="float">
            <text:p>36,7365</text:p>
          </table:table-cell>
          <table:table-cell office:value-type="float" office:value="2.85883" calcext:value-type="float">
            <text:p>2,85883</text:p>
          </table:table-cell>
          <table:table-cell office:value-type="float" office:value="2.98953" calcext:value-type="float">
            <text:p>2,98953</text:p>
          </table:table-cell>
          <table:table-cell office:value-type="float" office:value="0.0460526" calcext:value-type="float">
            <text:p>0,04605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20" calcext:value-type="float">
            <text:p>420</text:p>
          </table:table-cell>
          <table:table-cell office:value-type="float" office:value="38.1821" calcext:value-type="float">
            <text:p>38,1821</text:p>
          </table:table-cell>
          <table:table-cell office:value-type="float" office:value="2.80309" calcext:value-type="float">
            <text:p>2,80309</text:p>
          </table:table-cell>
          <table:table-cell office:value-type="float" office:value="2.99161" calcext:value-type="float">
            <text:p>2,99161</text:p>
          </table:table-cell>
          <table:table-cell office:value-type="float" office:value="0.0522587" calcext:value-type="float">
            <text:p>0,05225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office:value-type="float" office:value="40.0297" calcext:value-type="float">
            <text:p>40,0297</text:p>
          </table:table-cell>
          <table:table-cell office:value-type="float" office:value="2.86069" calcext:value-type="float">
            <text:p>2,86069</text:p>
          </table:table-cell>
          <table:table-cell office:value-type="float" office:value="2.98795" calcext:value-type="float">
            <text:p>2,98795</text:p>
          </table:table-cell>
          <table:table-cell office:value-type="float" office:value="0.0463683" calcext:value-type="float">
            <text:p>0,04636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60" calcext:value-type="float">
            <text:p>460</text:p>
          </table:table-cell>
          <table:table-cell office:value-type="float" office:value="41.7374" calcext:value-type="float">
            <text:p>41,7374</text:p>
          </table:table-cell>
          <table:table-cell office:value-type="float" office:value="2.84627" calcext:value-type="float">
            <text:p>2,84627</text:p>
          </table:table-cell>
          <table:table-cell office:value-type="float" office:value="2.99405" calcext:value-type="float">
            <text:p>2,99405</text:p>
          </table:table-cell>
          <table:table-cell office:value-type="float" office:value="0.052957" calcext:value-type="float">
            <text:p>0,0529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float" office:value="43.6536" calcext:value-type="float">
            <text:p>43,6536</text:p>
          </table:table-cell>
          <table:table-cell office:value-type="float" office:value="2.83998" calcext:value-type="float">
            <text:p>2,83998</text:p>
          </table:table-cell>
          <table:table-cell office:value-type="float" office:value="2.9875" calcext:value-type="float">
            <text:p>2,9875</text:p>
          </table:table-cell>
          <table:table-cell office:value-type="float" office:value="0.0539092" calcext:value-type="float">
            <text:p>0,05390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5.3821" calcext:value-type="float">
            <text:p>45,3821</text:p>
          </table:table-cell>
          <table:table-cell office:value-type="float" office:value="2.80789" calcext:value-type="float">
            <text:p>2,80789</text:p>
          </table:table-cell>
          <table:table-cell office:value-type="float" office:value="2.98278" calcext:value-type="float">
            <text:p>2,98278</text:p>
          </table:table-cell>
          <table:table-cell office:value-type="float" office:value="0.0566938" calcext:value-type="float">
            <text:p>0,05669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office:value-type="float" office:value="47.9623" calcext:value-type="float">
            <text:p>47,9623</text:p>
          </table:table-cell>
          <table:table-cell office:value-type="float" office:value="2.81946" calcext:value-type="float">
            <text:p>2,81946</text:p>
          </table:table-cell>
          <table:table-cell office:value-type="float" office:value="2.9933" calcext:value-type="float">
            <text:p>2,9933</text:p>
          </table:table-cell>
          <table:table-cell office:value-type="float" office:value="0.0476843" calcext:value-type="float">
            <text:p>0,04768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540" calcext:value-type="float">
            <text:p>540</text:p>
          </table:table-cell>
          <table:table-cell office:value-type="float" office:value="49.2316" calcext:value-type="float">
            <text:p>49,2316</text:p>
          </table:table-cell>
          <table:table-cell office:value-type="float" office:value="2.83623" calcext:value-type="float">
            <text:p>2,83623</text:p>
          </table:table-cell>
          <table:table-cell office:value-type="float" office:value="2.97726" calcext:value-type="float">
            <text:p>2,97726</text:p>
          </table:table-cell>
          <table:table-cell office:value-type="float" office:value="0.0467557" calcext:value-type="float">
            <text:p>0,04675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560" calcext:value-type="float">
            <text:p>560</text:p>
          </table:table-cell>
          <table:table-cell office:value-type="float" office:value="50.8995" calcext:value-type="float">
            <text:p>50,8995</text:p>
          </table:table-cell>
          <table:table-cell office:value-type="float" office:value="2.83507" calcext:value-type="float">
            <text:p>2,83507</text:p>
          </table:table-cell>
          <table:table-cell office:value-type="float" office:value="2.9773" calcext:value-type="float">
            <text:p>2,9773</text:p>
          </table:table-cell>
          <table:table-cell office:value-type="float" office:value="0.0450522" calcext:value-type="float">
            <text:p>0,04505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580" calcext:value-type="float">
            <text:p>580</text:p>
          </table:table-cell>
          <table:table-cell office:value-type="float" office:value="53.1689" calcext:value-type="float">
            <text:p>53,1689</text:p>
          </table:table-cell>
          <table:table-cell office:value-type="float" office:value="2.80445" calcext:value-type="float">
            <text:p>2,80445</text:p>
          </table:table-cell>
          <table:table-cell office:value-type="float" office:value="2.97786" calcext:value-type="float">
            <text:p>2,97786</text:p>
          </table:table-cell>
          <table:table-cell office:value-type="float" office:value="0.0520913" calcext:value-type="float">
            <text:p>0,05209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float" office:value="54.9685" calcext:value-type="float">
            <text:p>54,9685</text:p>
          </table:table-cell>
          <table:table-cell office:value-type="float" office:value="2.88549" calcext:value-type="float">
            <text:p>2,88549</text:p>
          </table:table-cell>
          <table:table-cell office:value-type="float" office:value="2.98118" calcext:value-type="float">
            <text:p>2,98118</text:p>
          </table:table-cell>
          <table:table-cell office:value-type="float" office:value="0.0407916" calcext:value-type="float">
            <text:p>0,04079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620" calcext:value-type="float">
            <text:p>620</text:p>
          </table:table-cell>
          <table:table-cell office:value-type="float" office:value="56.6367" calcext:value-type="float">
            <text:p>56,6367</text:p>
          </table:table-cell>
          <table:table-cell office:value-type="float" office:value="2.8447" calcext:value-type="float">
            <text:p>2,8447</text:p>
          </table:table-cell>
          <table:table-cell office:value-type="float" office:value="2.96673" calcext:value-type="float">
            <text:p>2,96673</text:p>
          </table:table-cell>
          <table:table-cell office:value-type="float" office:value="0.0467559" calcext:value-type="float">
            <text:p>0,04675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58.9499" calcext:value-type="float">
            <text:p>58,9499</text:p>
          </table:table-cell>
          <table:table-cell office:value-type="float" office:value="2.86274" calcext:value-type="float">
            <text:p>2,86274</text:p>
          </table:table-cell>
          <table:table-cell office:value-type="float" office:value="2.98149" calcext:value-type="float">
            <text:p>2,98149</text:p>
          </table:table-cell>
          <table:table-cell office:value-type="float" office:value="0.0426945" calcext:value-type="float">
            <text:p>0,04269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660" calcext:value-type="float">
            <text:p>660</text:p>
          </table:table-cell>
          <table:table-cell office:value-type="float" office:value="60.4234" calcext:value-type="float">
            <text:p>60,4234</text:p>
          </table:table-cell>
          <table:table-cell office:value-type="float" office:value="2.88057" calcext:value-type="float">
            <text:p>2,88057</text:p>
          </table:table-cell>
          <table:table-cell office:value-type="float" office:value="2.97133" calcext:value-type="float">
            <text:p>2,97133</text:p>
          </table:table-cell>
          <table:table-cell office:value-type="float" office:value="0.0404389" calcext:value-type="float">
            <text:p>0,04043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680" calcext:value-type="float">
            <text:p>680</text:p>
          </table:table-cell>
          <table:table-cell office:value-type="float" office:value="62.054" calcext:value-type="float">
            <text:p>62,054</text:p>
          </table:table-cell>
          <table:table-cell office:value-type="float" office:value="2.82723" calcext:value-type="float">
            <text:p>2,82723</text:p>
          </table:table-cell>
          <table:table-cell office:value-type="float" office:value="2.97143" calcext:value-type="float">
            <text:p>2,97143</text:p>
          </table:table-cell>
          <table:table-cell office:value-type="float" office:value="0.0474756" calcext:value-type="float">
            <text:p>0,04747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float" office:value="63.347" calcext:value-type="float">
            <text:p>63,347</text:p>
          </table:table-cell>
          <table:table-cell office:value-type="float" office:value="2.76613" calcext:value-type="float">
            <text:p>2,76613</text:p>
          </table:table-cell>
          <table:table-cell office:value-type="float" office:value="2.9741" calcext:value-type="float">
            <text:p>2,9741</text:p>
          </table:table-cell>
          <table:table-cell office:value-type="float" office:value="0.0470486" calcext:value-type="float">
            <text:p>0,04704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720" calcext:value-type="float">
            <text:p>720</text:p>
          </table:table-cell>
          <table:table-cell office:value-type="float" office:value="66.7238" calcext:value-type="float">
            <text:p>66,7238</text:p>
          </table:table-cell>
          <table:table-cell office:value-type="float" office:value="2.86798" calcext:value-type="float">
            <text:p>2,86798</text:p>
          </table:table-cell>
          <table:table-cell office:value-type="float" office:value="2.97479" calcext:value-type="float">
            <text:p>2,97479</text:p>
          </table:table-cell>
          <table:table-cell office:value-type="float" office:value="0.0454065" calcext:value-type="float">
            <text:p>0,04540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740" calcext:value-type="float">
            <text:p>740</text:p>
          </table:table-cell>
          <table:table-cell office:value-type="float" office:value="68.2334" calcext:value-type="float">
            <text:p>68,2334</text:p>
          </table:table-cell>
          <table:table-cell office:value-type="float" office:value="2.83886" calcext:value-type="float">
            <text:p>2,83886</text:p>
          </table:table-cell>
          <table:table-cell office:value-type="float" office:value="2.96812" calcext:value-type="float">
            <text:p>2,96812</text:p>
          </table:table-cell>
          <table:table-cell office:value-type="float" office:value="0.0458371" calcext:value-type="float">
            <text:p>0,04583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760" calcext:value-type="float">
            <text:p>760</text:p>
          </table:table-cell>
          <table:table-cell office:value-type="float" office:value="69.3961" calcext:value-type="float">
            <text:p>69,3961</text:p>
          </table:table-cell>
          <table:table-cell office:value-type="float" office:value="2.79842" calcext:value-type="float">
            <text:p>2,79842</text:p>
          </table:table-cell>
          <table:table-cell office:value-type="float" office:value="2.96414" calcext:value-type="float">
            <text:p>2,96414</text:p>
          </table:table-cell>
          <table:table-cell office:value-type="float" office:value="0.054145" calcext:value-type="float">
            <text:p>0,0541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780" calcext:value-type="float">
            <text:p>780</text:p>
          </table:table-cell>
          <table:table-cell office:value-type="float" office:value="71.3126" calcext:value-type="float">
            <text:p>71,3126</text:p>
          </table:table-cell>
          <table:table-cell office:value-type="float" office:value="2.84448" calcext:value-type="float">
            <text:p>2,84448</text:p>
          </table:table-cell>
          <table:table-cell office:value-type="float" office:value="2.96661" calcext:value-type="float">
            <text:p>2,96661</text:p>
          </table:table-cell>
          <table:table-cell office:value-type="float" office:value="0.0426656" calcext:value-type="float">
            <text:p>0,04266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float" office:value="73.0152" calcext:value-type="float">
            <text:p>73,0152</text:p>
          </table:table-cell>
          <table:table-cell office:value-type="float" office:value="2.8079" calcext:value-type="float">
            <text:p>2,8079</text:p>
          </table:table-cell>
          <table:table-cell office:value-type="float" office:value="2.95715" calcext:value-type="float">
            <text:p>2,95715</text:p>
          </table:table-cell>
          <table:table-cell office:value-type="float" office:value="0.0508195" calcext:value-type="float">
            <text:p>0,05081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820" calcext:value-type="float">
            <text:p>820</text:p>
          </table:table-cell>
          <table:table-cell office:value-type="float" office:value="74.8326" calcext:value-type="float">
            <text:p>74,8326</text:p>
          </table:table-cell>
          <table:table-cell office:value-type="float" office:value="2.83652" calcext:value-type="float">
            <text:p>2,83652</text:p>
          </table:table-cell>
          <table:table-cell office:value-type="float" office:value="2.96326" calcext:value-type="float">
            <text:p>2,96326</text:p>
          </table:table-cell>
          <table:table-cell office:value-type="float" office:value="0.0528281" calcext:value-type="float">
            <text:p>0,05282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840" calcext:value-type="float">
            <text:p>840</text:p>
          </table:table-cell>
          <table:table-cell office:value-type="float" office:value="76.3773" calcext:value-type="float">
            <text:p>76,3773</text:p>
          </table:table-cell>
          <table:table-cell office:value-type="float" office:value="2.8363" calcext:value-type="float">
            <text:p>2,8363</text:p>
          </table:table-cell>
          <table:table-cell office:value-type="float" office:value="2.95368" calcext:value-type="float">
            <text:p>2,95368</text:p>
          </table:table-cell>
          <table:table-cell office:value-type="float" office:value="0.0498861" calcext:value-type="float">
            <text:p>0,04988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860" calcext:value-type="float">
            <text:p>860</text:p>
          </table:table-cell>
          <table:table-cell office:value-type="float" office:value="78.3196" calcext:value-type="float">
            <text:p>78,3196</text:p>
          </table:table-cell>
          <table:table-cell office:value-type="float" office:value="2.83942" calcext:value-type="float">
            <text:p>2,83942</text:p>
          </table:table-cell>
          <table:table-cell office:value-type="float" office:value="2.95128" calcext:value-type="float">
            <text:p>2,95128</text:p>
          </table:table-cell>
          <table:table-cell office:value-type="float" office:value="0.0466769" calcext:value-type="float">
            <text:p>0,04667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880" calcext:value-type="float">
            <text:p>880</text:p>
          </table:table-cell>
          <table:table-cell office:value-type="float" office:value="80.2121" calcext:value-type="float">
            <text:p>80,2121</text:p>
          </table:table-cell>
          <table:table-cell office:value-type="float" office:value="2.83369" calcext:value-type="float">
            <text:p>2,83369</text:p>
          </table:table-cell>
          <table:table-cell office:value-type="float" office:value="2.95344" calcext:value-type="float">
            <text:p>2,95344</text:p>
          </table:table-cell>
          <table:table-cell office:value-type="float" office:value="0.0471721" calcext:value-type="float">
            <text:p>0,04717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float" office:value="81.982" calcext:value-type="float">
            <text:p>81,982</text:p>
          </table:table-cell>
          <table:table-cell office:value-type="float" office:value="2.84674" calcext:value-type="float">
            <text:p>2,84674</text:p>
          </table:table-cell>
          <table:table-cell office:value-type="float" office:value="2.96066" calcext:value-type="float">
            <text:p>2,96066</text:p>
          </table:table-cell>
          <table:table-cell office:value-type="float" office:value="0.0436111" calcext:value-type="float">
            <text:p>0,04361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920" calcext:value-type="float">
            <text:p>920</text:p>
          </table:table-cell>
          <table:table-cell office:value-type="float" office:value="83.9089" calcext:value-type="float">
            <text:p>83,9089</text:p>
          </table:table-cell>
          <table:table-cell office:value-type="float" office:value="2.84519" calcext:value-type="float">
            <text:p>2,84519</text:p>
          </table:table-cell>
          <table:table-cell office:value-type="float" office:value="2.95677" calcext:value-type="float">
            <text:p>2,95677</text:p>
          </table:table-cell>
          <table:table-cell office:value-type="float" office:value="0.042057" calcext:value-type="float">
            <text:p>0,0420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940" calcext:value-type="float">
            <text:p>940</text:p>
          </table:table-cell>
          <table:table-cell office:value-type="float" office:value="85.7665" calcext:value-type="float">
            <text:p>85,7665</text:p>
          </table:table-cell>
          <table:table-cell office:value-type="float" office:value="2.83816" calcext:value-type="float">
            <text:p>2,83816</text:p>
          </table:table-cell>
          <table:table-cell office:value-type="float" office:value="2.95648" calcext:value-type="float">
            <text:p>2,95648</text:p>
          </table:table-cell>
          <table:table-cell office:value-type="float" office:value="0.0418461" calcext:value-type="float">
            <text:p>0,04184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960" calcext:value-type="float">
            <text:p>960</text:p>
          </table:table-cell>
          <table:table-cell office:value-type="float" office:value="87.3953" calcext:value-type="float">
            <text:p>87,3953</text:p>
          </table:table-cell>
          <table:table-cell office:value-type="float" office:value="2.83178" calcext:value-type="float">
            <text:p>2,83178</text:p>
          </table:table-cell>
          <table:table-cell office:value-type="float" office:value="2.95638" calcext:value-type="float">
            <text:p>2,95638</text:p>
          </table:table-cell>
          <table:table-cell office:value-type="float" office:value="0.0436514" calcext:value-type="float">
            <text:p>0,04365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980" calcext:value-type="float">
            <text:p>980</text:p>
          </table:table-cell>
          <table:table-cell office:value-type="float" office:value="89.2243" calcext:value-type="float">
            <text:p>89,2243</text:p>
          </table:table-cell>
          <table:table-cell office:value-type="float" office:value="2.82667" calcext:value-type="float">
            <text:p>2,82667</text:p>
          </table:table-cell>
          <table:table-cell office:value-type="float" office:value="2.965" calcext:value-type="float">
            <text:p>2,965</text:p>
          </table:table-cell>
          <table:table-cell office:value-type="float" office:value="0.0441304" calcext:value-type="float">
            <text:p>0,04413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90.8404" calcext:value-type="float">
            <text:p>90,8404</text:p>
          </table:table-cell>
          <table:table-cell office:value-type="float" office:value="2.81422" calcext:value-type="float">
            <text:p>2,81422</text:p>
          </table:table-cell>
          <table:table-cell office:value-type="float" office:value="2.95466" calcext:value-type="float">
            <text:p>2,95466</text:p>
          </table:table-cell>
          <table:table-cell office:value-type="float" office:value="0.0448108" calcext:value-type="float">
            <text:p>0,0448108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cities2 ants" table:style-name="ta1">
        <table:shapes>
          <draw:frame draw:z-index="0" draw:style-name="gr1" draw:text-style-name="P1" svg:width="159.79mm" svg:height="122.7mm" svg:x="248.36mm" svg:y="81.29mm">
            <loext:p draw:notify-on-update-of-ranges="'cities2 ants'.F2:'cities2 ants'.F70 '1-1000 iters 10 ants '.C1:'1-1000 iters 10 ants '.C70 'cities2 iters'.F1:'cities2 iters'.F70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draw:text-style-name="P1" svg:width="159.79mm" svg:height="122.72mm" svg:x="409.96mm" svg:y="82.18mm">
            <loext:p draw:notify-on-update-of-ranges="'1-1000 iters 10 ants '.C1:'1-1000 iters 10 ants '.C70 '1-1000 iters 10 ants '.C1:'1-1000 iters 10 ants '.C70 'cities2 ants'.G1:'cities2 ants'.G70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P. Size</text:p>
          </table:table-cell>
          <table:table-cell office:value-type="string" calcext:value-type="string">
            <text:p>N Ants</text:p>
          </table:table-cell>
          <table:table-cell office:value-type="string" calcext:value-type="string">
            <text:p>N Iters</text:p>
          </table:table-cell>
          <table:table-cell office:value-type="string" calcext:value-type="string">
            <text:p>Exec T</text:p>
          </table:table-cell>
          <table:table-cell office:value-type="string" calcext:value-type="string">
            <text:p>Best f</text:p>
          </table:table-cell>
          <table:table-cell office:value-type="string" calcext:value-type="string">
            <text:p>Mean f</text:p>
          </table:table-cell>
          <table:table-cell office:value-type="string" calcext:value-type="string">
            <text:p>Sigma f</text:p>
          </table:table-cell>
          <table:table-cell office:value-type="string" calcext:value-type="string">
            <text:p>N Tes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951" calcext:value-type="float">
            <text:p>0,3951</text:p>
          </table:table-cell>
          <table:table-cell office:value-type="float" office:value="3.13593" calcext:value-type="float">
            <text:p>3,13593</text:p>
          </table:table-cell>
          <table:table-cell office:value-type="float" office:value="3.48001" calcext:value-type="float">
            <text:p>3,48001</text:p>
          </table:table-cell>
          <table:table-cell office:value-type="float" office:value="0.14596" calcext:value-type="float">
            <text:p>0,145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43529" calcext:value-type="float">
            <text:p>0,43529</text:p>
          </table:table-cell>
          <table:table-cell office:value-type="float" office:value="3.0718" calcext:value-type="float">
            <text:p>3,0718</text:p>
          </table:table-cell>
          <table:table-cell office:value-type="float" office:value="3.37907" calcext:value-type="float">
            <text:p>3,37907</text:p>
          </table:table-cell>
          <table:table-cell office:value-type="float" office:value="0.119945" calcext:value-type="float">
            <text:p>0,1199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52065" calcext:value-type="float">
            <text:p>0,52065</text:p>
          </table:table-cell>
          <table:table-cell office:value-type="float" office:value="3.04034" calcext:value-type="float">
            <text:p>3,04034</text:p>
          </table:table-cell>
          <table:table-cell office:value-type="float" office:value="3.33306" calcext:value-type="float">
            <text:p>3,33306</text:p>
          </table:table-cell>
          <table:table-cell office:value-type="float" office:value="0.106543" calcext:value-type="float">
            <text:p>0,1065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60561" calcext:value-type="float">
            <text:p>0,60561</text:p>
          </table:table-cell>
          <table:table-cell office:value-type="float" office:value="3.07294" calcext:value-type="float">
            <text:p>3,07294</text:p>
          </table:table-cell>
          <table:table-cell office:value-type="float" office:value="3.28248" calcext:value-type="float">
            <text:p>3,28248</text:p>
          </table:table-cell>
          <table:table-cell office:value-type="float" office:value="0.0928194" calcext:value-type="float">
            <text:p>0,09281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69239" calcext:value-type="float">
            <text:p>0,69239</text:p>
          </table:table-cell>
          <table:table-cell office:value-type="float" office:value="3.01596" calcext:value-type="float">
            <text:p>3,01596</text:p>
          </table:table-cell>
          <table:table-cell office:value-type="float" office:value="3.28905" calcext:value-type="float">
            <text:p>3,28905</text:p>
          </table:table-cell>
          <table:table-cell office:value-type="float" office:value="0.0917682" calcext:value-type="float">
            <text:p>0,09176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78099" calcext:value-type="float">
            <text:p>0,78099</text:p>
          </table:table-cell>
          <table:table-cell office:value-type="float" office:value="3.01558" calcext:value-type="float">
            <text:p>3,01558</text:p>
          </table:table-cell>
          <table:table-cell office:value-type="float" office:value="3.25263" calcext:value-type="float">
            <text:p>3,25263</text:p>
          </table:table-cell>
          <table:table-cell office:value-type="float" office:value="0.101415" calcext:value-type="float">
            <text:p>0,1014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8632" calcext:value-type="float">
            <text:p>0,8632</text:p>
          </table:table-cell>
          <table:table-cell office:value-type="float" office:value="3.01984" calcext:value-type="float">
            <text:p>3,01984</text:p>
          </table:table-cell>
          <table:table-cell office:value-type="float" office:value="3.23074" calcext:value-type="float">
            <text:p>3,23074</text:p>
          </table:table-cell>
          <table:table-cell office:value-type="float" office:value="0.0917124" calcext:value-type="float">
            <text:p>0,09171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95807" calcext:value-type="float">
            <text:p>0,95807</text:p>
          </table:table-cell>
          <table:table-cell office:value-type="float" office:value="2.94447" calcext:value-type="float">
            <text:p>2,94447</text:p>
          </table:table-cell>
          <table:table-cell office:value-type="float" office:value="3.22592" calcext:value-type="float">
            <text:p>3,22592</text:p>
          </table:table-cell>
          <table:table-cell office:value-type="float" office:value="0.102018" calcext:value-type="float">
            <text:p>0,1020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.04297" calcext:value-type="float">
            <text:p>1,04297</text:p>
          </table:table-cell>
          <table:table-cell office:value-type="float" office:value="3.02285" calcext:value-type="float">
            <text:p>3,02285</text:p>
          </table:table-cell>
          <table:table-cell office:value-type="float" office:value="3.23111" calcext:value-type="float">
            <text:p>3,23111</text:p>
          </table:table-cell>
          <table:table-cell office:value-type="float" office:value="0.0894772" calcext:value-type="float">
            <text:p>0,08947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13425" calcext:value-type="float">
            <text:p>1,13425</text:p>
          </table:table-cell>
          <table:table-cell office:value-type="float" office:value="2.87206" calcext:value-type="float">
            <text:p>2,87206</text:p>
          </table:table-cell>
          <table:table-cell office:value-type="float" office:value="3.21887" calcext:value-type="float">
            <text:p>3,21887</text:p>
          </table:table-cell>
          <table:table-cell office:value-type="float" office:value="0.0853872" calcext:value-type="float">
            <text:p>0,08538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21361" calcext:value-type="float">
            <text:p>1,21361</text:p>
          </table:table-cell>
          <table:table-cell office:value-type="float" office:value="2.94655" calcext:value-type="float">
            <text:p>2,94655</text:p>
          </table:table-cell>
          <table:table-cell office:value-type="float" office:value="3.20126" calcext:value-type="float">
            <text:p>3,20126</text:p>
          </table:table-cell>
          <table:table-cell office:value-type="float" office:value="0.0895269" calcext:value-type="float">
            <text:p>0,08952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31203" calcext:value-type="float">
            <text:p>1,31203</text:p>
          </table:table-cell>
          <table:table-cell office:value-type="float" office:value="2.97091" calcext:value-type="float">
            <text:p>2,97091</text:p>
          </table:table-cell>
          <table:table-cell office:value-type="float" office:value="3.18167" calcext:value-type="float">
            <text:p>3,18167</text:p>
          </table:table-cell>
          <table:table-cell office:value-type="float" office:value="0.0889275" calcext:value-type="float">
            <text:p>0,08892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.39362" calcext:value-type="float">
            <text:p>1,39362</text:p>
          </table:table-cell>
          <table:table-cell office:value-type="float" office:value="2.94862" calcext:value-type="float">
            <text:p>2,94862</text:p>
          </table:table-cell>
          <table:table-cell office:value-type="float" office:value="3.17876" calcext:value-type="float">
            <text:p>3,17876</text:p>
          </table:table-cell>
          <table:table-cell office:value-type="float" office:value="0.0944674" calcext:value-type="float">
            <text:p>0,09446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.48023" calcext:value-type="float">
            <text:p>1,48023</text:p>
          </table:table-cell>
          <table:table-cell office:value-type="float" office:value="2.94801" calcext:value-type="float">
            <text:p>2,94801</text:p>
          </table:table-cell>
          <table:table-cell office:value-type="float" office:value="3.17965" calcext:value-type="float">
            <text:p>3,17965</text:p>
          </table:table-cell>
          <table:table-cell office:value-type="float" office:value="0.0913421" calcext:value-type="float">
            <text:p>0,09134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.57127" calcext:value-type="float">
            <text:p>1,57127</text:p>
          </table:table-cell>
          <table:table-cell office:value-type="float" office:value="2.88823" calcext:value-type="float">
            <text:p>2,88823</text:p>
          </table:table-cell>
          <table:table-cell office:value-type="float" office:value="3.17059" calcext:value-type="float">
            <text:p>3,17059</text:p>
          </table:table-cell>
          <table:table-cell office:value-type="float" office:value="0.093045" calcext:value-type="float">
            <text:p>0,0930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66113" calcext:value-type="float">
            <text:p>1,66113</text:p>
          </table:table-cell>
          <table:table-cell office:value-type="float" office:value="2.98653" calcext:value-type="float">
            <text:p>2,98653</text:p>
          </table:table-cell>
          <table:table-cell office:value-type="float" office:value="3.16995" calcext:value-type="float">
            <text:p>3,16995</text:p>
          </table:table-cell>
          <table:table-cell office:value-type="float" office:value="0.0786032" calcext:value-type="float">
            <text:p>0,07860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.74297" calcext:value-type="float">
            <text:p>1,74297</text:p>
          </table:table-cell>
          <table:table-cell office:value-type="float" office:value="2.99689" calcext:value-type="float">
            <text:p>2,99689</text:p>
          </table:table-cell>
          <table:table-cell office:value-type="float" office:value="3.18191" calcext:value-type="float">
            <text:p>3,18191</text:p>
          </table:table-cell>
          <table:table-cell office:value-type="float" office:value="0.0679256" calcext:value-type="float">
            <text:p>0,06792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.83618" calcext:value-type="float">
            <text:p>1,83618</text:p>
          </table:table-cell>
          <table:table-cell office:value-type="float" office:value="2.99666" calcext:value-type="float">
            <text:p>2,99666</text:p>
          </table:table-cell>
          <table:table-cell office:value-type="float" office:value="3.16363" calcext:value-type="float">
            <text:p>3,16363</text:p>
          </table:table-cell>
          <table:table-cell office:value-type="float" office:value="0.0701269" calcext:value-type="float">
            <text:p>0,07012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.92718" calcext:value-type="float">
            <text:p>1,92718</text:p>
          </table:table-cell>
          <table:table-cell office:value-type="float" office:value="2.90751" calcext:value-type="float">
            <text:p>2,90751</text:p>
          </table:table-cell>
          <table:table-cell office:value-type="float" office:value="3.16187" calcext:value-type="float">
            <text:p>3,16187</text:p>
          </table:table-cell>
          <table:table-cell office:value-type="float" office:value="0.0839724" calcext:value-type="float">
            <text:p>0,08397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.01421" calcext:value-type="float">
            <text:p>2,01421</text:p>
          </table:table-cell>
          <table:table-cell office:value-type="float" office:value="2.91603" calcext:value-type="float">
            <text:p>2,91603</text:p>
          </table:table-cell>
          <table:table-cell office:value-type="float" office:value="3.1549" calcext:value-type="float">
            <text:p>3,1549</text:p>
          </table:table-cell>
          <table:table-cell office:value-type="float" office:value="0.0784069" calcext:value-type="float">
            <text:p>0,07840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.7951" calcext:value-type="float">
            <text:p>3,7951</text:p>
          </table:table-cell>
          <table:table-cell office:value-type="float" office:value="2.9191" calcext:value-type="float">
            <text:p>2,9191</text:p>
          </table:table-cell>
          <table:table-cell office:value-type="float" office:value="3.10495" calcext:value-type="float">
            <text:p>3,10495</text:p>
          </table:table-cell>
          <table:table-cell office:value-type="float" office:value="0.0726846" calcext:value-type="float">
            <text:p>0,07268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.50945" calcext:value-type="float">
            <text:p>5,50945</text:p>
          </table:table-cell>
          <table:table-cell office:value-type="float" office:value="2.87031" calcext:value-type="float">
            <text:p>2,87031</text:p>
          </table:table-cell>
          <table:table-cell office:value-type="float" office:value="3.0797" calcext:value-type="float">
            <text:p>3,0797</text:p>
          </table:table-cell>
          <table:table-cell office:value-type="float" office:value="0.0702745" calcext:value-type="float">
            <text:p>0,07027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7.43352" calcext:value-type="float">
            <text:p>7,43352</text:p>
          </table:table-cell>
          <table:table-cell office:value-type="float" office:value="2.91427" calcext:value-type="float">
            <text:p>2,91427</text:p>
          </table:table-cell>
          <table:table-cell office:value-type="float" office:value="3.07611" calcext:value-type="float">
            <text:p>3,07611</text:p>
          </table:table-cell>
          <table:table-cell office:value-type="float" office:value="0.056647" calcext:value-type="float">
            <text:p>0,0566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.20227" calcext:value-type="float">
            <text:p>9,20227</text:p>
          </table:table-cell>
          <table:table-cell office:value-type="float" office:value="2.84457" calcext:value-type="float">
            <text:p>2,84457</text:p>
          </table:table-cell>
          <table:table-cell office:value-type="float" office:value="3.0576" calcext:value-type="float">
            <text:p>3,0576</text:p>
          </table:table-cell>
          <table:table-cell office:value-type="float" office:value="0.0727866" calcext:value-type="float">
            <text:p>0,07278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0.6525" calcext:value-type="float">
            <text:p>10,6525</text:p>
          </table:table-cell>
          <table:table-cell office:value-type="float" office:value="2.87434" calcext:value-type="float">
            <text:p>2,87434</text:p>
          </table:table-cell>
          <table:table-cell office:value-type="float" office:value="3.04502" calcext:value-type="float">
            <text:p>3,04502</text:p>
          </table:table-cell>
          <table:table-cell office:value-type="float" office:value="0.0630308" calcext:value-type="float">
            <text:p>0,06303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2.3754" calcext:value-type="float">
            <text:p>12,3754</text:p>
          </table:table-cell>
          <table:table-cell office:value-type="float" office:value="2.84472" calcext:value-type="float">
            <text:p>2,84472</text:p>
          </table:table-cell>
          <table:table-cell office:value-type="float" office:value="3.03369" calcext:value-type="float">
            <text:p>3,03369</text:p>
          </table:table-cell>
          <table:table-cell office:value-type="float" office:value="0.0679102" calcext:value-type="float">
            <text:p>0,0679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14.1839" calcext:value-type="float">
            <text:p>14,1839</text:p>
          </table:table-cell>
          <table:table-cell office:value-type="float" office:value="2.88312" calcext:value-type="float">
            <text:p>2,88312</text:p>
          </table:table-cell>
          <table:table-cell office:value-type="float" office:value="3.02771" calcext:value-type="float">
            <text:p>3,02771</text:p>
          </table:table-cell>
          <table:table-cell office:value-type="float" office:value="0.0552434" calcext:value-type="float">
            <text:p>0,05524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15.8799" calcext:value-type="float">
            <text:p>15,8799</text:p>
          </table:table-cell>
          <table:table-cell office:value-type="float" office:value="2.89239" calcext:value-type="float">
            <text:p>2,89239</text:p>
          </table:table-cell>
          <table:table-cell office:value-type="float" office:value="3.03339" calcext:value-type="float">
            <text:p>3,03339</text:p>
          </table:table-cell>
          <table:table-cell office:value-type="float" office:value="0.0486318" calcext:value-type="float">
            <text:p>0,04863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7.627" calcext:value-type="float">
            <text:p>17,627</text:p>
          </table:table-cell>
          <table:table-cell office:value-type="float" office:value="2.84101" calcext:value-type="float">
            <text:p>2,84101</text:p>
          </table:table-cell>
          <table:table-cell office:value-type="float" office:value="3.02449" calcext:value-type="float">
            <text:p>3,02449</text:p>
          </table:table-cell>
          <table:table-cell office:value-type="float" office:value="0.0541733" calcext:value-type="float">
            <text:p>0,05417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19.2471" calcext:value-type="float">
            <text:p>19,2471</text:p>
          </table:table-cell>
          <table:table-cell office:value-type="float" office:value="2.8882" calcext:value-type="float">
            <text:p>2,8882</text:p>
          </table:table-cell>
          <table:table-cell office:value-type="float" office:value="3.02032" calcext:value-type="float">
            <text:p>3,02032</text:p>
          </table:table-cell>
          <table:table-cell office:value-type="float" office:value="0.053221" calcext:value-type="float">
            <text:p>0,0532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20.9722" calcext:value-type="float">
            <text:p>20,9722</text:p>
          </table:table-cell>
          <table:table-cell office:value-type="float" office:value="2.84031" calcext:value-type="float">
            <text:p>2,84031</text:p>
          </table:table-cell>
          <table:table-cell office:value-type="float" office:value="3.01162" calcext:value-type="float">
            <text:p>3,01162</text:p>
          </table:table-cell>
          <table:table-cell office:value-type="float" office:value="0.0622522" calcext:value-type="float">
            <text:p>0,06225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office:value-type="float" office:value="22.9761" calcext:value-type="float">
            <text:p>22,9761</text:p>
          </table:table-cell>
          <table:table-cell office:value-type="float" office:value="2.87794" calcext:value-type="float">
            <text:p>2,87794</text:p>
          </table:table-cell>
          <table:table-cell office:value-type="float" office:value="3.00869" calcext:value-type="float">
            <text:p>3,00869</text:p>
          </table:table-cell>
          <table:table-cell office:value-type="float" office:value="0.0499318" calcext:value-type="float">
            <text:p>0,04993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office:value-type="float" office:value="25.2521" calcext:value-type="float">
            <text:p>25,2521</text:p>
          </table:table-cell>
          <table:table-cell office:value-type="float" office:value="2.8948" calcext:value-type="float">
            <text:p>2,8948</text:p>
          </table:table-cell>
          <table:table-cell office:value-type="float" office:value="3.0062" calcext:value-type="float">
            <text:p>3,0062</text:p>
          </table:table-cell>
          <table:table-cell office:value-type="float" office:value="0.046789" calcext:value-type="float">
            <text:p>0,0467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26.4508" calcext:value-type="float">
            <text:p>26,4508</text:p>
          </table:table-cell>
          <table:table-cell office:value-type="float" office:value="2.86743" calcext:value-type="float">
            <text:p>2,86743</text:p>
          </table:table-cell>
          <table:table-cell office:value-type="float" office:value="2.9991" calcext:value-type="float">
            <text:p>2,9991</text:p>
          </table:table-cell>
          <table:table-cell office:value-type="float" office:value="0.05383" calcext:value-type="float">
            <text:p>0,053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28.1944" calcext:value-type="float">
            <text:p>28,1944</text:p>
          </table:table-cell>
          <table:table-cell office:value-type="float" office:value="2.88685" calcext:value-type="float">
            <text:p>2,88685</text:p>
          </table:table-cell>
          <table:table-cell office:value-type="float" office:value="3.00502" calcext:value-type="float">
            <text:p>3,00502</text:p>
          </table:table-cell>
          <table:table-cell office:value-type="float" office:value="0.0535342" calcext:value-type="float">
            <text:p>0,05353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40" calcext:value-type="float">
            <text:p>340</text:p>
          </table:table-cell>
          <table:table-cell office:value-type="float" office:value="10" calcext:value-type="float">
            <text:p>10</text:p>
          </table:table-cell>
          <table:table-cell office:value-type="float" office:value="29.604" calcext:value-type="float">
            <text:p>29,604</text:p>
          </table:table-cell>
          <table:table-cell office:value-type="float" office:value="2.80992" calcext:value-type="float">
            <text:p>2,80992</text:p>
          </table:table-cell>
          <table:table-cell office:value-type="float" office:value="2.99722" calcext:value-type="float">
            <text:p>2,99722</text:p>
          </table:table-cell>
          <table:table-cell office:value-type="float" office:value="0.0545206" calcext:value-type="float">
            <text:p>0,05452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  <table:table-cell office:value-type="float" office:value="31.5401" calcext:value-type="float">
            <text:p>31,5401</text:p>
          </table:table-cell>
          <table:table-cell office:value-type="float" office:value="2.87041" calcext:value-type="float">
            <text:p>2,87041</text:p>
          </table:table-cell>
          <table:table-cell office:value-type="float" office:value="2.98629" calcext:value-type="float">
            <text:p>2,98629</text:p>
          </table:table-cell>
          <table:table-cell office:value-type="float" office:value="0.0529908" calcext:value-type="float">
            <text:p>0,05299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0" calcext:value-type="float">
            <text:p>380</text:p>
          </table:table-cell>
          <table:table-cell office:value-type="float" office:value="10" calcext:value-type="float">
            <text:p>10</text:p>
          </table:table-cell>
          <table:table-cell office:value-type="float" office:value="33.3637" calcext:value-type="float">
            <text:p>33,3637</text:p>
          </table:table-cell>
          <table:table-cell office:value-type="float" office:value="2.83578" calcext:value-type="float">
            <text:p>2,83578</text:p>
          </table:table-cell>
          <table:table-cell office:value-type="float" office:value="2.99174" calcext:value-type="float">
            <text:p>2,99174</text:p>
          </table:table-cell>
          <table:table-cell office:value-type="float" office:value="0.0515572" calcext:value-type="float">
            <text:p>0,05155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35.0066" calcext:value-type="float">
            <text:p>35,0066</text:p>
          </table:table-cell>
          <table:table-cell office:value-type="float" office:value="2.83179" calcext:value-type="float">
            <text:p>2,83179</text:p>
          </table:table-cell>
          <table:table-cell office:value-type="float" office:value="2.98502" calcext:value-type="float">
            <text:p>2,98502</text:p>
          </table:table-cell>
          <table:table-cell office:value-type="float" office:value="0.051874" calcext:value-type="float">
            <text:p>0,0518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office:value-type="float" office:value="36.4901" calcext:value-type="float">
            <text:p>36,4901</text:p>
          </table:table-cell>
          <table:table-cell office:value-type="float" office:value="2.87012" calcext:value-type="float">
            <text:p>2,87012</text:p>
          </table:table-cell>
          <table:table-cell office:value-type="float" office:value="2.98896" calcext:value-type="float">
            <text:p>2,98896</text:p>
          </table:table-cell>
          <table:table-cell office:value-type="float" office:value="0.0454572" calcext:value-type="float">
            <text:p>0,04545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0" calcext:value-type="float">
            <text:p>440</text:p>
          </table:table-cell>
          <table:table-cell office:value-type="float" office:value="10" calcext:value-type="float">
            <text:p>10</text:p>
          </table:table-cell>
          <table:table-cell office:value-type="float" office:value="38.2256" calcext:value-type="float">
            <text:p>38,2256</text:p>
          </table:table-cell>
          <table:table-cell office:value-type="float" office:value="2.88559" calcext:value-type="float">
            <text:p>2,88559</text:p>
          </table:table-cell>
          <table:table-cell office:value-type="float" office:value="2.98245" calcext:value-type="float">
            <text:p>2,98245</text:p>
          </table:table-cell>
          <table:table-cell office:value-type="float" office:value="0.0405715" calcext:value-type="float">
            <text:p>0,04057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0" calcext:value-type="float">
            <text:p>460</text:p>
          </table:table-cell>
          <table:table-cell office:value-type="float" office:value="10" calcext:value-type="float">
            <text:p>10</text:p>
          </table:table-cell>
          <table:table-cell office:value-type="float" office:value="39.8747" calcext:value-type="float">
            <text:p>39,8747</text:p>
          </table:table-cell>
          <table:table-cell office:value-type="float" office:value="2.85197" calcext:value-type="float">
            <text:p>2,85197</text:p>
          </table:table-cell>
          <table:table-cell office:value-type="float" office:value="2.98769" calcext:value-type="float">
            <text:p>2,98769</text:p>
          </table:table-cell>
          <table:table-cell office:value-type="float" office:value="0.0490021" calcext:value-type="float">
            <text:p>0,04900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office:value-type="float" office:value="41.9391" calcext:value-type="float">
            <text:p>41,9391</text:p>
          </table:table-cell>
          <table:table-cell office:value-type="float" office:value="2.83464" calcext:value-type="float">
            <text:p>2,83464</text:p>
          </table:table-cell>
          <table:table-cell office:value-type="float" office:value="2.97541" calcext:value-type="float">
            <text:p>2,97541</text:p>
          </table:table-cell>
          <table:table-cell office:value-type="float" office:value="0.0504139" calcext:value-type="float">
            <text:p>0,05041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43.6208" calcext:value-type="float">
            <text:p>43,6208</text:p>
          </table:table-cell>
          <table:table-cell office:value-type="float" office:value="2.84787" calcext:value-type="float">
            <text:p>2,84787</text:p>
          </table:table-cell>
          <table:table-cell office:value-type="float" office:value="2.98457" calcext:value-type="float">
            <text:p>2,98457</text:p>
          </table:table-cell>
          <table:table-cell office:value-type="float" office:value="0.0475756" calcext:value-type="float">
            <text:p>0,04757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0" calcext:value-type="float">
            <text:p>520</text:p>
          </table:table-cell>
          <table:table-cell office:value-type="float" office:value="10" calcext:value-type="float">
            <text:p>10</text:p>
          </table:table-cell>
          <table:table-cell office:value-type="float" office:value="45.4383" calcext:value-type="float">
            <text:p>45,4383</text:p>
          </table:table-cell>
          <table:table-cell office:value-type="float" office:value="2.80493" calcext:value-type="float">
            <text:p>2,80493</text:p>
          </table:table-cell>
          <table:table-cell office:value-type="float" office:value="2.97793" calcext:value-type="float">
            <text:p>2,97793</text:p>
          </table:table-cell>
          <table:table-cell office:value-type="float" office:value="0.049798" calcext:value-type="float">
            <text:p>0,0497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40" calcext:value-type="float">
            <text:p>540</text:p>
          </table:table-cell>
          <table:table-cell office:value-type="float" office:value="10" calcext:value-type="float">
            <text:p>10</text:p>
          </table:table-cell>
          <table:table-cell office:value-type="float" office:value="47.2456" calcext:value-type="float">
            <text:p>47,2456</text:p>
          </table:table-cell>
          <table:table-cell office:value-type="float" office:value="2.82886" calcext:value-type="float">
            <text:p>2,82886</text:p>
          </table:table-cell>
          <table:table-cell office:value-type="float" office:value="2.97521" calcext:value-type="float">
            <text:p>2,97521</text:p>
          </table:table-cell>
          <table:table-cell office:value-type="float" office:value="0.0408907" calcext:value-type="float">
            <text:p>0,04089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60" calcext:value-type="float">
            <text:p>560</text:p>
          </table:table-cell>
          <table:table-cell office:value-type="float" office:value="10" calcext:value-type="float">
            <text:p>10</text:p>
          </table:table-cell>
          <table:table-cell office:value-type="float" office:value="48.9875" calcext:value-type="float">
            <text:p>48,9875</text:p>
          </table:table-cell>
          <table:table-cell office:value-type="float" office:value="2.88529" calcext:value-type="float">
            <text:p>2,88529</text:p>
          </table:table-cell>
          <table:table-cell office:value-type="float" office:value="2.98167" calcext:value-type="float">
            <text:p>2,98167</text:p>
          </table:table-cell>
          <table:table-cell office:value-type="float" office:value="0.0439266" calcext:value-type="float">
            <text:p>0,04392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80" calcext:value-type="float">
            <text:p>580</text:p>
          </table:table-cell>
          <table:table-cell office:value-type="float" office:value="10" calcext:value-type="float">
            <text:p>10</text:p>
          </table:table-cell>
          <table:table-cell office:value-type="float" office:value="50.5211" calcext:value-type="float">
            <text:p>50,5211</text:p>
          </table:table-cell>
          <table:table-cell office:value-type="float" office:value="2.83187" calcext:value-type="float">
            <text:p>2,83187</text:p>
          </table:table-cell>
          <table:table-cell office:value-type="float" office:value="2.96997" calcext:value-type="float">
            <text:p>2,96997</text:p>
          </table:table-cell>
          <table:table-cell office:value-type="float" office:value="0.050046" calcext:value-type="float">
            <text:p>0,0500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52.7717" calcext:value-type="float">
            <text:p>52,7717</text:p>
          </table:table-cell>
          <table:table-cell office:value-type="float" office:value="2.82669" calcext:value-type="float">
            <text:p>2,82669</text:p>
          </table:table-cell>
          <table:table-cell office:value-type="float" office:value="2.96667" calcext:value-type="float">
            <text:p>2,96667</text:p>
          </table:table-cell>
          <table:table-cell office:value-type="float" office:value="0.0516406" calcext:value-type="float">
            <text:p>0,05164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20" calcext:value-type="float">
            <text:p>620</text:p>
          </table:table-cell>
          <table:table-cell office:value-type="float" office:value="10" calcext:value-type="float">
            <text:p>10</text:p>
          </table:table-cell>
          <table:table-cell office:value-type="float" office:value="54.1431" calcext:value-type="float">
            <text:p>54,1431</text:p>
          </table:table-cell>
          <table:table-cell office:value-type="float" office:value="2.8177" calcext:value-type="float">
            <text:p>2,8177</text:p>
          </table:table-cell>
          <table:table-cell office:value-type="float" office:value="2.96925" calcext:value-type="float">
            <text:p>2,96925</text:p>
          </table:table-cell>
          <table:table-cell office:value-type="float" office:value="0.0427416" calcext:value-type="float">
            <text:p>0,04274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office:value-type="float" office:value="55.7347" calcext:value-type="float">
            <text:p>55,7347</text:p>
          </table:table-cell>
          <table:table-cell office:value-type="float" office:value="2.81839" calcext:value-type="float">
            <text:p>2,81839</text:p>
          </table:table-cell>
          <table:table-cell office:value-type="float" office:value="2.96464" calcext:value-type="float">
            <text:p>2,96464</text:p>
          </table:table-cell>
          <table:table-cell office:value-type="float" office:value="0.0532189" calcext:value-type="float">
            <text:p>0,05321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60" calcext:value-type="float">
            <text:p>660</text:p>
          </table:table-cell>
          <table:table-cell office:value-type="float" office:value="10" calcext:value-type="float">
            <text:p>10</text:p>
          </table:table-cell>
          <table:table-cell office:value-type="float" office:value="57.8429" calcext:value-type="float">
            <text:p>57,8429</text:p>
          </table:table-cell>
          <table:table-cell office:value-type="float" office:value="2.83884" calcext:value-type="float">
            <text:p>2,83884</text:p>
          </table:table-cell>
          <table:table-cell office:value-type="float" office:value="2.9727" calcext:value-type="float">
            <text:p>2,9727</text:p>
          </table:table-cell>
          <table:table-cell office:value-type="float" office:value="0.0474404" calcext:value-type="float">
            <text:p>0,04744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office:value-type="float" office:value="59.428" calcext:value-type="float">
            <text:p>59,428</text:p>
          </table:table-cell>
          <table:table-cell office:value-type="float" office:value="2.85198" calcext:value-type="float">
            <text:p>2,85198</text:p>
          </table:table-cell>
          <table:table-cell office:value-type="float" office:value="2.97206" calcext:value-type="float">
            <text:p>2,97206</text:p>
          </table:table-cell>
          <table:table-cell office:value-type="float" office:value="0.0409794" calcext:value-type="float">
            <text:p>0,04097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office:value-type="float" office:value="60.7979" calcext:value-type="float">
            <text:p>60,7979</text:p>
          </table:table-cell>
          <table:table-cell office:value-type="float" office:value="2.84626" calcext:value-type="float">
            <text:p>2,84626</text:p>
          </table:table-cell>
          <table:table-cell office:value-type="float" office:value="2.97163" calcext:value-type="float">
            <text:p>2,97163</text:p>
          </table:table-cell>
          <table:table-cell office:value-type="float" office:value="0.0472884" calcext:value-type="float">
            <text:p>0,04728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20" calcext:value-type="float">
            <text:p>720</text:p>
          </table:table-cell>
          <table:table-cell office:value-type="float" office:value="10" calcext:value-type="float">
            <text:p>10</text:p>
          </table:table-cell>
          <table:table-cell office:value-type="float" office:value="63.1119" calcext:value-type="float">
            <text:p>63,1119</text:p>
          </table:table-cell>
          <table:table-cell office:value-type="float" office:value="2.81936" calcext:value-type="float">
            <text:p>2,81936</text:p>
          </table:table-cell>
          <table:table-cell office:value-type="float" office:value="2.96558" calcext:value-type="float">
            <text:p>2,96558</text:p>
          </table:table-cell>
          <table:table-cell office:value-type="float" office:value="0.0505041" calcext:value-type="float">
            <text:p>0,05050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40" calcext:value-type="float">
            <text:p>740</text:p>
          </table:table-cell>
          <table:table-cell office:value-type="float" office:value="10" calcext:value-type="float">
            <text:p>10</text:p>
          </table:table-cell>
          <table:table-cell office:value-type="float" office:value="64.5596" calcext:value-type="float">
            <text:p>64,5596</text:p>
          </table:table-cell>
          <table:table-cell office:value-type="float" office:value="2.85513" calcext:value-type="float">
            <text:p>2,85513</text:p>
          </table:table-cell>
          <table:table-cell office:value-type="float" office:value="2.96866" calcext:value-type="float">
            <text:p>2,96866</text:p>
          </table:table-cell>
          <table:table-cell office:value-type="float" office:value="0.0429076" calcext:value-type="float">
            <text:p>0,04290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60" calcext:value-type="float">
            <text:p>760</text:p>
          </table:table-cell>
          <table:table-cell office:value-type="float" office:value="10" calcext:value-type="float">
            <text:p>10</text:p>
          </table:table-cell>
          <table:table-cell office:value-type="float" office:value="65.7942" calcext:value-type="float">
            <text:p>65,7942</text:p>
          </table:table-cell>
          <table:table-cell office:value-type="float" office:value="2.8495" calcext:value-type="float">
            <text:p>2,8495</text:p>
          </table:table-cell>
          <table:table-cell office:value-type="float" office:value="2.96175" calcext:value-type="float">
            <text:p>2,96175</text:p>
          </table:table-cell>
          <table:table-cell office:value-type="float" office:value="0.0436057" calcext:value-type="float">
            <text:p>0,04360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80" calcext:value-type="float">
            <text:p>780</text:p>
          </table:table-cell>
          <table:table-cell office:value-type="float" office:value="10" calcext:value-type="float">
            <text:p>10</text:p>
          </table:table-cell>
          <table:table-cell office:value-type="float" office:value="67.6531" calcext:value-type="float">
            <text:p>67,6531</text:p>
          </table:table-cell>
          <table:table-cell office:value-type="float" office:value="2.80594" calcext:value-type="float">
            <text:p>2,80594</text:p>
          </table:table-cell>
          <table:table-cell office:value-type="float" office:value="2.96283" calcext:value-type="float">
            <text:p>2,96283</text:p>
          </table:table-cell>
          <table:table-cell office:value-type="float" office:value="0.0547425" calcext:value-type="float">
            <text:p>0,05474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float" office:value="69.0843" calcext:value-type="float">
            <text:p>69,0843</text:p>
          </table:table-cell>
          <table:table-cell office:value-type="float" office:value="2.82727" calcext:value-type="float">
            <text:p>2,82727</text:p>
          </table:table-cell>
          <table:table-cell office:value-type="float" office:value="2.96266" calcext:value-type="float">
            <text:p>2,96266</text:p>
          </table:table-cell>
          <table:table-cell office:value-type="float" office:value="0.0451808" calcext:value-type="float">
            <text:p>0,04518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20" calcext:value-type="float">
            <text:p>820</text:p>
          </table:table-cell>
          <table:table-cell office:value-type="float" office:value="10" calcext:value-type="float">
            <text:p>10</text:p>
          </table:table-cell>
          <table:table-cell office:value-type="float" office:value="71.2215" calcext:value-type="float">
            <text:p>71,2215</text:p>
          </table:table-cell>
          <table:table-cell office:value-type="float" office:value="2.83358" calcext:value-type="float">
            <text:p>2,83358</text:p>
          </table:table-cell>
          <table:table-cell office:value-type="float" office:value="2.96366" calcext:value-type="float">
            <text:p>2,96366</text:p>
          </table:table-cell>
          <table:table-cell office:value-type="float" office:value="0.0461485" calcext:value-type="float">
            <text:p>0,04614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office:value-type="float" office:value="73.9776" calcext:value-type="float">
            <text:p>73,9776</text:p>
          </table:table-cell>
          <table:table-cell office:value-type="float" office:value="2.86086" calcext:value-type="float">
            <text:p>2,86086</text:p>
          </table:table-cell>
          <table:table-cell office:value-type="float" office:value="2.96415" calcext:value-type="float">
            <text:p>2,96415</text:p>
          </table:table-cell>
          <table:table-cell office:value-type="float" office:value="0.0424722" calcext:value-type="float">
            <text:p>0,04247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60" calcext:value-type="float">
            <text:p>860</text:p>
          </table:table-cell>
          <table:table-cell office:value-type="float" office:value="10" calcext:value-type="float">
            <text:p>10</text:p>
          </table:table-cell>
          <table:table-cell office:value-type="float" office:value="75.1757" calcext:value-type="float">
            <text:p>75,1757</text:p>
          </table:table-cell>
          <table:table-cell office:value-type="float" office:value="2.82424" calcext:value-type="float">
            <text:p>2,82424</text:p>
          </table:table-cell>
          <table:table-cell office:value-type="float" office:value="2.94654" calcext:value-type="float">
            <text:p>2,94654</text:p>
          </table:table-cell>
          <table:table-cell office:value-type="float" office:value="0.0510294" calcext:value-type="float">
            <text:p>0,05102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80" calcext:value-type="float">
            <text:p>880</text:p>
          </table:table-cell>
          <table:table-cell office:value-type="float" office:value="10" calcext:value-type="float">
            <text:p>10</text:p>
          </table:table-cell>
          <table:table-cell office:value-type="float" office:value="76.6045" calcext:value-type="float">
            <text:p>76,6045</text:p>
          </table:table-cell>
          <table:table-cell office:value-type="float" office:value="2.83496" calcext:value-type="float">
            <text:p>2,83496</text:p>
          </table:table-cell>
          <table:table-cell office:value-type="float" office:value="2.95271" calcext:value-type="float">
            <text:p>2,95271</text:p>
          </table:table-cell>
          <table:table-cell office:value-type="float" office:value="0.0416827" calcext:value-type="float">
            <text:p>0,04168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78.9474" calcext:value-type="float">
            <text:p>78,9474</text:p>
          </table:table-cell>
          <table:table-cell office:value-type="float" office:value="2.79963" calcext:value-type="float">
            <text:p>2,79963</text:p>
          </table:table-cell>
          <table:table-cell office:value-type="float" office:value="2.95197" calcext:value-type="float">
            <text:p>2,95197</text:p>
          </table:table-cell>
          <table:table-cell office:value-type="float" office:value="0.0423859" calcext:value-type="float">
            <text:p>0,04238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20" calcext:value-type="float">
            <text:p>920</text:p>
          </table:table-cell>
          <table:table-cell office:value-type="float" office:value="10" calcext:value-type="float">
            <text:p>10</text:p>
          </table:table-cell>
          <table:table-cell office:value-type="float" office:value="79.5211" calcext:value-type="float">
            <text:p>79,5211</text:p>
          </table:table-cell>
          <table:table-cell office:value-type="float" office:value="2.79467" calcext:value-type="float">
            <text:p>2,79467</text:p>
          </table:table-cell>
          <table:table-cell office:value-type="float" office:value="2.95202" calcext:value-type="float">
            <text:p>2,95202</text:p>
          </table:table-cell>
          <table:table-cell office:value-type="float" office:value="0.0466225" calcext:value-type="float">
            <text:p>0,04662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40" calcext:value-type="float">
            <text:p>940</text:p>
          </table:table-cell>
          <table:table-cell office:value-type="float" office:value="10" calcext:value-type="float">
            <text:p>10</text:p>
          </table:table-cell>
          <table:table-cell office:value-type="float" office:value="82.5375" calcext:value-type="float">
            <text:p>82,5375</text:p>
          </table:table-cell>
          <table:table-cell office:value-type="float" office:value="2.82265" calcext:value-type="float">
            <text:p>2,82265</text:p>
          </table:table-cell>
          <table:table-cell office:value-type="float" office:value="2.95348" calcext:value-type="float">
            <text:p>2,95348</text:p>
          </table:table-cell>
          <table:table-cell office:value-type="float" office:value="0.0462317" calcext:value-type="float">
            <text:p>0,04623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60" calcext:value-type="float">
            <text:p>960</text:p>
          </table:table-cell>
          <table:table-cell office:value-type="float" office:value="10" calcext:value-type="float">
            <text:p>10</text:p>
          </table:table-cell>
          <table:table-cell office:value-type="float" office:value="83.8809" calcext:value-type="float">
            <text:p>83,8809</text:p>
          </table:table-cell>
          <table:table-cell office:value-type="float" office:value="2.83756" calcext:value-type="float">
            <text:p>2,83756</text:p>
          </table:table-cell>
          <table:table-cell office:value-type="float" office:value="2.94872" calcext:value-type="float">
            <text:p>2,94872</text:p>
          </table:table-cell>
          <table:table-cell office:value-type="float" office:value="0.0429362" calcext:value-type="float">
            <text:p>0,04293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80" calcext:value-type="float">
            <text:p>980</text:p>
          </table:table-cell>
          <table:table-cell office:value-type="float" office:value="10" calcext:value-type="float">
            <text:p>10</text:p>
          </table:table-cell>
          <table:table-cell office:value-type="float" office:value="85.6873" calcext:value-type="float">
            <text:p>85,6873</text:p>
          </table:table-cell>
          <table:table-cell office:value-type="float" office:value="2.82211" calcext:value-type="float">
            <text:p>2,82211</text:p>
          </table:table-cell>
          <table:table-cell office:value-type="float" office:value="2.94415" calcext:value-type="float">
            <text:p>2,94415</text:p>
          </table:table-cell>
          <table:table-cell office:value-type="float" office:value="0.0510336" calcext:value-type="float">
            <text:p>0,05103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87.512" calcext:value-type="float">
            <text:p>87,512</text:p>
          </table:table-cell>
          <table:table-cell office:value-type="float" office:value="2.77936" calcext:value-type="float">
            <text:p>2,77936</text:p>
          </table:table-cell>
          <table:table-cell office:value-type="float" office:value="2.95659" calcext:value-type="float">
            <text:p>2,95659</text:p>
          </table:table-cell>
          <table:table-cell office:value-type="float" office:value="0.0467989" calcext:value-type="float">
            <text:p>0,0467989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execution time" table:style-name="ta1">
        <table:shapes>
          <draw:frame draw:z-index="0" draw:style-name="gr1" draw:text-style-name="P1" svg:width="159.89mm" svg:height="89.93mm" svg:x="185.8mm" svg:y="71.49mm">
            <loext:p draw:notify-on-update-of-ranges="'execution time'.A1:'execution time'.A6 'execution time'.B1:'execution time'.B6 'execution time'.A1:'execution time'.A6 'execution time'.C1:'execution time'.C6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draw:text-style-name="P1" svg:width="159.89mm" svg:height="89.93mm" svg:x="176.18mm" svg:y="181.74mm">
            <loext:p draw:notify-on-update-of-ranges="'execution time'.D1:'execution time'.D6 'execution time'.E1:'execution time'.E6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6" table:number-columns-repeated="5" table:default-cell-style-name="Default"/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.6" calcext:value-type="float">
            <text:p>15,6</text:p>
          </table:table-cell>
          <table:table-cell table:formula="of:=[.B1]/[.A1]" office:value-type="float" office:value="0.444444444444444" calcext:value-type="float">
            <text:p>0,4444444444</text:p>
          </table:table-cell>
          <table:table-cell table:formula="of:=[.C1]/[.A1]" office:value-type="float" office:value="0.866666666666667" calcext:value-type="float">
            <text:p>0,8666666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.2" calcext:value-type="float">
            <text:p>45,2</text:p>
          </table:table-cell>
          <table:table-cell office:value-type="float" office:value="75.8" calcext:value-type="float">
            <text:p>75,8</text:p>
          </table:table-cell>
          <table:table-cell table:formula="of:=[.B2]/[.A2]" office:value-type="float" office:value="0.922448979591837" calcext:value-type="float">
            <text:p>0,9224489796</text:p>
          </table:table-cell>
          <table:table-cell table:formula="of:=[.C2]/[.A2]" office:value-type="float" office:value="1.5469387755102" calcext:value-type="float">
            <text:p>1,54693877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18" calcext:value-type="float">
            <text:p>118</text:p>
          </table:table-cell>
          <table:table-cell table:formula="of:=[.B3]/[.A3]" office:value-type="float" office:value="0.98" calcext:value-type="float">
            <text:p>0,98</text:p>
          </table:table-cell>
          <table:table-cell table:formula="of:=[.C3]/[.A3]" office:value-type="float" office:value="2.36" calcext:value-type="float">
            <text:p>2,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135" calcext:value-type="float">
            <text:p>135</text:p>
          </table:table-cell>
          <table:table-cell table:formula="of:=[.B4]/[.A4]" office:value-type="float" office:value="1.13333333333333" calcext:value-type="float">
            <text:p>1,1333333333</text:p>
          </table:table-cell>
          <table:table-cell table:formula="of:=[.C4]/[.A4]"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9.1" calcext:value-type="float">
            <text:p>109,1</text:p>
          </table:table-cell>
          <table:table-cell office:value-type="float" office:value="161.7" calcext:value-type="float">
            <text:p>161,7</text:p>
          </table:table-cell>
          <table:table-cell table:formula="of:=[.B5]/[.A5]" office:value-type="float" office:value="1.36375" calcext:value-type="float">
            <text:p>1,36375</text:p>
          </table:table-cell>
          <table:table-cell table:formula="of:=[.C5]/[.A5]" office:value-type="float" office:value="2.02125" calcext:value-type="float">
            <text:p>2,02125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161.9" calcext:value-type="float">
            <text:p>161,9</text:p>
          </table:table-cell>
          <table:table-cell office:value-type="float" office:value="159.8" calcext:value-type="float">
            <text:p>159,8</text:p>
          </table:table-cell>
          <table:table-cell table:formula="of:=[.B6]/[.A6]" office:value-type="float" office:value="1.619" calcext:value-type="float">
            <text:p>1,619</text:p>
          </table:table-cell>
          <table:table-cell table:formula="of:=[.C6]/[.A6]" office:value-type="float" office:value="1.598" calcext:value-type="float">
            <text:p>1,5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/00/0000</text:date>, <text:time style:data-style-name="N2" text:time-value="23:24:19.599192622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3T01:28:16.619466841</dc:date>
    <dc:creator>Martino Ferrari</dc:creator>
    <meta:editing-duration>PT2H54M8S</meta:editing-duration>
    <meta:editing-cycles>23</meta:editing-cycles>
    <meta:generator>LibreOffice/5.0.6.2$Linux_X86_64 LibreOffice_project/00$Build-2</meta:generator>
    <meta:document-statistic meta:table-count="8" meta:cell-count="4104"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0">
      <style:chart-properties chart:display-label="true" chart:logarithmic="false" chart:minimum="27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cm" svg:height="12.271cm" xlink:href=".." xlink:type="simple" chart:class="chart:scatter" chart:column-mapping="0" chart:style-name="ch1">
        <chart:title svg:x="5.221cm" svg:y="0.38cm" chart:style-name="ch2">
          <text:p>Mean Fitness
Versus Number of Iterations</text:p>
        </chart:title>
        <chart:legend svg:x="12.966cm" svg:y="2.34cm" style:legend-expansion="custom" chartooo:width="2.166cm" chartooo:height="0.814cm" style:legend-expansion-aspect-ratio="2.66093366093366" chart:style-name="ch3"/>
        <chart:plot-area chart:style-name="ch4" table:cell-range-address="'iters 5 ants'.B2:'iters 5 ants'.B101 'iters 5 ants'.E1:'iters 5 ants'.E101" chart:data-source-has-labels="both" svg:x="1.33cm" svg:y="1.908cm" svg:width="14.331cm" svg:height="9.137cm">
          <chartooo:coordinate-region svg:x="2.242cm" svg:y="2.107cm" svg:width="13.139cm" svg:height="8.291cm"/>
          <chart:axis chart:dimension="x" chart:name="primary-x" chart:style-name="ch5" chartooo:axis-type="auto">
            <chart:title svg:x="7.763cm" svg:y="11.29cm" chart:style-name="ch6">
              <text:p>iterations</text:p>
            </chart:title>
            <chart:categories table:cell-range-address="'iters 5 ants'.B2:'iters 5 ants'.B101"/>
            <chart:grid chart:style-name="ch7" chart:class="major"/>
          </chart:axis>
          <chart:axis chart:dimension="y" chart:name="primary-y" chart:style-name="ch8">
            <chart:title svg:x="0.451cm" svg:y="7.023cm" chart:style-name="ch9">
              <text:p>fitness</text:p>
            </chart:title>
            <chart:grid chart:style-name="ch7" chart:class="major"/>
          </chart:axis>
          <chart:series chart:style-name="ch10" chart:values-cell-range-address="'iters 5 ants'.E2:'iters 5 ants'.E101" chart:label-cell-address="'iters 5 ants'.E1:'iters 5 ants'.E1" chart:class="chart:scatter">
            <chart:domain table:cell-range-address="'iters 5 ants'.B2:'iters 5 ants'.B101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an f</text:p>
                <draw:g>
                  <svg:desc>'iters 5 ants'.E1:'iters 5 ants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iters 5 ants'.B2:'iters 5 ants'.B101</svg:desc>
                </draw:g>
              </table:table-cell>
              <table:table-cell office:value-type="float" office:value="1">
                <text:p>1</text:p>
                <draw:g>
                  <svg:desc>'iters 5 ants'.B2:'iters 5 ants'.B101</svg:desc>
                </draw:g>
              </table:table-cell>
              <table:table-cell office:value-type="float" office:value="31.4124">
                <text:p>31.4124</text:p>
                <draw:g>
                  <svg:desc>'iters 5 ants'.E2:'iters 5 ants'.E1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9572">
                <text:p>30.957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0.106">
                <text:p>30.1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9.9214">
                <text:p>29.92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9.8629">
                <text:p>29.86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9.5641">
                <text:p>29.564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9.4315">
                <text:p>29.43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9.1782">
                <text:p>29.17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9.1115">
                <text:p>29.11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9.3158">
                <text:p>29.315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9.0483">
                <text:p>29.04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9.0798">
                <text:p>29.079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9.0738">
                <text:p>29.07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8.9381">
                <text:p>28.938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8.9613">
                <text:p>28.96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8.8098">
                <text:p>28.809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8.897">
                <text:p>28.89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8.6804">
                <text:p>28.680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8.7043">
                <text:p>28.70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8.874">
                <text:p>28.87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8.8274">
                <text:p>28.827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8.5678">
                <text:p>28.567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8.7227">
                <text:p>28.722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8.5658">
                <text:p>28.565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8.7021">
                <text:p>28.702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8.6694">
                <text:p>28.669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8.5729">
                <text:p>28.572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.3953">
                <text:p>28.395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8.4756">
                <text:p>28.47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8.4851">
                <text:p>28.485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8.4865">
                <text:p>28.486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8.3931">
                <text:p>28.393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8.4087">
                <text:p>28.408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8.3435">
                <text:p>28.343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8.2973">
                <text:p>28.297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8.4488">
                <text:p>28.448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8.3039">
                <text:p>28.303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8.3325">
                <text:p>28.332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8.3888">
                <text:p>28.388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8.3232">
                <text:p>28.323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8.2784">
                <text:p>28.278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8.2922">
                <text:p>28.292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8.278">
                <text:p>28.27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8.2588">
                <text:p>28.258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8.2835">
                <text:p>28.283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8.2155">
                <text:p>28.215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8.2684">
                <text:p>28.268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8.1293">
                <text:p>28.129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8.2363">
                <text:p>28.236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8.2477">
                <text:p>28.247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8.1467">
                <text:p>28.146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8.1759">
                <text:p>28.175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8.1756">
                <text:p>28.175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8.1931">
                <text:p>28.193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8.1344">
                <text:p>28.134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8.2757">
                <text:p>28.275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8.2025">
                <text:p>28.202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8.1001">
                <text:p>28.100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8.0695">
                <text:p>28.069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8.094">
                <text:p>28.09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8.1089">
                <text:p>28.108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8.0435">
                <text:p>28.043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8.0901">
                <text:p>28.090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8.0882">
                <text:p>28.088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8.0236">
                <text:p>28.023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8.1204">
                <text:p>28.120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8.0854">
                <text:p>28.085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8.0719">
                <text:p>28.071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8.0308">
                <text:p>28.030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8.0873">
                <text:p>28.087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7.9578">
                <text:p>27.957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7.9719">
                <text:p>27.971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8.1322">
                <text:p>28.132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7.9811">
                <text:p>27.981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8.0311">
                <text:p>28.031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7.9487">
                <text:p>27.948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7.948">
                <text:p>27.94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7.9234">
                <text:p>27.923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7.9443">
                <text:p>27.944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8.0166">
                <text:p>28.016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7.9204">
                <text:p>27.920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7.8951">
                <text:p>27.895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7.8831">
                <text:p>27.883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7.9269">
                <text:p>27.926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7.9185">
                <text:p>27.918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7.903">
                <text:p>27.90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7.8814">
                <text:p>27.881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7.9213">
                <text:p>27.921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7.9706">
                <text:p>27.970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7.8612">
                <text:p>27.861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7.9263">
                <text:p>27.926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7.8779">
                <text:p>27.877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7.9049">
                <text:p>27.904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7.8866">
                <text:p>27.886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8.0031">
                <text:p>28.003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7.8349">
                <text:p>27.834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7.8874">
                <text:p>27.887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7.7891">
                <text:p>27.789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7.8072">
                <text:p>27.80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7.8849">
                <text:p>27.88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7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cm" svg:height="12.271cm" xlink:href=".." xlink:type="simple" chart:class="chart:scatter" chart:style-name="ch1">
        <chart:title svg:x="5.949cm" svg:y="0.38cm" chart:style-name="ch2">
          <text:p>Mean Fitness
Versus Ants Number</text:p>
        </chart:title>
        <chart:legend svg:x="12.966cm" svg:y="2.34cm" style:legend-expansion="custom" chartooo:width="2.166cm" chartooo:height="0.814cm" style:legend-expansion-aspect-ratio="2.66093366093366" chart:style-name="ch3"/>
        <chart:plot-area chart:style-name="ch4" table:cell-range-address="'ants 10 iters'.E1:'ants 10 iters'.E70 'ants 5 iters'.A1:'ants 5 iters'.A70 'ants 5 iters'.E1:'ants 5 iters'.E70" chart:data-source-has-labels="both" svg:x="1.33cm" svg:y="1.908cm" svg:width="14.331cm" svg:height="9.137cm">
          <chartooo:coordinate-region svg:x="1.951cm" svg:y="2.108cm" svg:width="13.338cm" svg:height="8.291cm"/>
          <chart:axis chart:dimension="x" chart:name="primary-x" chart:style-name="ch5" chartooo:axis-type="auto">
            <chart:title svg:x="7.512cm" svg:y="11.29cm" chart:style-name="ch6">
              <text:p>ants number</text:p>
            </chart:title>
            <chart:categories table:cell-range-address="'ants 10 iters'.E1:'ants 10 iters'.E70"/>
          </chart:axis>
          <chart:axis chart:dimension="y" chart:name="primary-y" chart:style-name="ch7">
            <chart:title svg:x="0.451cm" svg:y="7.023cm" chart:style-name="ch8">
              <text:p>fitness</text:p>
            </chart:title>
          </chart:axis>
          <chart:series chart:style-name="ch9" chart:values-cell-range-address="'ants 5 iters'.E1:'ants 5 iters'.E70" loext:label-string="&quot;mean f&quot;" chart:class="chart:scatter">
            <chart:domain table:cell-range-address="'ants 5 iters'.A1:'ants 5 iters'.A70"/>
            <chart:data-point chart:repeated="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n f</text:p>
              </table:table-cell>
            </table:table-row>
          </table:table-header-rows>
          <table:table-rows>
            <table:table-row>
              <table:table-cell office:value-type="string">
                <text:p>Mean f</text:p>
                <draw:g>
                  <svg:desc>'ants 10 iters'.E1:'ants 10 iters'.E70</svg:desc>
                </draw:g>
              </table:table-cell>
              <table:table-cell office:value-type="float" office:value="NaN">
                <text:p>NaN</text:p>
                <draw:g>
                  <svg:desc>'ants 5 iters'.A1:'ants 5 iters'.A70</svg:desc>
                </draw:g>
              </table:table-cell>
              <table:table-cell office:value-type="float" office:value="NaN">
                <text:p>NaN</text:p>
                <draw:g>
                  <svg:desc>'ants 5 iters'.E1:'ants 5 iters'.E70</svg:desc>
                </draw:g>
              </table:table-cell>
            </table:table-row>
            <table:table-row>
              <table:table-cell office:value-type="float" office:value="31.6031">
                <text:p>31.6031</text:p>
              </table:table-cell>
              <table:table-cell office:value-type="float" office:value="1">
                <text:p>1</text:p>
              </table:table-cell>
              <table:table-cell office:value-type="float" office:value="33.1341">
                <text:p>33.1341</text:p>
              </table:table-cell>
            </table:table-row>
            <table:table-row>
              <table:table-cell office:value-type="float" office:value="30.2297">
                <text:p>30.2297</text:p>
              </table:table-cell>
              <table:table-cell office:value-type="float" office:value="2">
                <text:p>2</text:p>
              </table:table-cell>
              <table:table-cell office:value-type="float" office:value="30.9402">
                <text:p>30.9402</text:p>
              </table:table-cell>
            </table:table-row>
            <table:table-row>
              <table:table-cell office:value-type="float" office:value="29.5993">
                <text:p>29.5993</text:p>
              </table:table-cell>
              <table:table-cell office:value-type="float" office:value="3">
                <text:p>3</text:p>
              </table:table-cell>
              <table:table-cell office:value-type="float" office:value="30.5059">
                <text:p>30.5059</text:p>
              </table:table-cell>
            </table:table-row>
            <table:table-row>
              <table:table-cell office:value-type="float" office:value="29.5506">
                <text:p>29.5506</text:p>
              </table:table-cell>
              <table:table-cell office:value-type="float" office:value="4">
                <text:p>4</text:p>
              </table:table-cell>
              <table:table-cell office:value-type="float" office:value="29.9356">
                <text:p>29.9356</text:p>
              </table:table-cell>
            </table:table-row>
            <table:table-row>
              <table:table-cell office:value-type="float" office:value="29.1765">
                <text:p>29.1765</text:p>
              </table:table-cell>
              <table:table-cell office:value-type="float" office:value="5">
                <text:p>5</text:p>
              </table:table-cell>
              <table:table-cell office:value-type="float" office:value="29.8452">
                <text:p>29.8452</text:p>
              </table:table-cell>
            </table:table-row>
            <table:table-row>
              <table:table-cell office:value-type="float" office:value="29.098">
                <text:p>29.098</text:p>
              </table:table-cell>
              <table:table-cell office:value-type="float" office:value="6">
                <text:p>6</text:p>
              </table:table-cell>
              <table:table-cell office:value-type="float" office:value="29.6114">
                <text:p>29.6114</text:p>
              </table:table-cell>
            </table:table-row>
            <table:table-row>
              <table:table-cell office:value-type="float" office:value="28.9327">
                <text:p>28.9327</text:p>
              </table:table-cell>
              <table:table-cell office:value-type="float" office:value="7">
                <text:p>7</text:p>
              </table:table-cell>
              <table:table-cell office:value-type="float" office:value="29.4521">
                <text:p>29.4521</text:p>
              </table:table-cell>
            </table:table-row>
            <table:table-row>
              <table:table-cell office:value-type="float" office:value="28.8947">
                <text:p>28.8947</text:p>
              </table:table-cell>
              <table:table-cell office:value-type="float" office:value="8">
                <text:p>8</text:p>
              </table:table-cell>
              <table:table-cell office:value-type="float" office:value="29.1874">
                <text:p>29.1874</text:p>
              </table:table-cell>
            </table:table-row>
            <table:table-row>
              <table:table-cell office:value-type="float" office:value="28.7803">
                <text:p>28.7803</text:p>
              </table:table-cell>
              <table:table-cell office:value-type="float" office:value="9">
                <text:p>9</text:p>
              </table:table-cell>
              <table:table-cell office:value-type="float" office:value="29.3327">
                <text:p>29.3327</text:p>
              </table:table-cell>
            </table:table-row>
            <table:table-row>
              <table:table-cell office:value-type="float" office:value="28.6308">
                <text:p>28.6308</text:p>
              </table:table-cell>
              <table:table-cell office:value-type="float" office:value="10">
                <text:p>10</text:p>
              </table:table-cell>
              <table:table-cell office:value-type="float" office:value="29.0654">
                <text:p>29.0654</text:p>
              </table:table-cell>
            </table:table-row>
            <table:table-row>
              <table:table-cell office:value-type="float" office:value="28.6681">
                <text:p>28.6681</text:p>
              </table:table-cell>
              <table:table-cell office:value-type="float" office:value="11">
                <text:p>11</text:p>
              </table:table-cell>
              <table:table-cell office:value-type="float" office:value="29.0537">
                <text:p>29.0537</text:p>
              </table:table-cell>
            </table:table-row>
            <table:table-row>
              <table:table-cell office:value-type="float" office:value="28.5522">
                <text:p>28.5522</text:p>
              </table:table-cell>
              <table:table-cell office:value-type="float" office:value="12">
                <text:p>12</text:p>
              </table:table-cell>
              <table:table-cell office:value-type="float" office:value="28.9577">
                <text:p>28.9577</text:p>
              </table:table-cell>
            </table:table-row>
            <table:table-row>
              <table:table-cell office:value-type="float" office:value="28.5387">
                <text:p>28.5387</text:p>
              </table:table-cell>
              <table:table-cell office:value-type="float" office:value="13">
                <text:p>13</text:p>
              </table:table-cell>
              <table:table-cell office:value-type="float" office:value="28.9269">
                <text:p>28.9269</text:p>
              </table:table-cell>
            </table:table-row>
            <table:table-row>
              <table:table-cell office:value-type="float" office:value="28.4901">
                <text:p>28.4901</text:p>
              </table:table-cell>
              <table:table-cell office:value-type="float" office:value="14">
                <text:p>14</text:p>
              </table:table-cell>
              <table:table-cell office:value-type="float" office:value="28.9864">
                <text:p>28.9864</text:p>
              </table:table-cell>
            </table:table-row>
            <table:table-row>
              <table:table-cell office:value-type="float" office:value="28.5197">
                <text:p>28.5197</text:p>
              </table:table-cell>
              <table:table-cell office:value-type="float" office:value="15">
                <text:p>15</text:p>
              </table:table-cell>
              <table:table-cell office:value-type="float" office:value="28.8653">
                <text:p>28.8653</text:p>
              </table:table-cell>
            </table:table-row>
            <table:table-row>
              <table:table-cell office:value-type="float" office:value="28.4888">
                <text:p>28.4888</text:p>
              </table:table-cell>
              <table:table-cell office:value-type="float" office:value="16">
                <text:p>16</text:p>
              </table:table-cell>
              <table:table-cell office:value-type="float" office:value="28.8379">
                <text:p>28.8379</text:p>
              </table:table-cell>
            </table:table-row>
            <table:table-row>
              <table:table-cell office:value-type="float" office:value="28.3252">
                <text:p>28.3252</text:p>
              </table:table-cell>
              <table:table-cell office:value-type="float" office:value="17">
                <text:p>17</text:p>
              </table:table-cell>
              <table:table-cell office:value-type="float" office:value="28.8543">
                <text:p>28.8543</text:p>
              </table:table-cell>
            </table:table-row>
            <table:table-row>
              <table:table-cell office:value-type="float" office:value="28.2802">
                <text:p>28.2802</text:p>
              </table:table-cell>
              <table:table-cell office:value-type="float" office:value="18">
                <text:p>18</text:p>
              </table:table-cell>
              <table:table-cell office:value-type="float" office:value="28.6521">
                <text:p>28.6521</text:p>
              </table:table-cell>
            </table:table-row>
            <table:table-row>
              <table:table-cell office:value-type="float" office:value="28.3524">
                <text:p>28.3524</text:p>
              </table:table-cell>
              <table:table-cell office:value-type="float" office:value="19">
                <text:p>19</text:p>
              </table:table-cell>
              <table:table-cell office:value-type="float" office:value="28.6452">
                <text:p>28.6452</text:p>
              </table:table-cell>
            </table:table-row>
            <table:table-row>
              <table:table-cell office:value-type="float" office:value="28.3343">
                <text:p>28.3343</text:p>
              </table:table-cell>
              <table:table-cell office:value-type="float" office:value="20">
                <text:p>20</text:p>
              </table:table-cell>
              <table:table-cell office:value-type="float" office:value="28.6937">
                <text:p>28.6937</text:p>
              </table:table-cell>
            </table:table-row>
            <table:table-row>
              <table:table-cell office:value-type="float" office:value="27.924">
                <text:p>27.924</text:p>
              </table:table-cell>
              <table:table-cell office:value-type="float" office:value="40">
                <text:p>40</text:p>
              </table:table-cell>
              <table:table-cell office:value-type="float" office:value="28.2744">
                <text:p>28.2744</text:p>
              </table:table-cell>
            </table:table-row>
            <table:table-row>
              <table:table-cell office:value-type="float" office:value="27.7512">
                <text:p>27.7512</text:p>
              </table:table-cell>
              <table:table-cell office:value-type="float" office:value="60">
                <text:p>60</text:p>
              </table:table-cell>
              <table:table-cell office:value-type="float" office:value="28.0317">
                <text:p>28.0317</text:p>
              </table:table-cell>
            </table:table-row>
            <table:table-row>
              <table:table-cell office:value-type="float" office:value="27.7183">
                <text:p>27.7183</text:p>
              </table:table-cell>
              <table:table-cell office:value-type="float" office:value="80">
                <text:p>80</text:p>
              </table:table-cell>
              <table:table-cell office:value-type="float" office:value="27.8822">
                <text:p>27.8822</text:p>
              </table:table-cell>
            </table:table-row>
            <table:table-row>
              <table:table-cell office:value-type="float" office:value="27.6425">
                <text:p>27.6425</text:p>
              </table:table-cell>
              <table:table-cell office:value-type="float" office:value="100">
                <text:p>100</text:p>
              </table:table-cell>
              <table:table-cell office:value-type="float" office:value="27.8901">
                <text:p>27.8901</text:p>
              </table:table-cell>
            </table:table-row>
            <table:table-row>
              <table:table-cell office:value-type="float" office:value="27.6232">
                <text:p>27.6232</text:p>
              </table:table-cell>
              <table:table-cell office:value-type="float" office:value="120">
                <text:p>120</text:p>
              </table:table-cell>
              <table:table-cell office:value-type="float" office:value="27.8138">
                <text:p>27.8138</text:p>
              </table:table-cell>
            </table:table-row>
            <table:table-row>
              <table:table-cell office:value-type="float" office:value="27.5809">
                <text:p>27.5809</text:p>
              </table:table-cell>
              <table:table-cell office:value-type="float" office:value="140">
                <text:p>140</text:p>
              </table:table-cell>
              <table:table-cell office:value-type="float" office:value="27.7815">
                <text:p>27.7815</text:p>
              </table:table-cell>
            </table:table-row>
            <table:table-row>
              <table:table-cell office:value-type="float" office:value="27.5863">
                <text:p>27.5863</text:p>
              </table:table-cell>
              <table:table-cell office:value-type="float" office:value="160">
                <text:p>160</text:p>
              </table:table-cell>
              <table:table-cell office:value-type="float" office:value="27.7662">
                <text:p>27.7662</text:p>
              </table:table-cell>
            </table:table-row>
            <table:table-row>
              <table:table-cell office:value-type="float" office:value="27.5731">
                <text:p>27.5731</text:p>
              </table:table-cell>
              <table:table-cell office:value-type="float" office:value="180">
                <text:p>180</text:p>
              </table:table-cell>
              <table:table-cell office:value-type="float" office:value="27.6626">
                <text:p>27.6626</text:p>
              </table:table-cell>
            </table:table-row>
            <table:table-row>
              <table:table-cell office:value-type="float" office:value="27.5538">
                <text:p>27.5538</text:p>
              </table:table-cell>
              <table:table-cell office:value-type="float" office:value="200">
                <text:p>200</text:p>
              </table:table-cell>
              <table:table-cell office:value-type="float" office:value="27.6405">
                <text:p>27.6405</text:p>
              </table:table-cell>
            </table:table-row>
            <table:table-row>
              <table:table-cell office:value-type="float" office:value="27.5482">
                <text:p>27.5482</text:p>
              </table:table-cell>
              <table:table-cell office:value-type="float" office:value="220">
                <text:p>220</text:p>
              </table:table-cell>
              <table:table-cell office:value-type="float" office:value="27.5985">
                <text:p>27.5985</text:p>
              </table:table-cell>
            </table:table-row>
            <table:table-row>
              <table:table-cell office:value-type="float" office:value="27.5364">
                <text:p>27.5364</text:p>
              </table:table-cell>
              <table:table-cell office:value-type="float" office:value="240">
                <text:p>240</text:p>
              </table:table-cell>
              <table:table-cell office:value-type="float" office:value="27.6068">
                <text:p>27.6068</text:p>
              </table:table-cell>
            </table:table-row>
            <table:table-row>
              <table:table-cell office:value-type="float" office:value="27.5494">
                <text:p>27.5494</text:p>
              </table:table-cell>
              <table:table-cell office:value-type="float" office:value="260">
                <text:p>260</text:p>
              </table:table-cell>
              <table:table-cell office:value-type="float" office:value="27.6112">
                <text:p>27.6112</text:p>
              </table:table-cell>
            </table:table-row>
            <table:table-row>
              <table:table-cell office:value-type="float" office:value="27.533">
                <text:p>27.533</text:p>
              </table:table-cell>
              <table:table-cell office:value-type="float" office:value="280">
                <text:p>280</text:p>
              </table:table-cell>
              <table:table-cell office:value-type="float" office:value="27.6335">
                <text:p>27.6335</text:p>
              </table:table-cell>
            </table:table-row>
            <table:table-row>
              <table:table-cell office:value-type="float" office:value="27.5214">
                <text:p>27.5214</text:p>
              </table:table-cell>
              <table:table-cell office:value-type="float" office:value="300">
                <text:p>300</text:p>
              </table:table-cell>
              <table:table-cell office:value-type="float" office:value="27.6065">
                <text:p>27.6065</text:p>
              </table:table-cell>
            </table:table-row>
            <table:table-row>
              <table:table-cell office:value-type="float" office:value="27.5252">
                <text:p>27.5252</text:p>
              </table:table-cell>
              <table:table-cell office:value-type="float" office:value="320">
                <text:p>320</text:p>
              </table:table-cell>
              <table:table-cell office:value-type="float" office:value="27.5688">
                <text:p>27.5688</text:p>
              </table:table-cell>
            </table:table-row>
            <table:table-row>
              <table:table-cell office:value-type="float" office:value="27.5194">
                <text:p>27.5194</text:p>
              </table:table-cell>
              <table:table-cell office:value-type="float" office:value="340">
                <text:p>340</text:p>
              </table:table-cell>
              <table:table-cell office:value-type="float" office:value="27.5523">
                <text:p>27.5523</text:p>
              </table:table-cell>
            </table:table-row>
            <table:table-row>
              <table:table-cell office:value-type="float" office:value="27.5194">
                <text:p>27.5194</text:p>
              </table:table-cell>
              <table:table-cell office:value-type="float" office:value="360">
                <text:p>360</text:p>
              </table:table-cell>
              <table:table-cell office:value-type="float" office:value="27.544">
                <text:p>27.544</text:p>
              </table:table-cell>
            </table:table-row>
            <table:table-row>
              <table:table-cell office:value-type="float" office:value="27.5174">
                <text:p>27.5174</text:p>
              </table:table-cell>
              <table:table-cell office:value-type="float" office:value="380">
                <text:p>380</text:p>
              </table:table-cell>
              <table:table-cell office:value-type="float" office:value="27.567">
                <text:p>27.567</text:p>
              </table:table-cell>
            </table:table-row>
            <table:table-row>
              <table:table-cell office:value-type="float" office:value="27.5194">
                <text:p>27.5194</text:p>
              </table:table-cell>
              <table:table-cell office:value-type="float" office:value="400">
                <text:p>400</text:p>
              </table:table-cell>
              <table:table-cell office:value-type="float" office:value="27.5665">
                <text:p>27.5665</text:p>
              </table:table-cell>
            </table:table-row>
            <table:table-row>
              <table:table-cell office:value-type="float" office:value="27.5174">
                <text:p>27.5174</text:p>
              </table:table-cell>
              <table:table-cell office:value-type="float" office:value="420">
                <text:p>420</text:p>
              </table:table-cell>
              <table:table-cell office:value-type="float" office:value="27.5274">
                <text:p>27.527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440">
                <text:p>440</text:p>
              </table:table-cell>
              <table:table-cell office:value-type="float" office:value="27.5359">
                <text:p>27.5359</text:p>
              </table:table-cell>
            </table:table-row>
            <table:table-row>
              <table:table-cell office:value-type="float" office:value="27.5174">
                <text:p>27.5174</text:p>
              </table:table-cell>
              <table:table-cell office:value-type="float" office:value="460">
                <text:p>460</text:p>
              </table:table-cell>
              <table:table-cell office:value-type="float" office:value="27.5346">
                <text:p>27.5346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480">
                <text:p>480</text:p>
              </table:table-cell>
              <table:table-cell office:value-type="float" office:value="27.525">
                <text:p>27.525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500">
                <text:p>500</text:p>
              </table:table-cell>
              <table:table-cell office:value-type="float" office:value="27.5326">
                <text:p>27.5326</text:p>
              </table:table-cell>
            </table:table-row>
            <table:table-row>
              <table:table-cell office:value-type="float" office:value="27.5174">
                <text:p>27.5174</text:p>
              </table:table-cell>
              <table:table-cell office:value-type="float" office:value="520">
                <text:p>520</text:p>
              </table:table-cell>
              <table:table-cell office:value-type="float" office:value="27.5426">
                <text:p>27.5426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540">
                <text:p>540</text:p>
              </table:table-cell>
              <table:table-cell office:value-type="float" office:value="27.5304">
                <text:p>27.530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560">
                <text:p>560</text:p>
              </table:table-cell>
              <table:table-cell office:value-type="float" office:value="27.5254">
                <text:p>27.52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580">
                <text:p>580</text:p>
              </table:table-cell>
              <table:table-cell office:value-type="float" office:value="27.5295">
                <text:p>27.5295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600">
                <text:p>600</text:p>
              </table:table-cell>
              <table:table-cell office:value-type="float" office:value="27.5194">
                <text:p>27.519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620">
                <text:p>620</text:p>
              </table:table-cell>
              <table:table-cell office:value-type="float" office:value="27.5267">
                <text:p>27.5267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640">
                <text:p>640</text:p>
              </table:table-cell>
              <table:table-cell office:value-type="float" office:value="27.5189">
                <text:p>27.5189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660">
                <text:p>660</text:p>
              </table:table-cell>
              <table:table-cell office:value-type="float" office:value="27.529">
                <text:p>27.529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680">
                <text:p>680</text:p>
              </table:table-cell>
              <table:table-cell office:value-type="float" office:value="27.5214">
                <text:p>27.521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700">
                <text:p>700</text:p>
              </table:table-cell>
              <table:table-cell office:value-type="float" office:value="27.5174">
                <text:p>27.517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720">
                <text:p>72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740">
                <text:p>74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760">
                <text:p>760</text:p>
              </table:table-cell>
              <table:table-cell office:value-type="float" office:value="27.525">
                <text:p>27.525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780">
                <text:p>780</text:p>
              </table:table-cell>
              <table:table-cell office:value-type="float" office:value="27.5174">
                <text:p>27.517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800">
                <text:p>800</text:p>
              </table:table-cell>
              <table:table-cell office:value-type="float" office:value="27.5174">
                <text:p>27.517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820">
                <text:p>82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840">
                <text:p>840</text:p>
              </table:table-cell>
              <table:table-cell office:value-type="float" office:value="27.5174">
                <text:p>27.517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860">
                <text:p>86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880">
                <text:p>880</text:p>
              </table:table-cell>
              <table:table-cell office:value-type="float" office:value="27.5194">
                <text:p>27.519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900">
                <text:p>90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920">
                <text:p>92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940">
                <text:p>94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960">
                <text:p>960</text:p>
              </table:table-cell>
              <table:table-cell office:value-type="float" office:value="27.5194">
                <text:p>27.519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980">
                <text:p>98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1000">
                <text:p>1000</text:p>
              </table:table-cell>
              <table:table-cell office:value-type="float" office:value="27.5174">
                <text:p>27.517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cm" svg:height="12.273cm" xlink:href=".." xlink:type="simple" chart:class="chart:scatter" chart:style-name="ch1">
        <chart:title svg:x="5.949cm" svg:y="0.38cm" chart:style-name="ch2">
          <text:p>Fitness STD
Versus Ants Number</text:p>
        </chart:title>
        <chart:legend svg:x="13.021cm" svg:y="2.313cm" style:legend-expansion="custom" chartooo:width="2.166cm" chartooo:height="0.814cm" style:legend-expansion-aspect-ratio="2.66093366093366" chart:style-name="ch3"/>
        <chart:plot-area chart:style-name="ch4" table:cell-range-address="'iters 5 ants'.B2:'iters 5 ants'.B101 'ants 5 iters'.A1:'ants 5 iters'.A70 'ants 10 iters'.F1:'ants 10 iters'.F70" chart:data-source-has-labels="both" svg:x="1.33cm" svg:y="1.908cm" svg:width="14.331cm" svg:height="9.139cm">
          <chartooo:coordinate-region svg:x="2.057cm" svg:y="2.108cm" svg:width="13.232cm" svg:height="8.292cm"/>
          <chart:axis chart:dimension="x" chart:name="primary-x" chart:style-name="ch5" chartooo:axis-type="auto">
            <chart:title svg:x="7.512cm" svg:y="11.292cm" chart:style-name="ch6">
              <text:p>ants number</text:p>
            </chart:title>
            <chart:categories table:cell-range-address="'iters 5 ants'.B2:'iters 5 ants'.B101"/>
          </chart:axis>
          <chart:axis chart:dimension="y" chart:name="primary-y" chart:style-name="ch7">
            <chart:title svg:x="0.451cm" svg:y="6.759cm" chart:style-name="ch8">
              <text:p>std</text:p>
            </chart:title>
          </chart:axis>
          <chart:series chart:style-name="ch9" chart:values-cell-range-address="'ants 10 iters'.F1:'ants 10 iters'.F70" loext:label-string="&quot;f std&quot;" chart:class="chart:scatter">
            <chart:domain table:cell-range-address="'ants 5 iters'.A1:'ants 5 iters'.A70"/>
            <chart:data-point chart:repeated="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 std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iters 5 ants'.B2:'iters 5 ants'.B101</svg:desc>
                </draw:g>
              </table:table-cell>
              <table:table-cell office:value-type="float" office:value="NaN">
                <text:p>NaN</text:p>
                <draw:g>
                  <svg:desc>'ants 5 iters'.A1:'ants 5 iters'.A70</svg:desc>
                </draw:g>
              </table:table-cell>
              <table:table-cell office:value-type="float" office:value="NaN">
                <text:p>NaN</text:p>
                <draw:g>
                  <svg:desc>'ants 10 iters'.F1:'ants 10 iters'.F7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68641">
                <text:p>1.686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16866">
                <text:p>1.168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932507">
                <text:p>0.93250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803841">
                <text:p>0.8038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854841">
                <text:p>0.85484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756379">
                <text:p>0.75637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733375">
                <text:p>0.7333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707495">
                <text:p>0.7074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677964">
                <text:p>0.6779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643434">
                <text:p>0.64343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676616">
                <text:p>0.67661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646111">
                <text:p>0.64611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696533">
                <text:p>0.6965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714163">
                <text:p>0.71416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627342">
                <text:p>0.62734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621218">
                <text:p>0.6212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575957">
                <text:p>0.57595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591345">
                <text:p>0.5913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621032">
                <text:p>0.62103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620855">
                <text:p>0.62085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0.453771">
                <text:p>0.45377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  <table:table-cell office:value-type="float" office:value="0.314663">
                <text:p>0.31466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0.258201">
                <text:p>0.25820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0.209595">
                <text:p>0.20959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20">
                <text:p>120</text:p>
              </table:table-cell>
              <table:table-cell office:value-type="float" office:value="0.185836">
                <text:p>0.18583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40">
                <text:p>140</text:p>
              </table:table-cell>
              <table:table-cell office:value-type="float" office:value="0.131743">
                <text:p>0.13174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60">
                <text:p>160</text:p>
              </table:table-cell>
              <table:table-cell office:value-type="float" office:value="0.157165">
                <text:p>0.15716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80">
                <text:p>180</text:p>
              </table:table-cell>
              <table:table-cell office:value-type="float" office:value="0.127997">
                <text:p>0.1279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00">
                <text:p>200</text:p>
              </table:table-cell>
              <table:table-cell office:value-type="float" office:value="0.102454">
                <text:p>0.10245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20">
                <text:p>220</text:p>
              </table:table-cell>
              <table:table-cell office:value-type="float" office:value="0.098103">
                <text:p>0.09810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40">
                <text:p>240</text:p>
              </table:table-cell>
              <table:table-cell office:value-type="float" office:value="0.0787088">
                <text:p>0.078708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60">
                <text:p>260</text:p>
              </table:table-cell>
              <table:table-cell office:value-type="float" office:value="0.106755">
                <text:p>0.10675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80">
                <text:p>280</text:p>
              </table:table-cell>
              <table:table-cell office:value-type="float" office:value="0.0619848">
                <text:p>0.061984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00">
                <text:p>300</text:p>
              </table:table-cell>
              <table:table-cell office:value-type="float" office:value="0.0345097">
                <text:p>0.034509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20">
                <text:p>320</text:p>
              </table:table-cell>
              <table:table-cell office:value-type="float" office:value="0.0510226">
                <text:p>0.051022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40">
                <text:p>340</text:p>
              </table:table-cell>
              <table:table-cell office:value-type="float" office:value="0.0283219">
                <text:p>0.028321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60">
                <text:p>360</text:p>
              </table:table-cell>
              <table:table-cell office:value-type="float" office:value="0.0283219">
                <text:p>0.028321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0.0201285">
                <text:p>0.02012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0283219">
                <text:p>0.028321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20">
                <text:p>420</text:p>
              </table:table-cell>
              <table:table-cell office:value-type="float" office:value="0.0201285">
                <text:p>0.020128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40">
                <text:p>440</text:p>
              </table:table-cell>
              <table:table-cell office:value-type="float" office:value="0.0000000000000425038">
                <text:p>0.000000000000042503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60">
                <text:p>460</text:p>
              </table:table-cell>
              <table:table-cell office:value-type="float" office:value="0.0201285">
                <text:p>0.020128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80">
                <text:p>480</text:p>
              </table:table-cell>
              <table:table-cell office:value-type="float" office:value="0.0000000000000424693">
                <text:p>0.000000000000042469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500">
                <text:p>500</text:p>
              </table:table-cell>
              <table:table-cell office:value-type="float" office:value="0.0000000000000425727">
                <text:p>0.000000000000042572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20">
                <text:p>520</text:p>
              </table:table-cell>
              <table:table-cell office:value-type="float" office:value="0.0201285">
                <text:p>0.020128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540">
                <text:p>540</text:p>
              </table:table-cell>
              <table:table-cell office:value-type="float" office:value="0.0000000000000427102">
                <text:p>0.000000000000042710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560">
                <text:p>560</text:p>
              </table:table-cell>
              <table:table-cell office:value-type="float" office:value="0.0000000000000425727">
                <text:p>0.000000000000042572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80">
                <text:p>580</text:p>
              </table:table-cell>
              <table:table-cell office:value-type="float" office:value="0.0000000000000426071">
                <text:p>0.000000000000042607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00">
                <text:p>600</text:p>
              </table:table-cell>
              <table:table-cell office:value-type="float" office:value="0.0000000000000426071">
                <text:p>0.000000000000042607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620">
                <text:p>620</text:p>
              </table:table-cell>
              <table:table-cell office:value-type="float" office:value="0.0000000000000426071">
                <text:p>0.000000000000042607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40">
                <text:p>640</text:p>
              </table:table-cell>
              <table:table-cell office:value-type="float" office:value="0.0000000000000424002">
                <text:p>0.000000000000042400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660">
                <text:p>660</text:p>
              </table:table-cell>
              <table:table-cell office:value-type="float" office:value="0.0000000000000427102">
                <text:p>0.000000000000042710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680">
                <text:p>680</text:p>
              </table:table-cell>
              <table:table-cell office:value-type="float" office:value="0.0000000000000426071">
                <text:p>0.000000000000042607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700">
                <text:p>700</text:p>
              </table:table-cell>
              <table:table-cell office:value-type="float" office:value="0.0000000000000425727">
                <text:p>0.000000000000042572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720">
                <text:p>720</text:p>
              </table:table-cell>
              <table:table-cell office:value-type="float" office:value="0.0000000000000427102">
                <text:p>0.000000000000042710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740">
                <text:p>740</text:p>
              </table:table-cell>
              <table:table-cell office:value-type="float" office:value="0.0000000000000428131">
                <text:p>0.000000000000042813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60">
                <text:p>760</text:p>
              </table:table-cell>
              <table:table-cell office:value-type="float" office:value="0.0000000000000427102">
                <text:p>0.000000000000042710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780">
                <text:p>780</text:p>
              </table:table-cell>
              <table:table-cell office:value-type="float" office:value="0.0000000000000428131">
                <text:p>0.00000000000004281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0">
                <text:p>800</text:p>
              </table:table-cell>
              <table:table-cell office:value-type="float" office:value="0.0000000000000427446">
                <text:p>0.000000000000042744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820">
                <text:p>820</text:p>
              </table:table-cell>
              <table:table-cell office:value-type="float" office:value="0.0000000000000426759">
                <text:p>0.000000000000042675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40">
                <text:p>840</text:p>
              </table:table-cell>
              <table:table-cell office:value-type="float" office:value="0.0000000000000427446">
                <text:p>0.000000000000042744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860">
                <text:p>860</text:p>
              </table:table-cell>
              <table:table-cell office:value-type="float" office:value="0.0000000000000427788">
                <text:p>0.000000000000042778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80">
                <text:p>880</text:p>
              </table:table-cell>
              <table:table-cell office:value-type="float" office:value="0.0000000000000427102">
                <text:p>0.000000000000042710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900">
                <text:p>900</text:p>
              </table:table-cell>
              <table:table-cell office:value-type="float" office:value="0.0000000000000427788">
                <text:p>0.000000000000042778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920">
                <text:p>920</text:p>
              </table:table-cell>
              <table:table-cell office:value-type="float" office:value="0.0000000000000427788">
                <text:p>0.000000000000042778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940">
                <text:p>940</text:p>
              </table:table-cell>
              <table:table-cell office:value-type="float" office:value="0.0000000000000427102">
                <text:p>0.000000000000042710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960">
                <text:p>960</text:p>
              </table:table-cell>
              <table:table-cell office:value-type="float" office:value="0.0000000000000428473">
                <text:p>0.000000000000042847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980">
                <text:p>980</text:p>
              </table:table-cell>
              <table:table-cell office:value-type="float" office:value="0.0000000000000428131">
                <text:p>0.000000000000042813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00">
                <text:p>1000</text:p>
              </table:table-cell>
              <table:table-cell office:value-type="float" office:value="0.0000000000000427788">
                <text:p>0.000000000000042778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cm" svg:height="12.273cm" xlink:href=".." xlink:type="simple" chart:class="chart:scatter" chart:style-name="ch1">
        <chart:title svg:x="5.949cm" svg:y="0.38cm" chart:style-name="ch2">
          <text:p>Execution Time
Versus Ants Number</text:p>
        </chart:title>
        <chart:legend svg:x="12.603cm" svg:y="2.423cm" style:legend-expansion="custom" chartooo:width="2.166cm" chartooo:height="0.814cm" style:legend-expansion-aspect-ratio="2.66093366093366" chart:style-name="ch3"/>
        <chart:plot-area chart:style-name="ch4" table:cell-range-address="'ants 5 iters'.C1:'ants 5 iters'.C70 'ants 5 iters'.A1:'ants 5 iters'.A70 'ants 10 iters'.C1:'ants 10 iters'.C69" chart:data-source-has-labels="both" svg:x="1.33cm" svg:y="1.908cm" svg:width="14.331cm" svg:height="9.139cm">
          <chartooo:coordinate-region svg:x="1.766cm" svg:y="2.107cm" svg:width="13.338cm" svg:height="8.293cm"/>
          <chart:axis chart:dimension="x" chart:name="primary-x" chart:style-name="ch5" chartooo:axis-type="auto">
            <chart:title svg:x="7.512cm" svg:y="11.292cm" chart:style-name="ch6">
              <text:p>ants number</text:p>
            </chart:title>
            <chart:categories table:cell-range-address="'ants 5 iters'.C1:'ants 5 iters'.C70"/>
          </chart:axis>
          <chart:axis chart:dimension="y" chart:name="primary-y" chart:style-name="ch7">
            <chart:title svg:x="0.451cm" svg:y="7.235cm" chart:style-name="ch8">
              <text:p>time (ms)</text:p>
            </chart:title>
          </chart:axis>
          <chart:series chart:style-name="ch9" chart:values-cell-range-address="'ants 10 iters'.C1:'ants 10 iters'.C69" loext:label-string="&quot;exec t&quot;" chart:class="chart:scatter">
            <chart:domain table:cell-range-address="'ants 5 iters'.A1:'ants 5 iters'.A70"/>
            <chart:data-point chart:repeated="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xec t</text:p>
              </table:table-cell>
            </table:table-row>
          </table:table-header-rows>
          <table:table-rows>
            <table:table-row>
              <table:table-cell office:value-type="string">
                <text:p>Exec T</text:p>
                <draw:g>
                  <svg:desc>'ants 5 iters'.C1:'ants 5 iters'.C70</svg:desc>
                </draw:g>
              </table:table-cell>
              <table:table-cell office:value-type="float" office:value="NaN">
                <text:p>NaN</text:p>
                <draw:g>
                  <svg:desc>'ants 5 iters'.A1:'ants 5 iters'.A70</svg:desc>
                </draw:g>
              </table:table-cell>
              <table:table-cell office:value-type="float" office:value="NaN">
                <text:p>NaN</text:p>
                <draw:g>
                  <svg:desc>'ants 10 iters'.C1:'ants 10 iters'.C69</svg:desc>
                </draw:g>
              </table:table-cell>
            </table:table-row>
            <table:table-row>
              <table:table-cell office:value-type="float" office:value="0.05444">
                <text:p>0.05444</text:p>
              </table:table-cell>
              <table:table-cell office:value-type="float" office:value="1">
                <text:p>1</text:p>
              </table:table-cell>
              <table:table-cell office:value-type="float" office:value="0.06529">
                <text:p>0.06529</text:p>
              </table:table-cell>
            </table:table-row>
            <table:table-row>
              <table:table-cell office:value-type="float" office:value="0.06395">
                <text:p>0.06395</text:p>
              </table:table-cell>
              <table:table-cell office:value-type="float" office:value="2">
                <text:p>2</text:p>
              </table:table-cell>
              <table:table-cell office:value-type="float" office:value="0.08311">
                <text:p>0.08311</text:p>
              </table:table-cell>
            </table:table-row>
            <table:table-row>
              <table:table-cell office:value-type="float" office:value="0.07579">
                <text:p>0.07579</text:p>
              </table:table-cell>
              <table:table-cell office:value-type="float" office:value="3">
                <text:p>3</text:p>
              </table:table-cell>
              <table:table-cell office:value-type="float" office:value="0.10722">
                <text:p>0.10722</text:p>
              </table:table-cell>
            </table:table-row>
            <table:table-row>
              <table:table-cell office:value-type="float" office:value="0.07917">
                <text:p>0.07917</text:p>
              </table:table-cell>
              <table:table-cell office:value-type="float" office:value="4">
                <text:p>4</text:p>
              </table:table-cell>
              <table:table-cell office:value-type="float" office:value="0.12268">
                <text:p>0.12268</text:p>
              </table:table-cell>
            </table:table-row>
            <table:table-row>
              <table:table-cell office:value-type="float" office:value="0.08982">
                <text:p>0.08982</text:p>
              </table:table-cell>
              <table:table-cell office:value-type="float" office:value="5">
                <text:p>5</text:p>
              </table:table-cell>
              <table:table-cell office:value-type="float" office:value="0.14545">
                <text:p>0.14545</text:p>
              </table:table-cell>
            </table:table-row>
            <table:table-row>
              <table:table-cell office:value-type="float" office:value="0.09686">
                <text:p>0.09686</text:p>
              </table:table-cell>
              <table:table-cell office:value-type="float" office:value="6">
                <text:p>6</text:p>
              </table:table-cell>
              <table:table-cell office:value-type="float" office:value="0.16031">
                <text:p>0.16031</text:p>
              </table:table-cell>
            </table:table-row>
            <table:table-row>
              <table:table-cell office:value-type="float" office:value="0.11188">
                <text:p>0.11188</text:p>
              </table:table-cell>
              <table:table-cell office:value-type="float" office:value="7">
                <text:p>7</text:p>
              </table:table-cell>
              <table:table-cell office:value-type="float" office:value="0.18489">
                <text:p>0.18489</text:p>
              </table:table-cell>
            </table:table-row>
            <table:table-row>
              <table:table-cell office:value-type="float" office:value="0.12427">
                <text:p>0.12427</text:p>
              </table:table-cell>
              <table:table-cell office:value-type="float" office:value="8">
                <text:p>8</text:p>
              </table:table-cell>
              <table:table-cell office:value-type="float" office:value="0.20112">
                <text:p>0.20112</text:p>
              </table:table-cell>
            </table:table-row>
            <table:table-row>
              <table:table-cell office:value-type="float" office:value="0.12318">
                <text:p>0.12318</text:p>
              </table:table-cell>
              <table:table-cell office:value-type="float" office:value="9">
                <text:p>9</text:p>
              </table:table-cell>
              <table:table-cell office:value-type="float" office:value="0.21919">
                <text:p>0.21919</text:p>
              </table:table-cell>
            </table:table-row>
            <table:table-row>
              <table:table-cell office:value-type="float" office:value="0.14392">
                <text:p>0.14392</text:p>
              </table:table-cell>
              <table:table-cell office:value-type="float" office:value="10">
                <text:p>10</text:p>
              </table:table-cell>
              <table:table-cell office:value-type="float" office:value="0.24151">
                <text:p>0.24151</text:p>
              </table:table-cell>
            </table:table-row>
            <table:table-row>
              <table:table-cell office:value-type="float" office:value="0.15071">
                <text:p>0.15071</text:p>
              </table:table-cell>
              <table:table-cell office:value-type="float" office:value="11">
                <text:p>11</text:p>
              </table:table-cell>
              <table:table-cell office:value-type="float" office:value="0.2549">
                <text:p>0.2549</text:p>
              </table:table-cell>
            </table:table-row>
            <table:table-row>
              <table:table-cell office:value-type="float" office:value="0.15606">
                <text:p>0.15606</text:p>
              </table:table-cell>
              <table:table-cell office:value-type="float" office:value="12">
                <text:p>12</text:p>
              </table:table-cell>
              <table:table-cell office:value-type="float" office:value="0.26935">
                <text:p>0.26935</text:p>
              </table:table-cell>
            </table:table-row>
            <table:table-row>
              <table:table-cell office:value-type="float" office:value="0.16307">
                <text:p>0.16307</text:p>
              </table:table-cell>
              <table:table-cell office:value-type="float" office:value="13">
                <text:p>13</text:p>
              </table:table-cell>
              <table:table-cell office:value-type="float" office:value="0.28897">
                <text:p>0.28897</text:p>
              </table:table-cell>
            </table:table-row>
            <table:table-row>
              <table:table-cell office:value-type="float" office:value="0.18641">
                <text:p>0.18641</text:p>
              </table:table-cell>
              <table:table-cell office:value-type="float" office:value="14">
                <text:p>14</text:p>
              </table:table-cell>
              <table:table-cell office:value-type="float" office:value="0.30585">
                <text:p>0.30585</text:p>
              </table:table-cell>
            </table:table-row>
            <table:table-row>
              <table:table-cell office:value-type="float" office:value="0.17967">
                <text:p>0.17967</text:p>
              </table:table-cell>
              <table:table-cell office:value-type="float" office:value="15">
                <text:p>15</text:p>
              </table:table-cell>
              <table:table-cell office:value-type="float" office:value="0.32141">
                <text:p>0.32141</text:p>
              </table:table-cell>
            </table:table-row>
            <table:table-row>
              <table:table-cell office:value-type="float" office:value="0.2004">
                <text:p>0.2004</text:p>
              </table:table-cell>
              <table:table-cell office:value-type="float" office:value="16">
                <text:p>16</text:p>
              </table:table-cell>
              <table:table-cell office:value-type="float" office:value="0.33455">
                <text:p>0.33455</text:p>
              </table:table-cell>
            </table:table-row>
            <table:table-row>
              <table:table-cell office:value-type="float" office:value="0.19802">
                <text:p>0.19802</text:p>
              </table:table-cell>
              <table:table-cell office:value-type="float" office:value="17">
                <text:p>17</text:p>
              </table:table-cell>
              <table:table-cell office:value-type="float" office:value="0.36434">
                <text:p>0.36434</text:p>
              </table:table-cell>
            </table:table-row>
            <table:table-row>
              <table:table-cell office:value-type="float" office:value="0.21674">
                <text:p>0.21674</text:p>
              </table:table-cell>
              <table:table-cell office:value-type="float" office:value="18">
                <text:p>18</text:p>
              </table:table-cell>
              <table:table-cell office:value-type="float" office:value="0.37326">
                <text:p>0.37326</text:p>
              </table:table-cell>
            </table:table-row>
            <table:table-row>
              <table:table-cell office:value-type="float" office:value="0.21135">
                <text:p>0.21135</text:p>
              </table:table-cell>
              <table:table-cell office:value-type="float" office:value="19">
                <text:p>19</text:p>
              </table:table-cell>
              <table:table-cell office:value-type="float" office:value="0.38997">
                <text:p>0.38997</text:p>
              </table:table-cell>
            </table:table-row>
            <table:table-row>
              <table:table-cell office:value-type="float" office:value="0.23432">
                <text:p>0.23432</text:p>
              </table:table-cell>
              <table:table-cell office:value-type="float" office:value="20">
                <text:p>20</text:p>
              </table:table-cell>
              <table:table-cell office:value-type="float" office:value="0.40586">
                <text:p>0.40586</text:p>
              </table:table-cell>
            </table:table-row>
            <table:table-row>
              <table:table-cell office:value-type="float" office:value="0.41047">
                <text:p>0.41047</text:p>
              </table:table-cell>
              <table:table-cell office:value-type="float" office:value="40">
                <text:p>40</text:p>
              </table:table-cell>
              <table:table-cell office:value-type="float" office:value="0.75133">
                <text:p>0.75133</text:p>
              </table:table-cell>
            </table:table-row>
            <table:table-row>
              <table:table-cell office:value-type="float" office:value="0.57848">
                <text:p>0.57848</text:p>
              </table:table-cell>
              <table:table-cell office:value-type="float" office:value="60">
                <text:p>60</text:p>
              </table:table-cell>
              <table:table-cell office:value-type="float" office:value="1.07803">
                <text:p>1.07803</text:p>
              </table:table-cell>
            </table:table-row>
            <table:table-row>
              <table:table-cell office:value-type="float" office:value="0.74448">
                <text:p>0.74448</text:p>
              </table:table-cell>
              <table:table-cell office:value-type="float" office:value="80">
                <text:p>80</text:p>
              </table:table-cell>
              <table:table-cell office:value-type="float" office:value="1.41391">
                <text:p>1.41391</text:p>
              </table:table-cell>
            </table:table-row>
            <table:table-row>
              <table:table-cell office:value-type="float" office:value="0.91132">
                <text:p>0.91132</text:p>
              </table:table-cell>
              <table:table-cell office:value-type="float" office:value="100">
                <text:p>100</text:p>
              </table:table-cell>
              <table:table-cell office:value-type="float" office:value="1.75268">
                <text:p>1.75268</text:p>
              </table:table-cell>
            </table:table-row>
            <table:table-row>
              <table:table-cell office:value-type="float" office:value="1.08171">
                <text:p>1.08171</text:p>
              </table:table-cell>
              <table:table-cell office:value-type="float" office:value="120">
                <text:p>120</text:p>
              </table:table-cell>
              <table:table-cell office:value-type="float" office:value="2.06978">
                <text:p>2.06978</text:p>
              </table:table-cell>
            </table:table-row>
            <table:table-row>
              <table:table-cell office:value-type="float" office:value="1.26362">
                <text:p>1.26362</text:p>
              </table:table-cell>
              <table:table-cell office:value-type="float" office:value="140">
                <text:p>140</text:p>
              </table:table-cell>
              <table:table-cell office:value-type="float" office:value="2.39549">
                <text:p>2.39549</text:p>
              </table:table-cell>
            </table:table-row>
            <table:table-row>
              <table:table-cell office:value-type="float" office:value="1.42065">
                <text:p>1.42065</text:p>
              </table:table-cell>
              <table:table-cell office:value-type="float" office:value="160">
                <text:p>160</text:p>
              </table:table-cell>
              <table:table-cell office:value-type="float" office:value="2.73982">
                <text:p>2.73982</text:p>
              </table:table-cell>
            </table:table-row>
            <table:table-row>
              <table:table-cell office:value-type="float" office:value="1.60118">
                <text:p>1.60118</text:p>
              </table:table-cell>
              <table:table-cell office:value-type="float" office:value="180">
                <text:p>180</text:p>
              </table:table-cell>
              <table:table-cell office:value-type="float" office:value="3.07525">
                <text:p>3.07525</text:p>
              </table:table-cell>
            </table:table-row>
            <table:table-row>
              <table:table-cell office:value-type="float" office:value="1.74581">
                <text:p>1.74581</text:p>
              </table:table-cell>
              <table:table-cell office:value-type="float" office:value="200">
                <text:p>200</text:p>
              </table:table-cell>
              <table:table-cell office:value-type="float" office:value="3.40861">
                <text:p>3.40861</text:p>
              </table:table-cell>
            </table:table-row>
            <table:table-row>
              <table:table-cell office:value-type="float" office:value="1.91146">
                <text:p>1.91146</text:p>
              </table:table-cell>
              <table:table-cell office:value-type="float" office:value="220">
                <text:p>220</text:p>
              </table:table-cell>
              <table:table-cell office:value-type="float" office:value="3.74021">
                <text:p>3.74021</text:p>
              </table:table-cell>
            </table:table-row>
            <table:table-row>
              <table:table-cell office:value-type="float" office:value="2.07068">
                <text:p>2.07068</text:p>
              </table:table-cell>
              <table:table-cell office:value-type="float" office:value="240">
                <text:p>240</text:p>
              </table:table-cell>
              <table:table-cell office:value-type="float" office:value="4.05952">
                <text:p>4.05952</text:p>
              </table:table-cell>
            </table:table-row>
            <table:table-row>
              <table:table-cell office:value-type="float" office:value="2.24745">
                <text:p>2.24745</text:p>
              </table:table-cell>
              <table:table-cell office:value-type="float" office:value="260">
                <text:p>260</text:p>
              </table:table-cell>
              <table:table-cell office:value-type="float" office:value="4.39448">
                <text:p>4.39448</text:p>
              </table:table-cell>
            </table:table-row>
            <table:table-row>
              <table:table-cell office:value-type="float" office:value="2.42301">
                <text:p>2.42301</text:p>
              </table:table-cell>
              <table:table-cell office:value-type="float" office:value="280">
                <text:p>280</text:p>
              </table:table-cell>
              <table:table-cell office:value-type="float" office:value="4.70927">
                <text:p>4.70927</text:p>
              </table:table-cell>
            </table:table-row>
            <table:table-row>
              <table:table-cell office:value-type="float" office:value="2.56754">
                <text:p>2.56754</text:p>
              </table:table-cell>
              <table:table-cell office:value-type="float" office:value="300">
                <text:p>300</text:p>
              </table:table-cell>
              <table:table-cell office:value-type="float" office:value="5.03966">
                <text:p>5.03966</text:p>
              </table:table-cell>
            </table:table-row>
            <table:table-row>
              <table:table-cell office:value-type="float" office:value="2.74922">
                <text:p>2.74922</text:p>
              </table:table-cell>
              <table:table-cell office:value-type="float" office:value="320">
                <text:p>320</text:p>
              </table:table-cell>
              <table:table-cell office:value-type="float" office:value="5.39206">
                <text:p>5.39206</text:p>
              </table:table-cell>
            </table:table-row>
            <table:table-row>
              <table:table-cell office:value-type="float" office:value="2.90679">
                <text:p>2.90679</text:p>
              </table:table-cell>
              <table:table-cell office:value-type="float" office:value="340">
                <text:p>340</text:p>
              </table:table-cell>
              <table:table-cell office:value-type="float" office:value="5.68174">
                <text:p>5.68174</text:p>
              </table:table-cell>
            </table:table-row>
            <table:table-row>
              <table:table-cell office:value-type="float" office:value="3.06882">
                <text:p>3.06882</text:p>
              </table:table-cell>
              <table:table-cell office:value-type="float" office:value="360">
                <text:p>360</text:p>
              </table:table-cell>
              <table:table-cell office:value-type="float" office:value="6.02664">
                <text:p>6.02664</text:p>
              </table:table-cell>
            </table:table-row>
            <table:table-row>
              <table:table-cell office:value-type="float" office:value="3.25719">
                <text:p>3.25719</text:p>
              </table:table-cell>
              <table:table-cell office:value-type="float" office:value="380">
                <text:p>380</text:p>
              </table:table-cell>
              <table:table-cell office:value-type="float" office:value="6.34902">
                <text:p>6.34902</text:p>
              </table:table-cell>
            </table:table-row>
            <table:table-row>
              <table:table-cell office:value-type="float" office:value="3.40558">
                <text:p>3.40558</text:p>
              </table:table-cell>
              <table:table-cell office:value-type="float" office:value="400">
                <text:p>400</text:p>
              </table:table-cell>
              <table:table-cell office:value-type="float" office:value="6.68285">
                <text:p>6.68285</text:p>
              </table:table-cell>
            </table:table-row>
            <table:table-row>
              <table:table-cell office:value-type="float" office:value="3.58359">
                <text:p>3.58359</text:p>
              </table:table-cell>
              <table:table-cell office:value-type="float" office:value="420">
                <text:p>420</text:p>
              </table:table-cell>
              <table:table-cell office:value-type="float" office:value="7.00626">
                <text:p>7.00626</text:p>
              </table:table-cell>
            </table:table-row>
            <table:table-row>
              <table:table-cell office:value-type="float" office:value="3.75807">
                <text:p>3.75807</text:p>
              </table:table-cell>
              <table:table-cell office:value-type="float" office:value="440">
                <text:p>440</text:p>
              </table:table-cell>
              <table:table-cell office:value-type="float" office:value="7.3388">
                <text:p>7.3388</text:p>
              </table:table-cell>
            </table:table-row>
            <table:table-row>
              <table:table-cell office:value-type="float" office:value="3.90292">
                <text:p>3.90292</text:p>
              </table:table-cell>
              <table:table-cell office:value-type="float" office:value="460">
                <text:p>460</text:p>
              </table:table-cell>
              <table:table-cell office:value-type="float" office:value="7.65131">
                <text:p>7.65131</text:p>
              </table:table-cell>
            </table:table-row>
            <table:table-row>
              <table:table-cell office:value-type="float" office:value="4.06125">
                <text:p>4.06125</text:p>
              </table:table-cell>
              <table:table-cell office:value-type="float" office:value="480">
                <text:p>480</text:p>
              </table:table-cell>
              <table:table-cell office:value-type="float" office:value="7.99525">
                <text:p>7.99525</text:p>
              </table:table-cell>
            </table:table-row>
            <table:table-row>
              <table:table-cell office:value-type="float" office:value="4.24">
                <text:p>4.24</text:p>
              </table:table-cell>
              <table:table-cell office:value-type="float" office:value="500">
                <text:p>500</text:p>
              </table:table-cell>
              <table:table-cell office:value-type="float" office:value="8.32393">
                <text:p>8.32393</text:p>
              </table:table-cell>
            </table:table-row>
            <table:table-row>
              <table:table-cell office:value-type="float" office:value="4.40594">
                <text:p>4.40594</text:p>
              </table:table-cell>
              <table:table-cell office:value-type="float" office:value="520">
                <text:p>520</text:p>
              </table:table-cell>
              <table:table-cell office:value-type="float" office:value="8.66149">
                <text:p>8.66149</text:p>
              </table:table-cell>
            </table:table-row>
            <table:table-row>
              <table:table-cell office:value-type="float" office:value="4.56292">
                <text:p>4.56292</text:p>
              </table:table-cell>
              <table:table-cell office:value-type="float" office:value="540">
                <text:p>540</text:p>
              </table:table-cell>
              <table:table-cell office:value-type="float" office:value="8.94832">
                <text:p>8.94832</text:p>
              </table:table-cell>
            </table:table-row>
            <table:table-row>
              <table:table-cell office:value-type="float" office:value="4.70934">
                <text:p>4.70934</text:p>
              </table:table-cell>
              <table:table-cell office:value-type="float" office:value="560">
                <text:p>560</text:p>
              </table:table-cell>
              <table:table-cell office:value-type="float" office:value="9.28493">
                <text:p>9.28493</text:p>
              </table:table-cell>
            </table:table-row>
            <table:table-row>
              <table:table-cell office:value-type="float" office:value="4.92201">
                <text:p>4.92201</text:p>
              </table:table-cell>
              <table:table-cell office:value-type="float" office:value="580">
                <text:p>580</text:p>
              </table:table-cell>
              <table:table-cell office:value-type="float" office:value="9.65372">
                <text:p>9.65372</text:p>
              </table:table-cell>
            </table:table-row>
            <table:table-row>
              <table:table-cell office:value-type="float" office:value="5.07857">
                <text:p>5.07857</text:p>
              </table:table-cell>
              <table:table-cell office:value-type="float" office:value="600">
                <text:p>600</text:p>
              </table:table-cell>
              <table:table-cell office:value-type="float" office:value="9.95972">
                <text:p>9.95972</text:p>
              </table:table-cell>
            </table:table-row>
            <table:table-row>
              <table:table-cell office:value-type="float" office:value="5.23644">
                <text:p>5.23644</text:p>
              </table:table-cell>
              <table:table-cell office:value-type="float" office:value="620">
                <text:p>620</text:p>
              </table:table-cell>
              <table:table-cell office:value-type="float" office:value="10.2319">
                <text:p>10.2319</text:p>
              </table:table-cell>
            </table:table-row>
            <table:table-row>
              <table:table-cell office:value-type="float" office:value="5.39459">
                <text:p>5.39459</text:p>
              </table:table-cell>
              <table:table-cell office:value-type="float" office:value="640">
                <text:p>640</text:p>
              </table:table-cell>
              <table:table-cell office:value-type="float" office:value="10.5578">
                <text:p>10.5578</text:p>
              </table:table-cell>
            </table:table-row>
            <table:table-row>
              <table:table-cell office:value-type="float" office:value="5.5545">
                <text:p>5.5545</text:p>
              </table:table-cell>
              <table:table-cell office:value-type="float" office:value="660">
                <text:p>660</text:p>
              </table:table-cell>
              <table:table-cell office:value-type="float" office:value="10.9136">
                <text:p>10.9136</text:p>
              </table:table-cell>
            </table:table-row>
            <table:table-row>
              <table:table-cell office:value-type="float" office:value="5.71319">
                <text:p>5.71319</text:p>
              </table:table-cell>
              <table:table-cell office:value-type="float" office:value="680">
                <text:p>680</text:p>
              </table:table-cell>
              <table:table-cell office:value-type="float" office:value="11.2719">
                <text:p>11.2719</text:p>
              </table:table-cell>
            </table:table-row>
            <table:table-row>
              <table:table-cell office:value-type="float" office:value="5.86229">
                <text:p>5.86229</text:p>
              </table:table-cell>
              <table:table-cell office:value-type="float" office:value="700">
                <text:p>700</text:p>
              </table:table-cell>
              <table:table-cell office:value-type="float" office:value="11.584">
                <text:p>11.584</text:p>
              </table:table-cell>
            </table:table-row>
            <table:table-row>
              <table:table-cell office:value-type="float" office:value="6.04627">
                <text:p>6.04627</text:p>
              </table:table-cell>
              <table:table-cell office:value-type="float" office:value="720">
                <text:p>720</text:p>
              </table:table-cell>
              <table:table-cell office:value-type="float" office:value="11.8976">
                <text:p>11.8976</text:p>
              </table:table-cell>
            </table:table-row>
            <table:table-row>
              <table:table-cell office:value-type="float" office:value="6.23765">
                <text:p>6.23765</text:p>
              </table:table-cell>
              <table:table-cell office:value-type="float" office:value="740">
                <text:p>740</text:p>
              </table:table-cell>
              <table:table-cell office:value-type="float" office:value="12.2536">
                <text:p>12.2536</text:p>
              </table:table-cell>
            </table:table-row>
            <table:table-row>
              <table:table-cell office:value-type="float" office:value="6.37274">
                <text:p>6.37274</text:p>
              </table:table-cell>
              <table:table-cell office:value-type="float" office:value="760">
                <text:p>760</text:p>
              </table:table-cell>
              <table:table-cell office:value-type="float" office:value="12.5619">
                <text:p>12.5619</text:p>
              </table:table-cell>
            </table:table-row>
            <table:table-row>
              <table:table-cell office:value-type="float" office:value="6.54863">
                <text:p>6.54863</text:p>
              </table:table-cell>
              <table:table-cell office:value-type="float" office:value="780">
                <text:p>780</text:p>
              </table:table-cell>
              <table:table-cell office:value-type="float" office:value="12.886">
                <text:p>12.886</text:p>
              </table:table-cell>
            </table:table-row>
            <table:table-row>
              <table:table-cell office:value-type="float" office:value="6.69116">
                <text:p>6.69116</text:p>
              </table:table-cell>
              <table:table-cell office:value-type="float" office:value="800">
                <text:p>800</text:p>
              </table:table-cell>
              <table:table-cell office:value-type="float" office:value="13.1702">
                <text:p>13.1702</text:p>
              </table:table-cell>
            </table:table-row>
            <table:table-row>
              <table:table-cell office:value-type="float" office:value="6.87743">
                <text:p>6.87743</text:p>
              </table:table-cell>
              <table:table-cell office:value-type="float" office:value="820">
                <text:p>820</text:p>
              </table:table-cell>
              <table:table-cell office:value-type="float" office:value="13.5556">
                <text:p>13.5556</text:p>
              </table:table-cell>
            </table:table-row>
            <table:table-row>
              <table:table-cell office:value-type="float" office:value="7.01742">
                <text:p>7.01742</text:p>
              </table:table-cell>
              <table:table-cell office:value-type="float" office:value="840">
                <text:p>840</text:p>
              </table:table-cell>
              <table:table-cell office:value-type="float" office:value="13.8789">
                <text:p>13.8789</text:p>
              </table:table-cell>
            </table:table-row>
            <table:table-row>
              <table:table-cell office:value-type="float" office:value="7.21009">
                <text:p>7.21009</text:p>
              </table:table-cell>
              <table:table-cell office:value-type="float" office:value="860">
                <text:p>860</text:p>
              </table:table-cell>
              <table:table-cell office:value-type="float" office:value="14.2439">
                <text:p>14.2439</text:p>
              </table:table-cell>
            </table:table-row>
            <table:table-row>
              <table:table-cell office:value-type="float" office:value="7.36169">
                <text:p>7.36169</text:p>
              </table:table-cell>
              <table:table-cell office:value-type="float" office:value="880">
                <text:p>880</text:p>
              </table:table-cell>
              <table:table-cell office:value-type="float" office:value="14.5329">
                <text:p>14.5329</text:p>
              </table:table-cell>
            </table:table-row>
            <table:table-row>
              <table:table-cell office:value-type="float" office:value="7.50034">
                <text:p>7.50034</text:p>
              </table:table-cell>
              <table:table-cell office:value-type="float" office:value="900">
                <text:p>900</text:p>
              </table:table-cell>
              <table:table-cell office:value-type="float" office:value="14.8692">
                <text:p>14.8692</text:p>
              </table:table-cell>
            </table:table-row>
            <table:table-row>
              <table:table-cell office:value-type="float" office:value="7.69955">
                <text:p>7.69955</text:p>
              </table:table-cell>
              <table:table-cell office:value-type="float" office:value="920">
                <text:p>920</text:p>
              </table:table-cell>
              <table:table-cell office:value-type="float" office:value="15.1508">
                <text:p>15.1508</text:p>
              </table:table-cell>
            </table:table-row>
            <table:table-row>
              <table:table-cell office:value-type="float" office:value="7.79225">
                <text:p>7.79225</text:p>
              </table:table-cell>
              <table:table-cell office:value-type="float" office:value="940">
                <text:p>940</text:p>
              </table:table-cell>
              <table:table-cell office:value-type="float" office:value="15.4745">
                <text:p>15.4745</text:p>
              </table:table-cell>
            </table:table-row>
            <table:table-row>
              <table:table-cell office:value-type="float" office:value="8.03654">
                <text:p>8.03654</text:p>
              </table:table-cell>
              <table:table-cell office:value-type="float" office:value="960">
                <text:p>960</text:p>
              </table:table-cell>
              <table:table-cell office:value-type="float" office:value="15.8169">
                <text:p>15.8169</text:p>
              </table:table-cell>
            </table:table-row>
            <table:table-row>
              <table:table-cell office:value-type="float" office:value="8.11631">
                <text:p>8.11631</text:p>
              </table:table-cell>
              <table:table-cell office:value-type="float" office:value="980">
                <text:p>980</text:p>
              </table:table-cell>
              <table:table-cell office:value-type="float" office:value="16.263">
                <text:p>16.263</text:p>
              </table:table-cell>
            </table:table-row>
            <table:table-row>
              <table:table-cell office:value-type="float" office:value="8.28855">
                <text:p>8.28855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7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cm" svg:height="12.271cm" xlink:href=".." xlink:type="simple" chart:class="chart:scatter" chart:style-name="ch1">
        <chart:title svg:x="5.221cm" svg:y="0.38cm" chart:style-name="ch2">
          <text:p>Mean Fitness
Versus Number of Iterations</text:p>
        </chart:title>
        <chart:legend svg:x="12.966cm" svg:y="2.34cm" style:legend-expansion="custom" chartooo:width="2.166cm" chartooo:height="0.814cm" style:legend-expansion-aspect-ratio="2.66093366093366" chart:style-name="ch3"/>
        <chart:plot-area chart:style-name="ch4" table:cell-range-address="'1-1000 iters 10 ants '.F1:'1-1000 iters 10 ants '.F70 '1-1000 iters 10 ants '.C1:'1-1000 iters 10 ants '.C70" chart:data-source-has-labels="both" svg:x="1.33cm" svg:y="1.908cm" svg:width="14.331cm" svg:height="9.137cm">
          <chartooo:coordinate-region svg:x="2.242cm" svg:y="2.107cm" svg:width="13.047cm" svg:height="8.291cm"/>
          <chart:axis chart:dimension="x" chart:name="primary-x" chart:style-name="ch5" chartooo:axis-type="auto">
            <chart:title svg:x="7.763cm" svg:y="11.29cm" chart:style-name="ch6">
              <text:p>iterations</text:p>
            </chart:title>
            <chart:categories table:cell-range-address="'1-1000 iters 10 ants '.F1:'1-1000 iters 10 ants '.F70"/>
          </chart:axis>
          <chart:axis chart:dimension="y" chart:name="primary-y" chart:style-name="ch7">
            <chart:title svg:x="0.451cm" svg:y="7.023cm" chart:style-name="ch8">
              <text:p>fitness</text:p>
            </chart:title>
          </chart:axis>
          <chart:series chart:style-name="ch9" chart:values-cell-range-address="'1-1000 iters 10 ants '.F1:'1-1000 iters 10 ants '.F70" loext:label-string="&quot;mean f&quot;" chart:class="chart:scatter">
            <chart:domain table:cell-range-address="'1-1000 iters 10 ants '.C1:'1-1000 iters 10 ants '.C70"/>
            <chart:data-point chart:repeated="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mean f</text:p>
              </table:table-cell>
            </table:table-row>
          </table:table-header-rows>
          <table:table-rows>
            <table:table-row>
              <table:table-cell office:value-type="string">
                <text:p>Mean f</text:p>
                <draw:g>
                  <svg:desc>'1-1000 iters 10 ants '.F1:'1-1000 iters 10 ants '.F70</svg:desc>
                </draw:g>
              </table:table-cell>
              <table:table-cell office:value-type="float" office:value="NaN">
                <text:p>NaN</text:p>
                <draw:g>
                  <svg:desc>'1-1000 iters 10 ants '.C1:'1-1000 iters 10 ants '.C70</svg:desc>
                </draw:g>
              </table:table-cell>
              <table:table-cell office:value-type="float" office:value="NaN">
                <text:p>NaN</text:p>
                <draw:g>
                  <svg:desc>'1-1000 iters 10 ants '.F1:'1-1000 iters 10 ants '.F70</svg:desc>
                </draw:g>
              </table:table-cell>
            </table:table-row>
            <table:table-row>
              <table:table-cell office:value-type="float" office:value="30.813">
                <text:p>30.813</text:p>
              </table:table-cell>
              <table:table-cell office:value-type="float" office:value="1">
                <text:p>1</text:p>
              </table:table-cell>
              <table:table-cell office:value-type="float" office:value="30.813">
                <text:p>30.813</text:p>
              </table:table-cell>
            </table:table-row>
            <table:table-row>
              <table:table-cell office:value-type="float" office:value="29.7997">
                <text:p>29.7997</text:p>
              </table:table-cell>
              <table:table-cell office:value-type="float" office:value="2">
                <text:p>2</text:p>
              </table:table-cell>
              <table:table-cell office:value-type="float" office:value="29.7997">
                <text:p>29.7997</text:p>
              </table:table-cell>
            </table:table-row>
            <table:table-row>
              <table:table-cell office:value-type="float" office:value="29.4465">
                <text:p>29.4465</text:p>
              </table:table-cell>
              <table:table-cell office:value-type="float" office:value="3">
                <text:p>3</text:p>
              </table:table-cell>
              <table:table-cell office:value-type="float" office:value="29.4465">
                <text:p>29.4465</text:p>
              </table:table-cell>
            </table:table-row>
            <table:table-row>
              <table:table-cell office:value-type="float" office:value="29.2487">
                <text:p>29.2487</text:p>
              </table:table-cell>
              <table:table-cell office:value-type="float" office:value="4">
                <text:p>4</text:p>
              </table:table-cell>
              <table:table-cell office:value-type="float" office:value="29.2487">
                <text:p>29.2487</text:p>
              </table:table-cell>
            </table:table-row>
            <table:table-row>
              <table:table-cell office:value-type="float" office:value="29.1559">
                <text:p>29.1559</text:p>
              </table:table-cell>
              <table:table-cell office:value-type="float" office:value="5">
                <text:p>5</text:p>
              </table:table-cell>
              <table:table-cell office:value-type="float" office:value="29.1559">
                <text:p>29.1559</text:p>
              </table:table-cell>
            </table:table-row>
            <table:table-row>
              <table:table-cell office:value-type="float" office:value="29.1092">
                <text:p>29.1092</text:p>
              </table:table-cell>
              <table:table-cell office:value-type="float" office:value="6">
                <text:p>6</text:p>
              </table:table-cell>
              <table:table-cell office:value-type="float" office:value="29.1092">
                <text:p>29.1092</text:p>
              </table:table-cell>
            </table:table-row>
            <table:table-row>
              <table:table-cell office:value-type="float" office:value="28.9906">
                <text:p>28.9906</text:p>
              </table:table-cell>
              <table:table-cell office:value-type="float" office:value="7">
                <text:p>7</text:p>
              </table:table-cell>
              <table:table-cell office:value-type="float" office:value="28.9906">
                <text:p>28.9906</text:p>
              </table:table-cell>
            </table:table-row>
            <table:table-row>
              <table:table-cell office:value-type="float" office:value="28.7736">
                <text:p>28.7736</text:p>
              </table:table-cell>
              <table:table-cell office:value-type="float" office:value="8">
                <text:p>8</text:p>
              </table:table-cell>
              <table:table-cell office:value-type="float" office:value="28.7736">
                <text:p>28.7736</text:p>
              </table:table-cell>
            </table:table-row>
            <table:table-row>
              <table:table-cell office:value-type="float" office:value="28.7618">
                <text:p>28.7618</text:p>
              </table:table-cell>
              <table:table-cell office:value-type="float" office:value="9">
                <text:p>9</text:p>
              </table:table-cell>
              <table:table-cell office:value-type="float" office:value="28.7618">
                <text:p>28.7618</text:p>
              </table:table-cell>
            </table:table-row>
            <table:table-row>
              <table:table-cell office:value-type="float" office:value="28.564">
                <text:p>28.564</text:p>
              </table:table-cell>
              <table:table-cell office:value-type="float" office:value="10">
                <text:p>10</text:p>
              </table:table-cell>
              <table:table-cell office:value-type="float" office:value="28.564">
                <text:p>28.564</text:p>
              </table:table-cell>
            </table:table-row>
            <table:table-row>
              <table:table-cell office:value-type="float" office:value="28.5525">
                <text:p>28.5525</text:p>
              </table:table-cell>
              <table:table-cell office:value-type="float" office:value="11">
                <text:p>11</text:p>
              </table:table-cell>
              <table:table-cell office:value-type="float" office:value="28.5525">
                <text:p>28.5525</text:p>
              </table:table-cell>
            </table:table-row>
            <table:table-row>
              <table:table-cell office:value-type="float" office:value="28.6153">
                <text:p>28.6153</text:p>
              </table:table-cell>
              <table:table-cell office:value-type="float" office:value="12">
                <text:p>12</text:p>
              </table:table-cell>
              <table:table-cell office:value-type="float" office:value="28.6153">
                <text:p>28.6153</text:p>
              </table:table-cell>
            </table:table-row>
            <table:table-row>
              <table:table-cell office:value-type="float" office:value="28.5479">
                <text:p>28.5479</text:p>
              </table:table-cell>
              <table:table-cell office:value-type="float" office:value="13">
                <text:p>13</text:p>
              </table:table-cell>
              <table:table-cell office:value-type="float" office:value="28.5479">
                <text:p>28.5479</text:p>
              </table:table-cell>
            </table:table-row>
            <table:table-row>
              <table:table-cell office:value-type="float" office:value="28.4737">
                <text:p>28.4737</text:p>
              </table:table-cell>
              <table:table-cell office:value-type="float" office:value="14">
                <text:p>14</text:p>
              </table:table-cell>
              <table:table-cell office:value-type="float" office:value="28.4737">
                <text:p>28.4737</text:p>
              </table:table-cell>
            </table:table-row>
            <table:table-row>
              <table:table-cell office:value-type="float" office:value="28.4313">
                <text:p>28.4313</text:p>
              </table:table-cell>
              <table:table-cell office:value-type="float" office:value="15">
                <text:p>15</text:p>
              </table:table-cell>
              <table:table-cell office:value-type="float" office:value="28.4313">
                <text:p>28.4313</text:p>
              </table:table-cell>
            </table:table-row>
            <table:table-row>
              <table:table-cell office:value-type="float" office:value="28.4417">
                <text:p>28.4417</text:p>
              </table:table-cell>
              <table:table-cell office:value-type="float" office:value="16">
                <text:p>16</text:p>
              </table:table-cell>
              <table:table-cell office:value-type="float" office:value="28.4417">
                <text:p>28.4417</text:p>
              </table:table-cell>
            </table:table-row>
            <table:table-row>
              <table:table-cell office:value-type="float" office:value="28.4436">
                <text:p>28.4436</text:p>
              </table:table-cell>
              <table:table-cell office:value-type="float" office:value="17">
                <text:p>17</text:p>
              </table:table-cell>
              <table:table-cell office:value-type="float" office:value="28.4436">
                <text:p>28.4436</text:p>
              </table:table-cell>
            </table:table-row>
            <table:table-row>
              <table:table-cell office:value-type="float" office:value="28.4348">
                <text:p>28.4348</text:p>
              </table:table-cell>
              <table:table-cell office:value-type="float" office:value="18">
                <text:p>18</text:p>
              </table:table-cell>
              <table:table-cell office:value-type="float" office:value="28.4348">
                <text:p>28.4348</text:p>
              </table:table-cell>
            </table:table-row>
            <table:table-row>
              <table:table-cell office:value-type="float" office:value="28.2588">
                <text:p>28.2588</text:p>
              </table:table-cell>
              <table:table-cell office:value-type="float" office:value="19">
                <text:p>19</text:p>
              </table:table-cell>
              <table:table-cell office:value-type="float" office:value="28.2588">
                <text:p>28.2588</text:p>
              </table:table-cell>
            </table:table-row>
            <table:table-row>
              <table:table-cell office:value-type="float" office:value="28.1381">
                <text:p>28.1381</text:p>
              </table:table-cell>
              <table:table-cell office:value-type="float" office:value="20">
                <text:p>20</text:p>
              </table:table-cell>
              <table:table-cell office:value-type="float" office:value="28.1381">
                <text:p>28.1381</text:p>
              </table:table-cell>
            </table:table-row>
            <table:table-row>
              <table:table-cell office:value-type="float" office:value="28.081">
                <text:p>28.081</text:p>
              </table:table-cell>
              <table:table-cell office:value-type="float" office:value="40">
                <text:p>40</text:p>
              </table:table-cell>
              <table:table-cell office:value-type="float" office:value="28.081">
                <text:p>28.081</text:p>
              </table:table-cell>
            </table:table-row>
            <table:table-row>
              <table:table-cell office:value-type="float" office:value="27.7916">
                <text:p>27.7916</text:p>
              </table:table-cell>
              <table:table-cell office:value-type="float" office:value="60">
                <text:p>60</text:p>
              </table:table-cell>
              <table:table-cell office:value-type="float" office:value="27.7916">
                <text:p>27.7916</text:p>
              </table:table-cell>
            </table:table-row>
            <table:table-row>
              <table:table-cell office:value-type="float" office:value="27.695">
                <text:p>27.695</text:p>
              </table:table-cell>
              <table:table-cell office:value-type="float" office:value="80">
                <text:p>80</text:p>
              </table:table-cell>
              <table:table-cell office:value-type="float" office:value="27.695">
                <text:p>27.695</text:p>
              </table:table-cell>
            </table:table-row>
            <table:table-row>
              <table:table-cell office:value-type="float" office:value="27.6844">
                <text:p>27.6844</text:p>
              </table:table-cell>
              <table:table-cell office:value-type="float" office:value="100">
                <text:p>100</text:p>
              </table:table-cell>
              <table:table-cell office:value-type="float" office:value="27.6844">
                <text:p>27.6844</text:p>
              </table:table-cell>
            </table:table-row>
            <table:table-row>
              <table:table-cell office:value-type="float" office:value="27.6199">
                <text:p>27.6199</text:p>
              </table:table-cell>
              <table:table-cell office:value-type="float" office:value="120">
                <text:p>120</text:p>
              </table:table-cell>
              <table:table-cell office:value-type="float" office:value="27.6199">
                <text:p>27.6199</text:p>
              </table:table-cell>
            </table:table-row>
            <table:table-row>
              <table:table-cell office:value-type="float" office:value="27.5619">
                <text:p>27.5619</text:p>
              </table:table-cell>
              <table:table-cell office:value-type="float" office:value="140">
                <text:p>140</text:p>
              </table:table-cell>
              <table:table-cell office:value-type="float" office:value="27.5619">
                <text:p>27.5619</text:p>
              </table:table-cell>
            </table:table-row>
            <table:table-row>
              <table:table-cell office:value-type="float" office:value="27.5596">
                <text:p>27.5596</text:p>
              </table:table-cell>
              <table:table-cell office:value-type="float" office:value="160">
                <text:p>160</text:p>
              </table:table-cell>
              <table:table-cell office:value-type="float" office:value="27.5596">
                <text:p>27.5596</text:p>
              </table:table-cell>
            </table:table-row>
            <table:table-row>
              <table:table-cell office:value-type="float" office:value="27.5883">
                <text:p>27.5883</text:p>
              </table:table-cell>
              <table:table-cell office:value-type="float" office:value="180">
                <text:p>180</text:p>
              </table:table-cell>
              <table:table-cell office:value-type="float" office:value="27.5883">
                <text:p>27.5883</text:p>
              </table:table-cell>
            </table:table-row>
            <table:table-row>
              <table:table-cell office:value-type="float" office:value="27.538">
                <text:p>27.538</text:p>
              </table:table-cell>
              <table:table-cell office:value-type="float" office:value="200">
                <text:p>20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27.527">
                <text:p>27.527</text:p>
              </table:table-cell>
              <table:table-cell office:value-type="float" office:value="220">
                <text:p>220</text:p>
              </table:table-cell>
              <table:table-cell office:value-type="float" office:value="27.527">
                <text:p>27.527</text:p>
              </table:table-cell>
            </table:table-row>
            <table:table-row>
              <table:table-cell office:value-type="float" office:value="27.5344">
                <text:p>27.5344</text:p>
              </table:table-cell>
              <table:table-cell office:value-type="float" office:value="240">
                <text:p>240</text:p>
              </table:table-cell>
              <table:table-cell office:value-type="float" office:value="27.5344">
                <text:p>27.5344</text:p>
              </table:table-cell>
            </table:table-row>
            <table:table-row>
              <table:table-cell office:value-type="float" office:value="27.5426">
                <text:p>27.5426</text:p>
              </table:table-cell>
              <table:table-cell office:value-type="float" office:value="260">
                <text:p>260</text:p>
              </table:table-cell>
              <table:table-cell office:value-type="float" office:value="27.5426">
                <text:p>27.5426</text:p>
              </table:table-cell>
            </table:table-row>
            <table:table-row>
              <table:table-cell office:value-type="float" office:value="27.5268">
                <text:p>27.5268</text:p>
              </table:table-cell>
              <table:table-cell office:value-type="float" office:value="280">
                <text:p>280</text:p>
              </table:table-cell>
              <table:table-cell office:value-type="float" office:value="27.5268">
                <text:p>27.5268</text:p>
              </table:table-cell>
            </table:table-row>
            <table:table-row>
              <table:table-cell office:value-type="float" office:value="27.5174">
                <text:p>27.5174</text:p>
              </table:table-cell>
              <table:table-cell office:value-type="float" office:value="300">
                <text:p>300</text:p>
              </table:table-cell>
              <table:table-cell office:value-type="float" office:value="27.5174">
                <text:p>27.5174</text:p>
              </table:table-cell>
            </table:table-row>
            <table:table-row>
              <table:table-cell office:value-type="float" office:value="27.523">
                <text:p>27.523</text:p>
              </table:table-cell>
              <table:table-cell office:value-type="float" office:value="320">
                <text:p>320</text:p>
              </table:table-cell>
              <table:table-cell office:value-type="float" office:value="27.523">
                <text:p>27.523</text:p>
              </table:table-cell>
            </table:table-row>
            <table:table-row>
              <table:table-cell office:value-type="float" office:value="27.5268">
                <text:p>27.5268</text:p>
              </table:table-cell>
              <table:table-cell office:value-type="float" office:value="340">
                <text:p>340</text:p>
              </table:table-cell>
              <table:table-cell office:value-type="float" office:value="27.5268">
                <text:p>27.5268</text:p>
              </table:table-cell>
            </table:table-row>
            <table:table-row>
              <table:table-cell office:value-type="float" office:value="27.5232">
                <text:p>27.5232</text:p>
              </table:table-cell>
              <table:table-cell office:value-type="float" office:value="360">
                <text:p>360</text:p>
              </table:table-cell>
              <table:table-cell office:value-type="float" office:value="27.5232">
                <text:p>27.5232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380">
                <text:p>38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74">
                <text:p>27.5174</text:p>
              </table:table-cell>
              <table:table-cell office:value-type="float" office:value="400">
                <text:p>400</text:p>
              </table:table-cell>
              <table:table-cell office:value-type="float" office:value="27.5174">
                <text:p>27.5174</text:p>
              </table:table-cell>
            </table:table-row>
            <table:table-row>
              <table:table-cell office:value-type="float" office:value="27.5174">
                <text:p>27.5174</text:p>
              </table:table-cell>
              <table:table-cell office:value-type="float" office:value="420">
                <text:p>420</text:p>
              </table:table-cell>
              <table:table-cell office:value-type="float" office:value="27.5174">
                <text:p>27.5174</text:p>
              </table:table-cell>
            </table:table-row>
            <table:table-row>
              <table:table-cell office:value-type="float" office:value="27.5174">
                <text:p>27.5174</text:p>
              </table:table-cell>
              <table:table-cell office:value-type="float" office:value="440">
                <text:p>440</text:p>
              </table:table-cell>
              <table:table-cell office:value-type="float" office:value="27.5174">
                <text:p>27.5174</text:p>
              </table:table-cell>
            </table:table-row>
            <table:table-row>
              <table:table-cell office:value-type="float" office:value="27.5194">
                <text:p>27.5194</text:p>
              </table:table-cell>
              <table:table-cell office:value-type="float" office:value="460">
                <text:p>460</text:p>
              </table:table-cell>
              <table:table-cell office:value-type="float" office:value="27.5194">
                <text:p>27.519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480">
                <text:p>48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74">
                <text:p>27.5174</text:p>
              </table:table-cell>
              <table:table-cell office:value-type="float" office:value="500">
                <text:p>500</text:p>
              </table:table-cell>
              <table:table-cell office:value-type="float" office:value="27.5174">
                <text:p>27.5174</text:p>
              </table:table-cell>
            </table:table-row>
            <table:table-row>
              <table:table-cell office:value-type="float" office:value="27.5174">
                <text:p>27.5174</text:p>
              </table:table-cell>
              <table:table-cell office:value-type="float" office:value="520">
                <text:p>520</text:p>
              </table:table-cell>
              <table:table-cell office:value-type="float" office:value="27.5174">
                <text:p>27.517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540">
                <text:p>54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560">
                <text:p>56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580">
                <text:p>58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600">
                <text:p>60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620">
                <text:p>62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640">
                <text:p>64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660">
                <text:p>66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680">
                <text:p>68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700">
                <text:p>70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720">
                <text:p>72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740">
                <text:p>74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760">
                <text:p>76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780">
                <text:p>78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800">
                <text:p>80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820">
                <text:p>82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840">
                <text:p>84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860">
                <text:p>86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880">
                <text:p>88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900">
                <text:p>90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920">
                <text:p>92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940">
                <text:p>94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960">
                <text:p>96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980">
                <text:p>98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1000">
                <text:p>1000</text:p>
              </table:table-cell>
              <table:table-cell office:value-type="float" office:value="27.5154">
                <text:p>27.515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cm" svg:height="12.273cm" xlink:href=".." xlink:type="simple" chart:class="chart:scatter" chart:style-name="ch1">
        <chart:title svg:x="5.221cm" svg:y="0.38cm" chart:style-name="ch2">
          <text:p>Execution Time
Versus Number of Iterations</text:p>
        </chart:title>
        <chart:legend svg:x="12.993cm" svg:y="2.343cm" style:legend-expansion="custom" chartooo:width="2.166cm" chartooo:height="0.814cm" style:legend-expansion-aspect-ratio="2.66093366093366" chart:style-name="ch3"/>
        <chart:plot-area chart:style-name="ch4" table:cell-range-address="'1-1000 iters 10 ants '.C1:'1-1000 iters 10 ants '.D70" chart:data-source-has-labels="both" svg:x="1.33cm" svg:y="1.908cm" svg:width="14.331cm" svg:height="9.139cm">
          <chartooo:coordinate-region svg:x="1.766cm" svg:y="2.107cm" svg:width="13.338cm" svg:height="8.293cm"/>
          <chart:axis chart:dimension="x" chart:name="primary-x" chart:style-name="ch5" chartooo:axis-type="auto">
            <chart:title svg:x="7.763cm" svg:y="11.292cm" chart:style-name="ch6">
              <text:p>iterations</text:p>
            </chart:title>
            <chart:categories table:cell-range-address="'1-1000 iters 10 ants '.C1:'1-1000 iters 10 ants '.C70"/>
          </chart:axis>
          <chart:axis chart:dimension="y" chart:name="primary-y" chart:style-name="ch7">
            <chart:title svg:x="0.451cm" svg:y="7.235cm" chart:style-name="ch8">
              <text:p>time (ms)</text:p>
            </chart:title>
          </chart:axis>
          <chart:series chart:style-name="ch9" chart:values-cell-range-address="'1-1000 iters 10 ants '.D1:'1-1000 iters 10 ants '.D70" loext:label-string="&quot;exec t&quot;" chart:class="chart:scatter">
            <chart:domain table:cell-range-address="'1-1000 iters 10 ants '.C1:'1-1000 iters 10 ants '.C70"/>
            <chart:data-point chart:repeated="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exec t</text:p>
              </table:table-cell>
            </table:table-row>
          </table:table-header-rows>
          <table:table-rows>
            <table:table-row>
              <table:table-cell office:value-type="string">
                <text:p>N Iters</text:p>
                <draw:g>
                  <svg:desc>'1-1000 iters 10 ants '.C1:'1-1000 iters 10 ants '.C70</svg:desc>
                </draw:g>
              </table:table-cell>
              <table:table-cell office:value-type="float" office:value="NaN">
                <text:p>NaN</text:p>
                <draw:g>
                  <svg:desc>'1-1000 iters 10 ants '.C1:'1-1000 iters 10 ants '.C70</svg:desc>
                </draw:g>
              </table:table-cell>
              <table:table-cell office:value-type="float" office:value="NaN">
                <text:p>NaN</text:p>
                <draw:g>
                  <svg:desc>'1-1000 iters 10 ants '.D1:'1-1000 iters 10 ants '.D7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7373">
                <text:p>0.1737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8534">
                <text:p>0.185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9447">
                <text:p>0.194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0374">
                <text:p>0.2037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0892">
                <text:p>0.2089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1029">
                <text:p>0.210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0218">
                <text:p>0.2021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1333">
                <text:p>0.21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3271">
                <text:p>0.2327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25314">
                <text:p>0.2531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7267">
                <text:p>0.272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8852">
                <text:p>0.2885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30617">
                <text:p>0.3061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32298">
                <text:p>0.3229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34355">
                <text:p>0.3435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35937">
                <text:p>0.3593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37512">
                <text:p>0.375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39683">
                <text:p>0.3968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0851">
                <text:p>0.4085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5039">
                <text:p>0.7503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09254">
                <text:p>1.0925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43136">
                <text:p>1.431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76457">
                <text:p>1.7645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.10403">
                <text:p>2.1040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.44333">
                <text:p>2.4433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.79329">
                <text:p>2.7932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3.12392">
                <text:p>3.1239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.46209">
                <text:p>3.4620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3.80672">
                <text:p>3.8067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4.14046">
                <text:p>4.1404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4.48407">
                <text:p>4.4840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4.77142">
                <text:p>4.7714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.14302">
                <text:p>5.143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5.45565">
                <text:p>5.4556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5.81973">
                <text:p>5.8197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6.12227">
                <text:p>6.1222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6.45999">
                <text:p>6.4599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6.85745">
                <text:p>6.8574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7.14575">
                <text:p>7.1457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7.44826">
                <text:p>7.44826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7.80969">
                <text:p>7.8096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8.14522">
                <text:p>8.1452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8.45661">
                <text:p>8.45661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8.79396">
                <text:p>8.7939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9.13171">
                <text:p>9.13171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9.47138">
                <text:p>9.47138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9.78555">
                <text:p>9.7855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0.1183">
                <text:p>10.1183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0.4484">
                <text:p>10.448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0.7758">
                <text:p>10.7758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1.1063">
                <text:p>11.1063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1.4805">
                <text:p>11.480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1.8144">
                <text:p>11.814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2.0981">
                <text:p>12.0981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2.4953">
                <text:p>12.4953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2.7609">
                <text:p>12.7609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13.0939">
                <text:p>13.093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3.4321">
                <text:p>13.4321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13.8381">
                <text:p>13.8381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14.0394">
                <text:p>14.0394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14.475">
                <text:p>14.475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14.7806">
                <text:p>14.780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15.0813">
                <text:p>15.0813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15.6146">
                <text:p>15.6146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15.7679">
                <text:p>15.7679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16.1318">
                <text:p>16.1318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16.4719">
                <text:p>16.47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6.8238">
                <text:p>16.823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cm" svg:height="12.273cm" xlink:href=".." xlink:type="simple" chart:class="chart:scatter" chart:style-name="ch1">
        <chart:title svg:x="5.221cm" svg:y="0.38cm" chart:style-name="ch2">
          <text:p>Fitness STD
Versus Number of Iterations</text:p>
        </chart:title>
        <chart:legend svg:x="13.021cm" svg:y="2.313cm" style:legend-expansion="custom" chartooo:width="2.166cm" chartooo:height="0.814cm" style:legend-expansion-aspect-ratio="2.66093366093366" chart:style-name="ch3"/>
        <chart:plot-area chart:style-name="ch4" table:cell-range-address="'1-1000 iters 10 ants '.C1:'1-1000 iters 10 ants '.C70 '1-1000 iters 10 ants '.G1:'1-1000 iters 10 ants '.G70" chart:data-source-has-labels="both" svg:x="1.33cm" svg:y="1.908cm" svg:width="14.331cm" svg:height="9.139cm">
          <chartooo:coordinate-region svg:x="2.057cm" svg:y="2.107cm" svg:width="13.232cm" svg:height="8.293cm"/>
          <chart:axis chart:dimension="x" chart:name="primary-x" chart:style-name="ch5" chartooo:axis-type="auto">
            <chart:title svg:x="7.763cm" svg:y="11.292cm" chart:style-name="ch6">
              <text:p>iterations</text:p>
            </chart:title>
            <chart:categories table:cell-range-address="'1-1000 iters 10 ants '.C1:'1-1000 iters 10 ants '.C70"/>
          </chart:axis>
          <chart:axis chart:dimension="y" chart:name="primary-y" chart:style-name="ch7">
            <chart:title svg:x="0.451cm" svg:y="6.759cm" chart:style-name="ch8">
              <text:p>std</text:p>
            </chart:title>
          </chart:axis>
          <chart:series chart:style-name="ch9" chart:values-cell-range-address="'1-1000 iters 10 ants '.G1:'1-1000 iters 10 ants '.G70" loext:label-string="&quot;f std&quot;" chart:class="chart:scatter">
            <chart:domain table:cell-range-address="'1-1000 iters 10 ants '.C1:'1-1000 iters 10 ants '.C70"/>
            <chart:data-point chart:repeated="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 std</text:p>
              </table:table-cell>
            </table:table-row>
          </table:table-header-rows>
          <table:table-rows>
            <table:table-row>
              <table:table-cell office:value-type="string">
                <text:p>N Iters</text:p>
                <draw:g>
                  <svg:desc>'1-1000 iters 10 ants '.C1:'1-1000 iters 10 ants '.C70</svg:desc>
                </draw:g>
              </table:table-cell>
              <table:table-cell office:value-type="float" office:value="NaN">
                <text:p>NaN</text:p>
                <draw:g>
                  <svg:desc>'1-1000 iters 10 ants '.C1:'1-1000 iters 10 ants '.C70</svg:desc>
                </draw:g>
              </table:table-cell>
              <table:table-cell office:value-type="float" office:value="NaN">
                <text:p>NaN</text:p>
                <draw:g>
                  <svg:desc>'1-1000 iters 10 ants '.G1:'1-1000 iters 10 ants '.G7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3276">
                <text:p>1.4327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10549">
                <text:p>1.105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60352">
                <text:p>0.96035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86184">
                <text:p>0.98618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84828">
                <text:p>0.78482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58883">
                <text:p>0.75888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69889">
                <text:p>0.7698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32683">
                <text:p>0.7326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47255">
                <text:p>0.7472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43875">
                <text:p>0.64387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06795">
                <text:p>0.70679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8965">
                <text:p>0.689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39076">
                <text:p>0.63907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8701">
                <text:p>0.687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72591">
                <text:p>0.6725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29323">
                <text:p>0.62932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3684">
                <text:p>0.6368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38291">
                <text:p>0.63829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02049">
                <text:p>0.6020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85548">
                <text:p>0.58554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48836">
                <text:p>0.44883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346173">
                <text:p>0.34617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98988">
                <text:p>0.29898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6063">
                <text:p>0.2606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185129">
                <text:p>0.18512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121631">
                <text:p>0.12163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119633">
                <text:p>0.1196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182946">
                <text:p>0.18294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804525">
                <text:p>0.080452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651746">
                <text:p>0.065174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765973">
                <text:p>0.076597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0854255">
                <text:p>0.085425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631612">
                <text:p>0.063161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201285">
                <text:p>0.020128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453074">
                <text:p>0.045307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587629">
                <text:p>0.058762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472234">
                <text:p>0.047223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000000000000423656">
                <text:p>0.000000000000042365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201285">
                <text:p>0.020128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201285">
                <text:p>0.020128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201285">
                <text:p>0.020128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283219">
                <text:p>0.028321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000000000000424347">
                <text:p>0.000000000000042434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201285">
                <text:p>0.020128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0.0201285">
                <text:p>0.0201285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0.0000000000000426759">
                <text:p>0.0000000000000426759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0.0000000000000427102">
                <text:p>0.000000000000042710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0.0000000000000424693">
                <text:p>0.000000000000042469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000000000000427446">
                <text:p>0.0000000000000427446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0.0000000000000426759">
                <text:p>0.000000000000042675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0.0000000000000427446">
                <text:p>0.0000000000000427446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0.0000000000000427788">
                <text:p>0.0000000000000427788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0.0000000000000427446">
                <text:p>0.000000000000042744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0000000000000428131">
                <text:p>0.000000000000042813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0.0000000000000427446">
                <text:p>0.0000000000000427446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0.0000000000000427446">
                <text:p>0.0000000000000427446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0.0000000000000427788">
                <text:p>0.0000000000000427788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0.0000000000000428131">
                <text:p>0.000000000000042813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0000000000000428131">
                <text:p>0.0000000000000428131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0.0000000000000427788">
                <text:p>0.0000000000000427788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0.0000000000000428473">
                <text:p>0.0000000000000428473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0.0000000000000427788">
                <text:p>0.0000000000000427788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0.0000000000000428131">
                <text:p>0.000000000000042813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0000000000000427446">
                <text:p>0.0000000000000427446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0.0000000000000428131">
                <text:p>0.0000000000000428131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0.0000000000000428131">
                <text:p>0.000000000000042813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0.0000000000000428131">
                <text:p>0.0000000000000428131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0.0000000000000428131">
                <text:p>0.000000000000042813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000000000000428473">
                <text:p>0.000000000000042847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cm" svg:height="12.271cm" xlink:href=".." xlink:type="simple" chart:class="chart:scatter" chart:style-name="ch1">
        <chart:title svg:x="5.221cm" svg:y="0.38cm" chart:style-name="ch2">
          <text:p>Mean Fitness
Versus Number of Iterations</text:p>
        </chart:title>
        <chart:legend svg:x="12.966cm" svg:y="2.34cm" style:legend-expansion="custom" chartooo:width="2.166cm" chartooo:height="0.814cm" style:legend-expansion-aspect-ratio="2.66093366093366" chart:style-name="ch3"/>
        <chart:plot-area chart:style-name="ch4" table:cell-range-address="'1-1000 iters 10 ants '.F1:'1-1000 iters 10 ants '.F70 '1-1000 iters 10 ants '.C1:'1-1000 iters 10 ants '.C70 'cities2 iters'.F1:'cities2 iters'.F70" chart:data-source-has-labels="both" svg:x="1.33cm" svg:y="1.908cm" svg:width="14.331cm" svg:height="9.137cm">
          <chartooo:coordinate-region svg:x="2.057cm" svg:y="2.107cm" svg:width="13.232cm" svg:height="8.291cm"/>
          <chart:axis chart:dimension="x" chart:name="primary-x" chart:style-name="ch5" chartooo:axis-type="auto">
            <chart:title svg:x="7.763cm" svg:y="11.29cm" chart:style-name="ch6">
              <text:p>iterations</text:p>
            </chart:title>
            <chart:categories table:cell-range-address="'1-1000 iters 10 ants '.F1:'1-1000 iters 10 ants '.F70"/>
          </chart:axis>
          <chart:axis chart:dimension="y" chart:name="primary-y" chart:style-name="ch7">
            <chart:title svg:x="0.451cm" svg:y="7.023cm" chart:style-name="ch8">
              <text:p>fitness</text:p>
            </chart:title>
          </chart:axis>
          <chart:series chart:style-name="ch9" chart:values-cell-range-address="'cities2 iters'.F1:'cities2 iters'.F70" loext:label-string="&quot;mean f&quot;" chart:class="chart:scatter">
            <chart:domain table:cell-range-address="'1-1000 iters 10 ants '.C1:'1-1000 iters 10 ants '.C70"/>
            <chart:data-point chart:repeated="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mean f</text:p>
              </table:table-cell>
            </table:table-row>
          </table:table-header-rows>
          <table:table-rows>
            <table:table-row>
              <table:table-cell office:value-type="string">
                <text:p>Mean f</text:p>
                <draw:g>
                  <svg:desc>'1-1000 iters 10 ants '.F1:'1-1000 iters 10 ants '.F70</svg:desc>
                </draw:g>
              </table:table-cell>
              <table:table-cell office:value-type="float" office:value="NaN">
                <text:p>NaN</text:p>
                <draw:g>
                  <svg:desc>'1-1000 iters 10 ants '.C1:'1-1000 iters 10 ants '.C70</svg:desc>
                </draw:g>
              </table:table-cell>
              <table:table-cell office:value-type="float" office:value="NaN">
                <text:p>NaN</text:p>
                <draw:g>
                  <svg:desc>'cities2 iters'.F1:'cities2 iters'.F70</svg:desc>
                </draw:g>
              </table:table-cell>
            </table:table-row>
            <table:table-row>
              <table:table-cell office:value-type="float" office:value="30.813">
                <text:p>30.813</text:p>
              </table:table-cell>
              <table:table-cell office:value-type="float" office:value="1">
                <text:p>1</text:p>
              </table:table-cell>
              <table:table-cell office:value-type="float" office:value="3.42937">
                <text:p>3.42937</text:p>
              </table:table-cell>
            </table:table-row>
            <table:table-row>
              <table:table-cell office:value-type="float" office:value="29.7997">
                <text:p>29.7997</text:p>
              </table:table-cell>
              <table:table-cell office:value-type="float" office:value="2">
                <text:p>2</text:p>
              </table:table-cell>
              <table:table-cell office:value-type="float" office:value="3.34999">
                <text:p>3.34999</text:p>
              </table:table-cell>
            </table:table-row>
            <table:table-row>
              <table:table-cell office:value-type="float" office:value="29.4465">
                <text:p>29.4465</text:p>
              </table:table-cell>
              <table:table-cell office:value-type="float" office:value="3">
                <text:p>3</text:p>
              </table:table-cell>
              <table:table-cell office:value-type="float" office:value="3.31302">
                <text:p>3.31302</text:p>
              </table:table-cell>
            </table:table-row>
            <table:table-row>
              <table:table-cell office:value-type="float" office:value="29.2487">
                <text:p>29.2487</text:p>
              </table:table-cell>
              <table:table-cell office:value-type="float" office:value="4">
                <text:p>4</text:p>
              </table:table-cell>
              <table:table-cell office:value-type="float" office:value="3.27619">
                <text:p>3.27619</text:p>
              </table:table-cell>
            </table:table-row>
            <table:table-row>
              <table:table-cell office:value-type="float" office:value="29.1559">
                <text:p>29.1559</text:p>
              </table:table-cell>
              <table:table-cell office:value-type="float" office:value="5">
                <text:p>5</text:p>
              </table:table-cell>
              <table:table-cell office:value-type="float" office:value="3.27207">
                <text:p>3.27207</text:p>
              </table:table-cell>
            </table:table-row>
            <table:table-row>
              <table:table-cell office:value-type="float" office:value="29.1092">
                <text:p>29.1092</text:p>
              </table:table-cell>
              <table:table-cell office:value-type="float" office:value="6">
                <text:p>6</text:p>
              </table:table-cell>
              <table:table-cell office:value-type="float" office:value="3.23849">
                <text:p>3.23849</text:p>
              </table:table-cell>
            </table:table-row>
            <table:table-row>
              <table:table-cell office:value-type="float" office:value="28.9906">
                <text:p>28.9906</text:p>
              </table:table-cell>
              <table:table-cell office:value-type="float" office:value="7">
                <text:p>7</text:p>
              </table:table-cell>
              <table:table-cell office:value-type="float" office:value="3.22716">
                <text:p>3.22716</text:p>
              </table:table-cell>
            </table:table-row>
            <table:table-row>
              <table:table-cell office:value-type="float" office:value="28.7736">
                <text:p>28.7736</text:p>
              </table:table-cell>
              <table:table-cell office:value-type="float" office:value="8">
                <text:p>8</text:p>
              </table:table-cell>
              <table:table-cell office:value-type="float" office:value="3.22161">
                <text:p>3.22161</text:p>
              </table:table-cell>
            </table:table-row>
            <table:table-row>
              <table:table-cell office:value-type="float" office:value="28.7618">
                <text:p>28.7618</text:p>
              </table:table-cell>
              <table:table-cell office:value-type="float" office:value="9">
                <text:p>9</text:p>
              </table:table-cell>
              <table:table-cell office:value-type="float" office:value="3.23919">
                <text:p>3.23919</text:p>
              </table:table-cell>
            </table:table-row>
            <table:table-row>
              <table:table-cell office:value-type="float" office:value="28.564">
                <text:p>28.564</text:p>
              </table:table-cell>
              <table:table-cell office:value-type="float" office:value="10">
                <text:p>10</text:p>
              </table:table-cell>
              <table:table-cell office:value-type="float" office:value="3.20201">
                <text:p>3.20201</text:p>
              </table:table-cell>
            </table:table-row>
            <table:table-row>
              <table:table-cell office:value-type="float" office:value="28.5525">
                <text:p>28.5525</text:p>
              </table:table-cell>
              <table:table-cell office:value-type="float" office:value="11">
                <text:p>11</text:p>
              </table:table-cell>
              <table:table-cell office:value-type="float" office:value="3.19754">
                <text:p>3.19754</text:p>
              </table:table-cell>
            </table:table-row>
            <table:table-row>
              <table:table-cell office:value-type="float" office:value="28.6153">
                <text:p>28.6153</text:p>
              </table:table-cell>
              <table:table-cell office:value-type="float" office:value="12">
                <text:p>12</text:p>
              </table:table-cell>
              <table:table-cell office:value-type="float" office:value="3.19601">
                <text:p>3.19601</text:p>
              </table:table-cell>
            </table:table-row>
            <table:table-row>
              <table:table-cell office:value-type="float" office:value="28.5479">
                <text:p>28.5479</text:p>
              </table:table-cell>
              <table:table-cell office:value-type="float" office:value="13">
                <text:p>13</text:p>
              </table:table-cell>
              <table:table-cell office:value-type="float" office:value="3.19323">
                <text:p>3.19323</text:p>
              </table:table-cell>
            </table:table-row>
            <table:table-row>
              <table:table-cell office:value-type="float" office:value="28.4737">
                <text:p>28.4737</text:p>
              </table:table-cell>
              <table:table-cell office:value-type="float" office:value="14">
                <text:p>14</text:p>
              </table:table-cell>
              <table:table-cell office:value-type="float" office:value="3.18928">
                <text:p>3.18928</text:p>
              </table:table-cell>
            </table:table-row>
            <table:table-row>
              <table:table-cell office:value-type="float" office:value="28.4313">
                <text:p>28.4313</text:p>
              </table:table-cell>
              <table:table-cell office:value-type="float" office:value="15">
                <text:p>15</text:p>
              </table:table-cell>
              <table:table-cell office:value-type="float" office:value="3.19254">
                <text:p>3.19254</text:p>
              </table:table-cell>
            </table:table-row>
            <table:table-row>
              <table:table-cell office:value-type="float" office:value="28.4417">
                <text:p>28.4417</text:p>
              </table:table-cell>
              <table:table-cell office:value-type="float" office:value="16">
                <text:p>16</text:p>
              </table:table-cell>
              <table:table-cell office:value-type="float" office:value="3.16803">
                <text:p>3.16803</text:p>
              </table:table-cell>
            </table:table-row>
            <table:table-row>
              <table:table-cell office:value-type="float" office:value="28.4436">
                <text:p>28.4436</text:p>
              </table:table-cell>
              <table:table-cell office:value-type="float" office:value="17">
                <text:p>17</text:p>
              </table:table-cell>
              <table:table-cell office:value-type="float" office:value="3.16513">
                <text:p>3.16513</text:p>
              </table:table-cell>
            </table:table-row>
            <table:table-row>
              <table:table-cell office:value-type="float" office:value="28.4348">
                <text:p>28.4348</text:p>
              </table:table-cell>
              <table:table-cell office:value-type="float" office:value="18">
                <text:p>18</text:p>
              </table:table-cell>
              <table:table-cell office:value-type="float" office:value="3.1624">
                <text:p>3.1624</text:p>
              </table:table-cell>
            </table:table-row>
            <table:table-row>
              <table:table-cell office:value-type="float" office:value="28.2588">
                <text:p>28.2588</text:p>
              </table:table-cell>
              <table:table-cell office:value-type="float" office:value="19">
                <text:p>19</text:p>
              </table:table-cell>
              <table:table-cell office:value-type="float" office:value="3.15204">
                <text:p>3.15204</text:p>
              </table:table-cell>
            </table:table-row>
            <table:table-row>
              <table:table-cell office:value-type="float" office:value="28.1381">
                <text:p>28.1381</text:p>
              </table:table-cell>
              <table:table-cell office:value-type="float" office:value="20">
                <text:p>20</text:p>
              </table:table-cell>
              <table:table-cell office:value-type="float" office:value="3.15444">
                <text:p>3.15444</text:p>
              </table:table-cell>
            </table:table-row>
            <table:table-row>
              <table:table-cell office:value-type="float" office:value="28.081">
                <text:p>28.081</text:p>
              </table:table-cell>
              <table:table-cell office:value-type="float" office:value="40">
                <text:p>40</text:p>
              </table:table-cell>
              <table:table-cell office:value-type="float" office:value="3.11642">
                <text:p>3.11642</text:p>
              </table:table-cell>
            </table:table-row>
            <table:table-row>
              <table:table-cell office:value-type="float" office:value="27.7916">
                <text:p>27.7916</text:p>
              </table:table-cell>
              <table:table-cell office:value-type="float" office:value="60">
                <text:p>60</text:p>
              </table:table-cell>
              <table:table-cell office:value-type="float" office:value="3.07661">
                <text:p>3.07661</text:p>
              </table:table-cell>
            </table:table-row>
            <table:table-row>
              <table:table-cell office:value-type="float" office:value="27.695">
                <text:p>27.695</text:p>
              </table:table-cell>
              <table:table-cell office:value-type="float" office:value="80">
                <text:p>80</text:p>
              </table:table-cell>
              <table:table-cell office:value-type="float" office:value="3.06911">
                <text:p>3.06911</text:p>
              </table:table-cell>
            </table:table-row>
            <table:table-row>
              <table:table-cell office:value-type="float" office:value="27.6844">
                <text:p>27.6844</text:p>
              </table:table-cell>
              <table:table-cell office:value-type="float" office:value="100">
                <text:p>100</text:p>
              </table:table-cell>
              <table:table-cell office:value-type="float" office:value="3.05666">
                <text:p>3.05666</text:p>
              </table:table-cell>
            </table:table-row>
            <table:table-row>
              <table:table-cell office:value-type="float" office:value="27.6199">
                <text:p>27.6199</text:p>
              </table:table-cell>
              <table:table-cell office:value-type="float" office:value="120">
                <text:p>120</text:p>
              </table:table-cell>
              <table:table-cell office:value-type="float" office:value="3.04327">
                <text:p>3.04327</text:p>
              </table:table-cell>
            </table:table-row>
            <table:table-row>
              <table:table-cell office:value-type="float" office:value="27.5619">
                <text:p>27.5619</text:p>
              </table:table-cell>
              <table:table-cell office:value-type="float" office:value="140">
                <text:p>140</text:p>
              </table:table-cell>
              <table:table-cell office:value-type="float" office:value="3.03525">
                <text:p>3.03525</text:p>
              </table:table-cell>
            </table:table-row>
            <table:table-row>
              <table:table-cell office:value-type="float" office:value="27.5596">
                <text:p>27.5596</text:p>
              </table:table-cell>
              <table:table-cell office:value-type="float" office:value="160">
                <text:p>160</text:p>
              </table:table-cell>
              <table:table-cell office:value-type="float" office:value="3.02725">
                <text:p>3.02725</text:p>
              </table:table-cell>
            </table:table-row>
            <table:table-row>
              <table:table-cell office:value-type="float" office:value="27.5883">
                <text:p>27.5883</text:p>
              </table:table-cell>
              <table:table-cell office:value-type="float" office:value="180">
                <text:p>180</text:p>
              </table:table-cell>
              <table:table-cell office:value-type="float" office:value="3.03133">
                <text:p>3.03133</text:p>
              </table:table-cell>
            </table:table-row>
            <table:table-row>
              <table:table-cell office:value-type="float" office:value="27.538">
                <text:p>27.538</text:p>
              </table:table-cell>
              <table:table-cell office:value-type="float" office:value="200">
                <text:p>200</text:p>
              </table:table-cell>
              <table:table-cell office:value-type="float" office:value="3.01453">
                <text:p>3.01453</text:p>
              </table:table-cell>
            </table:table-row>
            <table:table-row>
              <table:table-cell office:value-type="float" office:value="27.527">
                <text:p>27.527</text:p>
              </table:table-cell>
              <table:table-cell office:value-type="float" office:value="220">
                <text:p>220</text:p>
              </table:table-cell>
              <table:table-cell office:value-type="float" office:value="3.0268">
                <text:p>3.0268</text:p>
              </table:table-cell>
            </table:table-row>
            <table:table-row>
              <table:table-cell office:value-type="float" office:value="27.5344">
                <text:p>27.5344</text:p>
              </table:table-cell>
              <table:table-cell office:value-type="float" office:value="240">
                <text:p>240</text:p>
              </table:table-cell>
              <table:table-cell office:value-type="float" office:value="3.0129">
                <text:p>3.0129</text:p>
              </table:table-cell>
            </table:table-row>
            <table:table-row>
              <table:table-cell office:value-type="float" office:value="27.5426">
                <text:p>27.5426</text:p>
              </table:table-cell>
              <table:table-cell office:value-type="float" office:value="260">
                <text:p>260</text:p>
              </table:table-cell>
              <table:table-cell office:value-type="float" office:value="3.01116">
                <text:p>3.01116</text:p>
              </table:table-cell>
            </table:table-row>
            <table:table-row>
              <table:table-cell office:value-type="float" office:value="27.5268">
                <text:p>27.5268</text:p>
              </table:table-cell>
              <table:table-cell office:value-type="float" office:value="280">
                <text:p>280</text:p>
              </table:table-cell>
              <table:table-cell office:value-type="float" office:value="3.00135">
                <text:p>3.00135</text:p>
              </table:table-cell>
            </table:table-row>
            <table:table-row>
              <table:table-cell office:value-type="float" office:value="27.5174">
                <text:p>27.5174</text:p>
              </table:table-cell>
              <table:table-cell office:value-type="float" office:value="300">
                <text:p>300</text:p>
              </table:table-cell>
              <table:table-cell office:value-type="float" office:value="2.99876">
                <text:p>2.99876</text:p>
              </table:table-cell>
            </table:table-row>
            <table:table-row>
              <table:table-cell office:value-type="float" office:value="27.523">
                <text:p>27.523</text:p>
              </table:table-cell>
              <table:table-cell office:value-type="float" office:value="320">
                <text:p>320</text:p>
              </table:table-cell>
              <table:table-cell office:value-type="float" office:value="3.00876">
                <text:p>3.00876</text:p>
              </table:table-cell>
            </table:table-row>
            <table:table-row>
              <table:table-cell office:value-type="float" office:value="27.5268">
                <text:p>27.5268</text:p>
              </table:table-cell>
              <table:table-cell office:value-type="float" office:value="340">
                <text:p>340</text:p>
              </table:table-cell>
              <table:table-cell office:value-type="float" office:value="3.00172">
                <text:p>3.00172</text:p>
              </table:table-cell>
            </table:table-row>
            <table:table-row>
              <table:table-cell office:value-type="float" office:value="27.5232">
                <text:p>27.5232</text:p>
              </table:table-cell>
              <table:table-cell office:value-type="float" office:value="360">
                <text:p>360</text:p>
              </table:table-cell>
              <table:table-cell office:value-type="float" office:value="2.99302">
                <text:p>2.99302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380">
                <text:p>380</text:p>
              </table:table-cell>
              <table:table-cell office:value-type="float" office:value="2.99118">
                <text:p>2.99118</text:p>
              </table:table-cell>
            </table:table-row>
            <table:table-row>
              <table:table-cell office:value-type="float" office:value="27.5174">
                <text:p>27.5174</text:p>
              </table:table-cell>
              <table:table-cell office:value-type="float" office:value="400">
                <text:p>400</text:p>
              </table:table-cell>
              <table:table-cell office:value-type="float" office:value="2.98953">
                <text:p>2.98953</text:p>
              </table:table-cell>
            </table:table-row>
            <table:table-row>
              <table:table-cell office:value-type="float" office:value="27.5174">
                <text:p>27.5174</text:p>
              </table:table-cell>
              <table:table-cell office:value-type="float" office:value="420">
                <text:p>420</text:p>
              </table:table-cell>
              <table:table-cell office:value-type="float" office:value="2.99161">
                <text:p>2.99161</text:p>
              </table:table-cell>
            </table:table-row>
            <table:table-row>
              <table:table-cell office:value-type="float" office:value="27.5174">
                <text:p>27.5174</text:p>
              </table:table-cell>
              <table:table-cell office:value-type="float" office:value="440">
                <text:p>440</text:p>
              </table:table-cell>
              <table:table-cell office:value-type="float" office:value="2.98795">
                <text:p>2.98795</text:p>
              </table:table-cell>
            </table:table-row>
            <table:table-row>
              <table:table-cell office:value-type="float" office:value="27.5194">
                <text:p>27.5194</text:p>
              </table:table-cell>
              <table:table-cell office:value-type="float" office:value="460">
                <text:p>460</text:p>
              </table:table-cell>
              <table:table-cell office:value-type="float" office:value="2.99405">
                <text:p>2.99405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480">
                <text:p>480</text:p>
              </table:table-cell>
              <table:table-cell office:value-type="float" office:value="2.9875">
                <text:p>2.9875</text:p>
              </table:table-cell>
            </table:table-row>
            <table:table-row>
              <table:table-cell office:value-type="float" office:value="27.5174">
                <text:p>27.5174</text:p>
              </table:table-cell>
              <table:table-cell office:value-type="float" office:value="500">
                <text:p>500</text:p>
              </table:table-cell>
              <table:table-cell office:value-type="float" office:value="2.98278">
                <text:p>2.98278</text:p>
              </table:table-cell>
            </table:table-row>
            <table:table-row>
              <table:table-cell office:value-type="float" office:value="27.5174">
                <text:p>27.5174</text:p>
              </table:table-cell>
              <table:table-cell office:value-type="float" office:value="520">
                <text:p>520</text:p>
              </table:table-cell>
              <table:table-cell office:value-type="float" office:value="2.9933">
                <text:p>2.9933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540">
                <text:p>540</text:p>
              </table:table-cell>
              <table:table-cell office:value-type="float" office:value="2.97726">
                <text:p>2.97726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560">
                <text:p>560</text:p>
              </table:table-cell>
              <table:table-cell office:value-type="float" office:value="2.9773">
                <text:p>2.9773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580">
                <text:p>580</text:p>
              </table:table-cell>
              <table:table-cell office:value-type="float" office:value="2.97786">
                <text:p>2.97786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600">
                <text:p>600</text:p>
              </table:table-cell>
              <table:table-cell office:value-type="float" office:value="2.98118">
                <text:p>2.98118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620">
                <text:p>620</text:p>
              </table:table-cell>
              <table:table-cell office:value-type="float" office:value="2.96673">
                <text:p>2.96673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640">
                <text:p>640</text:p>
              </table:table-cell>
              <table:table-cell office:value-type="float" office:value="2.98149">
                <text:p>2.98149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660">
                <text:p>660</text:p>
              </table:table-cell>
              <table:table-cell office:value-type="float" office:value="2.97133">
                <text:p>2.97133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680">
                <text:p>680</text:p>
              </table:table-cell>
              <table:table-cell office:value-type="float" office:value="2.97143">
                <text:p>2.97143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700">
                <text:p>700</text:p>
              </table:table-cell>
              <table:table-cell office:value-type="float" office:value="2.9741">
                <text:p>2.9741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720">
                <text:p>720</text:p>
              </table:table-cell>
              <table:table-cell office:value-type="float" office:value="2.97479">
                <text:p>2.97479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740">
                <text:p>740</text:p>
              </table:table-cell>
              <table:table-cell office:value-type="float" office:value="2.96812">
                <text:p>2.96812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760">
                <text:p>760</text:p>
              </table:table-cell>
              <table:table-cell office:value-type="float" office:value="2.96414">
                <text:p>2.9641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780">
                <text:p>780</text:p>
              </table:table-cell>
              <table:table-cell office:value-type="float" office:value="2.96661">
                <text:p>2.96661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800">
                <text:p>800</text:p>
              </table:table-cell>
              <table:table-cell office:value-type="float" office:value="2.95715">
                <text:p>2.95715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820">
                <text:p>820</text:p>
              </table:table-cell>
              <table:table-cell office:value-type="float" office:value="2.96326">
                <text:p>2.96326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840">
                <text:p>840</text:p>
              </table:table-cell>
              <table:table-cell office:value-type="float" office:value="2.95368">
                <text:p>2.95368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860">
                <text:p>860</text:p>
              </table:table-cell>
              <table:table-cell office:value-type="float" office:value="2.95128">
                <text:p>2.95128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880">
                <text:p>880</text:p>
              </table:table-cell>
              <table:table-cell office:value-type="float" office:value="2.95344">
                <text:p>2.95344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900">
                <text:p>900</text:p>
              </table:table-cell>
              <table:table-cell office:value-type="float" office:value="2.96066">
                <text:p>2.96066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920">
                <text:p>920</text:p>
              </table:table-cell>
              <table:table-cell office:value-type="float" office:value="2.95677">
                <text:p>2.95677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940">
                <text:p>940</text:p>
              </table:table-cell>
              <table:table-cell office:value-type="float" office:value="2.95648">
                <text:p>2.95648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960">
                <text:p>960</text:p>
              </table:table-cell>
              <table:table-cell office:value-type="float" office:value="2.95638">
                <text:p>2.95638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980">
                <text:p>980</text:p>
              </table:table-cell>
              <table:table-cell office:value-type="float" office:value="2.965">
                <text:p>2.965</text:p>
              </table:table-cell>
            </table:table-row>
            <table:table-row>
              <table:table-cell office:value-type="float" office:value="27.5154">
                <text:p>27.5154</text:p>
              </table:table-cell>
              <table:table-cell office:value-type="float" office:value="1000">
                <text:p>1000</text:p>
              </table:table-cell>
              <table:table-cell office:value-type="float" office:value="2.95466">
                <text:p>2.9546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cm" svg:height="12.271cm" xlink:href=".." xlink:type="simple" chart:class="chart:scatter" chart:style-name="ch1">
        <chart:title svg:x="5.221cm" svg:y="0.38cm" chart:style-name="ch2">
          <text:p>Mean Fitness
Versus Number of Iterations</text:p>
        </chart:title>
        <chart:legend svg:x="12.966cm" svg:y="2.34cm" style:legend-expansion="custom" chartooo:width="2.166cm" chartooo:height="0.814cm" style:legend-expansion-aspect-ratio="2.66093366093366" chart:style-name="ch3"/>
        <chart:plot-area chart:style-name="ch4" table:cell-range-address="'cities2 ants'.F2:'cities2 ants'.F70 '1-1000 iters 10 ants '.C1:'1-1000 iters 10 ants '.C70 'cities2 iters'.F1:'cities2 iters'.F70" chart:data-source-has-labels="both" svg:x="1.33cm" svg:y="1.908cm" svg:width="14.331cm" svg:height="9.137cm">
          <chartooo:coordinate-region svg:x="2.057cm" svg:y="2.107cm" svg:width="13.232cm" svg:height="8.291cm"/>
          <chart:axis chart:dimension="x" chart:name="primary-x" chart:style-name="ch5" chartooo:axis-type="auto">
            <chart:title svg:x="7.763cm" svg:y="11.29cm" chart:style-name="ch6">
              <text:p>iterations</text:p>
            </chart:title>
            <chart:categories table:cell-range-address="'cities2 ants'.F2:'cities2 ants'.F70"/>
          </chart:axis>
          <chart:axis chart:dimension="y" chart:name="primary-y" chart:style-name="ch7">
            <chart:title svg:x="0.451cm" svg:y="7.023cm" chart:style-name="ch8">
              <text:p>fitness</text:p>
            </chart:title>
          </chart:axis>
          <chart:series chart:style-name="ch9" chart:values-cell-range-address="'cities2 iters'.F1:'cities2 iters'.F70" loext:label-string="&quot;mean f&quot;" chart:class="chart:scatter">
            <chart:domain table:cell-range-address="'1-1000 iters 10 ants '.C1:'1-1000 iters 10 ants '.C70"/>
            <chart:data-point chart:repeated="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mean f</text:p>
              </table:table-cell>
            </table:table-row>
          </table:table-header-rows>
          <table:table-rows>
            <table:table-row>
              <table:table-cell office:value-type="float" office:value="3.48001">
                <text:p>3.48001</text:p>
                <draw:g>
                  <svg:desc>'cities2 ants'.F2:'cities2 ants'.F70</svg:desc>
                </draw:g>
              </table:table-cell>
              <table:table-cell office:value-type="float" office:value="NaN">
                <text:p>NaN</text:p>
                <draw:g>
                  <svg:desc>'1-1000 iters 10 ants '.C1:'1-1000 iters 10 ants '.C70</svg:desc>
                </draw:g>
              </table:table-cell>
              <table:table-cell office:value-type="float" office:value="NaN">
                <text:p>NaN</text:p>
                <draw:g>
                  <svg:desc>'cities2 iters'.F1:'cities2 iters'.F70</svg:desc>
                </draw:g>
              </table:table-cell>
            </table:table-row>
            <table:table-row>
              <table:table-cell office:value-type="float" office:value="3.37907">
                <text:p>3.37907</text:p>
              </table:table-cell>
              <table:table-cell office:value-type="float" office:value="1">
                <text:p>1</text:p>
              </table:table-cell>
              <table:table-cell office:value-type="float" office:value="3.42937">
                <text:p>3.42937</text:p>
              </table:table-cell>
            </table:table-row>
            <table:table-row>
              <table:table-cell office:value-type="float" office:value="3.33306">
                <text:p>3.33306</text:p>
              </table:table-cell>
              <table:table-cell office:value-type="float" office:value="2">
                <text:p>2</text:p>
              </table:table-cell>
              <table:table-cell office:value-type="float" office:value="3.34999">
                <text:p>3.34999</text:p>
              </table:table-cell>
            </table:table-row>
            <table:table-row>
              <table:table-cell office:value-type="float" office:value="3.28248">
                <text:p>3.28248</text:p>
              </table:table-cell>
              <table:table-cell office:value-type="float" office:value="3">
                <text:p>3</text:p>
              </table:table-cell>
              <table:table-cell office:value-type="float" office:value="3.31302">
                <text:p>3.31302</text:p>
              </table:table-cell>
            </table:table-row>
            <table:table-row>
              <table:table-cell office:value-type="float" office:value="3.28905">
                <text:p>3.28905</text:p>
              </table:table-cell>
              <table:table-cell office:value-type="float" office:value="4">
                <text:p>4</text:p>
              </table:table-cell>
              <table:table-cell office:value-type="float" office:value="3.27619">
                <text:p>3.27619</text:p>
              </table:table-cell>
            </table:table-row>
            <table:table-row>
              <table:table-cell office:value-type="float" office:value="3.25263">
                <text:p>3.25263</text:p>
              </table:table-cell>
              <table:table-cell office:value-type="float" office:value="5">
                <text:p>5</text:p>
              </table:table-cell>
              <table:table-cell office:value-type="float" office:value="3.27207">
                <text:p>3.27207</text:p>
              </table:table-cell>
            </table:table-row>
            <table:table-row>
              <table:table-cell office:value-type="float" office:value="3.23074">
                <text:p>3.23074</text:p>
              </table:table-cell>
              <table:table-cell office:value-type="float" office:value="6">
                <text:p>6</text:p>
              </table:table-cell>
              <table:table-cell office:value-type="float" office:value="3.23849">
                <text:p>3.23849</text:p>
              </table:table-cell>
            </table:table-row>
            <table:table-row>
              <table:table-cell office:value-type="float" office:value="3.22592">
                <text:p>3.22592</text:p>
              </table:table-cell>
              <table:table-cell office:value-type="float" office:value="7">
                <text:p>7</text:p>
              </table:table-cell>
              <table:table-cell office:value-type="float" office:value="3.22716">
                <text:p>3.22716</text:p>
              </table:table-cell>
            </table:table-row>
            <table:table-row>
              <table:table-cell office:value-type="float" office:value="3.23111">
                <text:p>3.23111</text:p>
              </table:table-cell>
              <table:table-cell office:value-type="float" office:value="8">
                <text:p>8</text:p>
              </table:table-cell>
              <table:table-cell office:value-type="float" office:value="3.22161">
                <text:p>3.22161</text:p>
              </table:table-cell>
            </table:table-row>
            <table:table-row>
              <table:table-cell office:value-type="float" office:value="3.21887">
                <text:p>3.21887</text:p>
              </table:table-cell>
              <table:table-cell office:value-type="float" office:value="9">
                <text:p>9</text:p>
              </table:table-cell>
              <table:table-cell office:value-type="float" office:value="3.23919">
                <text:p>3.23919</text:p>
              </table:table-cell>
            </table:table-row>
            <table:table-row>
              <table:table-cell office:value-type="float" office:value="3.20126">
                <text:p>3.20126</text:p>
              </table:table-cell>
              <table:table-cell office:value-type="float" office:value="10">
                <text:p>10</text:p>
              </table:table-cell>
              <table:table-cell office:value-type="float" office:value="3.20201">
                <text:p>3.20201</text:p>
              </table:table-cell>
            </table:table-row>
            <table:table-row>
              <table:table-cell office:value-type="float" office:value="3.18167">
                <text:p>3.18167</text:p>
              </table:table-cell>
              <table:table-cell office:value-type="float" office:value="11">
                <text:p>11</text:p>
              </table:table-cell>
              <table:table-cell office:value-type="float" office:value="3.19754">
                <text:p>3.19754</text:p>
              </table:table-cell>
            </table:table-row>
            <table:table-row>
              <table:table-cell office:value-type="float" office:value="3.17876">
                <text:p>3.17876</text:p>
              </table:table-cell>
              <table:table-cell office:value-type="float" office:value="12">
                <text:p>12</text:p>
              </table:table-cell>
              <table:table-cell office:value-type="float" office:value="3.19601">
                <text:p>3.19601</text:p>
              </table:table-cell>
            </table:table-row>
            <table:table-row>
              <table:table-cell office:value-type="float" office:value="3.17965">
                <text:p>3.17965</text:p>
              </table:table-cell>
              <table:table-cell office:value-type="float" office:value="13">
                <text:p>13</text:p>
              </table:table-cell>
              <table:table-cell office:value-type="float" office:value="3.19323">
                <text:p>3.19323</text:p>
              </table:table-cell>
            </table:table-row>
            <table:table-row>
              <table:table-cell office:value-type="float" office:value="3.17059">
                <text:p>3.17059</text:p>
              </table:table-cell>
              <table:table-cell office:value-type="float" office:value="14">
                <text:p>14</text:p>
              </table:table-cell>
              <table:table-cell office:value-type="float" office:value="3.18928">
                <text:p>3.18928</text:p>
              </table:table-cell>
            </table:table-row>
            <table:table-row>
              <table:table-cell office:value-type="float" office:value="3.16995">
                <text:p>3.16995</text:p>
              </table:table-cell>
              <table:table-cell office:value-type="float" office:value="15">
                <text:p>15</text:p>
              </table:table-cell>
              <table:table-cell office:value-type="float" office:value="3.19254">
                <text:p>3.19254</text:p>
              </table:table-cell>
            </table:table-row>
            <table:table-row>
              <table:table-cell office:value-type="float" office:value="3.18191">
                <text:p>3.18191</text:p>
              </table:table-cell>
              <table:table-cell office:value-type="float" office:value="16">
                <text:p>16</text:p>
              </table:table-cell>
              <table:table-cell office:value-type="float" office:value="3.16803">
                <text:p>3.16803</text:p>
              </table:table-cell>
            </table:table-row>
            <table:table-row>
              <table:table-cell office:value-type="float" office:value="3.16363">
                <text:p>3.16363</text:p>
              </table:table-cell>
              <table:table-cell office:value-type="float" office:value="17">
                <text:p>17</text:p>
              </table:table-cell>
              <table:table-cell office:value-type="float" office:value="3.16513">
                <text:p>3.16513</text:p>
              </table:table-cell>
            </table:table-row>
            <table:table-row>
              <table:table-cell office:value-type="float" office:value="3.16187">
                <text:p>3.16187</text:p>
              </table:table-cell>
              <table:table-cell office:value-type="float" office:value="18">
                <text:p>18</text:p>
              </table:table-cell>
              <table:table-cell office:value-type="float" office:value="3.1624">
                <text:p>3.1624</text:p>
              </table:table-cell>
            </table:table-row>
            <table:table-row>
              <table:table-cell office:value-type="float" office:value="3.1549">
                <text:p>3.1549</text:p>
              </table:table-cell>
              <table:table-cell office:value-type="float" office:value="19">
                <text:p>19</text:p>
              </table:table-cell>
              <table:table-cell office:value-type="float" office:value="3.15204">
                <text:p>3.15204</text:p>
              </table:table-cell>
            </table:table-row>
            <table:table-row>
              <table:table-cell office:value-type="float" office:value="3.10495">
                <text:p>3.10495</text:p>
              </table:table-cell>
              <table:table-cell office:value-type="float" office:value="20">
                <text:p>20</text:p>
              </table:table-cell>
              <table:table-cell office:value-type="float" office:value="3.15444">
                <text:p>3.15444</text:p>
              </table:table-cell>
            </table:table-row>
            <table:table-row>
              <table:table-cell office:value-type="float" office:value="3.0797">
                <text:p>3.0797</text:p>
              </table:table-cell>
              <table:table-cell office:value-type="float" office:value="40">
                <text:p>40</text:p>
              </table:table-cell>
              <table:table-cell office:value-type="float" office:value="3.11642">
                <text:p>3.11642</text:p>
              </table:table-cell>
            </table:table-row>
            <table:table-row>
              <table:table-cell office:value-type="float" office:value="3.07611">
                <text:p>3.07611</text:p>
              </table:table-cell>
              <table:table-cell office:value-type="float" office:value="60">
                <text:p>60</text:p>
              </table:table-cell>
              <table:table-cell office:value-type="float" office:value="3.07661">
                <text:p>3.07661</text:p>
              </table:table-cell>
            </table:table-row>
            <table:table-row>
              <table:table-cell office:value-type="float" office:value="3.0576">
                <text:p>3.0576</text:p>
              </table:table-cell>
              <table:table-cell office:value-type="float" office:value="80">
                <text:p>80</text:p>
              </table:table-cell>
              <table:table-cell office:value-type="float" office:value="3.06911">
                <text:p>3.06911</text:p>
              </table:table-cell>
            </table:table-row>
            <table:table-row>
              <table:table-cell office:value-type="float" office:value="3.04502">
                <text:p>3.04502</text:p>
              </table:table-cell>
              <table:table-cell office:value-type="float" office:value="100">
                <text:p>100</text:p>
              </table:table-cell>
              <table:table-cell office:value-type="float" office:value="3.05666">
                <text:p>3.05666</text:p>
              </table:table-cell>
            </table:table-row>
            <table:table-row>
              <table:table-cell office:value-type="float" office:value="3.03369">
                <text:p>3.03369</text:p>
              </table:table-cell>
              <table:table-cell office:value-type="float" office:value="120">
                <text:p>120</text:p>
              </table:table-cell>
              <table:table-cell office:value-type="float" office:value="3.04327">
                <text:p>3.04327</text:p>
              </table:table-cell>
            </table:table-row>
            <table:table-row>
              <table:table-cell office:value-type="float" office:value="3.02771">
                <text:p>3.02771</text:p>
              </table:table-cell>
              <table:table-cell office:value-type="float" office:value="140">
                <text:p>140</text:p>
              </table:table-cell>
              <table:table-cell office:value-type="float" office:value="3.03525">
                <text:p>3.03525</text:p>
              </table:table-cell>
            </table:table-row>
            <table:table-row>
              <table:table-cell office:value-type="float" office:value="3.03339">
                <text:p>3.03339</text:p>
              </table:table-cell>
              <table:table-cell office:value-type="float" office:value="160">
                <text:p>160</text:p>
              </table:table-cell>
              <table:table-cell office:value-type="float" office:value="3.02725">
                <text:p>3.02725</text:p>
              </table:table-cell>
            </table:table-row>
            <table:table-row>
              <table:table-cell office:value-type="float" office:value="3.02449">
                <text:p>3.02449</text:p>
              </table:table-cell>
              <table:table-cell office:value-type="float" office:value="180">
                <text:p>180</text:p>
              </table:table-cell>
              <table:table-cell office:value-type="float" office:value="3.03133">
                <text:p>3.03133</text:p>
              </table:table-cell>
            </table:table-row>
            <table:table-row>
              <table:table-cell office:value-type="float" office:value="3.02032">
                <text:p>3.02032</text:p>
              </table:table-cell>
              <table:table-cell office:value-type="float" office:value="200">
                <text:p>200</text:p>
              </table:table-cell>
              <table:table-cell office:value-type="float" office:value="3.01453">
                <text:p>3.01453</text:p>
              </table:table-cell>
            </table:table-row>
            <table:table-row>
              <table:table-cell office:value-type="float" office:value="3.01162">
                <text:p>3.01162</text:p>
              </table:table-cell>
              <table:table-cell office:value-type="float" office:value="220">
                <text:p>220</text:p>
              </table:table-cell>
              <table:table-cell office:value-type="float" office:value="3.0268">
                <text:p>3.0268</text:p>
              </table:table-cell>
            </table:table-row>
            <table:table-row>
              <table:table-cell office:value-type="float" office:value="3.00869">
                <text:p>3.00869</text:p>
              </table:table-cell>
              <table:table-cell office:value-type="float" office:value="240">
                <text:p>240</text:p>
              </table:table-cell>
              <table:table-cell office:value-type="float" office:value="3.0129">
                <text:p>3.0129</text:p>
              </table:table-cell>
            </table:table-row>
            <table:table-row>
              <table:table-cell office:value-type="float" office:value="3.0062">
                <text:p>3.0062</text:p>
              </table:table-cell>
              <table:table-cell office:value-type="float" office:value="260">
                <text:p>260</text:p>
              </table:table-cell>
              <table:table-cell office:value-type="float" office:value="3.01116">
                <text:p>3.01116</text:p>
              </table:table-cell>
            </table:table-row>
            <table:table-row>
              <table:table-cell office:value-type="float" office:value="2.9991">
                <text:p>2.9991</text:p>
              </table:table-cell>
              <table:table-cell office:value-type="float" office:value="280">
                <text:p>280</text:p>
              </table:table-cell>
              <table:table-cell office:value-type="float" office:value="3.00135">
                <text:p>3.00135</text:p>
              </table:table-cell>
            </table:table-row>
            <table:table-row>
              <table:table-cell office:value-type="float" office:value="3.00502">
                <text:p>3.00502</text:p>
              </table:table-cell>
              <table:table-cell office:value-type="float" office:value="300">
                <text:p>300</text:p>
              </table:table-cell>
              <table:table-cell office:value-type="float" office:value="2.99876">
                <text:p>2.99876</text:p>
              </table:table-cell>
            </table:table-row>
            <table:table-row>
              <table:table-cell office:value-type="float" office:value="2.99722">
                <text:p>2.99722</text:p>
              </table:table-cell>
              <table:table-cell office:value-type="float" office:value="320">
                <text:p>320</text:p>
              </table:table-cell>
              <table:table-cell office:value-type="float" office:value="3.00876">
                <text:p>3.00876</text:p>
              </table:table-cell>
            </table:table-row>
            <table:table-row>
              <table:table-cell office:value-type="float" office:value="2.98629">
                <text:p>2.98629</text:p>
              </table:table-cell>
              <table:table-cell office:value-type="float" office:value="340">
                <text:p>340</text:p>
              </table:table-cell>
              <table:table-cell office:value-type="float" office:value="3.00172">
                <text:p>3.00172</text:p>
              </table:table-cell>
            </table:table-row>
            <table:table-row>
              <table:table-cell office:value-type="float" office:value="2.99174">
                <text:p>2.99174</text:p>
              </table:table-cell>
              <table:table-cell office:value-type="float" office:value="360">
                <text:p>360</text:p>
              </table:table-cell>
              <table:table-cell office:value-type="float" office:value="2.99302">
                <text:p>2.99302</text:p>
              </table:table-cell>
            </table:table-row>
            <table:table-row>
              <table:table-cell office:value-type="float" office:value="2.98502">
                <text:p>2.98502</text:p>
              </table:table-cell>
              <table:table-cell office:value-type="float" office:value="380">
                <text:p>380</text:p>
              </table:table-cell>
              <table:table-cell office:value-type="float" office:value="2.99118">
                <text:p>2.99118</text:p>
              </table:table-cell>
            </table:table-row>
            <table:table-row>
              <table:table-cell office:value-type="float" office:value="2.98896">
                <text:p>2.98896</text:p>
              </table:table-cell>
              <table:table-cell office:value-type="float" office:value="400">
                <text:p>400</text:p>
              </table:table-cell>
              <table:table-cell office:value-type="float" office:value="2.98953">
                <text:p>2.98953</text:p>
              </table:table-cell>
            </table:table-row>
            <table:table-row>
              <table:table-cell office:value-type="float" office:value="2.98245">
                <text:p>2.98245</text:p>
              </table:table-cell>
              <table:table-cell office:value-type="float" office:value="420">
                <text:p>420</text:p>
              </table:table-cell>
              <table:table-cell office:value-type="float" office:value="2.99161">
                <text:p>2.99161</text:p>
              </table:table-cell>
            </table:table-row>
            <table:table-row>
              <table:table-cell office:value-type="float" office:value="2.98769">
                <text:p>2.98769</text:p>
              </table:table-cell>
              <table:table-cell office:value-type="float" office:value="440">
                <text:p>440</text:p>
              </table:table-cell>
              <table:table-cell office:value-type="float" office:value="2.98795">
                <text:p>2.98795</text:p>
              </table:table-cell>
            </table:table-row>
            <table:table-row>
              <table:table-cell office:value-type="float" office:value="2.97541">
                <text:p>2.97541</text:p>
              </table:table-cell>
              <table:table-cell office:value-type="float" office:value="460">
                <text:p>460</text:p>
              </table:table-cell>
              <table:table-cell office:value-type="float" office:value="2.99405">
                <text:p>2.99405</text:p>
              </table:table-cell>
            </table:table-row>
            <table:table-row>
              <table:table-cell office:value-type="float" office:value="2.98457">
                <text:p>2.98457</text:p>
              </table:table-cell>
              <table:table-cell office:value-type="float" office:value="480">
                <text:p>480</text:p>
              </table:table-cell>
              <table:table-cell office:value-type="float" office:value="2.9875">
                <text:p>2.9875</text:p>
              </table:table-cell>
            </table:table-row>
            <table:table-row>
              <table:table-cell office:value-type="float" office:value="2.97793">
                <text:p>2.97793</text:p>
              </table:table-cell>
              <table:table-cell office:value-type="float" office:value="500">
                <text:p>500</text:p>
              </table:table-cell>
              <table:table-cell office:value-type="float" office:value="2.98278">
                <text:p>2.98278</text:p>
              </table:table-cell>
            </table:table-row>
            <table:table-row>
              <table:table-cell office:value-type="float" office:value="2.97521">
                <text:p>2.97521</text:p>
              </table:table-cell>
              <table:table-cell office:value-type="float" office:value="520">
                <text:p>520</text:p>
              </table:table-cell>
              <table:table-cell office:value-type="float" office:value="2.9933">
                <text:p>2.9933</text:p>
              </table:table-cell>
            </table:table-row>
            <table:table-row>
              <table:table-cell office:value-type="float" office:value="2.98167">
                <text:p>2.98167</text:p>
              </table:table-cell>
              <table:table-cell office:value-type="float" office:value="540">
                <text:p>540</text:p>
              </table:table-cell>
              <table:table-cell office:value-type="float" office:value="2.97726">
                <text:p>2.97726</text:p>
              </table:table-cell>
            </table:table-row>
            <table:table-row>
              <table:table-cell office:value-type="float" office:value="2.96997">
                <text:p>2.96997</text:p>
              </table:table-cell>
              <table:table-cell office:value-type="float" office:value="560">
                <text:p>560</text:p>
              </table:table-cell>
              <table:table-cell office:value-type="float" office:value="2.9773">
                <text:p>2.9773</text:p>
              </table:table-cell>
            </table:table-row>
            <table:table-row>
              <table:table-cell office:value-type="float" office:value="2.96667">
                <text:p>2.96667</text:p>
              </table:table-cell>
              <table:table-cell office:value-type="float" office:value="580">
                <text:p>580</text:p>
              </table:table-cell>
              <table:table-cell office:value-type="float" office:value="2.97786">
                <text:p>2.97786</text:p>
              </table:table-cell>
            </table:table-row>
            <table:table-row>
              <table:table-cell office:value-type="float" office:value="2.96925">
                <text:p>2.96925</text:p>
              </table:table-cell>
              <table:table-cell office:value-type="float" office:value="600">
                <text:p>600</text:p>
              </table:table-cell>
              <table:table-cell office:value-type="float" office:value="2.98118">
                <text:p>2.98118</text:p>
              </table:table-cell>
            </table:table-row>
            <table:table-row>
              <table:table-cell office:value-type="float" office:value="2.96464">
                <text:p>2.96464</text:p>
              </table:table-cell>
              <table:table-cell office:value-type="float" office:value="620">
                <text:p>620</text:p>
              </table:table-cell>
              <table:table-cell office:value-type="float" office:value="2.96673">
                <text:p>2.96673</text:p>
              </table:table-cell>
            </table:table-row>
            <table:table-row>
              <table:table-cell office:value-type="float" office:value="2.9727">
                <text:p>2.9727</text:p>
              </table:table-cell>
              <table:table-cell office:value-type="float" office:value="640">
                <text:p>640</text:p>
              </table:table-cell>
              <table:table-cell office:value-type="float" office:value="2.98149">
                <text:p>2.98149</text:p>
              </table:table-cell>
            </table:table-row>
            <table:table-row>
              <table:table-cell office:value-type="float" office:value="2.97206">
                <text:p>2.97206</text:p>
              </table:table-cell>
              <table:table-cell office:value-type="float" office:value="660">
                <text:p>660</text:p>
              </table:table-cell>
              <table:table-cell office:value-type="float" office:value="2.97133">
                <text:p>2.97133</text:p>
              </table:table-cell>
            </table:table-row>
            <table:table-row>
              <table:table-cell office:value-type="float" office:value="2.97163">
                <text:p>2.97163</text:p>
              </table:table-cell>
              <table:table-cell office:value-type="float" office:value="680">
                <text:p>680</text:p>
              </table:table-cell>
              <table:table-cell office:value-type="float" office:value="2.97143">
                <text:p>2.97143</text:p>
              </table:table-cell>
            </table:table-row>
            <table:table-row>
              <table:table-cell office:value-type="float" office:value="2.96558">
                <text:p>2.96558</text:p>
              </table:table-cell>
              <table:table-cell office:value-type="float" office:value="700">
                <text:p>700</text:p>
              </table:table-cell>
              <table:table-cell office:value-type="float" office:value="2.9741">
                <text:p>2.9741</text:p>
              </table:table-cell>
            </table:table-row>
            <table:table-row>
              <table:table-cell office:value-type="float" office:value="2.96866">
                <text:p>2.96866</text:p>
              </table:table-cell>
              <table:table-cell office:value-type="float" office:value="720">
                <text:p>720</text:p>
              </table:table-cell>
              <table:table-cell office:value-type="float" office:value="2.97479">
                <text:p>2.97479</text:p>
              </table:table-cell>
            </table:table-row>
            <table:table-row>
              <table:table-cell office:value-type="float" office:value="2.96175">
                <text:p>2.96175</text:p>
              </table:table-cell>
              <table:table-cell office:value-type="float" office:value="740">
                <text:p>740</text:p>
              </table:table-cell>
              <table:table-cell office:value-type="float" office:value="2.96812">
                <text:p>2.96812</text:p>
              </table:table-cell>
            </table:table-row>
            <table:table-row>
              <table:table-cell office:value-type="float" office:value="2.96283">
                <text:p>2.96283</text:p>
              </table:table-cell>
              <table:table-cell office:value-type="float" office:value="760">
                <text:p>760</text:p>
              </table:table-cell>
              <table:table-cell office:value-type="float" office:value="2.96414">
                <text:p>2.96414</text:p>
              </table:table-cell>
            </table:table-row>
            <table:table-row>
              <table:table-cell office:value-type="float" office:value="2.96266">
                <text:p>2.96266</text:p>
              </table:table-cell>
              <table:table-cell office:value-type="float" office:value="780">
                <text:p>780</text:p>
              </table:table-cell>
              <table:table-cell office:value-type="float" office:value="2.96661">
                <text:p>2.96661</text:p>
              </table:table-cell>
            </table:table-row>
            <table:table-row>
              <table:table-cell office:value-type="float" office:value="2.96366">
                <text:p>2.96366</text:p>
              </table:table-cell>
              <table:table-cell office:value-type="float" office:value="800">
                <text:p>800</text:p>
              </table:table-cell>
              <table:table-cell office:value-type="float" office:value="2.95715">
                <text:p>2.95715</text:p>
              </table:table-cell>
            </table:table-row>
            <table:table-row>
              <table:table-cell office:value-type="float" office:value="2.96415">
                <text:p>2.96415</text:p>
              </table:table-cell>
              <table:table-cell office:value-type="float" office:value="820">
                <text:p>820</text:p>
              </table:table-cell>
              <table:table-cell office:value-type="float" office:value="2.96326">
                <text:p>2.96326</text:p>
              </table:table-cell>
            </table:table-row>
            <table:table-row>
              <table:table-cell office:value-type="float" office:value="2.94654">
                <text:p>2.94654</text:p>
              </table:table-cell>
              <table:table-cell office:value-type="float" office:value="840">
                <text:p>840</text:p>
              </table:table-cell>
              <table:table-cell office:value-type="float" office:value="2.95368">
                <text:p>2.95368</text:p>
              </table:table-cell>
            </table:table-row>
            <table:table-row>
              <table:table-cell office:value-type="float" office:value="2.95271">
                <text:p>2.95271</text:p>
              </table:table-cell>
              <table:table-cell office:value-type="float" office:value="860">
                <text:p>860</text:p>
              </table:table-cell>
              <table:table-cell office:value-type="float" office:value="2.95128">
                <text:p>2.95128</text:p>
              </table:table-cell>
            </table:table-row>
            <table:table-row>
              <table:table-cell office:value-type="float" office:value="2.95197">
                <text:p>2.95197</text:p>
              </table:table-cell>
              <table:table-cell office:value-type="float" office:value="880">
                <text:p>880</text:p>
              </table:table-cell>
              <table:table-cell office:value-type="float" office:value="2.95344">
                <text:p>2.95344</text:p>
              </table:table-cell>
            </table:table-row>
            <table:table-row>
              <table:table-cell office:value-type="float" office:value="2.95202">
                <text:p>2.95202</text:p>
              </table:table-cell>
              <table:table-cell office:value-type="float" office:value="900">
                <text:p>900</text:p>
              </table:table-cell>
              <table:table-cell office:value-type="float" office:value="2.96066">
                <text:p>2.96066</text:p>
              </table:table-cell>
            </table:table-row>
            <table:table-row>
              <table:table-cell office:value-type="float" office:value="2.95348">
                <text:p>2.95348</text:p>
              </table:table-cell>
              <table:table-cell office:value-type="float" office:value="920">
                <text:p>920</text:p>
              </table:table-cell>
              <table:table-cell office:value-type="float" office:value="2.95677">
                <text:p>2.95677</text:p>
              </table:table-cell>
            </table:table-row>
            <table:table-row>
              <table:table-cell office:value-type="float" office:value="2.94872">
                <text:p>2.94872</text:p>
              </table:table-cell>
              <table:table-cell office:value-type="float" office:value="940">
                <text:p>940</text:p>
              </table:table-cell>
              <table:table-cell office:value-type="float" office:value="2.95648">
                <text:p>2.95648</text:p>
              </table:table-cell>
            </table:table-row>
            <table:table-row>
              <table:table-cell office:value-type="float" office:value="2.94415">
                <text:p>2.94415</text:p>
              </table:table-cell>
              <table:table-cell office:value-type="float" office:value="960">
                <text:p>960</text:p>
              </table:table-cell>
              <table:table-cell office:value-type="float" office:value="2.95638">
                <text:p>2.95638</text:p>
              </table:table-cell>
            </table:table-row>
            <table:table-row>
              <table:table-cell office:value-type="float" office:value="2.95659">
                <text:p>2.95659</text:p>
              </table:table-cell>
              <table:table-cell office:value-type="float" office:value="980">
                <text:p>980</text:p>
              </table:table-cell>
              <table:table-cell office:value-type="float" office:value="2.965">
                <text:p>2.965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2.95466">
                <text:p>2.9546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cm" svg:height="12.273cm" xlink:href=".." xlink:type="simple" chart:class="chart:scatter" chart:style-name="ch1">
        <chart:title svg:x="5.221cm" svg:y="0.38cm" chart:style-name="ch2">
          <text:p>Fitness STD
Versus Number of Iterations</text:p>
        </chart:title>
        <chart:legend svg:x="13.021cm" svg:y="2.313cm" style:legend-expansion="custom" chartooo:width="2.166cm" chartooo:height="0.814cm" style:legend-expansion-aspect-ratio="2.66093366093366" chart:style-name="ch3"/>
        <chart:plot-area chart:style-name="ch4" table:cell-range-address="'1-1000 iters 10 ants '.C1:'1-1000 iters 10 ants '.C70 'cities2 iters'.G1:'cities2 iters'.G70" chart:data-source-has-labels="both" svg:x="1.33cm" svg:y="1.908cm" svg:width="14.331cm" svg:height="9.139cm">
          <chartooo:coordinate-region svg:x="2.242cm" svg:y="2.107cm" svg:width="13.047cm" svg:height="8.293cm"/>
          <chart:axis chart:dimension="x" chart:name="primary-x" chart:style-name="ch5" chartooo:axis-type="auto">
            <chart:title svg:x="7.763cm" svg:y="11.292cm" chart:style-name="ch6">
              <text:p>iterations</text:p>
            </chart:title>
            <chart:categories table:cell-range-address="'1-1000 iters 10 ants '.C1:'1-1000 iters 10 ants '.C70"/>
          </chart:axis>
          <chart:axis chart:dimension="y" chart:name="primary-y" chart:style-name="ch7">
            <chart:title svg:x="0.451cm" svg:y="6.759cm" chart:style-name="ch8">
              <text:p>std</text:p>
            </chart:title>
          </chart:axis>
          <chart:series chart:style-name="ch9" chart:values-cell-range-address="'cities2 iters'.G1:'cities2 iters'.G70" loext:label-string="&quot;f std&quot;" chart:class="chart:scatter">
            <chart:domain table:cell-range-address="'1-1000 iters 10 ants '.C1:'1-1000 iters 10 ants '.C70"/>
            <chart:data-point chart:repeated="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 std</text:p>
              </table:table-cell>
            </table:table-row>
          </table:table-header-rows>
          <table:table-rows>
            <table:table-row>
              <table:table-cell office:value-type="string">
                <text:p>N Iters</text:p>
                <draw:g>
                  <svg:desc>'1-1000 iters 10 ants '.C1:'1-1000 iters 10 ants '.C70</svg:desc>
                </draw:g>
              </table:table-cell>
              <table:table-cell office:value-type="float" office:value="NaN">
                <text:p>NaN</text:p>
                <draw:g>
                  <svg:desc>'1-1000 iters 10 ants '.C1:'1-1000 iters 10 ants '.C70</svg:desc>
                </draw:g>
              </table:table-cell>
              <table:table-cell office:value-type="float" office:value="NaN">
                <text:p>NaN</text:p>
                <draw:g>
                  <svg:desc>'cities2 iters'.G1:'cities2 iters'.G7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49786">
                <text:p>0.14978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10854">
                <text:p>0.11085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03897">
                <text:p>0.1038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17086">
                <text:p>0.1170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951345">
                <text:p>0.09513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08946">
                <text:p>0.10894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07274">
                <text:p>0.1072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971815">
                <text:p>0.09718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820176">
                <text:p>0.08201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914526">
                <text:p>0.091452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967983">
                <text:p>0.09679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860681">
                <text:p>0.086068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875968">
                <text:p>0.087596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851264">
                <text:p>0.085126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831699">
                <text:p>0.08316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862987">
                <text:p>0.086298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777322">
                <text:p>0.077732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8348">
                <text:p>0.0834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808253">
                <text:p>0.08082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839153">
                <text:p>0.083915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80299">
                <text:p>0.0802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694144">
                <text:p>0.06941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688496">
                <text:p>0.068849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609907">
                <text:p>0.060990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657468">
                <text:p>0.065746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58604">
                <text:p>0.05860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623151">
                <text:p>0.062315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529552">
                <text:p>0.05295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592879">
                <text:p>0.059287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542757">
                <text:p>0.054275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585263">
                <text:p>0.058526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0565239">
                <text:p>0.056523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539298">
                <text:p>0.053929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461975">
                <text:p>0.046197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498356">
                <text:p>0.049835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415164">
                <text:p>0.041516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572565">
                <text:p>0.057256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495392">
                <text:p>0.049539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460526">
                <text:p>0.046052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522587">
                <text:p>0.052258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463683">
                <text:p>0.046368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52957">
                <text:p>0.052957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539092">
                <text:p>0.053909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566938">
                <text:p>0.0566938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0.0476843">
                <text:p>0.0476843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0.0467557">
                <text:p>0.0467557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0.0450522">
                <text:p>0.045052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0.0520913">
                <text:p>0.052091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407916">
                <text:p>0.0407916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0.0467559">
                <text:p>0.046755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0.0426945">
                <text:p>0.0426945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0.0404389">
                <text:p>0.0404389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0.0474756">
                <text:p>0.047475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0470486">
                <text:p>0.047048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0.0454065">
                <text:p>0.0454065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0.0458371">
                <text:p>0.0458371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0.054145">
                <text:p>0.054145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0.0426656">
                <text:p>0.042665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0508195">
                <text:p>0.0508195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0.0528281">
                <text:p>0.0528281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0.0498861">
                <text:p>0.0498861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0.0466769">
                <text:p>0.0466769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0.0471721">
                <text:p>0.047172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0436111">
                <text:p>0.0436111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0.042057">
                <text:p>0.042057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0.0418461">
                <text:p>0.041846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0.0436514">
                <text:p>0.0436514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0.0441304">
                <text:p>0.044130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448108">
                <text:p>0.044810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cm" svg:height="12.273cm" xlink:href=".." xlink:type="simple" chart:class="chart:scatter" chart:style-name="ch1">
        <chart:title svg:x="5.221cm" svg:y="0.38cm" chart:style-name="ch2">
          <text:p>Fitness STD
Versus Number of Iterations</text:p>
        </chart:title>
        <chart:legend svg:x="13.021cm" svg:y="2.313cm" style:legend-expansion="custom" chartooo:width="2.166cm" chartooo:height="0.814cm" style:legend-expansion-aspect-ratio="2.66093366093366" chart:style-name="ch3"/>
        <chart:plot-area chart:style-name="ch4" table:cell-range-address="'1-1000 iters 10 ants '.C1:'1-1000 iters 10 ants '.C70 'cities2 ants'.G1:'cities2 ants'.G70" chart:data-source-has-labels="both" svg:x="1.33cm" svg:y="1.908cm" svg:width="14.331cm" svg:height="9.139cm">
          <chartooo:coordinate-region svg:x="2.242cm" svg:y="2.107cm" svg:width="13.047cm" svg:height="8.293cm"/>
          <chart:axis chart:dimension="x" chart:name="primary-x" chart:style-name="ch5" chartooo:axis-type="auto">
            <chart:title svg:x="7.763cm" svg:y="11.292cm" chart:style-name="ch6">
              <text:p>iterations</text:p>
            </chart:title>
            <chart:categories table:cell-range-address="'1-1000 iters 10 ants '.C1:'1-1000 iters 10 ants '.C70"/>
          </chart:axis>
          <chart:axis chart:dimension="y" chart:name="primary-y" chart:style-name="ch7">
            <chart:title svg:x="0.451cm" svg:y="6.759cm" chart:style-name="ch8">
              <text:p>std</text:p>
            </chart:title>
          </chart:axis>
          <chart:series chart:style-name="ch9" chart:values-cell-range-address="'cities2 ants'.G1:'cities2 ants'.G70" loext:label-string="&quot;f std&quot;" chart:class="chart:scatter">
            <chart:domain table:cell-range-address="'1-1000 iters 10 ants '.C1:'1-1000 iters 10 ants '.C70"/>
            <chart:data-point chart:repeated="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 std</text:p>
              </table:table-cell>
            </table:table-row>
          </table:table-header-rows>
          <table:table-rows>
            <table:table-row>
              <table:table-cell office:value-type="string">
                <text:p>N Iters</text:p>
                <draw:g>
                  <svg:desc>'1-1000 iters 10 ants '.C1:'1-1000 iters 10 ants '.C70</svg:desc>
                </draw:g>
              </table:table-cell>
              <table:table-cell office:value-type="float" office:value="NaN">
                <text:p>NaN</text:p>
                <draw:g>
                  <svg:desc>'1-1000 iters 10 ants '.C1:'1-1000 iters 10 ants '.C70</svg:desc>
                </draw:g>
              </table:table-cell>
              <table:table-cell office:value-type="float" office:value="NaN">
                <text:p>NaN</text:p>
                <draw:g>
                  <svg:desc>'cities2 ants'.G1:'cities2 ants'.G7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4596">
                <text:p>0.1459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19945">
                <text:p>0.11994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06543">
                <text:p>0.1065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928194">
                <text:p>0.09281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917682">
                <text:p>0.09176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01415">
                <text:p>0.1014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917124">
                <text:p>0.091712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02018">
                <text:p>0.10201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894772">
                <text:p>0.08947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853872">
                <text:p>0.085387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895269">
                <text:p>0.089526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889275">
                <text:p>0.08892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944674">
                <text:p>0.094467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913421">
                <text:p>0.09134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93045">
                <text:p>0.09304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786032">
                <text:p>0.078603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679256">
                <text:p>0.067925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701269">
                <text:p>0.070126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839724">
                <text:p>0.08397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784069">
                <text:p>0.07840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726846">
                <text:p>0.072684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702745">
                <text:p>0.070274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56647">
                <text:p>0.05664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727866">
                <text:p>0.072786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630308">
                <text:p>0.06303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679102">
                <text:p>0.06791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552434">
                <text:p>0.055243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486318">
                <text:p>0.048631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541733">
                <text:p>0.054173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53221">
                <text:p>0.05322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622522">
                <text:p>0.062252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0499318">
                <text:p>0.049931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46789">
                <text:p>0.04678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5383">
                <text:p>0.0538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535342">
                <text:p>0.053534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545206">
                <text:p>0.054520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529908">
                <text:p>0.052990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515572">
                <text:p>0.051557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51874">
                <text:p>0.051874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454572">
                <text:p>0.045457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405715">
                <text:p>0.040571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490021">
                <text:p>0.049002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504139">
                <text:p>0.050413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475756">
                <text:p>0.047575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0.049798">
                <text:p>0.049798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0.0408907">
                <text:p>0.0408907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0.0439266">
                <text:p>0.0439266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0.050046">
                <text:p>0.05004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516406">
                <text:p>0.0516406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0.0427416">
                <text:p>0.0427416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0.0532189">
                <text:p>0.0532189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0.0474404">
                <text:p>0.0474404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0.0409794">
                <text:p>0.040979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0472884">
                <text:p>0.047288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0.0505041">
                <text:p>0.0505041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0.0429076">
                <text:p>0.0429076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0.0436057">
                <text:p>0.0436057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0.0547425">
                <text:p>0.054742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0451808">
                <text:p>0.0451808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0.0461485">
                <text:p>0.0461485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0.0424722">
                <text:p>0.0424722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0.0510294">
                <text:p>0.0510294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0.0416827">
                <text:p>0.041682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0423859">
                <text:p>0.0423859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0.0466225">
                <text:p>0.0466225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0.0462317">
                <text:p>0.046231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0.0429362">
                <text:p>0.0429362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0.0510336">
                <text:p>0.051033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467989">
                <text:p>0.046798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cm" svg:height="12.273cm" xlink:href=".." xlink:type="simple" chart:class="chart:scatter" chart:style-name="ch1">
        <chart:title svg:x="5.221cm" svg:y="0.38cm" chart:style-name="ch2">
          <text:p>Fitness STD
Versus Number of Iterations</text:p>
        </chart:title>
        <chart:legend svg:x="13.021cm" svg:y="2.313cm" style:legend-expansion="custom" chartooo:width="2.166cm" chartooo:height="0.814cm" style:legend-expansion-aspect-ratio="2.66093366093366" chart:style-name="ch3"/>
        <chart:plot-area chart:style-name="ch4" table:cell-range-address="'iters 5 ants'.B2:'iters 5 ants'.B101 'iters 5 ants'.E1:'iters 5 ants'.E1 'iters 5 ants'.F2:'iters 5 ants'.F101" chart:data-source-has-labels="both" svg:x="1.33cm" svg:y="1.908cm" svg:width="14.331cm" svg:height="9.139cm">
          <chartooo:coordinate-region svg:x="2.057cm" svg:y="2.107cm" svg:width="13.324cm" svg:height="8.293cm"/>
          <chart:axis chart:dimension="x" chart:name="primary-x" chart:style-name="ch5" chartooo:axis-type="auto">
            <chart:title svg:x="7.763cm" svg:y="11.292cm" chart:style-name="ch6">
              <text:p>iterations</text:p>
            </chart:title>
            <chart:categories table:cell-range-address="'iters 5 ants'.B2:'iters 5 ants'.B101"/>
            <chart:grid chart:style-name="ch7" chart:class="major"/>
          </chart:axis>
          <chart:axis chart:dimension="y" chart:name="primary-y" chart:style-name="ch8">
            <chart:title svg:x="0.451cm" svg:y="6.759cm" chart:style-name="ch9">
              <text:p>std</text:p>
            </chart:title>
            <chart:grid chart:style-name="ch7" chart:class="major"/>
          </chart:axis>
          <chart:series chart:style-name="ch10" chart:values-cell-range-address="'iters 5 ants'.F2:'iters 5 ants'.F101" chart:label-cell-address="'iters 5 ants'.E1:'iters 5 ants'.E1" chart:class="chart:scatter">
            <chart:domain table:cell-range-address="'iters 5 ants'.B2:'iters 5 ants'.B101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an f</text:p>
                <draw:g>
                  <svg:desc>'iters 5 ants'.E1:'iters 5 ants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iters 5 ants'.B2:'iters 5 ants'.B101</svg:desc>
                </draw:g>
              </table:table-cell>
              <table:table-cell office:value-type="float" office:value="1">
                <text:p>1</text:p>
                <draw:g>
                  <svg:desc>'iters 5 ants'.B2:'iters 5 ants'.B101</svg:desc>
                </draw:g>
              </table:table-cell>
              <table:table-cell office:value-type="float" office:value="1.83989">
                <text:p>1.83989</text:p>
                <draw:g>
                  <svg:desc>'iters 5 ants'.F2:'iters 5 ants'.F1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37101">
                <text:p>1.371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27397">
                <text:p>1.273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13649">
                <text:p>1.1364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02908">
                <text:p>1.029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76056">
                <text:p>0.97605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34852">
                <text:p>0.9348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41853">
                <text:p>0.84185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89739">
                <text:p>0.8897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99993">
                <text:p>0.89999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70391">
                <text:p>0.87039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60321">
                <text:p>0.76032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5028">
                <text:p>0.8502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11577">
                <text:p>0.81157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15705">
                <text:p>0.7157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777992">
                <text:p>0.77799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761663">
                <text:p>0.76166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81854">
                <text:p>0.68185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772782">
                <text:p>0.77278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8144">
                <text:p>0.6814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732551">
                <text:p>0.73255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78143">
                <text:p>0.67814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89905">
                <text:p>0.68990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730758">
                <text:p>0.73075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725755">
                <text:p>0.72575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12769">
                <text:p>0.61276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61709">
                <text:p>0.66170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37374">
                <text:p>0.63737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43956">
                <text:p>0.6439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87547">
                <text:p>0.68754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24307">
                <text:p>0.62430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78492">
                <text:p>0.67849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26326">
                <text:p>0.62632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49097">
                <text:p>0.64909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45137">
                <text:p>0.64513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43683">
                <text:p>0.64368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60294">
                <text:p>0.66029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55352">
                <text:p>0.65535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21897">
                <text:p>0.62189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0629">
                <text:p>0.6062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1127">
                <text:p>0.6112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37811">
                <text:p>0.63781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593049">
                <text:p>0.59304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567063">
                <text:p>0.56706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556663">
                <text:p>0.55666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585434">
                <text:p>0.58543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584854">
                <text:p>0.58485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507424">
                <text:p>0.50742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15448">
                <text:p>0.6154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81386">
                <text:p>0.58138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540987">
                <text:p>0.54098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512485">
                <text:p>0.51248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579375">
                <text:p>0.57937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581126">
                <text:p>0.58112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559945">
                <text:p>0.55994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577475">
                <text:p>0.57747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530292">
                <text:p>0.53029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531856">
                <text:p>0.53185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513872">
                <text:p>0.51387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52053">
                <text:p>0.55205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480489">
                <text:p>0.48048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459942">
                <text:p>0.45994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521324">
                <text:p>0.52132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543821">
                <text:p>0.54382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573297">
                <text:p>0.57329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513278">
                <text:p>0.51327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508645">
                <text:p>0.50864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528672">
                <text:p>0.52867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514704">
                <text:p>0.51470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82114">
                <text:p>0.48211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478519">
                <text:p>0.47851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503339">
                <text:p>0.50333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514236">
                <text:p>0.51423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480692">
                <text:p>0.48069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50558">
                <text:p>0.5055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70948">
                <text:p>0.47094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59152">
                <text:p>0.45915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53983">
                <text:p>0.45398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97204">
                <text:p>0.4972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36595">
                <text:p>0.53659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46479">
                <text:p>0.4647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441848">
                <text:p>0.44184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46116">
                <text:p>0.4611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490297">
                <text:p>0.49029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44395">
                <text:p>0.4439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446168">
                <text:p>0.44616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451341">
                <text:p>0.45134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448264">
                <text:p>0.44826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457594">
                <text:p>0.45759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407628">
                <text:p>0.40762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459008">
                <text:p>0.45900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41181">
                <text:p>0.4118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412926">
                <text:p>0.41292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413075">
                <text:p>0.41307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481639">
                <text:p>0.48163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416225">
                <text:p>0.41622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426768">
                <text:p>0.42676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376952">
                <text:p>0.37695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362987">
                <text:p>0.3629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443722">
                <text:p>0.4437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8.994cm" xlink:href=".." xlink:type="simple" chart:class="chart:line" chart:style-name="ch1">
        <chart:legend chart:legend-position="end" svg:x="13.727cm" svg:y="3.949cm" style:legend-expansion="high" chart:style-name="ch2"/>
        <chart:plot-area chart:style-name="ch3" table:cell-range-address="'execution time'.D1:'execution time'.E6" svg:x="0.319cm" svg:y="0.179cm" svg:width="13.089cm" svg:height="8.636cm">
          <chartooo:coordinate-region svg:x="1.046cm" svg:y="0.378cm" svg:width="12.268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xecution time'.D1:'execution time'.D6" chart:class="chart:line">
            <chart:data-point chart:repeated="6"/>
          </chart:series>
          <chart:series chart:style-name="ch7" chart:values-cell-range-address="'execution time'.E1:'execution time'.E6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4444444444444">
                <text:p>0.444444444444444</text:p>
                <draw:g>
                  <svg:desc>'execution time'.D1:'execution time'.D6</svg:desc>
                </draw:g>
              </table:table-cell>
              <table:table-cell office:value-type="float" office:value="0.866666666666667">
                <text:p>0.866666666666667</text:p>
                <draw:g>
                  <svg:desc>'execution time'.E1:'execution time'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2448979591837">
                <text:p>0.922448979591837</text:p>
              </table:table-cell>
              <table:table-cell office:value-type="float" office:value="1.5469387755102">
                <text:p>1.5469387755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">
                <text:p>0.98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6375">
                <text:p>1.36375</text:p>
              </table:table-cell>
              <table:table-cell office:value-type="float" office:value="2.02125">
                <text:p>2.02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19">
                <text:p>1.619</text:p>
              </table:table-cell>
              <table:table-cell office:value-type="float" office:value="1.598">
                <text:p>1.59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8.994cm" xlink:href=".." xlink:type="simple" chart:class="chart:scatter" chart:style-name="ch1">
        <chart:legend chart:legend-position="end" svg:x="13.138cm" svg:y="3.949cm" style:legend-expansion="high" chart:style-name="ch2"/>
        <chart:plot-area chart:style-name="ch3" table:cell-range-address="'execution time'.A1:'execution time'.C6" svg:x="0.319cm" svg:y="0.179cm" svg:width="12.5cm" svg:height="8.636cm">
          <chartooo:coordinate-region svg:x="0.94cm" svg:y="0.378cm" svg:width="11.413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xecution time'.B1:'execution time'.B6" chart:class="chart:scatter">
            <chart:domain table:cell-range-address="'execution time'.A1:'execution time'.A6"/>
            <chart:data-point chart:repeated="6"/>
          </chart:series>
          <chart:series chart:style-name="ch7" chart:values-cell-range-address="'execution time'.C1:'execution time'.C6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'execution time'.A1:'execution time'.A6</svg:desc>
                </draw:g>
              </table:table-cell>
              <table:table-cell office:value-type="float" office:value="8">
                <text:p>8</text:p>
                <draw:g>
                  <svg:desc>'execution time'.B1:'execution time'.B6</svg:desc>
                </draw:g>
              </table:table-cell>
              <table:table-cell office:value-type="float" office:value="15.6">
                <text:p>15.6</text:p>
                <draw:g>
                  <svg:desc>'execution time'.C1:'execution time'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45.2">
                <text:p>45.2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09.1">
                <text:p>109.1</text:p>
              </table:table-cell>
              <table:table-cell office:value-type="float" office:value="161.7">
                <text:p>16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61.9">
                <text:p>161.9</text:p>
              </table:table-cell>
              <table:table-cell office:value-type="float" office:value="159.8">
                <text:p>159.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cm" svg:height="12.273cm" xlink:href=".." xlink:type="simple" chart:class="chart:scatter" chart:style-name="ch1">
        <chart:title svg:x="5.221cm" svg:y="0.38cm" chart:style-name="ch2">
          <text:p>Execution Time
Versus Number of Iterations</text:p>
        </chart:title>
        <chart:legend svg:x="12.993cm" svg:y="2.343cm" style:legend-expansion="custom" chartooo:width="2.166cm" chartooo:height="0.814cm" style:legend-expansion-aspect-ratio="2.66093366093366" chart:style-name="ch3"/>
        <chart:plot-area chart:style-name="ch4" table:cell-range-address="'iters 5 ants'.B2:'iters 5 ants'.C101 'iters 5 ants'.E1:'iters 5 ants'.E1" chart:data-source-has-labels="both" svg:x="1.33cm" svg:y="1.908cm" svg:width="14.331cm" svg:height="9.139cm">
          <chartooo:coordinate-region svg:x="2.057cm" svg:y="2.108cm" svg:width="13.324cm" svg:height="8.292cm"/>
          <chart:axis chart:dimension="x" chart:name="primary-x" chart:style-name="ch5" chartooo:axis-type="auto">
            <chart:title svg:x="7.763cm" svg:y="11.292cm" chart:style-name="ch6">
              <text:p>iterations</text:p>
            </chart:title>
            <chart:categories table:cell-range-address="'iters 5 ants'.B2:'iters 5 ants'.B101"/>
            <chart:grid chart:style-name="ch7" chart:class="major"/>
          </chart:axis>
          <chart:axis chart:dimension="y" chart:name="primary-y" chart:style-name="ch8">
            <chart:title svg:x="0.451cm" svg:y="7.235cm" chart:style-name="ch9">
              <text:p>time (ms)</text:p>
            </chart:title>
            <chart:grid chart:style-name="ch7" chart:class="major"/>
          </chart:axis>
          <chart:series chart:style-name="ch10" chart:values-cell-range-address="'iters 5 ants'.C2:'iters 5 ants'.C101" chart:label-cell-address="'iters 5 ants'.E1:'iters 5 ants'.E1" chart:class="chart:scatter">
            <chart:domain table:cell-range-address="'iters 5 ants'.B2:'iters 5 ants'.B101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an f</text:p>
                <draw:g>
                  <svg:desc>'iters 5 ants'.E1:'iters 5 ants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iters 5 ants'.B2:'iters 5 ants'.B101</svg:desc>
                </draw:g>
              </table:table-cell>
              <table:table-cell office:value-type="float" office:value="1">
                <text:p>1</text:p>
                <draw:g>
                  <svg:desc>'iters 5 ants'.B2:'iters 5 ants'.B101</svg:desc>
                </draw:g>
              </table:table-cell>
              <table:table-cell office:value-type="float" office:value="0.11671">
                <text:p>0.11671</text:p>
                <draw:g>
                  <svg:desc>'iters 5 ants'.C2:'iters 5 ants'.C1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1828">
                <text:p>0.118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2239">
                <text:p>0.1223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2775">
                <text:p>0.127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322">
                <text:p>0.132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3673">
                <text:p>0.1367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4148">
                <text:p>0.141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4334">
                <text:p>0.1433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4516">
                <text:p>0.145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4819">
                <text:p>0.1481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5014">
                <text:p>0.1501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578">
                <text:p>0.157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7638">
                <text:p>0.176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7411">
                <text:p>0.1741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8872">
                <text:p>0.1887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20223">
                <text:p>0.2022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22002">
                <text:p>0.220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1868">
                <text:p>0.2186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23397">
                <text:p>0.233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4147">
                <text:p>0.2414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25217">
                <text:p>0.2521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2525">
                <text:p>0.25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6966">
                <text:p>0.2696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28283">
                <text:p>0.2828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28755">
                <text:p>0.2875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29238">
                <text:p>0.2923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30373">
                <text:p>0.3037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32048">
                <text:p>0.3204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32285">
                <text:p>0.322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3451">
                <text:p>0.3345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34353">
                <text:p>0.3435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35017">
                <text:p>0.3501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35819">
                <text:p>0.3581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36717">
                <text:p>0.3671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37544">
                <text:p>0.3754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38292">
                <text:p>0.3829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39654">
                <text:p>0.3965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0196">
                <text:p>0.4019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1022">
                <text:p>0.410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2257">
                <text:p>0.4225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2584">
                <text:p>0.4258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4051">
                <text:p>0.4405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5018">
                <text:p>0.4501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5418">
                <text:p>0.4541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6844">
                <text:p>0.4684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7545">
                <text:p>0.4754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8275">
                <text:p>0.4827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9082">
                <text:p>0.4908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50189">
                <text:p>0.5018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1628">
                <text:p>0.5162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51532">
                <text:p>0.5153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53084">
                <text:p>0.5308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53532">
                <text:p>0.5353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54237">
                <text:p>0.5423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55325">
                <text:p>0.5532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56709">
                <text:p>0.5670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56938">
                <text:p>0.5693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58017">
                <text:p>0.5801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58429">
                <text:p>0.584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938">
                <text:p>0.593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0521">
                <text:p>0.6052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1952">
                <text:p>0.6195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222">
                <text:p>0.622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3365">
                <text:p>0.6336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3758">
                <text:p>0.6375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5358">
                <text:p>0.6535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596">
                <text:p>0.659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8323">
                <text:p>0.6832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7398">
                <text:p>0.6739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8691">
                <text:p>0.6869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9894">
                <text:p>0.6989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71117">
                <text:p>0.7111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71551">
                <text:p>0.7155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71993">
                <text:p>0.7199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72629">
                <text:p>0.7262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74192">
                <text:p>0.7419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7452">
                <text:p>0.745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75868">
                <text:p>0.7586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76087">
                <text:p>0.7608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7318">
                <text:p>0.7731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78183">
                <text:p>0.7818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79275">
                <text:p>0.7927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79999">
                <text:p>0.7999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80739">
                <text:p>0.8073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81444">
                <text:p>0.8144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8231">
                <text:p>0.823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83402">
                <text:p>0.8340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84348">
                <text:p>0.8434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84967">
                <text:p>0.849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86141">
                <text:p>0.8614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86512">
                <text:p>0.8651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87942">
                <text:p>0.8794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8812">
                <text:p>0.881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89361">
                <text:p>0.8936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91878">
                <text:p>0.9187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9133">
                <text:p>0.913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92118">
                <text:p>0.9211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93208">
                <text:p>0.9320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93785">
                <text:p>0.9378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95271">
                <text:p>0.952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7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cm" svg:height="12.271cm" xlink:href=".." xlink:type="simple" chart:class="chart:scatter" chart:style-name="ch1">
        <chart:title svg:x="5.221cm" svg:y="0.38cm" chart:style-name="ch2">
          <text:p>Mean Fitness
Versus Number of Iterations</text:p>
        </chart:title>
        <chart:legend svg:x="12.966cm" svg:y="2.34cm" style:legend-expansion="custom" chartooo:width="2.166cm" chartooo:height="0.814cm" style:legend-expansion-aspect-ratio="2.66093366093366" chart:style-name="ch3"/>
        <chart:plot-area chart:style-name="ch4" table:cell-range-address="'iters 5 ants'.B2:'iters 5 ants'.B101 'iters 18 ants'.B2:'iters 18 ants'.B101 'iters 18 ants'.E2:'iters 18 ants'.E101" chart:data-source-has-labels="both" svg:x="1.33cm" svg:y="1.908cm" svg:width="14.331cm" svg:height="9.137cm">
          <chartooo:coordinate-region svg:x="2.242cm" svg:y="2.108cm" svg:width="13.139cm" svg:height="8.291cm"/>
          <chart:axis chart:dimension="x" chart:name="primary-x" chart:style-name="ch5" chartooo:axis-type="auto">
            <chart:title svg:x="7.763cm" svg:y="11.29cm" chart:style-name="ch6">
              <text:p>iterations</text:p>
            </chart:title>
            <chart:categories table:cell-range-address="'iters 5 ants'.B2:'iters 5 ants'.B101"/>
          </chart:axis>
          <chart:axis chart:dimension="y" chart:name="primary-y" chart:style-name="ch7">
            <chart:title svg:x="0.451cm" svg:y="7.023cm" chart:style-name="ch8">
              <text:p>fitness</text:p>
            </chart:title>
          </chart:axis>
          <chart:series chart:style-name="ch9" chart:values-cell-range-address="'iters 18 ants'.E2:'iters 18 ants'.E101" loext:label-string="&quot;mean f&quot;" chart:class="chart:scatter">
            <chart:domain table:cell-range-address="'iters 18 ants'.B2:'iters 18 ants'.B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an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iters 5 ants'.B2:'iters 5 ants'.B101</svg:desc>
                </draw:g>
              </table:table-cell>
              <table:table-cell office:value-type="float" office:value="1">
                <text:p>1</text:p>
                <draw:g>
                  <svg:desc>'iters 18 ants'.B2:'iters 18 ants'.B101</svg:desc>
                </draw:g>
              </table:table-cell>
              <table:table-cell office:value-type="float" office:value="30.0432">
                <text:p>30.0432</text:p>
                <draw:g>
                  <svg:desc>'iters 18 ants'.E2:'iters 18 ants'.E1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456">
                <text:p>29.4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9.016">
                <text:p>29.0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.8711">
                <text:p>28.87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8.8075">
                <text:p>28.80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8.6699">
                <text:p>28.669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8.5431">
                <text:p>28.543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8.4486">
                <text:p>28.44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8.3521">
                <text:p>28.35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8.3885">
                <text:p>28.38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8.2415">
                <text:p>28.24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8.381">
                <text:p>28.38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8.2224">
                <text:p>28.222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8.2215">
                <text:p>28.221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8.1401">
                <text:p>28.14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8.0418">
                <text:p>28.041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7.9991">
                <text:p>27.999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8.0847">
                <text:p>28.084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7.9917">
                <text:p>27.99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8.0715">
                <text:p>28.071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7.9112">
                <text:p>27.911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7.9614">
                <text:p>27.961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7.9961">
                <text:p>27.996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7.8725">
                <text:p>27.87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7.8575">
                <text:p>27.857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7.8163">
                <text:p>27.816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.8213">
                <text:p>27.821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7.7977">
                <text:p>27.797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7.7597">
                <text:p>27.75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7.8642">
                <text:p>27.864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7.8044">
                <text:p>27.804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7.7762">
                <text:p>27.776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7.7692">
                <text:p>27.769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7.7207">
                <text:p>27.720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7.7638">
                <text:p>27.763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7.7237">
                <text:p>27.723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7.8492">
                <text:p>27.849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7.7605">
                <text:p>27.760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7.7921">
                <text:p>27.792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7.7927">
                <text:p>27.792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7.7392">
                <text:p>27.739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7.7271">
                <text:p>27.727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7.7214">
                <text:p>27.721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7.7248">
                <text:p>27.724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7.7349">
                <text:p>27.734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7.6521">
                <text:p>27.652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7.7071">
                <text:p>27.707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7.7142">
                <text:p>27.714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7.6707">
                <text:p>27.67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7.6517">
                <text:p>27.651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7.6838">
                <text:p>27.683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7.639">
                <text:p>27.63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7.6986">
                <text:p>27.698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7.6119">
                <text:p>27.611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7.6911">
                <text:p>27.691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7.6429">
                <text:p>27.642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7.6327">
                <text:p>27.632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7.6275">
                <text:p>27.627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7.6447">
                <text:p>27.644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7.6231">
                <text:p>27.623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7.6637">
                <text:p>27.663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7.5974">
                <text:p>27.597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7.6357">
                <text:p>27.635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7.6291">
                <text:p>27.629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7.6325">
                <text:p>27.632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7.5779">
                <text:p>27.577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7.5866">
                <text:p>27.586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7.5986">
                <text:p>27.598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7.6357">
                <text:p>27.635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7.6076">
                <text:p>27.607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7.6023">
                <text:p>27.602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7.6157">
                <text:p>27.615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7.5871">
                <text:p>27.587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7.6242">
                <text:p>27.624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7.5836">
                <text:p>27.583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7.5563">
                <text:p>27.556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7.6019">
                <text:p>27.601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7.6217">
                <text:p>27.621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7.5975">
                <text:p>27.59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7.5587">
                <text:p>27.558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7.6135">
                <text:p>27.613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7.5795">
                <text:p>27.579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7.5914">
                <text:p>27.591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7.5855">
                <text:p>27.585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7.5749">
                <text:p>27.574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7.5462">
                <text:p>27.546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7.5695">
                <text:p>27.569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7.5721">
                <text:p>27.572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7.5925">
                <text:p>27.59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7.5975">
                <text:p>27.597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7.5601">
                <text:p>27.560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7.5533">
                <text:p>27.553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7.5744">
                <text:p>27.574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7.5556">
                <text:p>27.555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7.5663">
                <text:p>27.566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7.5632">
                <text:p>27.563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7.5603">
                <text:p>27.560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7.572">
                <text:p>27.57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7.5659">
                <text:p>27.56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7.5706">
                <text:p>27.57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cm" svg:height="12.273cm" xlink:href=".." xlink:type="simple" chart:class="chart:scatter" chart:style-name="ch1">
        <chart:title svg:x="5.221cm" svg:y="0.38cm" chart:style-name="ch2">
          <text:p>Execution Time
Versus Number of Iterations</text:p>
        </chart:title>
        <chart:legend svg:x="12.993cm" svg:y="2.343cm" style:legend-expansion="custom" chartooo:width="2.166cm" chartooo:height="0.814cm" style:legend-expansion-aspect-ratio="2.66093366093366" chart:style-name="ch3"/>
        <chart:plot-area chart:style-name="ch4" table:cell-range-address="'iters 5 ants'.B2:'iters 5 ants'.B101 'iters 18 ants'.C2:'iters 18 ants'.C101" chart:data-source-has-labels="both" svg:x="1.33cm" svg:y="1.908cm" svg:width="14.331cm" svg:height="9.139cm">
          <chartooo:coordinate-region svg:x="2.057cm" svg:y="2.108cm" svg:width="13.324cm" svg:height="8.292cm"/>
          <chart:axis chart:dimension="x" chart:name="primary-x" chart:style-name="ch5" chartooo:axis-type="auto">
            <chart:title svg:x="7.763cm" svg:y="11.292cm" chart:style-name="ch6">
              <text:p>iterations</text:p>
            </chart:title>
            <chart:categories table:cell-range-address="'iters 5 ants'.B2:'iters 5 ants'.B101"/>
          </chart:axis>
          <chart:axis chart:dimension="y" chart:name="primary-y" chart:style-name="ch7">
            <chart:title svg:x="0.451cm" svg:y="7.235cm" chart:style-name="ch8">
              <text:p>time (ms)</text:p>
            </chart:title>
          </chart:axis>
          <chart:series chart:style-name="ch9" chart:values-cell-range-address="'iters 18 ants'.C2:'iters 18 ants'.C101" loext:label-string="&quot;exec t&quot;" chart:class="chart:scatter">
            <chart:domain table:cell-range-address="'iters 5 ants'.B2:'iters 5 ants'.B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xec t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iters 5 ants'.B2:'iters 5 ants'.B101</svg:desc>
                </draw:g>
              </table:table-cell>
              <table:table-cell office:value-type="float" office:value="1">
                <text:p>1</text:p>
                <draw:g>
                  <svg:desc>'iters 5 ants'.B2:'iters 5 ants'.B101</svg:desc>
                </draw:g>
              </table:table-cell>
              <table:table-cell office:value-type="float" office:value="0.14293">
                <text:p>0.14293</text:p>
                <draw:g>
                  <svg:desc>'iters 18 ants'.C2:'iters 18 ants'.C1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6926">
                <text:p>0.169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9988">
                <text:p>0.199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2657">
                <text:p>0.2265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1368">
                <text:p>0.213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5376">
                <text:p>0.2537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7445">
                <text:p>0.274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0516">
                <text:p>0.3051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4285">
                <text:p>0.342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7506">
                <text:p>0.37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057">
                <text:p>0.405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343">
                <text:p>0.434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6785">
                <text:p>0.4678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9427">
                <text:p>0.494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2804">
                <text:p>0.528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6052">
                <text:p>0.5605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9039">
                <text:p>0.5903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1542">
                <text:p>0.6154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5457">
                <text:p>0.654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8259">
                <text:p>0.6825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71525">
                <text:p>0.7152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73622">
                <text:p>0.7362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6549">
                <text:p>0.7654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7976">
                <text:p>0.797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3355">
                <text:p>0.8335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598">
                <text:p>0.859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89">
                <text:p>0.88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2285">
                <text:p>0.9228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5184">
                <text:p>0.951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7785">
                <text:p>0.9778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01665">
                <text:p>1.0166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04361">
                <text:p>1.0436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07554">
                <text:p>1.0755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10896">
                <text:p>1.1089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13923">
                <text:p>1.1392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16791">
                <text:p>1.1679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20069">
                <text:p>1.2006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23086">
                <text:p>1.2308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26276">
                <text:p>1.2627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3031">
                <text:p>1.303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32248">
                <text:p>1.3224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36085">
                <text:p>1.3608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39001">
                <text:p>1.3900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41789">
                <text:p>1.4178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337">
                <text:p>1.433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46462">
                <text:p>1.4646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50008">
                <text:p>1.5000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53319">
                <text:p>1.5331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55444">
                <text:p>1.554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59402">
                <text:p>1.5940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62392">
                <text:p>1.6239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65898">
                <text:p>1.6589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69442">
                <text:p>1.6944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71737">
                <text:p>1.7173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7469">
                <text:p>1.746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78448">
                <text:p>1.7844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79743">
                <text:p>1.7974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84737">
                <text:p>1.8473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88179">
                <text:p>1.8817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89482">
                <text:p>1.8948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92568">
                <text:p>1.9256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95262">
                <text:p>1.9526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97558">
                <text:p>1.9755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.03336">
                <text:p>2.0333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.04326">
                <text:p>2.0432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.0738">
                <text:p>2.073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.10772">
                <text:p>2.1077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.13686">
                <text:p>2.1368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.16364">
                <text:p>2.1636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.20406">
                <text:p>2.2040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.23681">
                <text:p>2.2368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.26862">
                <text:p>2.2686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.30259">
                <text:p>2.3025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.32953">
                <text:p>2.3295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.35284">
                <text:p>2.3528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.38916">
                <text:p>2.3891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.41536">
                <text:p>2.4153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.45858">
                <text:p>2.4585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.47855">
                <text:p>2.4785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.50898">
                <text:p>2.5089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.53663">
                <text:p>2.5366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.55865">
                <text:p>2.5586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.59276">
                <text:p>2.5927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.61824">
                <text:p>2.6182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.65059">
                <text:p>2.6505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.68251">
                <text:p>2.6825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.71145">
                <text:p>2.7114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.74647">
                <text:p>2.7464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.77478">
                <text:p>2.7747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.81157">
                <text:p>2.8115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.84086">
                <text:p>2.8408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.86552">
                <text:p>2.8655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.89896">
                <text:p>2.8989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.91616">
                <text:p>2.9161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.95734">
                <text:p>2.9573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.9959">
                <text:p>2.995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.0315">
                <text:p>3.031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.04085">
                <text:p>3.0408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.07646">
                <text:p>3.0764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.10289">
                <text:p>3.102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cm" svg:height="12.273cm" xlink:href=".." xlink:type="simple" chart:class="chart:scatter" chart:style-name="ch1">
        <chart:title svg:x="5.221cm" svg:y="0.38cm" chart:style-name="ch2">
          <text:p>Fitness STD
Versus Number of Iterations</text:p>
        </chart:title>
        <chart:legend svg:x="13.021cm" svg:y="2.313cm" style:legend-expansion="custom" chartooo:width="2.166cm" chartooo:height="0.814cm" style:legend-expansion-aspect-ratio="2.66093366093366" chart:style-name="ch3"/>
        <chart:plot-area chart:style-name="ch4" table:cell-range-address="'iters 18 ants'.B2:'iters 18 ants'.B101 'iters 18 ants'.F2:'iters 18 ants'.F101" chart:data-source-has-labels="both" svg:x="1.33cm" svg:y="1.908cm" svg:width="14.331cm" svg:height="9.139cm">
          <chartooo:coordinate-region svg:x="2.057cm" svg:y="2.108cm" svg:width="13.324cm" svg:height="8.292cm"/>
          <chart:axis chart:dimension="x" chart:name="primary-x" chart:style-name="ch5" chartooo:axis-type="auto">
            <chart:title svg:x="7.763cm" svg:y="11.292cm" chart:style-name="ch6">
              <text:p>iterations</text:p>
            </chart:title>
            <chart:categories table:cell-range-address="'iters 18 ants'.B2:'iters 18 ants'.B101"/>
          </chart:axis>
          <chart:axis chart:dimension="y" chart:name="primary-y" chart:style-name="ch7">
            <chart:title svg:x="0.451cm" svg:y="6.759cm" chart:style-name="ch8">
              <text:p>std</text:p>
            </chart:title>
          </chart:axis>
          <chart:series chart:style-name="ch9" chart:values-cell-range-address="'iters 18 ants'.F2:'iters 18 ants'.F101" loext:label-string="&quot;f std&quot;" chart:class="chart:scatter">
            <chart:domain table:cell-range-address="'iters 18 ants'.B2:'iters 18 ants'.B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 std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iters 18 ants'.B2:'iters 18 ants'.B101</svg:desc>
                </draw:g>
              </table:table-cell>
              <table:table-cell office:value-type="float" office:value="1">
                <text:p>1</text:p>
                <draw:g>
                  <svg:desc>'iters 18 ants'.B2:'iters 18 ants'.B101</svg:desc>
                </draw:g>
              </table:table-cell>
              <table:table-cell office:value-type="float" office:value="1.08119">
                <text:p>1.08119</text:p>
                <draw:g>
                  <svg:desc>'iters 18 ants'.F2:'iters 18 ants'.F1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49229">
                <text:p>0.8492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94402">
                <text:p>0.7944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55144">
                <text:p>0.7551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34932">
                <text:p>0.73493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66623">
                <text:p>0.66662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34628">
                <text:p>0.6346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20136">
                <text:p>0.6201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10274">
                <text:p>0.6102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85093">
                <text:p>0.58509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23609">
                <text:p>0.6236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92906">
                <text:p>0.5929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73324">
                <text:p>0.57332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18185">
                <text:p>0.51818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46219">
                <text:p>0.54621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08018">
                <text:p>0.50801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70814">
                <text:p>0.47081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86806">
                <text:p>0.48680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74757">
                <text:p>0.4747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97748">
                <text:p>0.49774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21973">
                <text:p>0.42197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63899">
                <text:p>0.4638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38877">
                <text:p>0.43887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11013">
                <text:p>0.41101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382692">
                <text:p>0.38269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8565">
                <text:p>0.3856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370342">
                <text:p>0.37034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338513">
                <text:p>0.33851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323451">
                <text:p>0.32345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68693">
                <text:p>0.36869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352372">
                <text:p>0.35237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347306">
                <text:p>0.34730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320147">
                <text:p>0.32014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336211">
                <text:p>0.33621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303054">
                <text:p>0.30305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294704">
                <text:p>0.29470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39577">
                <text:p>0.3957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317276">
                <text:p>0.31727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366716">
                <text:p>0.3667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36276">
                <text:p>0.3627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265147">
                <text:p>0.26514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329589">
                <text:p>0.32958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29721">
                <text:p>0.2972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295027">
                <text:p>0.29502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317544">
                <text:p>0.31754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234484">
                <text:p>0.23448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255079">
                <text:p>0.25507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289485">
                <text:p>0.28948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228395">
                <text:p>0.22839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18073">
                <text:p>0.21807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264181">
                <text:p>0.26418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224133">
                <text:p>0.22413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261934">
                <text:p>0.26193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172253">
                <text:p>0.17225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255603">
                <text:p>0.25560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190659">
                <text:p>0.19065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179533">
                <text:p>0.17953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205557">
                <text:p>0.20555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201646">
                <text:p>0.20164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16053">
                <text:p>0.21605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253199">
                <text:p>0.25319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188166">
                <text:p>0.18816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216615">
                <text:p>0.21661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199136">
                <text:p>0.19913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192164">
                <text:p>0.19216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142244">
                <text:p>0.14224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163691">
                <text:p>0.16369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194629">
                <text:p>0.19462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170718">
                <text:p>0.17071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161648">
                <text:p>0.16164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192204">
                <text:p>0.19220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143447">
                <text:p>0.14344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19014">
                <text:p>0.1901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143259">
                <text:p>0.14325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103496">
                <text:p>0.10349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163093">
                <text:p>0.16309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211148">
                <text:p>0.21114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196687">
                <text:p>0.19668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107465">
                <text:p>0.10746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193201">
                <text:p>0.19320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143014">
                <text:p>0.14301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141805">
                <text:p>0.14180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160598">
                <text:p>0.16059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124244">
                <text:p>0.12424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837166">
                <text:p>0.083716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137954">
                <text:p>0.13795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12897">
                <text:p>0.1289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167542">
                <text:p>0.1675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153657">
                <text:p>0.15365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107057">
                <text:p>0.10705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104907">
                <text:p>0.10490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126351">
                <text:p>0.12635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106854">
                <text:p>0.10685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134219">
                <text:p>0.13421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123718">
                <text:p>0.12371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119174">
                <text:p>0.11917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13133">
                <text:p>0.1313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141654">
                <text:p>0.1416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13122">
                <text:p>0.131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0">
      <style:chart-properties chart:display-label="true" chart:logarithmic="false" chart:minimum="27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cm" svg:height="12.271cm" xlink:href=".." xlink:type="simple" chart:class="chart:scatter" chart:style-name="ch1">
        <chart:title svg:x="5.949cm" svg:y="0.38cm" chart:style-name="ch2">
          <text:p>Mean Fitness
Versus Ants Number</text:p>
        </chart:title>
        <chart:legend svg:x="12.966cm" svg:y="2.34cm" style:legend-expansion="custom" chartooo:width="2.166cm" chartooo:height="0.814cm" style:legend-expansion-aspect-ratio="2.66093366093366" chart:style-name="ch3"/>
        <chart:plot-area chart:style-name="ch4" table:cell-range-address="'iters 5 ants'.A2:'iters 5 ants'.A101 'ants 5 iters'.A1:'ants 5 iters'.A70 'ants 5 iters'.E1:'ants 5 iters'.E70" chart:data-source-has-labels="both" svg:x="1.33cm" svg:y="1.908cm" svg:width="14.331cm" svg:height="9.137cm">
          <chartooo:coordinate-region svg:x="1.951cm" svg:y="2.108cm" svg:width="13.338cm" svg:height="8.291cm"/>
          <chart:axis chart:dimension="x" chart:name="primary-x" chart:style-name="ch5" chartooo:axis-type="auto">
            <chart:title svg:x="7.512cm" svg:y="11.29cm" chart:style-name="ch6">
              <text:p>ants number</text:p>
            </chart:title>
            <chart:categories table:cell-range-address="'iters 5 ants'.A2:'iters 5 ants'.A101"/>
            <chart:grid chart:style-name="ch7" chart:class="major"/>
          </chart:axis>
          <chart:axis chart:dimension="y" chart:name="primary-y" chart:style-name="ch8">
            <chart:title svg:x="0.451cm" svg:y="7.023cm" chart:style-name="ch9">
              <text:p>fitness</text:p>
            </chart:title>
            <chart:grid chart:style-name="ch7" chart:class="major"/>
          </chart:axis>
          <chart:series chart:style-name="ch10" chart:values-cell-range-address="'ants 5 iters'.E1:'ants 5 iters'.E70" chart:label-cell-address="'ants 5 iters'.E1:'ants 5 iters'.E1" chart:class="chart:scatter">
            <chart:domain table:cell-range-address="'ants 5 iters'.A1:'ants 5 iters'.A70"/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n f</text:p>
                <draw:g>
                  <svg:desc>'ants 5 iters'.E1:'ants 5 iters'.E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iters 5 ants'.A2:'iters 5 ants'.A101</svg:desc>
                </draw:g>
              </table:table-cell>
              <table:table-cell office:value-type="float" office:value="NaN">
                <text:p>NaN</text:p>
                <draw:g>
                  <svg:desc>'ants 5 iters'.A1:'ants 5 iters'.A70</svg:desc>
                </draw:g>
              </table:table-cell>
              <table:table-cell office:value-type="float" office:value="NaN">
                <text:p>NaN</text:p>
                <draw:g>
                  <svg:desc>'ants 5 iters'.E1:'ants 5 iters'.E70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3.1341">
                <text:p>33.134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0.9402">
                <text:p>30.94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0.5059">
                <text:p>30.50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9.9356">
                <text:p>29.93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9.8452">
                <text:p>29.845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9.6114">
                <text:p>29.61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9.4521">
                <text:p>29.452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9.1874">
                <text:p>29.18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9.3327">
                <text:p>29.332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9.0654">
                <text:p>29.06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29.0537">
                <text:p>29.05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8.9577">
                <text:p>28.957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8.9269">
                <text:p>28.92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8.9864">
                <text:p>28.98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8.8653">
                <text:p>28.86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8.8379">
                <text:p>28.83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8.8543">
                <text:p>28.85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28.6521">
                <text:p>28.652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28.6452">
                <text:p>28.645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8.6937">
                <text:p>28.69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28.2744">
                <text:p>28.27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28.0317">
                <text:p>28.031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7.8822">
                <text:p>27.882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27.8901">
                <text:p>27.89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27.8138">
                <text:p>27.813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0">
                <text:p>140</text:p>
              </table:table-cell>
              <table:table-cell office:value-type="float" office:value="27.7815">
                <text:p>27.78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27.7662">
                <text:p>27.76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0">
                <text:p>180</text:p>
              </table:table-cell>
              <table:table-cell office:value-type="float" office:value="27.6626">
                <text:p>27.66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7.6405">
                <text:p>27.64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0">
                <text:p>220</text:p>
              </table:table-cell>
              <table:table-cell office:value-type="float" office:value="27.5985">
                <text:p>27.59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0">
                <text:p>240</text:p>
              </table:table-cell>
              <table:table-cell office:value-type="float" office:value="27.6068">
                <text:p>27.60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60">
                <text:p>260</text:p>
              </table:table-cell>
              <table:table-cell office:value-type="float" office:value="27.6112">
                <text:p>27.61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80">
                <text:p>280</text:p>
              </table:table-cell>
              <table:table-cell office:value-type="float" office:value="27.6335">
                <text:p>27.63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27.6065">
                <text:p>27.60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20">
                <text:p>320</text:p>
              </table:table-cell>
              <table:table-cell office:value-type="float" office:value="27.5688">
                <text:p>27.568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0">
                <text:p>340</text:p>
              </table:table-cell>
              <table:table-cell office:value-type="float" office:value="27.5523">
                <text:p>27.552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60">
                <text:p>360</text:p>
              </table:table-cell>
              <table:table-cell office:value-type="float" office:value="27.544">
                <text:p>27.5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0">
                <text:p>380</text:p>
              </table:table-cell>
              <table:table-cell office:value-type="float" office:value="27.567">
                <text:p>27.5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27.5665">
                <text:p>27.56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20">
                <text:p>420</text:p>
              </table:table-cell>
              <table:table-cell office:value-type="float" office:value="27.5274">
                <text:p>27.52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40">
                <text:p>440</text:p>
              </table:table-cell>
              <table:table-cell office:value-type="float" office:value="27.5359">
                <text:p>27.53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60">
                <text:p>460</text:p>
              </table:table-cell>
              <table:table-cell office:value-type="float" office:value="27.5346">
                <text:p>27.53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80">
                <text:p>480</text:p>
              </table:table-cell>
              <table:table-cell office:value-type="float" office:value="27.525">
                <text:p>27.5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7.5326">
                <text:p>27.53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20">
                <text:p>520</text:p>
              </table:table-cell>
              <table:table-cell office:value-type="float" office:value="27.5426">
                <text:p>27.54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40">
                <text:p>540</text:p>
              </table:table-cell>
              <table:table-cell office:value-type="float" office:value="27.5304">
                <text:p>27.53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60">
                <text:p>560</text:p>
              </table:table-cell>
              <table:table-cell office:value-type="float" office:value="27.5254">
                <text:p>27.52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80">
                <text:p>580</text:p>
              </table:table-cell>
              <table:table-cell office:value-type="float" office:value="27.5295">
                <text:p>27.52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00">
                <text:p>600</text:p>
              </table:table-cell>
              <table:table-cell office:value-type="float" office:value="27.5194">
                <text:p>27.51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20">
                <text:p>620</text:p>
              </table:table-cell>
              <table:table-cell office:value-type="float" office:value="27.5267">
                <text:p>27.52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40">
                <text:p>640</text:p>
              </table:table-cell>
              <table:table-cell office:value-type="float" office:value="27.5189">
                <text:p>27.518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60">
                <text:p>660</text:p>
              </table:table-cell>
              <table:table-cell office:value-type="float" office:value="27.529">
                <text:p>27.5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80">
                <text:p>680</text:p>
              </table:table-cell>
              <table:table-cell office:value-type="float" office:value="27.5214">
                <text:p>27.52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00">
                <text:p>700</text:p>
              </table:table-cell>
              <table:table-cell office:value-type="float" office:value="27.5174">
                <text:p>27.51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20">
                <text:p>72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40">
                <text:p>74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60">
                <text:p>760</text:p>
              </table:table-cell>
              <table:table-cell office:value-type="float" office:value="27.525">
                <text:p>27.5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80">
                <text:p>780</text:p>
              </table:table-cell>
              <table:table-cell office:value-type="float" office:value="27.5174">
                <text:p>27.51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27.5174">
                <text:p>27.51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20">
                <text:p>82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40">
                <text:p>840</text:p>
              </table:table-cell>
              <table:table-cell office:value-type="float" office:value="27.5174">
                <text:p>27.51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60">
                <text:p>86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80">
                <text:p>880</text:p>
              </table:table-cell>
              <table:table-cell office:value-type="float" office:value="27.5194">
                <text:p>27.51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00">
                <text:p>90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20">
                <text:p>92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40">
                <text:p>94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60">
                <text:p>960</text:p>
              </table:table-cell>
              <table:table-cell office:value-type="float" office:value="27.5194">
                <text:p>27.51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80">
                <text:p>980</text:p>
              </table:table-cell>
              <table:table-cell office:value-type="float" office:value="27.5154">
                <text:p>27.51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7.5174">
                <text:p>27.517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cm" svg:height="12.273cm" xlink:href=".." xlink:type="simple" chart:class="chart:scatter" chart:style-name="ch1">
        <chart:title svg:x="5.949cm" svg:y="0.38cm" chart:style-name="ch2">
          <text:p>Fitness STD
Versus Ants Number</text:p>
        </chart:title>
        <chart:legend svg:x="13.021cm" svg:y="2.313cm" style:legend-expansion="custom" chartooo:width="2.166cm" chartooo:height="0.814cm" style:legend-expansion-aspect-ratio="2.66093366093366" chart:style-name="ch3"/>
        <chart:plot-area chart:style-name="ch4" table:cell-range-address="'iters 5 ants'.B2:'iters 5 ants'.B101 'ants 5 iters'.A1:'ants 5 iters'.A70 'iters 5 ants'.E1:'iters 5 ants'.E1 'ants 5 iters'.F1:'ants 5 iters'.F70" chart:data-source-has-labels="both" svg:x="1.33cm" svg:y="1.908cm" svg:width="14.331cm" svg:height="9.139cm">
          <chartooo:coordinate-region svg:x="2.057cm" svg:y="2.107cm" svg:width="13.232cm" svg:height="8.293cm"/>
          <chart:axis chart:dimension="x" chart:name="primary-x" chart:style-name="ch5" chartooo:axis-type="auto">
            <chart:title svg:x="7.512cm" svg:y="11.292cm" chart:style-name="ch6">
              <text:p>ants number</text:p>
            </chart:title>
            <chart:categories table:cell-range-address="'iters 5 ants'.B2:'iters 5 ants'.B101"/>
            <chart:grid chart:style-name="ch7" chart:class="major"/>
          </chart:axis>
          <chart:axis chart:dimension="y" chart:name="primary-y" chart:style-name="ch8">
            <chart:title svg:x="0.451cm" svg:y="6.759cm" chart:style-name="ch9">
              <text:p>std</text:p>
            </chart:title>
            <chart:grid chart:style-name="ch7" chart:class="major"/>
          </chart:axis>
          <chart:series chart:style-name="ch10" chart:values-cell-range-address="'ants 5 iters'.F1:'ants 5 iters'.F70" chart:label-cell-address="'iters 5 ants'.E1:'iters 5 ants'.E1" chart:class="chart:scatter">
            <chart:domain table:cell-range-address="'ants 5 iters'.A1:'ants 5 iters'.A70"/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n f</text:p>
                <draw:g>
                  <svg:desc>'iters 5 ants'.E1:'iters 5 ants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iters 5 ants'.B2:'iters 5 ants'.B101</svg:desc>
                </draw:g>
              </table:table-cell>
              <table:table-cell office:value-type="float" office:value="NaN">
                <text:p>NaN</text:p>
                <draw:g>
                  <svg:desc>'ants 5 iters'.A1:'ants 5 iters'.A70</svg:desc>
                </draw:g>
              </table:table-cell>
              <table:table-cell office:value-type="float" office:value="NaN">
                <text:p>NaN</text:p>
                <draw:g>
                  <svg:desc>'ants 5 iters'.F1:'ants 5 iters'.F7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79263">
                <text:p>1.7926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43461">
                <text:p>1.434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2781">
                <text:p>1.278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15646">
                <text:p>1.1564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0838">
                <text:p>1.08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38581">
                <text:p>0.93858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00802">
                <text:p>1.008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18136">
                <text:p>0.9181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30451">
                <text:p>0.83045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952912">
                <text:p>0.9529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843701">
                <text:p>0.84370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868501">
                <text:p>0.86850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776598">
                <text:p>0.77659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72244">
                <text:p>0.722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790106">
                <text:p>0.79010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711647">
                <text:p>0.71164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742377">
                <text:p>0.74237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752519">
                <text:p>0.7525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712802">
                <text:p>0.71280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676257">
                <text:p>0.67625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0.589037">
                <text:p>0.58903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  <table:table-cell office:value-type="float" office:value="0.489548">
                <text:p>0.48954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0.441518">
                <text:p>0.44151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0.413654">
                <text:p>0.41365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20">
                <text:p>120</text:p>
              </table:table-cell>
              <table:table-cell office:value-type="float" office:value="0.358353">
                <text:p>0.35835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40">
                <text:p>140</text:p>
              </table:table-cell>
              <table:table-cell office:value-type="float" office:value="0.333033">
                <text:p>0.33303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60">
                <text:p>160</text:p>
              </table:table-cell>
              <table:table-cell office:value-type="float" office:value="0.348484">
                <text:p>0.34848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80">
                <text:p>180</text:p>
              </table:table-cell>
              <table:table-cell office:value-type="float" office:value="0.240118">
                <text:p>0.2401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00">
                <text:p>200</text:p>
              </table:table-cell>
              <table:table-cell office:value-type="float" office:value="0.229164">
                <text:p>0.22916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20">
                <text:p>220</text:p>
              </table:table-cell>
              <table:table-cell office:value-type="float" office:value="0.133649">
                <text:p>0.13364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40">
                <text:p>240</text:p>
              </table:table-cell>
              <table:table-cell office:value-type="float" office:value="0.162211">
                <text:p>0.16221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60">
                <text:p>260</text:p>
              </table:table-cell>
              <table:table-cell office:value-type="float" office:value="0.161585">
                <text:p>0.16158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80">
                <text:p>280</text:p>
              </table:table-cell>
              <table:table-cell office:value-type="float" office:value="0.225436">
                <text:p>0.22543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00">
                <text:p>300</text:p>
              </table:table-cell>
              <table:table-cell office:value-type="float" office:value="0.189962">
                <text:p>0.18996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20">
                <text:p>320</text:p>
              </table:table-cell>
              <table:table-cell office:value-type="float" office:value="0.128071">
                <text:p>0.12807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40">
                <text:p>340</text:p>
              </table:table-cell>
              <table:table-cell office:value-type="float" office:value="0.103195">
                <text:p>0.10319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60">
                <text:p>360</text:p>
              </table:table-cell>
              <table:table-cell office:value-type="float" office:value="0.0890236">
                <text:p>0.089023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0.133663">
                <text:p>0.1336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137365">
                <text:p>0.13736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20">
                <text:p>420</text:p>
              </table:table-cell>
              <table:table-cell office:value-type="float" office:value="0.0480434">
                <text:p>0.048043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40">
                <text:p>440</text:p>
              </table:table-cell>
              <table:table-cell office:value-type="float" office:value="0.0902371">
                <text:p>0.090237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60">
                <text:p>460</text:p>
              </table:table-cell>
              <table:table-cell office:value-type="float" office:value="0.0683169">
                <text:p>0.068316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80">
                <text:p>480</text:p>
              </table:table-cell>
              <table:table-cell office:value-type="float" office:value="0.057119">
                <text:p>0.05711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500">
                <text:p>500</text:p>
              </table:table-cell>
              <table:table-cell office:value-type="float" office:value="0.0755231">
                <text:p>0.075523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20">
                <text:p>520</text:p>
              </table:table-cell>
              <table:table-cell office:value-type="float" office:value="0.0769799">
                <text:p>0.076979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540">
                <text:p>540</text:p>
              </table:table-cell>
              <table:table-cell office:value-type="float" office:value="0.0681927">
                <text:p>0.068192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560">
                <text:p>560</text:p>
              </table:table-cell>
              <table:table-cell office:value-type="float" office:value="0.0440901">
                <text:p>0.044090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80">
                <text:p>580</text:p>
              </table:table-cell>
              <table:table-cell office:value-type="float" office:value="0.0516161">
                <text:p>0.05161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00">
                <text:p>600</text:p>
              </table:table-cell>
              <table:table-cell office:value-type="float" office:value="0.0283219">
                <text:p>0.028321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620">
                <text:p>620</text:p>
              </table:table-cell>
              <table:table-cell office:value-type="float" office:value="0.0703795">
                <text:p>0.070379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40">
                <text:p>640</text:p>
              </table:table-cell>
              <table:table-cell office:value-type="float" office:value="0.0357732">
                <text:p>0.035773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660">
                <text:p>660</text:p>
              </table:table-cell>
              <table:table-cell office:value-type="float" office:value="0.0561331">
                <text:p>0.056133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680">
                <text:p>680</text:p>
              </table:table-cell>
              <table:table-cell office:value-type="float" office:value="0.0345097">
                <text:p>0.034509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700">
                <text:p>700</text:p>
              </table:table-cell>
              <table:table-cell office:value-type="float" office:value="0.0201285">
                <text:p>0.020128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720">
                <text:p>720</text:p>
              </table:table-cell>
              <table:table-cell office:value-type="float" office:value="0.0000000000000421226">
                <text:p>0.000000000000042122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740">
                <text:p>740</text:p>
              </table:table-cell>
              <table:table-cell office:value-type="float" office:value="0.0000000000000424347">
                <text:p>0.000000000000042434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60">
                <text:p>760</text:p>
              </table:table-cell>
              <table:table-cell office:value-type="float" office:value="0.0492646">
                <text:p>0.049264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780">
                <text:p>780</text:p>
              </table:table-cell>
              <table:table-cell office:value-type="float" office:value="0.0201285">
                <text:p>0.02012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0">
                <text:p>800</text:p>
              </table:table-cell>
              <table:table-cell office:value-type="float" office:value="0.0201285">
                <text:p>0.020128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820">
                <text:p>820</text:p>
              </table:table-cell>
              <table:table-cell office:value-type="float" office:value="0.0000000000000423656">
                <text:p>0.000000000000042365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40">
                <text:p>840</text:p>
              </table:table-cell>
              <table:table-cell office:value-type="float" office:value="0.0201285">
                <text:p>0.020128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860">
                <text:p>860</text:p>
              </table:table-cell>
              <table:table-cell office:value-type="float" office:value="0.0000000000000424002">
                <text:p>0.000000000000042400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80">
                <text:p>880</text:p>
              </table:table-cell>
              <table:table-cell office:value-type="float" office:value="0.0283219">
                <text:p>0.028321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900">
                <text:p>900</text:p>
              </table:table-cell>
              <table:table-cell office:value-type="float" office:value="0.0000000000000424347">
                <text:p>0.000000000000042434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920">
                <text:p>920</text:p>
              </table:table-cell>
              <table:table-cell office:value-type="float" office:value="0.0000000000000425038">
                <text:p>0.000000000000042503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940">
                <text:p>940</text:p>
              </table:table-cell>
              <table:table-cell office:value-type="float" office:value="0.0000000000000424002">
                <text:p>0.000000000000042400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960">
                <text:p>960</text:p>
              </table:table-cell>
              <table:table-cell office:value-type="float" office:value="0.0283219">
                <text:p>0.028321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980">
                <text:p>980</text:p>
              </table:table-cell>
              <table:table-cell office:value-type="float" office:value="0.0000000000000425038">
                <text:p>0.000000000000042503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00">
                <text:p>1000</text:p>
              </table:table-cell>
              <table:table-cell office:value-type="float" office:value="0.0201285">
                <text:p>0.020128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cm" svg:height="12.273cm" xlink:href=".." xlink:type="simple" chart:class="chart:scatter" chart:style-name="ch1">
        <chart:title svg:x="5.949cm" svg:y="0.38cm" chart:style-name="ch2">
          <text:p>Execution Time
Versus Ants Number</text:p>
        </chart:title>
        <chart:legend svg:x="12.993cm" svg:y="2.343cm" style:legend-expansion="custom" chartooo:width="2.166cm" chartooo:height="0.814cm" style:legend-expansion-aspect-ratio="2.66093366093366" chart:style-name="ch3"/>
        <chart:plot-area chart:style-name="ch4" table:cell-range-address="'ants 5 iters'.A1:'ants 5 iters'.A70 'iters 5 ants'.E1:'iters 5 ants'.E1 'ants 5 iters'.C1:'ants 5 iters'.C69" chart:data-source-has-labels="both" svg:x="1.33cm" svg:y="1.908cm" svg:width="14.331cm" svg:height="9.139cm">
          <chartooo:coordinate-region svg:x="1.766cm" svg:y="2.107cm" svg:width="13.523cm" svg:height="8.293cm"/>
          <chart:axis chart:dimension="x" chart:name="primary-x" chart:style-name="ch5" chartooo:axis-type="auto">
            <chart:title svg:x="7.512cm" svg:y="11.292cm" chart:style-name="ch6">
              <text:p>ants number</text:p>
            </chart:title>
            <chart:categories table:cell-range-address="'ants 5 iters'.A1:'ants 5 iters'.A70"/>
            <chart:grid chart:style-name="ch7" chart:class="major"/>
          </chart:axis>
          <chart:axis chart:dimension="y" chart:name="primary-y" chart:style-name="ch8">
            <chart:title svg:x="0.451cm" svg:y="7.235cm" chart:style-name="ch9">
              <text:p>time (ms)</text:p>
            </chart:title>
            <chart:grid chart:style-name="ch7" chart:class="major"/>
          </chart:axis>
          <chart:series chart:style-name="ch10" chart:values-cell-range-address="'ants 5 iters'.C1:'ants 5 iters'.C69" chart:label-cell-address="'iters 5 ants'.E1:'iters 5 ants'.E1" chart:class="chart:scatter">
            <chart:domain table:cell-range-address="'ants 5 iters'.A1:'ants 5 iters'.A70"/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n f</text:p>
                <draw:g>
                  <svg:desc>'iters 5 ants'.E1:'iters 5 ant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 Ants</text:p>
                <draw:g>
                  <svg:desc>'ants 5 iters'.A1:'ants 5 iters'.A70</svg:desc>
                </draw:g>
              </table:table-cell>
              <table:table-cell office:value-type="float" office:value="NaN">
                <text:p>NaN</text:p>
                <draw:g>
                  <svg:desc>'ants 5 iters'.A1:'ants 5 iters'.A70</svg:desc>
                </draw:g>
              </table:table-cell>
              <table:table-cell office:value-type="float" office:value="NaN">
                <text:p>NaN</text:p>
                <draw:g>
                  <svg:desc>'ants 5 iters'.C1:'ants 5 iters'.C6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5444">
                <text:p>0.0544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6395">
                <text:p>0.0639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7579">
                <text:p>0.075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7917">
                <text:p>0.0791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9686">
                <text:p>0.0968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1188">
                <text:p>0.111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2427">
                <text:p>0.124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2318">
                <text:p>0.123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4392">
                <text:p>0.1439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5071">
                <text:p>0.1507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5606">
                <text:p>0.156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6307">
                <text:p>0.1630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8641">
                <text:p>0.186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7967">
                <text:p>0.179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2004">
                <text:p>0.200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19802">
                <text:p>0.198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1674">
                <text:p>0.2167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21135">
                <text:p>0.211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3432">
                <text:p>0.2343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1047">
                <text:p>0.4104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7848">
                <text:p>0.578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4448">
                <text:p>0.7444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91132">
                <text:p>0.9113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08171">
                <text:p>1.0817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26362">
                <text:p>1.2636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42065">
                <text:p>1.4206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.60118">
                <text:p>1.6011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74581">
                <text:p>1.7458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.91146">
                <text:p>1.9114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.07068">
                <text:p>2.0706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.24745">
                <text:p>2.2474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.42301">
                <text:p>2.4230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.56754">
                <text:p>2.5675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.74922">
                <text:p>2.7492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.90679">
                <text:p>2.9067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.06882">
                <text:p>3.0688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.25719">
                <text:p>3.2571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3.40558">
                <text:p>3.4055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3.58359">
                <text:p>3.58359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3.75807">
                <text:p>3.75807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3.90292">
                <text:p>3.9029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4.06125">
                <text:p>4.0612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4.40594">
                <text:p>4.4059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4.56292">
                <text:p>4.5629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4.70934">
                <text:p>4.70934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4.92201">
                <text:p>4.9220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5.07857">
                <text:p>5.0785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5.23644">
                <text:p>5.2364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5.39459">
                <text:p>5.39459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5.5545">
                <text:p>5.5545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5.71319">
                <text:p>5.7131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5.86229">
                <text:p>5.8622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6.04627">
                <text:p>6.04627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6.23765">
                <text:p>6.23765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6.37274">
                <text:p>6.37274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6.54863">
                <text:p>6.5486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6.69116">
                <text:p>6.69116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6.87743">
                <text:p>6.87743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7.01742">
                <text:p>7.01742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7.21009">
                <text:p>7.21009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7.36169">
                <text:p>7.3616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7.50034">
                <text:p>7.50034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7.69955">
                <text:p>7.69955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7.79225">
                <text:p>7.7922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8.03654">
                <text:p>8.03654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8.11631">
                <text:p>8.1163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